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6591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c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2"/>
        <table:table-column table:style-name="co1" table:default-cell-style-name="Default"/>
        <table:table-column table:style-name="co5" table:number-columns-repeated="4" table:default-cell-style-name="ce3"/>
        <table:table-column table:style-name="co4" table:number-columns-repeated="2" table:default-cell-style-name="ce2"/>
        <table:table-row table:style-name="ro1">
          <table:table-cell table:formula="of:=IF([.B1]=[.C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7537), ('es', 0.10951), ('fr', 0.04086), ('en', 0.03363), ('ar', 0.0)]</text:p>
          </table:table-cell>
          <table:table-cell office:value-type="string" calcext:value-type="string">
            <text:p><text:s text:c="5"/>uma seleção de boas histórias com obras de referência em ficção e nãoficção 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formula="of:=IF([.I1]=[.J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<text:s text:c="4"/>Uma seleção de boas histórias com obras de referência em ficção e não-ficção.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formula="of:=IF([.B2]=[.C2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2038), ('pt', 0.18177), ('en', 0.04801), ('fr', 0.02103), ('ar', 0.0)]</text:p>
          </table:table-cell>
          <table:table-cell office:value-type="string" calcext:value-type="string">
            <text:p><text:s/>a dandara criada por jarid nos inspira a sermos guerreiras todos os dias <text:s/></text:p>
          </table:table-cell>
          <table:table-cell/>
          <table:table-cell office:value-type="float" office:value="794" calcext:value-type="float">
            <text:p>794</text:p>
          </table:table-cell>
          <table:table-cell table:formula="of:=IF([.I2]=[.J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a Dandara criada por Jarid nos inspira a sermos guerreiras todos os dias" &lt;3 </text:p>
          </table:table-cell>
          <table:table-cell/>
          <table:table-cell office:value-type="float" office:value="794" calcext:value-type="float">
            <text:p>794</text:p>
          </table:table-cell>
        </table:table-row>
        <table:table-row table:style-name="ro1">
          <table:table-cell table:formula="of:=IF([.B3]=[.C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0949), ('es', 0.20608), ('fr', 0.10313), ('en', 0.07194), ('ar', 0.0)]</text:p>
          </table:table-cell>
          <table:table-cell office:value-type="string" calcext:value-type="string">
            <text:p><text:s/>esse cunha comeu coco menina i <text:s/>anos <text:s/>sobre notícia da proposta parlamentar de precisar provas concretas pra denúncia de estupro </text:p>
          </table:table-cell>
          <table:table-cell/>
          <table:table-cell office:value-type="string" calcext:value-type="string">
            <text:p>C</text:p>
          </table:table-cell>
          <table:table-cell table:formula="of:=IF([.I3]=[.J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Esse Cunha comeu coco?" menina I, 9 anos, sobre notícia da proposta parlamentar de precisar "provas concretas" pra denúncia de estupro.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formula="of:=IF([.B4]=[.C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87), ('es', 0.14601), ('fr', 0.08714), ('en', 0.05306), ('ar', 0.0)]</text:p>
          </table:table-cell>
          <table:table-cell office:value-type="string" calcext:value-type="string">
            <text:p><text:s/>gerações seguidas de afrobrasileiros cresceram sem fazer ideia do ponto de partida da saga familiar <text:s text:c="2"/>…</text:p>
          </table:table-cell>
          <table:table-cell/>
          <table:table-cell table:formula="of:=SUM([.A1:.A1000])" office:value-type="float" office:value="691" calcext:value-type="float">
            <text:p>691</text:p>
          </table:table-cell>
          <table:table-cell table:formula="of:=IF([.I4]=[.J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Gerações seguidas de afro-brasileiros cresceram sem fazer ideia do ponto de partida da saga familiar." http://blogs.oglobo.globo.com/flavia-oliveira/post/atestado-de-africanidade-coluna-13-5-566809.html …</text:p>
          </table:table-cell>
          <table:table-cell/>
          <table:table-cell table:formula="of:=SUM([.H1:.H1000])" office:value-type="float" office:value="754" calcext:value-type="float">
            <text:p>754</text:p>
          </table:table-cell>
        </table:table-row>
        <table:table-row table:style-name="ro1">
          <table:table-cell table:formula="of:=IF([.B5]=[.C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9296), ('es', 0.17947), ('fr', 0.0267), ('en', 0.02544), ('ar', 0.0)]</text:p>
          </table:table-cell>
          <table:table-cell office:value-type="string" calcext:value-type="string">
            <text:p><text:s/>os textos <text:s text:c="4"/>com desrespeito aos direitos humanos <text:s/>também serão avaliados com nota zero <text:s text:c="2"/>…</text:p>
          </table:table-cell>
          <table:table-cell/>
          <table:table-cell office:value-type="string" calcext:value-type="string">
            <text:p>P</text:p>
          </table:table-cell>
          <table:table-cell table:formula="of:=IF([.I5]=[.J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Os textos (...) com desrespeito aos direitos humanos, também serão avaliados com nota zero" #Enem2015 http://portal.mec.gov.br/component/content/index.php?option=com_content&amp;view=article&amp;id=31591:estudantes-tem-de-escrever-sobre-a-violencia-contra-a-mulher-na-sociedade-brasileira&amp;catid=418&amp;Itemid=86 …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formula="of:=IF([.B6]=[.C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339), ('es', 0.09962), ('fr', 0.07128), ('en', 0.04944), ('ar', 0.0)]</text:p>
          </table:table-cell>
          <table:table-cell office:value-type="string" calcext:value-type="string">
            <text:p><text:s/>porque mudar de ideia <text:s/>evoluir e aprender são processos <text:s/>e o processo <text:s/>ele é lento <text:s/></text:p>
          </table:table-cell>
          <table:table-cell/>
          <table:table-cell table:formula="of:=[.G4]/[.G2]" office:value-type="float" office:value="0.870277078085642" calcext:value-type="float">
            <text:p>0.8702770781</text:p>
          </table:table-cell>
          <table:table-cell table:formula="of:=IF([.I6]=[.J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Porque mudar de ideia, evoluir e aprender são processos. E o processo, ele é lento." @alinevalek</text:p>
          </table:table-cell>
          <table:table-cell/>
          <table:table-cell table:formula="of:=[.N4]/[.N2]" office:value-type="float" office:value="0.949622166246851" calcext:value-type="float">
            <text:p>0.9496221662</text:p>
          </table:table-cell>
        </table:table-row>
        <table:table-row table:style-name="ro1">
          <table:table-cell table:formula="of:=IF([.B7]=[.C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196), ('es', 0.06996), ('fr', 0.03751), ('en', 0.03111), ('ar', 0.0)]</text:p>
          </table:table-cell>
          <table:table-cell office:value-type="string" calcext:value-type="string">
            <text:p><text:s/>prometemos solenemente nunca compactuar com isso </text:p>
          </table:table-cell>
          <table:table-cell table:number-columns-repeated="2"/>
          <table:table-cell table:formula="of:=IF([.I7]=[.J7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"Prometemos solenemente NUNCA compactuar com isso" </text:p>
          </table:table-cell>
          <table:table-cell table:number-columns-repeated="2"/>
        </table:table-row>
        <table:table-row table:style-name="ro1">
          <table:table-cell table:formula="of:=IF([.B8]=[.C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9328), ('es', 0.06616), ('en', 0.01319), ('fr', 0.00565), ('ar', 0.0)]</text:p>
          </table:table-cell>
          <table:table-cell office:value-type="string" calcext:value-type="string">
            <text:p><text:s/>qq vc ta fazendo da vida nada mas é temporário né não</text:p>
          </table:table-cell>
          <table:table-cell table:number-columns-repeated="2"/>
          <table:table-cell table:formula="of:=IF([.I8]=[.J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qq vc ta fazendo da vida" "nada" "mas é temporário né" "não"</text:p>
          </table:table-cell>
          <table:table-cell table:number-columns-repeated="2"/>
        </table:table-row>
        <table:table-row table:style-name="ro1">
          <table:table-cell table:formula="of:=IF([.B9]=[.C9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616), ('pt', 0.04638), ('fr', 0.0358), ('en', 0.01667), ('ar', 0.0)]</text:p>
          </table:table-cell>
          <table:table-cell office:value-type="string" calcext:value-type="string">
            <text:p><text:s/>quase da família <text:s text:c="2"/>sobre que horas ela volta</text:p>
          </table:table-cell>
          <table:table-cell table:number-columns-repeated="2"/>
          <table:table-cell table:formula="of:=IF([.I9]=[.J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Quase da família", @alinevalek sobre Que horas ela volta?</text:p>
          </table:table-cell>
          <table:table-cell table:number-columns-repeated="2"/>
        </table:table-row>
        <table:table-row table:style-name="ro1">
          <table:table-cell table:formula="of:=IF([.B10]=[.C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606), ('es', 0.11483), ('fr', 0.05347), ('en', 0.04211), ('ar', 0.0)]</text:p>
          </table:table-cell>
          <table:table-cell office:value-type="string" calcext:value-type="string">
            <text:p><text:s/>uma mulher tem sofrido ameaças por causa de um site fake e ninguém faz nada sobre o apoio que <text:s/>precisa <text:s/>…</text:p>
          </table:table-cell>
          <table:table-cell table:number-columns-repeated="2"/>
          <table:table-cell table:formula="of:=IF([.I10]=[.J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Uma mulher tem sofrido ameaças por causa de um site fake e ninguém faz nada" Sobre o apoio que @escrevalola precisa https://medium.com/@carolpatrocinio/uma-mulher-tem-sofrido-amea%C3%A7as-por-causa-de-um-site-fake-e-ningu%C3%A9m-faz-nada-e7c11feb6bed …</text:p>
          </table:table-cell>
          <table:table-cell table:number-columns-repeated="2"/>
        </table:table-row>
        <table:table-row table:style-name="ro1">
          <table:table-cell table:formula="of:=IF([.B11]=[.C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8262), ('es', 0.06008), ('fr', 0.03053), ('en', 0.02937), ('ar', 0.0)]</text:p>
          </table:table-cell>
          <table:table-cell office:value-type="string" calcext:value-type="string">
            <text:p><text:s/>você tirou o véu q cobriam meus olhos mensagens assim fazem tudo valer a pena <text:s/>'</text:p>
          </table:table-cell>
          <table:table-cell table:number-columns-repeated="2"/>
          <table:table-cell table:formula="of:=IF([.I11]=[.J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Você tirou o véu q cobriam meus olhos" mensagens assim fazem tudo valer a pena :')</text:p>
          </table:table-cell>
          <table:table-cell table:number-columns-repeated="2"/>
        </table:table-row>
        <table:table-row table:style-name="ro1">
          <table:table-cell table:formula="of:=IF([.B12]=[.C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0714), ('es', 0.06616), ('fr', 0.06169), ('en', 0.05415), ('ar', 0.0)]</text:p>
          </table:table-cell>
          <table:table-cell office:value-type="string" calcext:value-type="string">
            <text:p><text:s/>vou escrever um texto menor dessa vez <text:s/>eu disse <text:s/>e <text:s/>mais uma vez <text:s/>falhei miseravelmente </text:p>
          </table:table-cell>
          <table:table-cell table:number-columns-repeated="2"/>
          <table:table-cell table:formula="of:=IF([.I12]=[.J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Vou escrever um texto menor dessa vez", eu disse. E, mais uma vez, falhei miseravelmente.</text:p>
          </table:table-cell>
          <table:table-cell table:number-columns-repeated="2"/>
        </table:table-row>
        <table:table-row table:style-name="ro1">
          <table:table-cell table:formula="of:=IF([.B13]=[.C1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4104), ('es', 0.03042), ('fr', 0.01363), ('en', 0.00934), ('ar', 0.0)]</text:p>
          </table:table-cell>
          <table:table-cell office:value-type="string" calcext:value-type="string">
            <text:p><text:s/>sempre com muitos gifs</text:p>
          </table:table-cell>
          <table:table-cell table:number-columns-repeated="2"/>
          <table:table-cell table:formula="of:=IF([.I13]=[.J1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(sempre com muitos gifs)</text:p>
          </table:table-cell>
          <table:table-cell table:number-columns-repeated="2"/>
        </table:table-row>
        <table:table-row table:style-name="ro1">
          <table:table-cell table:formula="of:=IF([.B14]=[.C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0608), ('es', 0.08061), ('fr', 0.05154), ('en', 0.02393), ('ar', 0.0)]</text:p>
          </table:table-cell>
          <table:table-cell office:value-type="string" calcext:value-type="string">
            <text:p><text:s text:c="2"/>oi <text:s/>querida <text:s/>td bem hj vamos fazer um tuitaço às h <text:s text:c="2"/>vc pode divulgar e participar bjo</text:p>
          </table:table-cell>
          <table:table-cell table:number-columns-repeated="2"/>
          <table:table-cell table:formula="of:=IF([.I14]=[.J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@alinevalek Oi, querida, td bem? Hj vamos fazer um tuitaço às 18h #ForaCunha #MulheresContraCunha. Vc pode divulgar e participar? Bjo</text:p>
          </table:table-cell>
          <table:table-cell table:number-columns-repeated="2"/>
        </table:table-row>
        <table:table-row table:style-name="ro1">
          <table:table-cell table:formula="of:=IF([.B15]=[.C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011), ('es', 0.02205), ('en', 0.01696), ('fr', 0.01237), ('ar', 0.0)]</text:p>
          </table:table-cell>
          <table:table-cell office:value-type="string" calcext:value-type="string">
            <text:p><text:s text:c="2"/>sp tá virando uma distopia</text:p>
          </table:table-cell>
          <table:table-cell table:number-columns-repeated="2"/>
          <table:table-cell table:formula="of:=IF([.I15]=[.J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@alinevalek SP tá virando uma distopia</text:p>
          </table:table-cell>
          <table:table-cell table:number-columns-repeated="2"/>
        </table:table-row>
        <table:table-row table:style-name="ro1">
          <table:table-cell table:formula="of:=IF([.B16]=[.C1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143), ('es', 0.06236), ('fr', 0.03661), ('en', 0.01555), ('ar', 0.0)]</text:p>
          </table:table-cell>
          <table:table-cell office:value-type="string" calcext:value-type="string">
            <text:p><text:s text:c="2"/>é tarde demais para nos calar <text:s/>… <text:s/></text:p>
          </table:table-cell>
          <table:table-cell table:number-columns-repeated="2"/>
          <table:table-cell table:formula="of:=IF([.I16]=[.J1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#ForçaLola É tarde demais para nos calar http://thinkolga.com/2015/11/04/e-tarde-demais-para-nos-calar … @lolaescreva </text:p>
          </table:table-cell>
          <table:table-cell table:number-columns-repeated="2"/>
        </table:table-row>
        <table:table-row table:style-name="ro1">
          <table:table-cell table:formula="of:=IF([.B17]=[.C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4424), ('es', 0.02281), ('en', 0.01178), ('fr', 0.00602), ('ar', 0.0)]</text:p>
          </table:table-cell>
          <table:table-cell office:value-type="string" calcext:value-type="string">
            <text:p><text:s/>a <text:s/>redefiniu ti pra tecnologia da imaginação 👽</text:p>
          </table:table-cell>
          <table:table-cell table:number-columns-repeated="2"/>
          <table:table-cell table:formula="of:=IF([.I17]=[.J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 @alinevalek redefiniu TI pra tecnologia da imaginação 👽</text:p>
          </table:table-cell>
          <table:table-cell table:number-columns-repeated="2"/>
        </table:table-row>
        <table:table-row table:style-name="ro1">
          <table:table-cell table:formula="of:=IF([.B18]=[.C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6258), ('es', 0.14373), ('fr', 0.0695), ('en', 0.04006), ('ar', 0.0)]</text:p>
          </table:table-cell>
          <table:table-cell office:value-type="string" calcext:value-type="string">
            <text:p><text:s/>a <text:s/>falando sobre <text:s/>abusos e sobre a necessidade de fazermos um escândalo sobre isso <text:s/>…</text:p>
          </table:table-cell>
          <table:table-cell table:number-columns-repeated="2"/>
          <table:table-cell table:formula="of:=IF([.I18]=[.J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 @joutfuckinjout falando sobre #PrimeiroAssédio, abusos e sobre a necessidade de fazermos um ESCÂNDALO sobre isso https://www.youtube.com/watch?v=0Maw7ibFhls&amp;feature=youtu.be …</text:p>
          </table:table-cell>
          <table:table-cell table:number-columns-repeated="2"/>
        </table:table-row>
        <table:table-row table:style-name="ro1">
          <table:table-cell table:formula="of:=IF([.B19]=[.C1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6557), ('es', 0.04411), ('en', 0.02851), ('fr', 0.01924), ('ar', 0.0)]</text:p>
          </table:table-cell>
          <table:table-cell office:value-type="string" calcext:value-type="string">
            <text:p><text:s/>a cenoura eu comi <text:s/>mas a vida continuou <text:s/></text:p>
          </table:table-cell>
          <table:table-cell table:number-columns-repeated="2"/>
          <table:table-cell table:formula="of:=IF([.I19]=[.J1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 cenoura eu comi, mas a vida continuou https://instagram.com/p/9rA3zPPFLm/ </text:p>
          </table:table-cell>
          <table:table-cell table:number-columns-repeated="2"/>
        </table:table-row>
        <table:table-row table:style-name="ro1">
          <table:table-cell table:formula="of:=IF([.B20]=[.C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7324), ('es', 0.09125), ('en', 0.04931), ('fr', 0.03923), ('ar', 0.0)]</text:p>
          </table:table-cell>
          <table:table-cell office:value-type="string" calcext:value-type="string">
            <text:p><text:s/>a escravidão tirou das pessoas o direito à sua própria história <text:s/>e disso tbm fala a introdução do livro da <text:s/>aliás <text:s/>leiam</text:p>
          </table:table-cell>
          <table:table-cell table:number-columns-repeated="2"/>
          <table:table-cell table:formula="of:=IF([.I20]=[.J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 escravidão tirou das pessoas o direito à sua própria história, e disso tbm fala a introdução do livro da @jaridarraes (aliás, leiam)</text:p>
          </table:table-cell>
          <table:table-cell table:number-columns-repeated="2"/>
        </table:table-row>
        <table:table-row table:style-name="ro1">
          <table:table-cell table:formula="of:=IF([.B21]=[.C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139), ('es', 0.13156), ('fr', 0.09682), ('en', 0.06201), ('ar', 0.0)]</text:p>
          </table:table-cell>
          <table:table-cell office:value-type="string" calcext:value-type="string">
            <text:p><text:s/>a jout jout me fez lembrar as vezes em que pegaram na minha cintura indevidamente <text:s/>e eu não pude fazer nada <text:s/></text:p>
          </table:table-cell>
          <table:table-cell table:number-columns-repeated="2"/>
          <table:table-cell table:formula="of:=IF([.I21]=[.J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 Jout Jout me fez lembrar as vezes em que pegaram na minha cintura indevidamente, e eu não pude fazer NADA. =/</text:p>
          </table:table-cell>
          <table:table-cell table:number-columns-repeated="2"/>
        </table:table-row>
        <table:table-row table:style-name="ro1">
          <table:table-cell table:formula="of:=IF([.B22]=[.C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8209), ('es', 0.08061), ('en', 0.02697), ('fr', 0.0143), ('ar', 0.0)]</text:p>
          </table:table-cell>
          <table:table-cell office:value-type="string" calcext:value-type="string">
            <text:p><text:s/>a lógica do vamos punir as vítimas corre solta </text:p>
          </table:table-cell>
          <table:table-cell table:number-columns-repeated="2"/>
          <table:table-cell table:formula="of:=IF([.I22]=[.J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735196300781767, 'pt'], [0.26480369921823294, 'es']]</text:p>
          </table:table-cell>
          <table:table-cell office:value-type="string" calcext:value-type="string">
            <text:p>A lógica do "vamos punir as vítimas" corre solta.</text:p>
          </table:table-cell>
          <table:table-cell table:number-columns-repeated="2"/>
        </table:table-row>
        <table:table-row table:style-name="ro1">
          <table:table-cell table:formula="of:=IF([.B23]=[.C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1429), ('es', 0.18479), ('fr', 0.08749), ('en', 0.07043), ('ar', 0.0)]</text:p>
          </table:table-cell>
          <table:table-cell office:value-type="string" calcext:value-type="string">
            <text:p><text:s/>a mídia tem usado em manchetes a palavra guerra para falar dessa perseguição dos machistas às feministas <text:s/>mas não é guerra <text:s/>é ataque </text:p>
          </table:table-cell>
          <table:table-cell table:number-columns-repeated="2"/>
          <table:table-cell table:formula="of:=IF([.I23]=[.J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 mídia tem usado em manchetes a palavra "guerra" para falar dessa perseguição dos machistas às feministas. mas não é guerra. é ataque.</text:p>
          </table:table-cell>
          <table:table-cell table:number-columns-repeated="2"/>
        </table:table-row>
        <table:table-row table:style-name="ro1">
          <table:table-cell table:formula="of:=IF([.B24]=[.C2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446), ('es', 0.10418), ('en', 0.07982), ('fr', 0.04561), ('ar', 0.0)]</text:p>
          </table:table-cell>
          <table:table-cell office:value-type="string" calcext:value-type="string">
            <text:p><text:s/>a mulher aborta e vai procurar atendimento manda o hospital chamar a polícia <text:s/>oras <text:s/>…</text:p>
          </table:table-cell>
          <table:table-cell table:number-columns-repeated="2"/>
          <table:table-cell table:formula="of:=IF([.I24]=[.J24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 mulher aborta e vai procurar atendimento? Manda o hospital chamar a polícia, oras http://oglobo.globo.com/sociedade/saude/cpi-aprova-obrigar-hospitais-notificarem-abortos-policia-17904723?utm_source=Facebook&amp;utm_medium=Social&amp;utm_campaign=O%20Globo …</text:p>
          </table:table-cell>
          <table:table-cell table:number-columns-repeated="2"/>
        </table:table-row>
        <table:table-row table:style-name="ro1">
          <table:table-cell table:formula="of:=IF([.B25]=[.C25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3422), ('pt', 0.02825), ('en', 0.02461), ('fr', 0.02139), ('ar', 0.0)]</text:p>
          </table:table-cell>
          <table:table-cell office:value-type="string" calcext:value-type="string">
            <text:p><text:s/>acabei de agendar <text:s/>hehe </text:p>
          </table:table-cell>
          <table:table-cell table:number-columns-repeated="2"/>
          <table:table-cell table:formula="of:=IF([.I25]=[.J25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cabei de agendar, hehe </text:p>
          </table:table-cell>
          <table:table-cell table:number-columns-repeated="2"/>
        </table:table-row>
        <table:table-row table:style-name="ro1">
          <table:table-cell table:formula="of:=IF([.B26]=[.C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484), ('es', 0.23118), ('fr', 0.10887), ('en', 0.07772), ('ar', 0.0)]</text:p>
          </table:table-cell>
          <table:table-cell office:value-type="string" calcext:value-type="string">
            <text:p><text:s/>acabo de presenciar um homem de uns anos e hétero usando o meme meu óculos <text:s text:c="2"/>ninguém sai na vida real <text:s/>ta de muito parabéns a internet</text:p>
          </table:table-cell>
          <table:table-cell table:number-columns-repeated="2"/>
          <table:table-cell table:formula="of:=IF([.I26]=[.J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cabo de presenciar um homem de uns 50 anos e hétero usando o meme "meu óculos...ninguém sai" na vida real. Ta de muito parabéns a internet</text:p>
          </table:table-cell>
          <table:table-cell table:number-columns-repeated="2"/>
        </table:table-row>
        <table:table-row table:style-name="ro1">
          <table:table-cell table:formula="of:=IF([.B27]=[.C2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783), ('es', 0.05627), ('en', 0.03644), ('fr', 0.01901), ('ar', 0.0)]</text:p>
          </table:table-cell>
          <table:table-cell office:value-type="string" calcext:value-type="string">
            <text:p><text:s/>adoro quando a newsletter da <text:s/>chega na sexta a noite</text:p>
          </table:table-cell>
          <table:table-cell table:number-columns-repeated="2"/>
          <table:table-cell table:formula="of:=IF([.I27]=[.J2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doro quando a newsletter da @alinevalek chega na sexta a noite</text:p>
          </table:table-cell>
          <table:table-cell table:number-columns-repeated="2"/>
        </table:table-row>
        <table:table-row table:style-name="ro1">
          <table:table-cell table:formula="of:=IF([.B28]=[.C28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6236), ('pt', 0.04158), ('fr', 0.02364), ('en', 0.01256), ('ar', 0.0)]</text:p>
          </table:table-cell>
          <table:table-cell office:value-type="string" calcext:value-type="string">
            <text:p><text:s/>agora é de sigilo policial <text:s text:c="2"/></text:p>
          </table:table-cell>
          <table:table-cell table:number-columns-repeated="2"/>
          <table:table-cell table:formula="of:=IF([.I28]=[.J2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gora é de Sigilo Policial. <text:s/></text:p>
          </table:table-cell>
          <table:table-cell table:number-columns-repeated="2"/>
        </table:table-row>
        <table:table-row table:style-name="ro1">
          <table:table-cell table:formula="of:=IF([.B29]=[.C2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0821), ('es', 0.05856), ('fr', 0.03738), ('en', 0.03524), ('ar', 0.0)]</text:p>
          </table:table-cell>
          <table:table-cell office:value-type="string" calcext:value-type="string">
            <text:p><text:s/>ai meu corassaum abro a carta da <text:s/>e começa logo com gif de gatinho piscando <text:s text:c="2"/></text:p>
          </table:table-cell>
          <table:table-cell table:number-columns-repeated="2"/>
          <table:table-cell table:formula="of:=IF([.I29]=[.J2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I MEU CORASSAUM abro a carta da @alinevalek e começa logo com gif de gatinho piscando &lt;3 &lt;3 &lt;3</text:p>
          </table:table-cell>
          <table:table-cell table:number-columns-repeated="2"/>
        </table:table-row>
        <table:table-row table:style-name="ro1">
          <table:table-cell table:formula="of:=IF([.B30]=[.C3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126), ('es', 0.11483), ('fr', 0.06749), ('en', 0.02081), ('ar', 0.0)]</text:p>
          </table:table-cell>
          <table:table-cell office:value-type="string" calcext:value-type="string">
            <text:p><text:s/>aliás <text:s/>ontem recebi o email de uma garota de anos que me fez chorar <text:s/>sorrir e rodopiar</text:p>
          </table:table-cell>
          <table:table-cell table:number-columns-repeated="2"/>
          <table:table-cell table:formula="of:=IF([.I30]=[.J3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liás, ontem recebi o e-mail de uma garota de 11 anos que me fez chorar, sorrir e rodopiar</text:p>
          </table:table-cell>
          <table:table-cell table:number-columns-repeated="2"/>
        </table:table-row>
        <table:table-row table:style-name="ro1">
          <table:table-cell table:formula="of:=IF([.B31]=[.C3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087), ('es', 0.07072), ('en', 0.05475), ('fr', 0.05216), ('ar', 0.0)]</text:p>
          </table:table-cell>
          <table:table-cell office:value-type="string" calcext:value-type="string">
            <text:p><text:s/>aliás <text:s/>se vc ainda não ouviu o <text:s/>sobre violência contra a mulher <text:s/>aproveita o momento <text:s text:c="2"/>…</text:p>
          </table:table-cell>
          <table:table-cell table:number-columns-repeated="2"/>
          <table:table-cell table:formula="of:=IF([.I31]=[.J3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liás, se vc ainda não ouviu o @Mamilospod sobre violência contra a mulher, aproveita o momento: http://www.b9.com.br/61038/podcasts/mamilos/mamilos-41-violencia-contra-a-mulher-na-internet/ …</text:p>
          </table:table-cell>
          <table:table-cell table:number-columns-repeated="2"/>
        </table:table-row>
        <table:table-row table:style-name="ro1">
          <table:table-cell table:formula="of:=IF([.B32]=[.C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917), ('es', 0.05703), ('fr', 0.03934), ('en', 0.03223), ('ar', 0.0)]</text:p>
          </table:table-cell>
          <table:table-cell office:value-type="string" calcext:value-type="string">
            <text:p><text:s/>ansioso pra ler a newsletter de amanhã da <text:s/>sobre o </text:p>
          </table:table-cell>
          <table:table-cell table:number-columns-repeated="2"/>
          <table:table-cell table:formula="of:=IF([.I32]=[.J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nsioso pra ler a newsletter de amanhã da @alinevalek sobre o @NaNoWriMo</text:p>
          </table:table-cell>
          <table:table-cell table:number-columns-repeated="2"/>
        </table:table-row>
        <table:table-row table:style-name="ro1">
          <table:table-cell table:formula="of:=IF([.B33]=[.C3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9989), ('es', 0.1346), ('fr', 0.10708), ('en', 0.06141), ('ar', 0.0)]</text:p>
          </table:table-cell>
          <table:table-cell office:value-type="string" calcext:value-type="string">
            <text:p><text:s/>antes eu via treta explodindo na timeline e eu ia lá dar meus pitacos hoje eu já pondero mais e vejo se realmente vale a pena</text:p>
          </table:table-cell>
          <table:table-cell table:number-columns-repeated="2"/>
          <table:table-cell table:formula="of:=IF([.I33]=[.J3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ntes eu via treta explodindo na timeline e eu ia lá dar meus pitacos; hoje eu já pondero mais e vejo se realmente vale a pena</text:p>
          </table:table-cell>
          <table:table-cell table:number-columns-repeated="2"/>
        </table:table-row>
        <table:table-row table:style-name="ro1">
          <table:table-cell table:formula="of:=IF([.B34]=[.C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7751), ('es', 0.16198), ('fr', 0.0778), ('en', 0.02364), ('ar', 0.0)]</text:p>
          </table:table-cell>
          <table:table-cell office:value-type="string" calcext:value-type="string">
            <text:p><text:s/>ao analisar um grupo de <text:s text:c="2"/>tweets <text:s/>descobrimos que a idade média do <text:s/>é de <text:s text:c="2"/>anos <text:s/></text:p>
          </table:table-cell>
          <table:table-cell table:number-columns-repeated="2"/>
          <table:table-cell table:formula="of:=IF([.I34]=[.J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o analisar um grupo de 3.111 tweets, descobrimos que a idade média do #PrimeiroAssedio é de 9,7 anos. </text:p>
          </table:table-cell>
          <table:table-cell table:number-columns-repeated="2"/>
        </table:table-row>
        <table:table-row table:style-name="ro1">
          <table:table-cell table:formula="of:=IF([.B35]=[.C35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24563), ('pt', 0.20789), ('fr', 0.12113), ('en', 0.08726), ('ar', 0.0)]</text:p>
          </table:table-cell>
          <table:table-cell office:value-type="string" calcext:value-type="string">
            <text:p><text:s/>aos novos seguidores aviso q neste perfil trabalhamos com os seguintes temas <text:s/>feminismo <text:s/>literatura <text:s/>meu trabalho <text:s/>bobeiras <text:s/>coisas leves</text:p>
          </table:table-cell>
          <table:table-cell table:number-columns-repeated="2"/>
          <table:table-cell table:formula="of:=IF([.I35]=[.J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os novos seguidores aviso q neste perfil trabalhamos com os seguintes temas: feminismo, literatura, meu trabalho, bobeiras, coisas leves</text:p>
          </table:table-cell>
          <table:table-cell table:number-columns-repeated="2"/>
        </table:table-row>
        <table:table-row table:style-name="ro1">
          <table:table-cell table:formula="of:=IF([.B36]=[.C3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8582), ('fr', 0.07882), ('es', 0.07757), ('en', 0.0509), ('ar', 0.0)]</text:p>
          </table:table-cell>
          <table:table-cell office:value-type="string" calcext:value-type="string">
            <text:p><text:s/>apenas grandes construções da humanid <text:s text:c="3"/>pera </text:p>
          </table:table-cell>
          <table:table-cell table:number-columns-repeated="2"/>
          <table:table-cell table:formula="of:=IF([.I36]=[.J3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penas grandes construções da humanid... pera </text:p>
          </table:table-cell>
          <table:table-cell table:number-columns-repeated="2"/>
        </table:table-row>
        <table:table-row table:style-name="ro1">
          <table:table-cell table:formula="of:=IF([.B37]=[.C3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8582), ('en', 0.05309), ('es', 0.03422), ('fr', 0.0299), ('ar', 0.0)]</text:p>
          </table:table-cell>
          <table:table-cell office:value-type="string" calcext:value-type="string">
            <text:p><text:s/>aqui em sp a brincadeira é <text:s/>adivinhe a próxima coisa a entrar em sigilo </text:p>
          </table:table-cell>
          <table:table-cell table:number-columns-repeated="2"/>
          <table:table-cell table:formula="of:=IF([.I37]=[.J3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qui em SP a brincadeira é: adivinhe a próxima coisa a entrar em sigilo </text:p>
          </table:table-cell>
          <table:table-cell table:number-columns-repeated="2"/>
        </table:table-row>
        <table:table-row table:style-name="ro1">
          <table:table-cell table:formula="of:=IF([.B38]=[.C3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1972), ('fr', 0.01497), ('es', 0.01369), ('en', 0.00346), ('ar', 0.0)]</text:p>
          </table:table-cell>
          <table:table-cell office:value-type="string" calcext:value-type="string">
            <text:p><text:s/>arrume um mozão que <text:s/></text:p>
          </table:table-cell>
          <table:table-cell table:number-columns-repeated="2"/>
          <table:table-cell table:formula="of:=IF([.I38]=[.J3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rrume um mozão que https://instagram.com/p/83t987vFBv/ </text:p>
          </table:table-cell>
          <table:table-cell table:number-columns-repeated="2"/>
        </table:table-row>
        <table:table-row table:style-name="ro1">
          <table:table-cell table:formula="of:=IF([.B39]=[.C39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12091), ('pt', 0.10928), ('en', 0.05049), ('fr', 0.05007), ('ar', 0.0)]</text:p>
          </table:table-cell>
          <table:table-cell office:value-type="string" calcext:value-type="string">
            <text:p><text:s/>as adolescentes são minhas novas heroínas <text:s/>por <text:s text:c="4"/></text:p>
          </table:table-cell>
          <table:table-cell table:number-columns-repeated="2"/>
          <table:table-cell table:formula="of:=IF([.I39]=[.J3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s adolescentes são minhas novas heroínas. Por @alinevalek | http://bit.ly/1ResvD0 <text:s/></text:p>
          </table:table-cell>
          <table:table-cell table:number-columns-repeated="2"/>
        </table:table-row>
        <table:table-row table:style-name="ro1">
          <table:table-cell table:formula="of:=IF([.B40]=[.C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9382), ('es', 0.073), ('fr', 0.04368), ('en', 0.03321), ('ar', 0.0)]</text:p>
          </table:table-cell>
          <table:table-cell office:value-type="string" calcext:value-type="string">
            <text:p><text:s/>as coisas que a <text:s/>escreve sempre me deixam meio 'aahhh e não é que é verdade' </text:p>
          </table:table-cell>
          <table:table-cell table:number-columns-repeated="2"/>
          <table:table-cell table:formula="of:=IF([.I40]=[.J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s coisas que a @alinevalek escreve sempre me deixam meio 'aahhh e não é que é verdade?' </text:p>
          </table:table-cell>
          <table:table-cell table:number-columns-repeated="2"/>
        </table:table-row>
        <table:table-row table:style-name="ro1">
          <table:table-cell table:formula="of:=IF([.B41]=[.C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0128), ('es', 0.0981), ('fr', 0.03543), ('en', 0.03446), ('ar', 0.0)]</text:p>
          </table:table-cell>
          <table:table-cell office:value-type="string" calcext:value-type="string">
            <text:p><text:s/>as contas <text:s/>migas <text:s/>elas não dão um mês de descanso 💸</text:p>
          </table:table-cell>
          <table:table-cell table:number-columns-repeated="2"/>
          <table:table-cell table:formula="of:=IF([.I41]=[.J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s contas, migas, elas não dão um mês de descanso 💸</text:p>
          </table:table-cell>
          <table:table-cell table:number-columns-repeated="2"/>
        </table:table-row>
        <table:table-row table:style-name="ro1">
          <table:table-cell table:formula="of:=IF([.B42]=[.C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9115), ('es', 0.08821), ('fr', 0.06277), ('en', 0.04279), ('ar', 0.0)]</text:p>
          </table:table-cell>
          <table:table-cell office:value-type="string" calcext:value-type="string">
            <text:p><text:s/>assédio <text:s/>cultura do estupro e adolescentes feministas <text:s text:c="2"/>…</text:p>
          </table:table-cell>
          <table:table-cell table:number-columns-repeated="2"/>
          <table:table-cell table:formula="of:=IF([.I42]=[.J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ssédio, cultura do estupro e adolescentes feministas <text:s/>http://blogueirasfeministas.com/2015/10/assedio-cultura-do-estupro-e-adolescentes-feministas/ …</text:p>
          </table:table-cell>
          <table:table-cell table:number-columns-repeated="2"/>
        </table:table-row>
        <table:table-row table:style-name="ro1">
          <table:table-cell table:formula="of:=IF([.B43]=[.C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4414), ('es', 0.16122), ('fr', 0.08423), ('en', 0.06861), ('ar', 0.0)]</text:p>
          </table:table-cell>
          <table:table-cell office:value-type="string" calcext:value-type="string">
            <text:p><text:s/>auto celebração e amor próprio não vem de comparação com terceiros <text:s/>você é independente de todo resto <text:s/>dá um trabalhão virar a chavinha </text:p>
          </table:table-cell>
          <table:table-cell table:number-columns-repeated="2"/>
          <table:table-cell table:formula="of:=IF([.I43]=[.J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uto celebração e amor próprio não vem de comparação com terceiros. você "é" independente de todo resto, dá um trabalhão virar a chavinha.</text:p>
          </table:table-cell>
          <table:table-cell table:number-columns-repeated="2"/>
        </table:table-row>
        <table:table-row table:style-name="ro1">
          <table:table-cell table:formula="of:=IF([.B44]=[.C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192), ('es', 0.11179), ('fr', 0.07127), ('en', 0.04929), ('ar', 0.0)]</text:p>
          </table:table-cell>
          <table:table-cell office:value-type="string" calcext:value-type="string">
            <text:p><text:s/>bora financiar a ciência ♥︎ sabia q cês podem contribuir com o trabalho da equipe de uma neurocientista brasileira <text:s/>…</text:p>
          </table:table-cell>
          <table:table-cell table:number-columns-repeated="2"/>
          <table:table-cell table:formula="of:=IF([.I44]=[.J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Bora financiar a ciência! ♥︎ Sabia q cês podem contribuir com o trabalho da equipe de uma neurocientista brasileira? http://www.kickante.com.br/campanhas/contribua-com-pesquisa-cientifica-do-brasil …</text:p>
          </table:table-cell>
          <table:table-cell table:number-columns-repeated="2"/>
        </table:table-row>
        <table:table-row table:style-name="ro1">
          <table:table-cell table:formula="of:=IF([.B45]=[.C4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247), ('es', 0.09506), ('fr', 0.05623), ('en', 0.0302), ('ar', 0.0)]</text:p>
          </table:table-cell>
          <table:table-cell office:value-type="string" calcext:value-type="string">
            <text:p><text:s/>brasileiro tem um troço com carro que é só tu falar que não sabe dirigir que a galera te olha com pena </text:p>
          </table:table-cell>
          <table:table-cell table:number-columns-repeated="2"/>
          <table:table-cell table:formula="of:=IF([.I45]=[.J4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Brasileiro tem um troço com carro que é só tu falar que não sabe dirigir que a galera te olha com pena.</text:p>
          </table:table-cell>
          <table:table-cell table:number-columns-repeated="2"/>
        </table:table-row>
        <table:table-row table:style-name="ro1">
          <table:table-cell table:formula="of:=IF([.B46]=[.C4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2239), ('en', 0.01678), ('es', 0.00608), ('fr', 0.00475), ('ar', 0.0)]</text:p>
          </table:table-cell>
          <table:table-cell office:value-type="string" calcext:value-type="string">
            <text:p><text:s/>café e pamonha what a lovely day <text:s/></text:p>
          </table:table-cell>
          <table:table-cell table:number-columns-repeated="2"/>
          <table:table-cell table:formula="of:=IF([.I46]=[.J46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Café e pamonha what a lovely day https://instagram.com/p/86OXiSvFJp/ </text:p>
          </table:table-cell>
          <table:table-cell table:number-columns-repeated="2"/>
        </table:table-row>
        <table:table-row table:style-name="ro1">
          <table:table-cell table:formula="of:=IF([.B47]=[.C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834), ('es', 0.11027), ('fr', 0.09113), ('en', 0.04588), ('ar', 0.0)]</text:p>
          </table:table-cell>
          <table:table-cell office:value-type="string" calcext:value-type="string">
            <text:p><text:s/>chateadíssima q ainda não possuo a funcionalidade de enquetes no tuirer</text:p>
          </table:table-cell>
          <table:table-cell table:number-columns-repeated="2"/>
          <table:table-cell table:formula="of:=IF([.I47]=[.J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Chateadíssima q ainda não possuo a funcionalidade de enquetes no tuirer</text:p>
          </table:table-cell>
          <table:table-cell table:number-columns-repeated="2"/>
        </table:table-row>
        <table:table-row table:style-name="ro1">
          <table:table-cell table:formula="of:=IF([.B48]=[.C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2399), ('es', 0.01977), ('fr', 0.0078), ('en', 0.00583), ('ar', 0.0)]</text:p>
          </table:table-cell>
          <table:table-cell office:value-type="string" calcext:value-type="string">
            <text:p><text:s/>cogumelo na manteiga 🍄🍄🍄 <text:s/></text:p>
          </table:table-cell>
          <table:table-cell table:number-columns-repeated="2"/>
          <table:table-cell table:formula="of:=IF([.I48]=[.J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8397975956808326, 'pt'], [0.1602024043191674, 'es']]</text:p>
          </table:table-cell>
          <table:table-cell office:value-type="string" calcext:value-type="string">
            <text:p>Cogumelo na manteiga 🍄🍄🍄 https://instagram.com/p/84Kx75PFAt/ </text:p>
          </table:table-cell>
          <table:table-cell table:number-columns-repeated="2"/>
        </table:table-row>
        <table:table-row table:style-name="ro1">
          <table:table-cell table:formula="of:=IF([.B49]=[.C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2292), ('es', 0.01749), ('fr', 0.00846), ('en', 0.00819), ('ar', 0.0)]</text:p>
          </table:table-cell>
          <table:table-cell office:value-type="string" calcext:value-type="string">
            <text:p><text:s/>como cês passaram do mega gengar</text:p>
          </table:table-cell>
          <table:table-cell table:number-columns-repeated="2"/>
          <table:table-cell table:formula="of:=IF([.I49]=[.J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Como cês passaram do Mega Gengar??</text:p>
          </table:table-cell>
          <table:table-cell table:number-columns-repeated="2"/>
        </table:table-row>
        <table:table-row table:style-name="ro1">
          <table:table-cell table:formula="of:=IF([.B50]=[.C5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1439), ('es', 0.00837), ('en', 0.00252), ('fr', 0.00025), ('ar', 0.0)]</text:p>
          </table:table-cell>
          <table:table-cell office:value-type="string" calcext:value-type="string">
            <text:p><text:s/>credo</text:p>
          </table:table-cell>
          <table:table-cell table:number-columns-repeated="2"/>
          <table:table-cell table:formula="of:=IF([.I50]=[.J50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[0.6588363970173243, 'es'], [0.307245388087022, 'pt'], [0.03391821489565361, 'en']]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table:formula="of:=IF([.B51]=[.C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994), ('es', 0.08061), ('fr', 0.04112), ('en', 0.0297), ('ar', 0.0)]</text:p>
          </table:table-cell>
          <table:table-cell office:value-type="string" calcext:value-type="string">
            <text:p><text:s/>criadora de campanha sobre assédio considera tema do enem uma vitória <text:s text:c="3"/>…</text:p>
          </table:table-cell>
          <table:table-cell table:number-columns-repeated="2"/>
          <table:table-cell table:formula="of:=IF([.I51]=[.J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Criadora de campanha sobre assédio considera tema do Enem uma vitória: <text:s/>http://www1.folha.uol.com.br/saopaulo/2015/11/1700865-criadora-de-campanha-sobre-assedio-considera-tema-do-enem-uma-vitoria.shtml …</text:p>
          </table:table-cell>
          <table:table-cell table:number-columns-repeated="2"/>
        </table:table-row>
        <table:table-row table:style-name="ro1">
          <table:table-cell table:formula="of:=IF([.B52]=[.C5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358), ('fr', 0.0205), ('en', 0.01483), ('es', 0.00989), ('ar', 0.0)]</text:p>
          </table:table-cell>
          <table:table-cell office:value-type="string" calcext:value-type="string">
            <text:p><text:s/>dá follow e depois não aguenta</text:p>
          </table:table-cell>
          <table:table-cell table:number-columns-repeated="2"/>
          <table:table-cell table:formula="of:=IF([.I52]=[.J5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Dá follow e depois não aguenta</text:p>
          </table:table-cell>
          <table:table-cell table:number-columns-repeated="2"/>
        </table:table-row>
        <table:table-row table:style-name="ro1">
          <table:table-cell table:formula="of:=IF([.B53]=[.C5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2186), ('es', 0.01369), ('en', 0.0123), ('fr', 0.00825), ('ar', 0.0)]</text:p>
          </table:table-cell>
          <table:table-cell office:value-type="string" calcext:value-type="string">
            <text:p><text:s/>débora <text:s/>a deborista </text:p>
          </table:table-cell>
          <table:table-cell table:number-columns-repeated="2"/>
          <table:table-cell table:formula="of:=IF([.I53]=[.J53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[1.0, 'fr']]</text:p>
          </table:table-cell>
          <table:table-cell office:value-type="string" calcext:value-type="string">
            <text:p>Débora, a deborista @deborista</text:p>
          </table:table-cell>
          <table:table-cell table:number-columns-repeated="2"/>
        </table:table-row>
        <table:table-row table:style-name="ro1">
          <table:table-cell table:formula="of:=IF([.B54]=[.C5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2026), ('es', 0.00684), ('fr', 0.00626), ('en', 0.00609), ('ar', 0.0)]</text:p>
          </table:table-cell>
          <table:table-cell office:value-type="string" calcext:value-type="string">
            <text:p><text:s/>deixa tocar essa bosta</text:p>
          </table:table-cell>
          <table:table-cell table:number-columns-repeated="2"/>
          <table:table-cell table:formula="of:=IF([.I54]=[.J5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deixa tocar essa BOSTA</text:p>
          </table:table-cell>
          <table:table-cell table:number-columns-repeated="2"/>
        </table:table-row>
        <table:table-row table:style-name="ro1">
          <table:table-cell table:formula="of:=IF([.B55]=[.C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603), ('es', 0.16502), ('fr', 0.12275), ('en', 0.06614), ('ar', 0.0)]</text:p>
          </table:table-cell>
          <table:table-cell office:value-type="string" calcext:value-type="string">
            <text:p><text:s/>dia desses eu chamei a <text:s/>de minha heroína da produtividade <text:s/>depois da newsletter dela sobre a experiência do nanowrimo <text:s/>então <text:s text:c="2"/></text:p>
          </table:table-cell>
          <table:table-cell table:number-columns-repeated="2"/>
          <table:table-cell table:formula="of:=IF([.I55]=[.J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Dia desses eu chamei a @alinevalek de "minha heroína da produtividade". Depois da newsletter dela sobre a experiência do NaNoWriMo, então...</text:p>
          </table:table-cell>
          <table:table-cell table:number-columns-repeated="2"/>
        </table:table-row>
        <table:table-row table:style-name="ro1">
          <table:table-cell table:formula="of:=IF([.B56]=[.C56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2814), ('pt', 0.02772), ('fr', 0.01828), ('en', 0.0046), ('ar', 0.0)]</text:p>
          </table:table-cell>
          <table:table-cell office:value-type="string" calcext:value-type="string">
            <text:p><text:s/>diogo batalha ‏ de out</text:p>
          </table:table-cell>
          <table:table-cell table:number-columns-repeated="2"/>
          <table:table-cell table:formula="of:=IF([.I56]=[.J5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Diogo Batalha ‏@diogobatalha 15 de out</text:p>
          </table:table-cell>
          <table:table-cell table:number-columns-repeated="2"/>
        </table:table-row>
        <table:table-row table:style-name="ro1">
          <table:table-cell table:formula="of:=IF([.B57]=[.C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0256), ('es', 0.14297), ('fr', 0.06611), ('en', 0.04206), ('ar', 0.0)]</text:p>
          </table:table-cell>
          <table:table-cell office:value-type="string" calcext:value-type="string">
            <text:p><text:s/>dito isso <text:s/>amor próprio não é achar que o resto do mundo <text:s/>ou um grupo de pessoas <text:s/>está abaixo de você <text:s/>isso é tóxico <text:s/>cuidado </text:p>
          </table:table-cell>
          <table:table-cell table:number-columns-repeated="2"/>
          <table:table-cell table:formula="of:=IF([.I57]=[.J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dito isso, amor próprio não é achar que o resto do mundo, ou um grupo de pessoas, está abaixo de você. isso é tóxico, cuidado.</text:p>
          </table:table-cell>
          <table:table-cell table:number-columns-repeated="2"/>
        </table:table-row>
        <table:table-row table:style-name="ro1">
          <table:table-cell table:formula="of:=IF([.B58]=[.C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117), ('fr', 0.03745), ('es', 0.03574), ('en', 0.01933), ('ar', 0.0)]</text:p>
          </table:table-cell>
          <table:table-cell office:value-type="string" calcext:value-type="string">
            <text:p><text:s/>e aqui ela escreve um desabafo <text:s/>pq é foda enfrentar isso sozinha <text:s/>…</text:p>
          </table:table-cell>
          <table:table-cell table:number-columns-repeated="2"/>
          <table:table-cell table:formula="of:=IF([.I58]=[.J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9666661203050626, 'pt'], [0.0333338796949374, 'es']]</text:p>
          </table:table-cell>
          <table:table-cell office:value-type="string" calcext:value-type="string">
            <text:p>E aqui ela escreve um desabafo, pq é foda enfrentar isso sozinha http://escrevalolaescreva.blogspot.com.br/2015/11/um-desabafo-com-licenca.html …</text:p>
          </table:table-cell>
          <table:table-cell table:number-columns-repeated="2"/>
        </table:table-row>
        <table:table-row table:style-name="ro1">
          <table:table-cell table:formula="of:=IF([.B59]=[.C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21), ('es', 0.09354), ('fr', 0.07222), ('en', 0.04143), ('ar', 0.0)]</text:p>
          </table:table-cell>
          <table:table-cell office:value-type="string" calcext:value-type="string">
            <text:p><text:s/>e o gif do começo da newsletter da <text:s/>que eu pensei que era o ventinho daqui que passou na folha tô imersa no email já haha</text:p>
          </table:table-cell>
          <table:table-cell table:number-columns-repeated="2"/>
          <table:table-cell table:formula="of:=IF([.I59]=[.J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 o gif do começo da newsletter da @alinevalek que eu pensei que era o ventinho daqui que passou na folha??? tô imersa no e-mail já hahaha</text:p>
          </table:table-cell>
          <table:table-cell table:number-columns-repeated="2"/>
        </table:table-row>
        <table:table-row table:style-name="ro1">
          <table:table-cell table:formula="of:=IF([.B60]=[.C6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0203), ('es', 0.14753), ('fr', 0.09798), ('en', 0.05751), ('ar', 0.0)]</text:p>
          </table:table-cell>
          <table:table-cell office:value-type="string" calcext:value-type="string">
            <text:p><text:s/>e quando você esta quase pirando pq não avança na escrita de uns projetos de pesquisa eis que surge uma newsletter da </text:p>
          </table:table-cell>
          <table:table-cell table:number-columns-repeated="2"/>
          <table:table-cell table:formula="of:=IF([.I60]=[.J6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 quando você esta quase pirando pq não avança na escrita de uns projetos de pesquisa eis que surge uma newsletter da @alinevalek</text:p>
          </table:table-cell>
          <table:table-cell table:number-columns-repeated="2"/>
        </table:table-row>
        <table:table-row table:style-name="ro1">
          <table:table-cell table:formula="of:=IF([.B61]=[.C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226), ('es', 0.10494), ('fr', 0.06116), ('en', 0.02104), ('ar', 0.0)]</text:p>
          </table:table-cell>
          <table:table-cell office:value-type="string" calcext:value-type="string">
            <text:p><text:s/>é tarde demais para nos calar <text:s text:c="3"/>toda nossa solidariedade à <text:s text:c="3"/></text:p>
          </table:table-cell>
          <table:table-cell table:number-columns-repeated="2"/>
          <table:table-cell table:formula="of:=IF([.I61]=[.J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É tarde demais para nos calar: http://ht.ly/UeP3B ! Toda nossa solidariedade à @lolaescreva!!! #ForçaLola http://ow.ly/i/ediyk </text:p>
          </table:table-cell>
          <table:table-cell table:number-columns-repeated="2"/>
        </table:table-row>
        <table:table-row table:style-name="ro1">
          <table:table-cell table:formula="of:=IF([.B62]=[.C6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71), ('es', 0.16274), ('fr', 0.08027), ('en', 0.05681), ('ar', 0.0)]</text:p>
          </table:table-cell>
          <table:table-cell office:value-type="string" calcext:value-type="string">
            <text:p><text:s/>ela conta a história <text:s/>eu desenho <text:s/>vídeo ilustrado com <text:s/>lendo trechinho de as lendas de dandara <text:s/>…</text:p>
          </table:table-cell>
          <table:table-cell table:number-columns-repeated="2"/>
          <table:table-cell table:formula="of:=IF([.I62]=[.J6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la conta a história, eu desenho. Vídeo ilustrado com @jaridarraes lendo trechinho de As Lendas de Dandara :D https://www.youtube.com/watch?v=efTDg0nP_2o …</text:p>
          </table:table-cell>
          <table:table-cell table:number-columns-repeated="2"/>
        </table:table-row>
        <table:table-row table:style-name="ro1">
          <table:table-cell table:formula="of:=IF([.B63]=[.C63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1825), ('fr', 0.01149), ('pt', 0.01013), ('en', 0.00255), ('ar', 0.0)]</text:p>
          </table:table-cell>
          <table:table-cell office:value-type="string" calcext:value-type="string">
            <text:p><text:s/>ela reclama </text:p>
          </table:table-cell>
          <table:table-cell table:number-columns-repeated="2"/>
          <table:table-cell table:formula="of:=IF([.I63]=[.J63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[0.6861552585481882, 'es'], [0.3138447414518118, 'pt']]</text:p>
          </table:table-cell>
          <table:table-cell office:value-type="string" calcext:value-type="string">
            <text:p>Ela reclama.</text:p>
          </table:table-cell>
          <table:table-cell table:number-columns-repeated="2"/>
        </table:table-row>
        <table:table-row table:style-name="ro1">
          <table:table-cell table:formula="of:=IF([.B64]=[.C64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2205), ('fr', 0.01251), ('pt', 0.00373), ('en', 0.00289), ('ar', 0.0)]</text:p>
          </table:table-cell>
          <table:table-cell office:value-type="string" calcext:value-type="string">
            <text:p><text:s/>ela vai embora </text:p>
          </table:table-cell>
          <table:table-cell table:number-columns-repeated="2"/>
          <table:table-cell table:formula="of:=IF([.I64]=[.J6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la vai embora.</text:p>
          </table:table-cell>
          <table:table-cell table:number-columns-repeated="2"/>
        </table:table-row>
        <table:table-row table:style-name="ro1">
          <table:table-cell table:formula="of:=IF([.B65]=[.C65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3498), ('fr', 0.03367), ('en', 0.01774), ('pt', 0.01706), ('ar', 0.0)]</text:p>
          </table:table-cell>
          <table:table-cell office:value-type="string" calcext:value-type="string">
            <text:p><text:s/>ele diz <text:s/>ela está um pouco hormonal <text:s text:c="2"/>…</text:p>
          </table:table-cell>
          <table:table-cell table:number-columns-repeated="2"/>
          <table:table-cell table:formula="of:=IF([.I65]=[.J65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Ele diz: "ela está um pouco hormonal". http://g1.globo.com/mundo/noticia/2015/10/apresentadora-sofre-assedio-sexual-ao-vivo-na-tv-mexicana.html?utm_source=twitter&amp;utm_medium=social&amp;utm_campaign=g1 …</text:p>
          </table:table-cell>
          <table:table-cell table:number-columns-repeated="2"/>
        </table:table-row>
        <table:table-row table:style-name="ro1">
          <table:table-cell table:formula="of:=IF([.B66]=[.C66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167), ('es', 0.01293), ('pt', 0.00906), ('en', 0.00715), ('ar', 0.0)]</text:p>
          </table:table-cell>
          <table:table-cell office:value-type="string" calcext:value-type="string">
            <text:p><text:s/>ele repete </text:p>
          </table:table-cell>
          <table:table-cell table:number-columns-repeated="2"/>
          <table:table-cell table:formula="of:=IF([.I66]=[.J66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Ele repete.</text:p>
          </table:table-cell>
          <table:table-cell table:number-columns-repeated="2"/>
        </table:table-row>
        <table:table-row table:style-name="ro1">
          <table:table-cell table:formula="of:=IF([.B67]=[.C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62), ('es', 0.09125), ('fr', 0.04507), ('en', 0.04357), ('ar', 0.0)]</text:p>
          </table:table-cell>
          <table:table-cell office:value-type="string" calcext:value-type="string">
            <text:p><text:s/>espero aprender a lidar com o tempo de duração q temos para viver </text:p>
          </table:table-cell>
          <table:table-cell table:number-columns-repeated="2"/>
          <table:table-cell table:formula="of:=IF([.I67]=[.J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spero aprender a lidar com o tempo de duração q temos para viver.</text:p>
          </table:table-cell>
          <table:table-cell table:number-columns-repeated="2"/>
        </table:table-row>
        <table:table-row table:style-name="ro1">
          <table:table-cell table:formula="of:=IF([.B68]=[.C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567), ('es', 0.0654), ('fr', 0.05609), ('en', 0.02924), ('ar', 0.0)]</text:p>
          </table:table-cell>
          <table:table-cell office:value-type="string" calcext:value-type="string">
            <text:p><text:s/>esse vídeo faz parte da campanha do filme o olmo e a gaivota <text:s/>e vc pode ler mais aqui <text:s/>…</text:p>
          </table:table-cell>
          <table:table-cell table:number-columns-repeated="2"/>
          <table:table-cell table:formula="of:=IF([.I68]=[.J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sse vídeo faz parte da campanha do filme "O Olmo e a Gaivota", e vc pode ler mais aqui http://prosalivre.com/artistas-brasileiros-estrelam-video-que-defende-os-direitos-das-mulheres-sobre-seus-corpos/ …</text:p>
          </table:table-cell>
          <table:table-cell table:number-columns-repeated="2"/>
        </table:table-row>
        <table:table-row table:style-name="ro1">
          <table:table-cell table:formula="of:=IF([.B69]=[.C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977), ('es', 0.16502), ('en', 0.0451), ('fr', 0.04233), ('ar', 0.0)]</text:p>
          </table:table-cell>
          <table:table-cell office:value-type="string" calcext:value-type="string">
            <text:p><text:s/>estamos fazendo isso crescer <text:s/>fazendo com q ouçam nossa voz <text:s/>claro q isso gera raiva e <text:s/>acima de tudo <text:s/>medo em algumas pessoas</text:p>
          </table:table-cell>
          <table:table-cell table:number-columns-repeated="2"/>
          <table:table-cell table:formula="of:=IF([.I69]=[.J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stamos fazendo isso crescer, fazendo com q ouçam nossa voz. Claro q isso gera raiva e, acima de tudo, MEDO em algumas pessoas</text:p>
          </table:table-cell>
          <table:table-cell table:number-columns-repeated="2"/>
        </table:table-row>
        <table:table-row table:style-name="ro1">
          <table:table-cell table:formula="of:=IF([.B70]=[.C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49), ('es', 0.04411), ('fr', 0.0369), ('en', 0.01126), ('ar', 0.0)]</text:p>
          </table:table-cell>
          <table:table-cell office:value-type="string" calcext:value-type="string">
            <text:p><text:s/>etimologia <text:s text:c="3"/>indivíduo <text:s/>aquilo que não se divide </text:p>
          </table:table-cell>
          <table:table-cell table:number-columns-repeated="2"/>
          <table:table-cell table:formula="of:=IF([.I70]=[.J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timologia # 1: indivíduo, aquilo que não se divide.</text:p>
          </table:table-cell>
          <table:table-cell table:number-columns-repeated="2"/>
        </table:table-row>
        <table:table-row table:style-name="ro1">
          <table:table-cell table:formula="of:=IF([.B71]=[.C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819), ('es', 0.12548), ('fr', 0.06961), ('en', 0.04432), ('ar', 0.0)]</text:p>
          </table:table-cell>
          <table:table-cell office:value-type="string" calcext:value-type="string">
            <text:p><text:s/>etimologia <text:s text:c="3"/>apartamento <text:s/>estado de quem está apartado <text:s/>em geral do espaço público </text:p>
          </table:table-cell>
          <table:table-cell table:number-columns-repeated="2"/>
          <table:table-cell table:formula="of:=IF([.I71]=[.J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timologia # 2: apartamento, estado de quem está apartado - em geral do espaço público.</text:p>
          </table:table-cell>
          <table:table-cell table:number-columns-repeated="2"/>
        </table:table-row>
        <table:table-row table:style-name="ro1">
          <table:table-cell table:formula="of:=IF([.B72]=[.C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8369), ('es', 0.05171), ('en', 0.04419), ('fr', 0.04144), ('ar', 0.0)]</text:p>
          </table:table-cell>
          <table:table-cell office:value-type="string" calcext:value-type="string">
            <text:p><text:s/>eu nunca colocava meu email pessoal em site nenhum até encontrar a newsletter da </text:p>
          </table:table-cell>
          <table:table-cell table:number-columns-repeated="2"/>
          <table:table-cell table:formula="of:=IF([.I72]=[.J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u nunca colocava meu email pessoal em site nenhum até encontrar a newsletter da @alinevalek.</text:p>
          </table:table-cell>
          <table:table-cell table:number-columns-repeated="2"/>
        </table:table-row>
        <table:table-row table:style-name="ro1">
          <table:table-cell table:formula="of:=IF([.B73]=[.C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0373), ('fr', 0.00142), ('en', 0.00018), ('ar', 0.0), ('es', 0.0)]</text:p>
          </table:table-cell>
          <table:table-cell office:value-type="string" calcext:value-type="string">
            <text:p><text:s/>eu vou <text:s/></text:p>
          </table:table-cell>
          <table:table-cell table:number-columns-repeated="2"/>
          <table:table-cell table:formula="of:=IF([.I73]=[.J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9636042205374669, 'pt'], [0.03639577946253312, 'fr']]</text:p>
          </table:table-cell>
          <table:table-cell office:value-type="string" calcext:value-type="string">
            <text:p>Eu vou &lt;3 </text:p>
          </table:table-cell>
          <table:table-cell table:number-columns-repeated="2"/>
        </table:table-row>
        <table:table-row table:style-name="ro1">
          <table:table-cell table:formula="of:=IF([.B74]=[.C7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729), ('es', 0.05551), ('fr', 0.03585), ('en', 0.01917), ('ar', 0.0)]</text:p>
          </table:table-cell>
          <table:table-cell office:value-type="string" calcext:value-type="string">
            <text:p><text:s/>eu <text:s/>nos vestibulares e enem da vida </text:p>
          </table:table-cell>
          <table:table-cell table:number-columns-repeated="2"/>
          <table:table-cell table:formula="of:=IF([.I74]=[.J7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u, nos vestibulares e Enem da vida </text:p>
          </table:table-cell>
          <table:table-cell table:number-columns-repeated="2"/>
        </table:table-row>
        <table:table-row table:style-name="ro1">
          <table:table-cell table:formula="of:=IF([.B75]=[.C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299), ('es', 0.1308), ('fr', 0.07586), ('en', 0.05582), ('ar', 0.0)]</text:p>
          </table:table-cell>
          <table:table-cell office:value-type="string" calcext:value-type="string">
            <text:p><text:s/>fácil é escrever receita de bolo <text:s/>todo o resto cai naquela área perigosa fora da zona de conforto <text:s text:c="2"/>…</text:p>
          </table:table-cell>
          <table:table-cell table:number-columns-repeated="2"/>
          <table:table-cell table:formula="of:=IF([.I75]=[.J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Fácil é escrever receita de bolo, todo o resto cai naquela área perigosa fora da zona de conforto. http://www.alinevalek.com.br/blog/2015/10/a-escolha-pelo-dificil/ …</text:p>
          </table:table-cell>
          <table:table-cell table:number-columns-repeated="2"/>
        </table:table-row>
        <table:table-row table:style-name="ro1">
          <table:table-cell table:formula="of:=IF([.B76]=[.C76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7985), ('fr', 0.05339), ('pt', 0.04744), ('en', 0.00715), ('ar', 0.0)]</text:p>
          </table:table-cell>
          <table:table-cell office:value-type="string" calcext:value-type="string">
            <text:p><text:s/>falta de rola <text:s/>excesso de rola </text:p>
          </table:table-cell>
          <table:table-cell table:number-columns-repeated="2"/>
          <table:table-cell table:formula="of:=IF([.I76]=[.J7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687576697611093, 'pt'], [0.31242330238890714, 'es']]</text:p>
          </table:table-cell>
          <table:table-cell office:value-type="string" calcext:value-type="string">
            <text:p>falta de rola / excesso de rola </text:p>
          </table:table-cell>
          <table:table-cell table:number-columns-repeated="2"/>
        </table:table-row>
        <table:table-row table:style-name="ro1">
          <table:table-cell table:formula="of:=IF([.B77]=[.C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0203), ('es', 0.19544), ('fr', 0.08213), ('en', 0.05493), ('ar', 0.0)]</text:p>
          </table:table-cell>
          <table:table-cell office:value-type="string" calcext:value-type="string">
            <text:p><text:s/>fazem comentários pedófilos sobre menina de anos em programa de tv <text:s/>solução esconder a menina <text:s/>oras <text:s/>…</text:p>
          </table:table-cell>
          <table:table-cell table:number-columns-repeated="2"/>
          <table:table-cell table:formula="of:=IF([.I77]=[.J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Fazem comentários pedófilos sobre menina de 12 anos em programa de TV. Solução? Esconder a menina, oras http://virgula.uol.com.br/diversao/televisao/apos-polemica-por-declaracoes-machistas-participante-e-cortada-de-episodio-de-masterchef/ …</text:p>
          </table:table-cell>
          <table:table-cell table:number-columns-repeated="2"/>
        </table:table-row>
        <table:table-row table:style-name="ro1">
          <table:table-cell table:formula="of:=IF([.B78]=[.C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092), ('es', 0.02053), ('en', 0.00874), ('fr', 0.00477), ('ar', 0.0)]</text:p>
          </table:table-cell>
          <table:table-cell office:value-type="string" calcext:value-type="string">
            <text:p><text:s/>feliz dia do professor </text:p>
          </table:table-cell>
          <table:table-cell table:number-columns-repeated="2"/>
          <table:table-cell table:formula="of:=IF([.I78]=[.J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6838199825190726, 'pt'], [0.31618001748092733, 'es']]</text:p>
          </table:table-cell>
          <table:table-cell office:value-type="string" calcext:value-type="string">
            <text:p>Feliz dia do professor </text:p>
          </table:table-cell>
          <table:table-cell table:number-columns-repeated="2"/>
        </table:table-row>
        <table:table-row table:style-name="ro1">
          <table:table-cell table:formula="of:=IF([.B79]=[.C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339), ('es', 0.12015), ('fr', 0.07778), ('en', 0.03246), ('ar', 0.0)]</text:p>
          </table:table-cell>
          <table:table-cell office:value-type="string" calcext:value-type="string">
            <text:p><text:s/>gente <text:s/>saiu nova edição da <text:s/>com artigo meu sobre o verdadeiro legado de simone de beauvoir <text:s/>…</text:p>
          </table:table-cell>
          <table:table-cell table:number-columns-repeated="2"/>
          <table:table-cell table:formula="of:=IF([.I79]=[.J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Gente, saiu nova edição da @revistaforum com artigo meu sobre o verdadeiro legado de Simone de Beauvoir http://www.revistaforum.com.br/semanal/o-verdadeiro-legado-de-simone-de-beauvoir/ …</text:p>
          </table:table-cell>
          <table:table-cell table:number-columns-repeated="2"/>
        </table:table-row>
        <table:table-row table:style-name="ro1">
          <table:table-cell table:formula="of:=IF([.B80]=[.C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8049), ('fr', 0.0464), ('es', 0.04563), ('en', 0.02317), ('ar', 0.0)]</text:p>
          </table:table-cell>
          <table:table-cell office:value-type="string" calcext:value-type="string">
            <text:p><text:s/>gentes <text:s/>me tirem uma dúvida <text:s/>o enem é obrigatório</text:p>
          </table:table-cell>
          <table:table-cell table:number-columns-repeated="2"/>
          <table:table-cell table:formula="of:=IF([.I80]=[.J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Gentes, me tirem uma dúvida: o ENEM é obrigatório?</text:p>
          </table:table-cell>
          <table:table-cell table:number-columns-repeated="2"/>
        </table:table-row>
        <table:table-row table:style-name="ro1">
          <table:table-cell table:formula="of:=IF([.B81]=[.C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407), ('es', 0.10342), ('fr', 0.0764), ('en', 0.0572), ('ar', 0.0)]</text:p>
          </table:table-cell>
          <table:table-cell office:value-type="string" calcext:value-type="string">
            <text:p><text:s/>haha o pior é que não dá pra encher mão com as personagens femininas q conheço q não tem algum desses abaixo </text:p>
          </table:table-cell>
          <table:table-cell table:number-columns-repeated="2"/>
          <table:table-cell table:formula="of:=IF([.I81]=[.J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hahahaha o pior é que não dá pra encher 1 mão com as personagens femininas q conheço q não tem algum desses abaixo </text:p>
          </table:table-cell>
          <table:table-cell table:number-columns-repeated="2"/>
        </table:table-row>
        <table:table-row table:style-name="ro1">
          <table:table-cell table:formula="of:=IF([.B82]=[.C82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2769), ('pt', 0.02452), ('en', 0.01964), ('es', 0.01521), ('ar', 0.0)]</text:p>
          </table:table-cell>
          <table:table-cell office:value-type="string" calcext:value-type="string">
            <text:p><text:s/>hashtag transformação <text:s/>mil tweets sobre o <text:s text:c="2"/>…</text:p>
          </table:table-cell>
          <table:table-cell table:number-columns-repeated="2"/>
          <table:table-cell table:formula="of:=IF([.I82]=[.J82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Hashtag Transformação: 82 mil tweets sobre o #PrimeiroAssedio http://thinkolga.com/2015/10/26/hashtag-transformacao-82-mil-tweets-sobre-o-primeiroassedio/ …</text:p>
          </table:table-cell>
          <table:table-cell table:number-columns-repeated="2"/>
        </table:table-row>
        <table:table-row table:style-name="ro1">
          <table:table-cell table:formula="of:=IF([.B83]=[.C8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038), ('fr', 0.02822), ('es', 0.02662), ('en', 0.01079), ('ar', 0.0)]</text:p>
          </table:table-cell>
          <table:table-cell office:value-type="string" calcext:value-type="string">
            <text:p><text:s/>hj vejo que nunca vale a pena </text:p>
          </table:table-cell>
          <table:table-cell table:number-columns-repeated="2"/>
          <table:table-cell table:formula="of:=IF([.I83]=[.J83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[0.9088411780663472, 'es'], [0.09115882193365267, 'pt']]</text:p>
          </table:table-cell>
          <table:table-cell office:value-type="string" calcext:value-type="string">
            <text:p>hj vejo que nunca vale a pena </text:p>
          </table:table-cell>
          <table:table-cell table:number-columns-repeated="2"/>
        </table:table-row>
        <table:table-row table:style-name="ro1">
          <table:table-cell table:formula="of:=IF([.B84]=[.C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07), ('es', 0.17338), ('en', 0.06916), ('fr', 0.0471), ('ar', 0.0)]</text:p>
          </table:table-cell>
          <table:table-cell office:value-type="string" calcext:value-type="string">
            <text:p><text:s/>já assina minha newsletter pra receber os textos q só mando por email aproveita <text:s/>é de graça vagas limitadas <text:s/></text:p>
          </table:table-cell>
          <table:table-cell table:number-columns-repeated="2"/>
          <table:table-cell table:formula="of:=IF([.I84]=[.J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Já assina minha newsletter pra receber os textos q só mando por e-mail? Aproveita, é de graça (vagas limitadas!!) http://www.alinevalek.com.br/blog/assine/ </text:p>
          </table:table-cell>
          <table:table-cell table:number-columns-repeated="2"/>
        </table:table-row>
        <table:table-row table:style-name="ro1">
          <table:table-cell table:formula="of:=IF([.B85]=[.C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885), ('es', 0.12471), ('fr', 0.05584), ('en', 0.03436), ('ar', 0.0)]</text:p>
          </table:table-cell>
          <table:table-cell office:value-type="string" calcext:value-type="string">
            <text:p><text:s/>já falei que acho lindo o site da <text:s/>então <text:s/>acho lindo o site da alinevalek <text:s/>além do conteúdo <text:s/>claro <text:s/></text:p>
          </table:table-cell>
          <table:table-cell table:number-columns-repeated="2"/>
          <table:table-cell table:formula="of:=IF([.I85]=[.J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já falei que acho lindo o site da @alinevalek? então, acho lindo o site da alinevalek. além do conteúdo, claro http://www.alinevalek.com.br/blog/ </text:p>
          </table:table-cell>
          <table:table-cell table:number-columns-repeated="2"/>
        </table:table-row>
        <table:table-row table:style-name="ro1">
          <table:table-cell table:formula="of:=IF([.B86]=[.C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672), ('es', 0.1308), ('fr', 0.08784), ('en', 0.04383), ('ar', 0.0)]</text:p>
          </table:table-cell>
          <table:table-cell office:value-type="string" calcext:value-type="string">
            <text:p><text:s/>lição de casa antes de dormir <text:s/>ler <text:s/>as ~bobagens imperdíveis~ da <text:s/>e o texto dessa semana do <text:s/>️</text:p>
          </table:table-cell>
          <table:table-cell table:number-columns-repeated="2"/>
          <table:table-cell table:formula="of:=IF([.I86]=[.J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lição de casa antes de dormir: ler <text:s/>as ~bobagens imperdíveis~ da @alinevalek e o texto dessa semana do @Mqueescrevem ❤️</text:p>
          </table:table-cell>
          <table:table-cell table:number-columns-repeated="2"/>
        </table:table-row>
        <table:table-row table:style-name="ro1">
          <table:table-cell table:formula="of:=IF([.B87]=[.C8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465), ('es', 0.01825), ('en', 0.00749), ('fr', 0.00135), ('ar', 0.0)]</text:p>
          </table:table-cell>
          <table:table-cell office:value-type="string" calcext:value-type="string">
            <text:p><text:s/>lindo texto da <text:s text:c="2"/>…</text:p>
          </table:table-cell>
          <table:table-cell table:number-columns-repeated="2"/>
          <table:table-cell table:formula="of:=IF([.I87]=[.J87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ndo texto da @alinevalek http://www.cartacapital.com.br/sociedade/as-adolescentes-sao-minhas-novas-heroinas-5881.html …</text:p>
          </table:table-cell>
          <table:table-cell table:number-columns-repeated="2"/>
        </table:table-row>
        <table:table-row table:style-name="ro1">
          <table:table-cell table:formula="of:=IF([.B88]=[.C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2505), ('en', 0.00432), ('fr', 0.00327), ('es', 0.00228), ('ar', 0.0)]</text:p>
          </table:table-cell>
          <table:table-cell office:value-type="string" calcext:value-type="string">
            <text:p><text:s/>macarrão com feijão <text:s/>eu digo sim</text:p>
          </table:table-cell>
          <table:table-cell table:number-columns-repeated="2"/>
          <table:table-cell table:formula="of:=IF([.I88]=[.J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acarrão com feijão: eu digo SIM</text:p>
          </table:table-cell>
          <table:table-cell table:number-columns-repeated="2"/>
        </table:table-row>
        <table:table-row table:style-name="ro1">
          <table:table-cell table:formula="of:=IF([.B89]=[.C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286), ('es', 0.10875), ('en', 0.05647), ('fr', 0.04947), ('ar', 0.0)]</text:p>
          </table:table-cell>
          <table:table-cell office:value-type="string" calcext:value-type="string">
            <text:p><text:s/>mas depois na frente dazamiga vai dizer q é contra o machismo <text:s/>q é aliado <text:s/>a porra toda <text:s/>começa com vc <text:s/>fera </text:p>
          </table:table-cell>
          <table:table-cell table:number-columns-repeated="2"/>
          <table:table-cell table:formula="of:=IF([.I89]=[.J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as depois na frente dazamiga vai dizer q é contra o machismo, q é aliado, a porra toda. Começa com vc, fera.</text:p>
          </table:table-cell>
          <table:table-cell table:number-columns-repeated="2"/>
        </table:table-row>
        <table:table-row table:style-name="ro1">
          <table:table-cell table:formula="of:=IF([.B90]=[.C90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9125), ('pt', 0.07942), ('fr', 0.06777), ('en', 0.03787), ('ar', 0.0)]</text:p>
          </table:table-cell>
          <table:table-cell office:value-type="string" calcext:value-type="string">
            <text:p><text:s/>mas por que só para mulheres – lugar de mulher <text:s/>…</text:p>
          </table:table-cell>
          <table:table-cell table:number-columns-repeated="2"/>
          <table:table-cell table:formula="of:=IF([.I90]=[.J9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9628453948680177, 'pt'], [0.037154605131982335, 'es']]</text:p>
          </table:table-cell>
          <table:table-cell office:value-type="string" calcext:value-type="string">
            <text:p>Mas por que só para mulheres? – Lugar de Mulher http://lugardemulher.com.br/mas-por-que-so-para-mulheres/ … via @mulherdelugar</text:p>
          </table:table-cell>
          <table:table-cell table:number-columns-repeated="2"/>
        </table:table-row>
        <table:table-row table:style-name="ro1">
          <table:table-cell table:formula="of:=IF([.B91]=[.C91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0373), ('en', 0.00338), ('es', 0.00228), ('pt', 0.00213), ('ar', 0.0)]</text:p>
          </table:table-cell>
          <table:table-cell office:value-type="string" calcext:value-type="string">
            <text:p><text:s/>me dá mó orgulhinho alheio <text:s text:c="2"/></text:p>
          </table:table-cell>
          <table:table-cell table:number-columns-repeated="2"/>
          <table:table-cell table:formula="of:=IF([.I91]=[.J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e dá mó orgulhinho alheio: @nyex &lt;3</text:p>
          </table:table-cell>
          <table:table-cell table:number-columns-repeated="2"/>
        </table:table-row>
        <table:table-row table:style-name="ro1">
          <table:table-cell table:formula="of:=IF([.B92]=[.C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518), ('fr', 0.02167), ('en', 0.0147), ('es', 0.01141), ('ar', 0.0)]</text:p>
          </table:table-cell>
          <table:table-cell office:value-type="string" calcext:value-type="string">
            <text:p><text:s/>me olham como se eu ainda fosse criança </text:p>
          </table:table-cell>
          <table:table-cell table:number-columns-repeated="2"/>
          <table:table-cell table:formula="of:=IF([.I92]=[.J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e olham como se eu ainda fosse criança </text:p>
          </table:table-cell>
          <table:table-cell table:number-columns-repeated="2"/>
        </table:table-row>
        <table:table-row table:style-name="ro1">
          <table:table-cell table:formula="of:=IF([.B93]=[.C93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18783), ('pt', 0.15512), ('en', 0.08183), ('fr', 0.07882), ('ar', 0.0)]</text:p>
          </table:table-cell>
          <table:table-cell office:value-type="string" calcext:value-type="string">
            <text:p><text:s/>meninas <text:s/>viram meu último textinho as adolescentes são minhas novas heroínas <text:s/>meninas <text:s/>vocês não têm que agradar ninguém <text:s/>… </text:p>
          </table:table-cell>
          <table:table-cell table:number-columns-repeated="2"/>
          <table:table-cell table:formula="of:=IF([.I93]=[.J9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eninas, viram meu último textinho? As adolescentes são minhas novas heroínas http://www.cartacapital.com.br/sociedade/as-adolescentes-sao-minhas-novas-heroinas-5881.html Meninas, vocês não têm que agradar ninguém http://www.alinevalek.com.br/blog/2014/02/meninas-voces-nao-tem-que-agradar-ninguem/ … </text:p>
          </table:table-cell>
          <table:table-cell table:number-columns-repeated="2"/>
        </table:table-row>
        <table:table-row table:style-name="ro1">
          <table:table-cell table:formula="of:=IF([.B94]=[.C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2079), ('fr', 0.01858), ('es', 0.01369), ('en', 0.00936), ('ar', 0.0)]</text:p>
          </table:table-cell>
          <table:table-cell office:value-type="string" calcext:value-type="string">
            <text:p><text:s/>metrópole estadão </text:p>
          </table:table-cell>
          <table:table-cell table:number-columns-repeated="2"/>
          <table:table-cell table:formula="of:=IF([.I94]=[.J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etrópole Estadão @EstadaoSaoPaulo</text:p>
          </table:table-cell>
          <table:table-cell table:number-columns-repeated="2"/>
        </table:table-row>
        <table:table-row table:style-name="ro1">
          <table:table-cell table:formula="of:=IF([.B95]=[.C9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3486), ('es', 0.11331), ('fr', 0.05068), ('en', 0.03831), ('ar', 0.0)]</text:p>
          </table:table-cell>
          <table:table-cell office:value-type="string" calcext:value-type="string">
            <text:p><text:s/>meu corpo <text:s/>minhas regras <text:s/>um vídeo em resposta às imposições e ofensas que nos fazem <text:s/>…</text:p>
          </table:table-cell>
          <table:table-cell table:number-columns-repeated="2"/>
          <table:table-cell table:formula="of:=IF([.I95]=[.J9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eu corpo, minhas regras: um vídeo em resposta às imposições e ofensas que nos fazem https://www.youtube.com/watch?v=CafzeA-9Qz8 …</text:p>
          </table:table-cell>
          <table:table-cell table:number-columns-repeated="2"/>
        </table:table-row>
        <table:table-row table:style-name="ro1">
          <table:table-cell table:formula="of:=IF([.B96]=[.C96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2966), ('pt', 0.02878), ('en', 0.0147), ('fr', 0.01093), ('ar', 0.0)]</text:p>
          </table:table-cell>
          <table:table-cell office:value-type="string" calcext:value-type="string">
            <text:p><text:s/>mina intergaláctica <text:s/>…</text:p>
          </table:table-cell>
          <table:table-cell table:number-columns-repeated="2"/>
          <table:table-cell table:formula="of:=IF([.I96]=[.J96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Mina intergaláctica http://www.revistacapitolina.com.br/mina-intergalactica-capitulo-3/ …</text:p>
          </table:table-cell>
          <table:table-cell table:number-columns-repeated="2"/>
        </table:table-row>
        <table:table-row table:style-name="ro1">
          <table:table-cell table:formula="of:=IF([.B97]=[.C97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599), ('pt', 0.05864), ('es', 0.05247), ('en', 0.03199), ('ar', 0.0)]</text:p>
          </table:table-cell>
          <table:table-cell office:value-type="string" calcext:value-type="string">
            <text:p><text:s/>mulheres contra cunha – lugar de mulher</text:p>
          </table:table-cell>
          <table:table-cell table:number-columns-repeated="2"/>
          <table:table-cell table:formula="of:=IF([.I97]=[.J9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ulheres contra Cunha – Lugar de Mulher http://lugardemulher.com.br/dudu/ <text:s/>via @mulherdelugar</text:p>
          </table:table-cell>
          <table:table-cell table:number-columns-repeated="2"/>
        </table:table-row>
        <table:table-row table:style-name="ro1">
          <table:table-cell table:formula="of:=IF([.B98]=[.C9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3006), ('es', 0.0943), ('en', 0.04461), ('fr', 0.04263), ('ar', 0.0)]</text:p>
          </table:table-cell>
          <table:table-cell office:value-type="string" calcext:value-type="string">
            <text:p><text:s/>na fila do mercado lendo a newsletter da <text:s text:c="3"/>transformando um tempo inútil em algo útil</text:p>
          </table:table-cell>
          <table:table-cell table:number-columns-repeated="2"/>
          <table:table-cell table:formula="of:=IF([.I98]=[.J9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a fila do mercado lendo a newsletter da @alinevalek . Transformando um tempo inútil em algo útil!</text:p>
          </table:table-cell>
          <table:table-cell table:number-columns-repeated="2"/>
        </table:table-row>
        <table:table-row table:style-name="ro1">
          <table:table-cell table:formula="of:=IF([.B99]=[.C99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12091), ('pt', 0.11674), ('en', 0.04926), ('fr', 0.0444), ('ar', 0.0)]</text:p>
          </table:table-cell>
          <table:table-cell office:value-type="string" calcext:value-type="string">
            <text:p><text:s/>na nossa realidade <text:s/>as heroínas têm a internet como superpoder <text:s/>por <text:s text:c="4"/></text:p>
          </table:table-cell>
          <table:table-cell table:number-columns-repeated="2"/>
          <table:table-cell table:formula="of:=IF([.I99]=[.J9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a nossa realidade, as heroínas têm a internet como super-poder. Por @alinevalek | http://bit.ly/1PR7fWw <text:s/></text:p>
          </table:table-cell>
          <table:table-cell table:number-columns-repeated="2"/>
        </table:table-row>
        <table:table-row table:style-name="ro1">
          <table:table-cell table:formula="of:=IF([.B100]=[.C10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7878), ('es', 0.25856), ('fr', 0.17495), ('en', 0.13197), ('ar', 0.0)]</text:p>
          </table:table-cell>
          <table:table-cell office:value-type="string" calcext:value-type="string">
            <text:p><text:s/>na vdd eu fico triste qdo entro nas mentions e as interações é só um monte de rt <text:s/>fav <text:s/>gente citando tuítes <text:s/>mas conversa mesmo nada</text:p>
          </table:table-cell>
          <table:table-cell table:number-columns-repeated="2"/>
          <table:table-cell table:formula="of:=IF([.I100]=[.J10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a vdd eu fico triste qdo entro nas mentions e as interações é só um monte de RT, fav, gente citando tuítes, mas conversa mesmo nada</text:p>
          </table:table-cell>
          <table:table-cell table:number-columns-repeated="2"/>
        </table:table-row>
        <table:table-row table:style-name="ro1">
          <table:table-cell table:formula="of:=IF([.B101]=[.C10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1333), ('es', 0.01141), ('en', 0.00642), ('fr', 0.00365), ('ar', 0.0)]</text:p>
          </table:table-cell>
          <table:table-cell office:value-type="string" calcext:value-type="string">
            <text:p><text:s/>nao atenda</text:p>
          </table:table-cell>
          <table:table-cell table:number-columns-repeated="2"/>
          <table:table-cell table:formula="of:=IF([.I101]=[.J10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ao atenda</text:p>
          </table:table-cell>
          <table:table-cell table:number-columns-repeated="2"/>
        </table:table-row>
        <table:table-row table:style-name="ro1">
          <table:table-cell table:formula="of:=IF([.B102]=[.C10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838), ('en', 0.02536), ('fr', 0.0236), ('es', 0.01369), ('ar', 0.0)]</text:p>
          </table:table-cell>
          <table:table-cell office:value-type="string" calcext:value-type="string">
            <text:p><text:s/>não consigo me ver como essa pessoa corajosa q dizem q sou</text:p>
          </table:table-cell>
          <table:table-cell table:number-columns-repeated="2"/>
          <table:table-cell table:formula="of:=IF([.I102]=[.J10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ão consigo me ver como essa pessoa corajosa q dizem q sou</text:p>
          </table:table-cell>
          <table:table-cell table:number-columns-repeated="2"/>
        </table:table-row>
        <table:table-row table:style-name="ro1">
          <table:table-cell table:formula="of:=IF([.B103]=[.C10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8102), ('es', 0.07376), ('fr', 0.03491), ('en', 0.01025), ('ar', 0.0)]</text:p>
          </table:table-cell>
          <table:table-cell office:value-type="string" calcext:value-type="string">
            <text:p><text:s/>não lembro desse episódio de cavaleiros do zodíaco </text:p>
          </table:table-cell>
          <table:table-cell table:number-columns-repeated="2"/>
          <table:table-cell table:formula="of:=IF([.I103]=[.J10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ão lembro desse episódio de Cavaleiros do Zodíaco </text:p>
          </table:table-cell>
          <table:table-cell table:number-columns-repeated="2"/>
        </table:table-row>
        <table:table-row table:style-name="ro1">
          <table:table-cell table:formula="of:=IF([.B104]=[.C10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838), ('es', 0.03346), ('fr', 0.00958), ('en', 0.00952), ('ar', 0.0)]</text:p>
          </table:table-cell>
          <table:table-cell office:value-type="string" calcext:value-type="string">
            <text:p><text:s/>no <text:s/>eu indico hipersonia crônica da <text:s/></text:p>
          </table:table-cell>
          <table:table-cell table:number-columns-repeated="2"/>
          <table:table-cell table:formula="of:=IF([.I104]=[.J10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o #dianacionaldolivro eu indico "Hipersonia Crônica" da @alinevalek #leitorviveassim</text:p>
          </table:table-cell>
          <table:table-cell table:number-columns-repeated="2"/>
        </table:table-row>
        <table:table-row table:style-name="ro1">
          <table:table-cell table:formula="of:=IF([.B105]=[.C10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7324), ('es', 0.13612), ('fr', 0.05137), ('en', 0.04898), ('ar', 0.0)]</text:p>
          </table:table-cell>
          <table:table-cell office:value-type="string" calcext:value-type="string">
            <text:p><text:s/>nos últimos dias <text:s/>o feminismo tem avançado <text:s/>foi tema do enem <text:s/>conscientização sobre <text:s text:c="2"/>protesto em sp</text:p>
          </table:table-cell>
          <table:table-cell table:number-columns-repeated="2"/>
          <table:table-cell table:formula="of:=IF([.I105]=[.J10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os últimos dias, o feminismo tem avançado. Foi tema do ENEM, conscientização sobre #PrimeiroAssedio, #AgoraEQueSaoElas, protesto em SP</text:p>
          </table:table-cell>
          <table:table-cell table:number-columns-repeated="2"/>
        </table:table-row>
        <table:table-row table:style-name="ro1">
          <table:table-cell table:formula="of:=IF([.B106]=[.C10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917), ('en', 0.03688), ('es', 0.03574), ('fr', 0.01855), ('ar', 0.0)]</text:p>
          </table:table-cell>
          <table:table-cell office:value-type="string" calcext:value-type="string">
            <text:p><text:s/>nossa <text:s/>homeland voltou uma série q já podia ter acabado né</text:p>
          </table:table-cell>
          <table:table-cell table:number-columns-repeated="2"/>
          <table:table-cell table:formula="of:=IF([.I106]=[.J10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ossa, Homeland voltou (uma série q já podia ter acabado né)</text:p>
          </table:table-cell>
          <table:table-cell table:number-columns-repeated="2"/>
        </table:table-row>
        <table:table-row table:style-name="ro1">
          <table:table-cell table:formula="of:=IF([.B107]=[.C10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277), ('es', 0.02205), ('en', 0.0103), ('fr', 0.00375), ('ar', 0.0)]</text:p>
          </table:table-cell>
          <table:table-cell office:value-type="string" calcext:value-type="string">
            <text:p><text:s/>o cara toca o peito da colega na tv </text:p>
          </table:table-cell>
          <table:table-cell table:number-columns-repeated="2"/>
          <table:table-cell table:formula="of:=IF([.I107]=[.J10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8507575944557794, 'pt'], [0.14924240554422075, 'es']]</text:p>
          </table:table-cell>
          <table:table-cell office:value-type="string" calcext:value-type="string">
            <text:p>O cara toca o peito da colega na TV.</text:p>
          </table:table-cell>
          <table:table-cell table:number-columns-repeated="2"/>
        </table:table-row>
        <table:table-row table:style-name="ro1">
          <table:table-cell table:formula="of:=IF([.B108]=[.C10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23), ('es', 0.17414), ('en', 0.03251), ('fr', 0.02783), ('ar', 0.0)]</text:p>
          </table:table-cell>
          <table:table-cell office:value-type="string" calcext:value-type="string">
            <text:p><text:s/>o clube da escrita na <text:s/>é um sucesso enorme os próximos encontros também serão mediados por mim vamos </text:p>
          </table:table-cell>
          <table:table-cell table:number-columns-repeated="2"/>
          <table:table-cell table:formula="of:=IF([.I108]=[.J10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 Clube da Escrita na @acasadelua é um sucesso enorme! Os próximos encontros também serão mediados por mim ;) Vamos? </text:p>
          </table:table-cell>
          <table:table-cell table:number-columns-repeated="2"/>
        </table:table-row>
        <table:table-row table:style-name="ro1">
          <table:table-cell table:formula="of:=IF([.B109]=[.C10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676), ('es', 0.05095), ('en', 0.03501), ('fr', 0.02529), ('ar', 0.0)]</text:p>
          </table:table-cell>
          <table:table-cell office:value-type="string" calcext:value-type="string">
            <text:p><text:s/>o jeito é pedir desculpas e devolver tudo à sopa primordial </text:p>
          </table:table-cell>
          <table:table-cell table:number-columns-repeated="2"/>
          <table:table-cell table:formula="of:=IF([.I109]=[.J10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 jeito é pedir desculpas e devolver tudo à sopa primordial.</text:p>
          </table:table-cell>
          <table:table-cell table:number-columns-repeated="2"/>
        </table:table-row>
        <table:table-row table:style-name="ro1">
          <table:table-cell table:formula="of:=IF([.B110]=[.C1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5053), ('es', 0.20152), ('fr', 0.14814), ('en', 0.07881), ('ar', 0.0)]</text:p>
          </table:table-cell>
          <table:table-cell office:value-type="string" calcext:value-type="string">
            <text:p><text:s/>o problema de alguns religiosos é quando eles já se crêem salvos só por crer <text:s/>as piores atrocidades se justificam se deus está do seu lado</text:p>
          </table:table-cell>
          <table:table-cell table:number-columns-repeated="2"/>
          <table:table-cell table:formula="of:=IF([.I110]=[.J1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 problema de alguns religiosos é quando eles já se crêem salvos só por crer. as piores atrocidades se justificam se deus está do seu lado</text:p>
          </table:table-cell>
          <table:table-cell table:number-columns-repeated="2"/>
        </table:table-row>
        <table:table-row table:style-name="ro1">
          <table:table-cell table:formula="of:=IF([.B111]=[.C1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9275), ('es', 0.07376), ('fr', 0.04845), ('en', 0.02211), ('ar', 0.0)]</text:p>
          </table:table-cell>
          <table:table-cell office:value-type="string" calcext:value-type="string">
            <text:p><text:s/>o ruim de acordar cedo é q só tem tuítes da madrugada pra ler</text:p>
          </table:table-cell>
          <table:table-cell table:number-columns-repeated="2"/>
          <table:table-cell table:formula="of:=IF([.I111]=[.J1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 ruim de acordar cedo é q só tem tuítes da madrugada pra ler</text:p>
          </table:table-cell>
          <table:table-cell table:number-columns-repeated="2"/>
        </table:table-row>
        <table:table-row table:style-name="ro1">
          <table:table-cell table:formula="of:=IF([.B112]=[.C1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2953), ('es', 0.11939), ('fr', 0.06929), ('en', 0.04003), ('ar', 0.0)]</text:p>
          </table:table-cell>
          <table:table-cell office:value-type="string" calcext:value-type="string">
            <text:p><text:s/>obrigada <text:s/>por me dar o fôlego que faltava para entrar de cabeça no nanowrimo <text:s/>minha meta é a badge do bobagens ♡</text:p>
          </table:table-cell>
          <table:table-cell table:number-columns-repeated="2"/>
          <table:table-cell table:formula="of:=IF([.I112]=[.J1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brigada @alinevalek por me dar o fôlego que faltava para entrar de cabeça no NaNoWriMo. (Minha meta é a badge do Bobagens! ♡)</text:p>
          </table:table-cell>
          <table:table-cell table:number-columns-repeated="2"/>
        </table:table-row>
        <table:table-row table:style-name="ro1">
          <table:table-cell table:formula="of:=IF([.B113]=[.C11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6663), ('en', 0.03886), ('es', 0.03194), ('fr', 0.02506), ('ar', 0.0)]</text:p>
          </table:table-cell>
          <table:table-cell office:value-type="string" calcext:value-type="string">
            <text:p><text:s/>ok eu assinei a newsletter da <text:s/>essa semana e levei um susto com isso <text:s/>sério </text:p>
          </table:table-cell>
          <table:table-cell table:number-columns-repeated="2"/>
          <table:table-cell table:formula="of:=IF([.I113]=[.J11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k eu assinei a newsletter da @alinevalek essa semana e levei um susto com isso, sério </text:p>
          </table:table-cell>
          <table:table-cell table:number-columns-repeated="2"/>
        </table:table-row>
        <table:table-row table:style-name="ro1">
          <table:table-cell table:formula="of:=IF([.B114]=[.C1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629), ('es', 0.05399), ('fr', 0.01951), ('en', 0.01795), ('ar', 0.0)]</text:p>
          </table:table-cell>
          <table:table-cell office:value-type="string" calcext:value-type="string">
            <text:p><text:s/>olar <text:s/>cês já me seguem no medium publico uns textos por lá <text:s/></text:p>
          </table:table-cell>
          <table:table-cell table:number-columns-repeated="2"/>
          <table:table-cell table:formula="of:=IF([.I114]=[.J1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lar, cês já me seguem no Medium? Publico uns textos por lá https://medium.com/@alinevalek </text:p>
          </table:table-cell>
          <table:table-cell table:number-columns-repeated="2"/>
        </table:table-row>
        <table:table-row table:style-name="ro1">
          <table:table-cell table:formula="of:=IF([.B115]=[.C1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465), ('en', 0.0329), ('fr', 0.02527), ('es', 0.02357), ('ar', 0.0)]</text:p>
          </table:table-cell>
          <table:table-cell office:value-type="string" calcext:value-type="string">
            <text:p><text:s/>olhe para você <text:s/>o outro é o outro <text:s/>deixe ele lá </text:p>
          </table:table-cell>
          <table:table-cell table:number-columns-repeated="2"/>
          <table:table-cell table:formula="of:=IF([.I115]=[.J1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lhe para você, o outro é o outro. deixe ele lá.</text:p>
          </table:table-cell>
          <table:table-cell table:number-columns-repeated="2"/>
        </table:table-row>
        <table:table-row table:style-name="ro1">
          <table:table-cell table:formula="of:=IF([.B116]=[.C116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1065), ('pt', 0.00959), ('fr', 0.00344), ('en', 0.00299), ('ar', 0.0)]</text:p>
          </table:table-cell>
          <table:table-cell office:value-type="string" calcext:value-type="string">
            <text:p><text:s/>omg omg omg enviei <text:s/>agora foi <text:s/>agora vai </text:p>
          </table:table-cell>
          <table:table-cell table:number-columns-repeated="2"/>
          <table:table-cell table:formula="of:=IF([.I116]=[.J11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MG OMG OMG enviei. Agora foi. Agora vai.</text:p>
          </table:table-cell>
          <table:table-cell table:number-columns-repeated="2"/>
        </table:table-row>
        <table:table-row table:style-name="ro1">
          <table:table-cell table:formula="of:=IF([.B117]=[.C117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22814), ('pt', 0.1791), ('en', 0.02653), ('fr', 0.0221), ('ar', 0.0)]</text:p>
          </table:table-cell>
          <table:table-cell office:value-type="string" calcext:value-type="string">
            <text:p><text:s/>paciência <text:s/>paciência <text:s/>paciência <text:s/>paciência <text:s/>paciência <text:s/>paciência <text:s/>paciência <text:s/>paciência <text:s/>paciência <text:s/>paciência <text:s/>paciência <text:s/>paciência </text:p>
          </table:table-cell>
          <table:table-cell table:number-columns-repeated="2"/>
          <table:table-cell table:formula="of:=IF([.I117]=[.J1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paciência. paciência. paciência. paciência. paciência. paciência. paciência. paciência. paciência. paciência. paciência. paciência.</text:p>
          </table:table-cell>
          <table:table-cell table:number-columns-repeated="2"/>
        </table:table-row>
        <table:table-row table:style-name="ro1">
          <table:table-cell table:formula="of:=IF([.B118]=[.C1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179), ('es', 0.12471), ('en', 0.05142), ('fr', 0.0456), ('ar', 0.0)]</text:p>
          </table:table-cell>
          <table:table-cell office:value-type="string" calcext:value-type="string">
            <text:p><text:s/>podem picotar minha carteirinha feminista de novo <text:s/>mas essas fotos da carrie fisher são maravilhosas </text:p>
          </table:table-cell>
          <table:table-cell table:number-columns-repeated="2"/>
          <table:table-cell table:formula="of:=IF([.I118]=[.J1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Podem picotar minha carteirinha feminista (de novo), mas essas fotos da Carrie Fisher são maravilhosas </text:p>
          </table:table-cell>
          <table:table-cell table:number-columns-repeated="2"/>
        </table:table-row>
        <table:table-row table:style-name="ro1">
          <table:table-cell table:formula="of:=IF([.B119]=[.C11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9275), ('es', 0.07909), ('fr', 0.05287), ('en', 0.02403), ('ar', 0.0)]</text:p>
          </table:table-cell>
          <table:table-cell office:value-type="string" calcext:value-type="string">
            <text:p><text:s/>por que tem um celular flip no clipe de hello <text:s/>da cantora adele <text:s/>…</text:p>
          </table:table-cell>
          <table:table-cell table:number-columns-repeated="2"/>
          <table:table-cell table:formula="of:=IF([.I119]=[.J119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Por que tem um celular flip no clipe de Hello, da cantora Adele? http://www.manualdousuario.net/celular-flip-clipe-adele-hello/ … via @manualusuariobr</text:p>
          </table:table-cell>
          <table:table-cell table:number-columns-repeated="2"/>
        </table:table-row>
        <table:table-row table:style-name="ro1">
          <table:table-cell table:formula="of:=IF([.B120]=[.C1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194), ('es', 0.07909), ('fr', 0.06038), ('en', 0.03849), ('ar', 0.0)]</text:p>
          </table:table-cell>
          <table:table-cell office:value-type="string" calcext:value-type="string">
            <text:p><text:s/>por que tentar esconder uma vítima de assédio não faz o problema sumir <text:s/></text:p>
          </table:table-cell>
          <table:table-cell table:number-columns-repeated="2"/>
          <table:table-cell table:formula="of:=IF([.I120]=[.J1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Por que tentar "esconder" uma vítima de assédio não faz o problema sumir http://fb.me/6Xk3b3w2h </text:p>
          </table:table-cell>
          <table:table-cell table:number-columns-repeated="2"/>
        </table:table-row>
        <table:table-row table:style-name="ro1">
          <table:table-cell table:formula="of:=IF([.B121]=[.C1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338), ('es', 0.09962), ('fr', 0.06531), ('en', 0.04591), ('ar', 0.0)]</text:p>
          </table:table-cell>
          <table:table-cell office:value-type="string" calcext:value-type="string">
            <text:p><text:s/>portanto <text:s/>tua estratégia de fragmentação pra ser um aqui <text:s/>outro ali <text:s/>é furada </text:p>
          </table:table-cell>
          <table:table-cell table:number-columns-repeated="2"/>
          <table:table-cell table:formula="of:=IF([.I121]=[.J1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portanto, tua estratégia de fragmentação pra ser um aqui, outro ali, é furada.</text:p>
          </table:table-cell>
          <table:table-cell table:number-columns-repeated="2"/>
        </table:table-row>
        <table:table-row table:style-name="ro1">
          <table:table-cell table:formula="of:=IF([.B122]=[.C1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81), ('es', 0.03498), ('en', 0.01615), ('fr', 0.01435), ('ar', 0.0)]</text:p>
          </table:table-cell>
          <table:table-cell office:value-type="string" calcext:value-type="string">
            <text:p><text:s/>portanto <text:s/>vê se sai na rua e berra </text:p>
          </table:table-cell>
          <table:table-cell table:number-columns-repeated="2"/>
          <table:table-cell table:formula="of:=IF([.I122]=[.J1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portanto, vê se sai na rua e berra.</text:p>
          </table:table-cell>
          <table:table-cell table:number-columns-repeated="2"/>
        </table:table-row>
        <table:table-row table:style-name="ro1">
          <table:table-cell table:formula="of:=IF([.B123]=[.C1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996), ('es', 0.0654), ('fr', 0.01832), ('en', 0.00903), ('ar', 0.0)]</text:p>
          </table:table-cell>
          <table:table-cell office:value-type="string" calcext:value-type="string">
            <text:p><text:s/>poucos sabem mas o s em sp é de sigilo</text:p>
          </table:table-cell>
          <table:table-cell table:number-columns-repeated="2"/>
          <table:table-cell table:formula="of:=IF([.I123]=[.J1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Poucos sabem mas o S em SP é de Sigilo</text:p>
          </table:table-cell>
          <table:table-cell table:number-columns-repeated="2"/>
        </table:table-row>
        <table:table-row table:style-name="ro1">
          <table:table-cell table:formula="of:=IF([.B124]=[.C12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6023), ('es', 0.04335), ('en', 0.02913), ('fr', 0.02722), ('ar', 0.0)]</text:p>
          </table:table-cell>
          <table:table-cell office:value-type="string" calcext:value-type="string">
            <text:p><text:s/>projeto pode dificultar aborto legal <text:s/>…</text:p>
          </table:table-cell>
          <table:table-cell table:number-columns-repeated="2"/>
          <table:table-cell table:formula="of:=IF([.I124]=[.J12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Projeto pode dificultar aborto legal http://apublica.org/2015/10/truco-projeto-pode-dificultar-aborto-legal/ … via @agenciapublica</text:p>
          </table:table-cell>
          <table:table-cell table:number-columns-repeated="2"/>
        </table:table-row>
        <table:table-row table:style-name="ro1">
          <table:table-cell table:formula="of:=IF([.B125]=[.C12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0906), ('es', 0.0076), ('en', 0.0032), ('fr', 0.00059), ('ar', 0.0)]</text:p>
          </table:table-cell>
          <table:table-cell office:value-type="string" calcext:value-type="string">
            <text:p><text:s/>q horror </text:p>
          </table:table-cell>
          <table:table-cell table:number-columns-repeated="2"/>
          <table:table-cell table:formula="of:=IF([.I125]=[.J12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9671452954748968, 'pt'], [0.03285470452510325, 'es']]</text:p>
          </table:table-cell>
          <table:table-cell office:value-type="string" calcext:value-type="string">
            <text:p>Q horror :(</text:p>
          </table:table-cell>
          <table:table-cell table:number-columns-repeated="2"/>
        </table:table-row>
        <table:table-row table:style-name="ro1">
          <table:table-cell table:formula="of:=IF([.B126]=[.C1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5533), ('es', 0.21749), ('fr', 0.08235), ('en', 0.05553), ('ar', 0.0)]</text:p>
          </table:table-cell>
          <table:table-cell office:value-type="string" calcext:value-type="string">
            <text:p><text:s/>qdo um animal fica acuado <text:s/>ele ataca <text:s/>e é isso o q tá acontecendo <text:s/>estão morrendo de medo <text:s/>desesperados <text:s/>então escolheram alvos para atacar</text:p>
          </table:table-cell>
          <table:table-cell table:number-columns-repeated="2"/>
          <table:table-cell table:formula="of:=IF([.I126]=[.J1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Qdo um animal fica acuado, ele ataca, e é isso o q tá acontecendo. Estão morrendo de medo, desesperados, então escolheram alvos para atacar</text:p>
          </table:table-cell>
          <table:table-cell table:number-columns-repeated="2"/>
        </table:table-row>
        <table:table-row table:style-name="ro1">
          <table:table-cell table:formula="of:=IF([.B127]=[.C127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6844), ('pt', 0.06663), ('fr', 0.04147), ('en', 0.0186), ('ar', 0.0)]</text:p>
          </table:table-cell>
          <table:table-cell office:value-type="string" calcext:value-type="string">
            <text:p><text:s/>qual foi a primeira coisa que te fez sorrir de vdd hoje</text:p>
          </table:table-cell>
          <table:table-cell table:number-columns-repeated="2"/>
          <table:table-cell table:formula="of:=IF([.I127]=[.J12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Qual foi a primeira coisa que te fez sorrir de vdd hoje?</text:p>
          </table:table-cell>
          <table:table-cell table:number-columns-repeated="2"/>
        </table:table-row>
        <table:table-row table:style-name="ro1">
          <table:table-cell table:formula="of:=IF([.B128]=[.C12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512), ('es', 0.14297), ('fr', 0.0859), ('en', 0.06521), ('ar', 0.0)]</text:p>
          </table:table-cell>
          <table:table-cell office:value-type="string" calcext:value-type="string">
            <text:p><text:s/>quando eu crescer definitivamente quero ter a força de vontade da menina </text:p>
          </table:table-cell>
          <table:table-cell table:number-columns-repeated="2"/>
          <table:table-cell table:formula="of:=IF([.I128]=[.J12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Quando eu crescer definitivamente quero ter a força de vontade da menina @alinevalek.</text:p>
          </table:table-cell>
          <table:table-cell table:number-columns-repeated="2"/>
        </table:table-row>
        <table:table-row table:style-name="ro1">
          <table:table-cell table:formula="of:=IF([.B129]=[.C129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4639), ('pt', 0.02505), ('fr', 0.02304), ('en', 0.00905), ('ar', 0.0)]</text:p>
          </table:table-cell>
          <table:table-cell office:value-type="string" calcext:value-type="string">
            <text:p><text:s/>que horas ela volta <text:s/>…</text:p>
          </table:table-cell>
          <table:table-cell table:number-columns-repeated="2"/>
          <table:table-cell table:formula="of:=IF([.I129]=[.J12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Que Horas Ela Volta? http://confeitariamag.com/alinevalek/que-horas-ela-volta/ …</text:p>
          </table:table-cell>
          <table:table-cell table:number-columns-repeated="2"/>
        </table:table-row>
        <table:table-row table:style-name="ro1">
          <table:table-cell table:formula="of:=IF([.B130]=[.C130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8745), ('pt', 0.08529), ('fr', 0.059), ('en', 0.03709), ('ar', 0.0)]</text:p>
          </table:table-cell>
          <table:table-cell office:value-type="string" calcext:value-type="string">
            <text:p><text:s/>que morte horrível pesquisar sobre evolução e cair em site criacionista</text:p>
          </table:table-cell>
          <table:table-cell table:number-columns-repeated="2"/>
          <table:table-cell table:formula="of:=IF([.I130]=[.J13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Que morte horrível pesquisar sobre evolução e cair em site criacionista</text:p>
          </table:table-cell>
          <table:table-cell table:number-columns-repeated="2"/>
        </table:table-row>
        <table:table-row table:style-name="ro1">
          <table:table-cell table:formula="of:=IF([.B131]=[.C13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9883), ('es', 0.13232), ('fr', 0.05986), ('en', 0.04989), ('ar', 0.0)]</text:p>
          </table:table-cell>
          <table:table-cell office:value-type="string" calcext:value-type="string">
            <text:p><text:s/>quem acha q o q está acontecendo com <text:s/>é caso isolado ou menor <text:s/>não poderia errar mais <text:s/>e hj ela é o alvo <text:s/>mas a mira é móvel </text:p>
          </table:table-cell>
          <table:table-cell table:number-columns-repeated="2"/>
          <table:table-cell table:formula="of:=IF([.I131]=[.J13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Quem acha q o q está acontecendo com @lolaescreva é caso isolado ou menor, não poderia errar mais. E hj ela é o alvo, mas a mira é móvel.</text:p>
          </table:table-cell>
          <table:table-cell table:number-columns-repeated="2"/>
        </table:table-row>
        <table:table-row table:style-name="ro1">
          <table:table-cell table:formula="of:=IF([.B132]=[.C1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7004), ('es', 0.16046), ('fr', 0.07928), ('en', 0.06926), ('ar', 0.0)]</text:p>
          </table:table-cell>
          <table:table-cell office:value-type="string" calcext:value-type="string">
            <text:p><text:s/>receba uma newsletter quentinha <text:s/>totalmente grátis <text:s/>cheia de amor toda semana no seu email ♡ vagas limitadas <text:s/></text:p>
          </table:table-cell>
          <table:table-cell table:number-columns-repeated="2"/>
          <table:table-cell table:formula="of:=IF([.I132]=[.J1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Receba uma newsletter quentinha &amp; totalmente grátis &amp; cheia de amor toda semana no seu e-mail ♡ (vagas limitadas!!) http://www.alinevalek.com.br/blog/assine/ </text:p>
          </table:table-cell>
          <table:table-cell table:number-columns-repeated="2"/>
        </table:table-row>
        <table:table-row table:style-name="ro1">
          <table:table-cell table:formula="of:=IF([.B133]=[.C13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996), ('es', 0.07605), ('en', 0.0366), ('fr', 0.02936), ('ar', 0.0)]</text:p>
          </table:table-cell>
          <table:table-cell office:value-type="string" calcext:value-type="string">
            <text:p><text:s/>redação do <text:s/>machistas literalmente <text:s/></text:p>
          </table:table-cell>
          <table:table-cell table:number-columns-repeated="2"/>
          <table:table-cell table:formula="of:=IF([.I133]=[.J13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Redação do #enem2015 Machistas literalmente #nãopassarão :D</text:p>
          </table:table-cell>
          <table:table-cell table:number-columns-repeated="2"/>
        </table:table-row>
        <table:table-row table:style-name="ro1">
          <table:table-cell table:formula="of:=IF([.B134]=[.C1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2313), ('es', 0.11255), ('en', 0.0574), ('fr', 0.04538), ('ar', 0.0)]</text:p>
          </table:table-cell>
          <table:table-cell office:value-type="string" calcext:value-type="string">
            <text:p><text:s/>respirar oxigênio acelera o envelhecimento das células <text:s/>a recomendação agora é respirar hélio</text:p>
          </table:table-cell>
          <table:table-cell table:number-columns-repeated="2"/>
          <table:table-cell table:formula="of:=IF([.I134]=[.J1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Respirar oxigênio acelera o envelhecimento das células, a recomendação agora é respirar hélio</text:p>
          </table:table-cell>
          <table:table-cell table:number-columns-repeated="2"/>
        </table:table-row>
        <table:table-row table:style-name="ro1">
          <table:table-cell table:formula="of:=IF([.B135]=[.C1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139), ('es', 0.1057), ('fr', 0.04094), ('en', 0.03732), ('ar', 0.0)]</text:p>
          </table:table-cell>
          <table:table-cell office:value-type="string" calcext:value-type="string">
            <text:p><text:s/>sábado de manhã é o meu momento eu <text:s/>vc <text:s/>filhos e cachorro <text:s/>o vc <text:s/>no caso <text:s/>é a newsletter da </text:p>
          </table:table-cell>
          <table:table-cell table:number-columns-repeated="2"/>
          <table:table-cell table:formula="of:=IF([.I135]=[.J1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ábado de manhã é o meu momento "eu, vc, 2 filhos e 1 cachorro". O vc, no caso, é a newsletter da @alinevalek</text:p>
          </table:table-cell>
          <table:table-cell table:number-columns-repeated="2"/>
        </table:table-row>
        <table:table-row table:style-name="ro1">
          <table:table-cell table:formula="of:=IF([.B136]=[.C13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3166), ('es', 0.09734), ('en', 0.06281), ('fr', 0.0306), ('ar', 0.0)]</text:p>
          </table:table-cell>
          <table:table-cell office:value-type="string" calcext:value-type="string">
            <text:p><text:s/>scrivener e coletor menstrual <text:s/>duas coisas q melhoraram minha vida e fico indicando prazamiga usarem tb</text:p>
          </table:table-cell>
          <table:table-cell table:number-columns-repeated="2"/>
          <table:table-cell table:formula="of:=IF([.I136]=[.J13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crivener e coletor menstrual: duas coisas q melhoraram minha vida e fico indicando prazamiga usarem tb</text:p>
          </table:table-cell>
          <table:table-cell table:number-columns-repeated="2"/>
        </table:table-row>
        <table:table-row table:style-name="ro1">
          <table:table-cell table:formula="of:=IF([.B137]=[.C137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12548), ('pt', 0.12473), ('fr', 0.09339), ('en', 0.0366), ('ar', 0.0)]</text:p>
          </table:table-cell>
          <table:table-cell office:value-type="string" calcext:value-type="string">
            <text:p><text:s/>se o feminismo avança <text:s/>eles atacam <text:s/>criminosos criam site de ódio para difamar a <text:s/>ela explica aqui <text:s text:c="2"/>…</text:p>
          </table:table-cell>
          <table:table-cell table:number-columns-repeated="2"/>
          <table:table-cell table:formula="of:=IF([.I137]=[.J13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e o feminismo avança, eles atacam. Criminosos criam site de ódio para difamar a @lolaescreva. Ela explica aqui: http://escrevalolaescreva.blogspot.com.br/2015/11/site-falso-no-meu-nome-obviamente-nao-e.html …</text:p>
          </table:table-cell>
          <table:table-cell table:number-columns-repeated="2"/>
        </table:table-row>
        <table:table-row table:style-name="ro1">
          <table:table-cell table:formula="of:=IF([.B138]=[.C13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085), ('es', 0.14601), ('en', 0.04625), ('fr', 0.039), ('ar', 0.0)]</text:p>
          </table:table-cell>
          <table:table-cell office:value-type="string" calcext:value-type="string">
            <text:p><text:s/>se temos esse poder para deixálos com medo <text:s/>vamos usar esse poder pra reagir <text:s/>não vão nos calar <text:s/>força <text:s/></text:p>
          </table:table-cell>
          <table:table-cell table:number-columns-repeated="2"/>
          <table:table-cell table:formula="of:=IF([.I138]=[.J13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e temos esse poder para deixá-los com medo, vamos usar esse poder pra reagir. Não vão nos calar. Força, @lolaescreva</text:p>
          </table:table-cell>
          <table:table-cell table:number-columns-repeated="2"/>
        </table:table-row>
        <table:table-row table:style-name="ro1">
          <table:table-cell table:formula="of:=IF([.B139]=[.C13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6098), ('es', 0.127), ('fr', 0.07993), ('en', 0.07324), ('ar', 0.0)]</text:p>
          </table:table-cell>
          <table:table-cell office:value-type="string" calcext:value-type="string">
            <text:p><text:s/>se voce atende o telefone quando te ligam entao voce esta ajudando a perpetuar esta prática grotesca</text:p>
          </table:table-cell>
          <table:table-cell table:number-columns-repeated="2"/>
          <table:table-cell table:formula="of:=IF([.I139]=[.J13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e voce atende o telefone quando te ligam entao voce esta ajudando a perpetuar esta prática grotesca</text:p>
          </table:table-cell>
          <table:table-cell table:number-columns-repeated="2"/>
        </table:table-row>
        <table:table-row table:style-name="ro1">
          <table:table-cell table:formula="of:=IF([.B140]=[.C1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817), ('es', 0.10342), ('en', 0.06939), ('fr', 0.05754), ('ar', 0.0)]</text:p>
          </table:table-cell>
          <table:table-cell office:value-type="string" calcext:value-type="string">
            <text:p><text:s/>sei q email não tem isso visualizada e ñ respondida ainda <text:s/>mas ñ precisa ficar mandando o mesmo email se a pessoa ainda não respondeu</text:p>
          </table:table-cell>
          <table:table-cell table:number-columns-repeated="2"/>
          <table:table-cell table:formula="of:=IF([.I140]=[.J1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ei q e-mail não tem isso "visualizada e ñ respondida" (ainda), mas ñ precisa ficar mandando o mesmo e-mail se a pessoa ainda não respondeu</text:p>
          </table:table-cell>
          <table:table-cell table:number-columns-repeated="2"/>
        </table:table-row>
        <table:table-row table:style-name="ro1">
          <table:table-cell table:formula="of:=IF([.B141]=[.C1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7964), ('es', 0.11711), ('fr', 0.10266), ('en', 0.05535), ('ar', 0.0)]</text:p>
          </table:table-cell>
          <table:table-cell office:value-type="string" calcext:value-type="string">
            <text:p><text:s/>sempre me pergunto quem é que achou uma boa ideia chamar o controle de videogame de vara da alegria joystick</text:p>
          </table:table-cell>
          <table:table-cell table:number-columns-repeated="2"/>
          <table:table-cell table:formula="of:=IF([.I141]=[.J1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empre me pergunto quem é que achou uma boa ideia chamar o controle de videogame de "vara da alegria" ("joystick")</text:p>
          </table:table-cell>
          <table:table-cell table:number-columns-repeated="2"/>
        </table:table-row>
        <table:table-row table:style-name="ro1">
          <table:table-cell table:formula="of:=IF([.B142]=[.C1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7324), ('es', 0.14449), ('fr', 0.05967), ('en', 0.05561), ('ar', 0.0)]</text:p>
          </table:table-cell>
          <table:table-cell office:value-type="string" calcext:value-type="string">
            <text:p><text:s/>sou dessas que tenta <text:s/>com muito custo e todos os dias <text:s/>não ser parte do problema <text:s text:c="2"/>…</text:p>
          </table:table-cell>
          <table:table-cell table:number-columns-repeated="2"/>
          <table:table-cell table:formula="of:=IF([.I142]=[.J1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ou dessas que tenta, com muito custo e todos os dias, não ser parte do problema. http://www.alinevalek.com.br/blog/2015/04/sou-dessas/ …</text:p>
          </table:table-cell>
          <table:table-cell table:number-columns-repeated="2"/>
        </table:table-row>
        <table:table-row table:style-name="ro1">
          <table:table-cell table:formula="of:=IF([.B143]=[.C1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6898), ('es', 0.12091), ('fr', 0.0823), ('en', 0.0566), ('ar', 0.0)]</text:p>
          </table:table-cell>
          <table:table-cell office:value-type="string" calcext:value-type="string">
            <text:p><text:s/>sp <text:s/>estado impõe sigilo a dado da pm e barra comparação entre crimes e policiamento <text:s/></text:p>
          </table:table-cell>
          <table:table-cell table:number-columns-repeated="2"/>
          <table:table-cell table:formula="of:=IF([.I143]=[.J1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P: Estado impõe sigilo a dado da PM e barra comparação entre crimes e policiamento http://oesta.do/1Ne7RC3 </text:p>
          </table:table-cell>
          <table:table-cell table:number-columns-repeated="2"/>
        </table:table-row>
        <table:table-row table:style-name="ro1">
          <table:table-cell table:formula="of:=IF([.B144]=[.C1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224), ('es', 0.0327), ('en', 0.02567), ('fr', 0.01233), ('ar', 0.0)]</text:p>
          </table:table-cell>
          <table:table-cell office:value-type="string" calcext:value-type="string">
            <text:p><text:s/>tá acabando <text:s/>aline <text:s/>tá acabando</text:p>
          </table:table-cell>
          <table:table-cell table:number-columns-repeated="2"/>
          <table:table-cell table:formula="of:=IF([.I144]=[.J1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5721514060114925, 'pt'], [0.4278485939885074, 'es']]</text:p>
          </table:table-cell>
          <table:table-cell office:value-type="string" calcext:value-type="string">
            <text:p>Tá acabando, Aline, tá acabando</text:p>
          </table:table-cell>
          <table:table-cell table:number-columns-repeated="2"/>
        </table:table-row>
        <table:table-row table:style-name="ro1">
          <table:table-cell table:formula="of:=IF([.B145]=[.C14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3134), ('es', 0.20989), ('fr', 0.14916), ('en', 0.09912), ('ar', 0.0)]</text:p>
          </table:table-cell>
          <table:table-cell office:value-type="string" calcext:value-type="string">
            <text:p><text:s/>tempo para realmente construir algo <text:s/>bem <text:s/>talvez seja o caso de rever nossas prioridades <text:s/>marotamente jogando verdades na cara</text:p>
          </table:table-cell>
          <table:table-cell table:number-columns-repeated="2"/>
          <table:table-cell table:formula="of:=IF([.I145]=[.J14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tempo para realmente CONSTRUIR algo, bem, talvez seja o caso de rever nossas prioridades" @alinevalek marotamente jogando verdades na cara</text:p>
          </table:table-cell>
          <table:table-cell table:number-columns-repeated="2"/>
        </table:table-row>
        <table:table-row table:style-name="ro1">
          <table:table-cell table:formula="of:=IF([.B146]=[.C14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3348), ('es', 0.15741), ('fr', 0.08533), ('en', 0.06479), ('ar', 0.0)]</text:p>
          </table:table-cell>
          <table:table-cell office:value-type="string" calcext:value-type="string">
            <text:p><text:s/>tenho pouco tempo de vida comparando com a idade da terra <text:s/>e uso esse tempo lendo newsletters da <text:s/>pra vida valer a pena</text:p>
          </table:table-cell>
          <table:table-cell table:number-columns-repeated="2"/>
          <table:table-cell table:formula="of:=IF([.I146]=[.J14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Tenho pouco tempo de vida comparando com a idade da terra, e uso esse tempo lendo newsletters da @alinevalek pra vida valer a pena</text:p>
          </table:table-cell>
          <table:table-cell table:number-columns-repeated="2"/>
        </table:table-row>
        <table:table-row table:style-name="ro1">
          <table:table-cell table:formula="of:=IF([.B147]=[.C1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392), ('es', 0.13764), ('fr', 0.06163), ('en', 0.04765), ('ar', 0.0)]</text:p>
          </table:table-cell>
          <table:table-cell office:value-type="string" calcext:value-type="string">
            <text:p><text:s/>terminei o livro de contos da <text:s/>pequenas tiranias <text:s/>é incrível correr lá e compre sua cópia <text:s/>…</text:p>
          </table:table-cell>
          <table:table-cell table:number-columns-repeated="2"/>
          <table:table-cell table:formula="of:=IF([.I147]=[.J1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Terminei o livro de contos da @alinevalek "Pequenas Tiranias". É incrível! Correr lá e compre sua cópia! http://www.amazon.com/gp/product/B014IGLRR6?psc=1&amp;redirect=true&amp;ref_=oh_aui_d_detailpage_o01_ …</text:p>
          </table:table-cell>
          <table:table-cell table:number-columns-repeated="2"/>
        </table:table-row>
        <table:table-row table:style-name="ro1">
          <table:table-cell table:formula="of:=IF([.B148]=[.C1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117), ('es', 0.04335), ('fr', 0.02349), ('en', 0.02148), ('ar', 0.0)]</text:p>
          </table:table-cell>
          <table:table-cell office:value-type="string" calcext:value-type="string">
            <text:p><text:s/>textinho da <text:s/>quentinho igual o café recémpassado </text:p>
          </table:table-cell>
          <table:table-cell table:number-columns-repeated="2"/>
          <table:table-cell table:formula="of:=IF([.I148]=[.J1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textinho da @alinevalek quentinho igual o café recém-passado.</text:p>
          </table:table-cell>
          <table:table-cell table:number-columns-repeated="2"/>
        </table:table-row>
        <table:table-row table:style-name="ro1">
          <table:table-cell table:formula="of:=IF([.B149]=[.C1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358), ('es', 0.01445), ('en', 0.01238), ('fr', 0.00582), ('ar', 0.0)]</text:p>
          </table:table-cell>
          <table:table-cell office:value-type="string" calcext:value-type="string">
            <text:p><text:s/>texto novo lá no blog a escolha pelo difícil <text:s/>… </text:p>
          </table:table-cell>
          <table:table-cell table:number-columns-repeated="2"/>
          <table:table-cell table:formula="of:=IF([.I149]=[.J1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Texto novo lá no blog! A escolha pelo difícil http://www.alinevalek.com.br/blog/2015/10/a-escolha-pelo-dificil/ … </text:p>
          </table:table-cell>
          <table:table-cell table:number-columns-repeated="2"/>
        </table:table-row>
        <table:table-row table:style-name="ro1">
          <table:table-cell table:formula="of:=IF([.B150]=[.C15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286), ('es', 0.13992), ('fr', 0.04402), ('en', 0.02531), ('ar', 0.0)]</text:p>
          </table:table-cell>
          <table:table-cell office:value-type="string" calcext:value-type="string">
            <text:p><text:s/>tô só de olho nos amigos publiças curtindo piada machista de redatorzão </text:p>
          </table:table-cell>
          <table:table-cell table:number-columns-repeated="2"/>
          <table:table-cell table:formula="of:=IF([.I150]=[.J15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7131991557366383, 'pt'], [0.2868008442633616, 'es']]</text:p>
          </table:table-cell>
          <table:table-cell office:value-type="string" calcext:value-type="string">
            <text:p>Tô só de olho nos amigos publiças curtindo piada machista de redatorzão.</text:p>
          </table:table-cell>
          <table:table-cell table:number-columns-repeated="2"/>
        </table:table-row>
        <table:table-row table:style-name="ro1">
          <table:table-cell table:formula="of:=IF([.B151]=[.C1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29), ('es', 0.08897), ('fr', 0.04), ('en', 0.03881), ('ar', 0.0)]</text:p>
          </table:table-cell>
          <table:table-cell office:value-type="string" calcext:value-type="string">
            <text:p><text:s/>todo mundo precisa colocar a mão na consciência e ver q faz parte do problema <text:s text:c="2"/>…</text:p>
          </table:table-cell>
          <table:table-cell table:number-columns-repeated="2"/>
          <table:table-cell table:formula="of:=IF([.I151]=[.J1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Todo mundo precisa colocar a mão na consciência e ver q faz parte do problema: https://www.facebook.com/jreisfaria/posts/10203540686076853 … via @elviravigna</text:p>
          </table:table-cell>
          <table:table-cell table:number-columns-repeated="2"/>
        </table:table-row>
        <table:table-row table:style-name="ro1">
          <table:table-cell table:formula="of:=IF([.B152]=[.C15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967), ('es', 0.14144), ('en', 0.06253), ('fr', 0.05616), ('ar', 0.0)]</text:p>
          </table:table-cell>
          <table:table-cell office:value-type="string" calcext:value-type="string">
            <text:p><text:s/>uma leitora agradecendo por eu ter indicado o podcast do <text:s/>sobre violência contra a mulher <text:s/>q ajudou ela na redação do enem </text:p>
          </table:table-cell>
          <table:table-cell table:number-columns-repeated="2"/>
          <table:table-cell table:formula="of:=IF([.I152]=[.J15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Uma leitora agradecendo por eu ter indicado o podcast do @Mamilospod sobre violência contra a mulher, q ajudou ela na redação do enem &lt;3</text:p>
          </table:table-cell>
          <table:table-cell table:number-columns-repeated="2"/>
        </table:table-row>
        <table:table-row table:style-name="ro1">
          <table:table-cell table:formula="of:=IF([.B153]=[.C15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036), ('es', 0.06236), ('en', 0.02754), ('fr', 0.01522), ('ar', 0.0)]</text:p>
          </table:table-cell>
          <table:table-cell office:value-type="string" calcext:value-type="string">
            <text:p><text:s/>valeu pelas dicas <text:s text:c="2"/>agora vai nanowrimo já virou meu rolê favorito </text:p>
          </table:table-cell>
          <table:table-cell table:number-columns-repeated="2"/>
          <table:table-cell table:formula="of:=IF([.I153]=[.J15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Valeu pelas dicas, @alinevalek! Agora vai! NaNoWriMo já virou meu rolê favorito.</text:p>
          </table:table-cell>
          <table:table-cell table:number-columns-repeated="2"/>
        </table:table-row>
        <table:table-row table:style-name="ro1">
          <table:table-cell table:formula="of:=IF([.B154]=[.C15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778), ('es', 0.13536), ('fr', 0.07273), ('en', 0.05639), ('ar', 0.0)]</text:p>
          </table:table-cell>
          <table:table-cell office:value-type="string" calcext:value-type="string">
            <text:p><text:s/>vamos ler mais mulheres as lendas de dandara é da <text:s/>e tem arte da <text:s text:c="2"/>…</text:p>
          </table:table-cell>
          <table:table-cell table:number-columns-repeated="2"/>
          <table:table-cell table:formula="of:=IF([.I154]=[.J15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Vamos ler mais mulheres? "As lendas de Dandara" é da @jaridarraes e tem arte da @alinevalek http://revistapolen.com/2015/10/13/as-lendas-de-dandara-jarid-arraes/ …</text:p>
          </table:table-cell>
          <table:table-cell table:number-columns-repeated="2"/>
        </table:table-row>
        <table:table-row table:style-name="ro1">
          <table:table-cell table:formula="of:=IF([.B155]=[.C1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337), ('es', 0.14829), ('en', 0.05397), ('fr', 0.05336), ('ar', 0.0)]</text:p>
          </table:table-cell>
          <table:table-cell office:value-type="string" calcext:value-type="string">
            <text:p><text:s/>varrer as mulheres pra debaixo do tapete não vai acabar com o machismo <text:s/>nós <text:s/>nossos corpos e nossas vidas não são o problema </text:p>
          </table:table-cell>
          <table:table-cell table:number-columns-repeated="2"/>
          <table:table-cell table:formula="of:=IF([.I155]=[.J1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Varrer as mulheres pra debaixo do tapete NÃO vai acabar com o machismo. Nós, nossos corpos e nossas vidas não são o problema.</text:p>
          </table:table-cell>
          <table:table-cell table:number-columns-repeated="2"/>
        </table:table-row>
        <table:table-row table:style-name="ro1">
          <table:table-cell table:formula="of:=IF([.B156]=[.C15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991), ('es', 0.14981), ('fr', 0.07759), ('en', 0.05626), ('ar', 0.0)]</text:p>
          </table:table-cell>
          <table:table-cell office:value-type="string" calcext:value-type="string">
            <text:p><text:s/>vocês todos deviam assinar a newsletter da <text:s/>porque olha <text:s/>melhor coisa que entra na minha vida pelo meu email em uns bons anos já</text:p>
          </table:table-cell>
          <table:table-cell table:number-columns-repeated="2"/>
          <table:table-cell table:formula="of:=IF([.I156]=[.J15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vocês todos deviam assinar a newsletter da @alinevalek porque olha, melhor coisa que entra na minha vida pelo meu e-mail em uns bons anos já</text:p>
          </table:table-cell>
          <table:table-cell table:number-columns-repeated="2"/>
        </table:table-row>
        <table:table-row table:style-name="ro1">
          <table:table-cell table:formula="of:=IF([.B157]=[.C1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2846), ('es', 0.09886), ('fr', 0.08245), ('en', 0.03152), ('ar', 0.0)]</text:p>
          </table:table-cell>
          <table:table-cell office:value-type="string" calcext:value-type="string">
            <text:p><text:s/>vontade de problematizar esse coração que apareceu no lugar da estrelinha do fav</text:p>
          </table:table-cell>
          <table:table-cell table:number-columns-repeated="2"/>
          <table:table-cell table:formula="of:=IF([.I157]=[.J1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Vontade de problematizar esse coração que apareceu no lugar da estrelinha do fav</text:p>
          </table:table-cell>
          <table:table-cell table:number-columns-repeated="2"/>
        </table:table-row>
        <table:table-row table:style-name="ro1">
          <table:table-cell table:formula="of:=IF([.B158]=[.C1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317), ('fr', 0.0), ('en', 0.0), ('pt', 0.0), ('es', 0.0)]</text:p>
          </table:table-cell>
          <table:table-cell office:value-type="string" calcext:value-type="string">
            <text:p><text:s text:c="2"/>التقليد <text:s text:c="3"/>عربون الفشل</text:p>
          </table:table-cell>
          <table:table-cell table:number-columns-repeated="2"/>
          <table:table-cell table:formula="of:=IF([.I158]=[.J1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 التقليد .. عربون الفشل"</text:p>
          </table:table-cell>
          <table:table-cell table:number-columns-repeated="2"/>
        </table:table-row>
        <table:table-row table:style-name="ro1">
          <table:table-cell table:formula="of:=IF([.B159]=[.C1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005), ('fr', 0.0), ('en', 0.0), ('pt', 0.0), ('es', 0.0)]</text:p>
          </table:table-cell>
          <table:table-cell office:value-type="string" calcext:value-type="string">
            <text:p><text:s/>هذا القلب المتغيّر <text:s text:c="2"/>الرواية الفائزة بجائزة لوموند الأدبية </text:p>
          </table:table-cell>
          <table:table-cell table:number-columns-repeated="2"/>
          <table:table-cell table:formula="of:=IF([.I159]=[.J1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"هذا القلب المتغيّر".. الرواية الفائزة بجائزة لوموند الأدبية 2015"</text:p>
          </table:table-cell>
          <table:table-cell table:number-columns-repeated="2"/>
        </table:table-row>
        <table:table-row table:style-name="ro1">
          <table:table-cell table:formula="of:=IF([.B160]=[.C16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581), ('fr', 0.0), ('en', 0.0), ('pt', 0.0), ('es', 0.0)]</text:p>
          </table:table-cell>
          <table:table-cell office:value-type="string" calcext:value-type="string">
            <text:p><text:s/>هل سبق لك أن غرقت؟ <text:s/>حسام منصور </text:p>
          </table:table-cell>
          <table:table-cell table:number-columns-repeated="2"/>
          <table:table-cell table:formula="of:=IF([.I160]=[.J16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"هل سبق لك أن غرقت؟" #تدوينة "حسام منصور" </text:p>
          </table:table-cell>
          <table:table-cell table:number-columns-repeated="2"/>
        </table:table-row>
        <table:table-row table:style-name="ro1">
          <table:table-cell table:formula="of:=IF([.B161]=[.C1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247), ('fr', 0.0), ('en', 0.0), ('pt', 0.0), ('es', 0.0)]</text:p>
          </table:table-cell>
          <table:table-cell office:value-type="string" calcext:value-type="string">
            <text:p><text:s text:c="2"/>عادات ستغير حياتك للأبد <text:s/>سماح صافي </text:p>
          </table:table-cell>
          <table:table-cell table:number-columns-repeated="2"/>
          <table:table-cell table:formula="of:=IF([.I161]=[.J1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10 عادات ستغير حياتك للأبد!" #تدوينة "سماح صافي" </text:p>
          </table:table-cell>
          <table:table-cell table:number-columns-repeated="2"/>
        </table:table-row>
        <table:table-row table:style-name="ro1">
          <table:table-cell table:formula="of:=IF([.B162]=[.C16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852), ('fr', 0.0), ('en', 0.0), ('pt', 0.0), ('es', 0.0)]</text:p>
          </table:table-cell>
          <table:table-cell office:value-type="string" calcext:value-type="string">
            <text:p><text:s/>أميرة القلوب <text:s/></text:p>
          </table:table-cell>
          <table:table-cell table:number-columns-repeated="2"/>
          <table:table-cell table:formula="of:=IF([.I162]=[.J16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أميرة القلوب .!"</text:p>
          </table:table-cell>
          <table:table-cell table:number-columns-repeated="2"/>
        </table:table-row>
        <table:table-row table:style-name="ro1">
          <table:table-cell table:formula="of:=IF([.B163]=[.C16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5657), ('en', 0.01766), ('fr', 0.01108), ('es', 0.00684), ('pt', 0.0016)]</text:p>
          </table:table-cell>
          <table:table-cell office:value-type="string" calcext:value-type="string">
            <text:p><text:s/>أميركا في ميانمار <text:s/>ديموقراطية جيم كرو العنصرية <text:s/>clayton swisher</text:p>
          </table:table-cell>
          <table:table-cell table:number-columns-repeated="2"/>
          <table:table-cell table:formula="of:=IF([.I163]=[.J16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أميركا في ميانمار: ديموقراطية جيم كرو العنصرية" #تدوينة "Clayton Swisher"</text:p>
          </table:table-cell>
          <table:table-cell table:number-columns-repeated="2"/>
        </table:table-row>
        <table:table-row table:style-name="ro1">
          <table:table-cell table:formula="of:=IF([.B164]=[.C16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511), ('fr', 0.0), ('en', 0.0), ('pt', 0.0), ('es', 0.0)]</text:p>
          </table:table-cell>
          <table:table-cell office:value-type="string" calcext:value-type="string">
            <text:p><text:s/>أنا لاجئ، هل يزعجكم هذا اللقب؟ تدوينة علياء كيوان <text:s text:c="2"/></text:p>
          </table:table-cell>
          <table:table-cell table:number-columns-repeated="2"/>
          <table:table-cell table:formula="of:=IF([.I164]=[.J16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أنا لاجئ، هل يزعجكم هذا اللقب؟" تدوينة "علياء كيوان" http://huff.to/1kaHfsm <text:s/></text:p>
          </table:table-cell>
          <table:table-cell table:number-columns-repeated="2"/>
        </table:table-row>
        <table:table-row table:style-name="ro1">
          <table:table-cell table:formula="of:=IF([.B165]=[.C16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085), ('fr', 0.0), ('en', 0.0), ('pt', 0.0), ('es', 0.0)]</text:p>
          </table:table-cell>
          <table:table-cell office:value-type="string" calcext:value-type="string">
            <text:p><text:s/>إلى متى سنظل إناثاً؟</text:p>
          </table:table-cell>
          <table:table-cell table:number-columns-repeated="2"/>
          <table:table-cell table:formula="of:=IF([.I165]=[.J16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إلى متى سنظل إناثاً؟"</text:p>
          </table:table-cell>
          <table:table-cell table:number-columns-repeated="2"/>
        </table:table-row>
        <table:table-row table:style-name="ro1">
          <table:table-cell table:formula="of:=IF([.B166]=[.C16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4843), ('fr', 0.0), ('en', 0.0), ('pt', 0.0), ('es', 0.0)]</text:p>
          </table:table-cell>
          <table:table-cell office:value-type="string" calcext:value-type="string">
            <text:p><text:s/>إمبراطورية الكاكي بين الثروة والثورة</text:p>
          </table:table-cell>
          <table:table-cell table:number-columns-repeated="2"/>
          <table:table-cell table:formula="of:=IF([.I166]=[.J16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إمبراطورية الكاكي بين الثروة والثورة"</text:p>
          </table:table-cell>
          <table:table-cell table:number-columns-repeated="2"/>
        </table:table-row>
        <table:table-row table:style-name="ro1">
          <table:table-cell table:formula="of:=IF([.B167]=[.C1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332), ('fr', 0.0), ('en', 0.0), ('pt', 0.0), ('es', 0.0)]</text:p>
          </table:table-cell>
          <table:table-cell office:value-type="string" calcext:value-type="string">
            <text:p><text:s/>إنها الحبيبة التي تحتضر عن <text:s/>تدون نجلاء العمري <text:s text:c="2"/></text:p>
          </table:table-cell>
          <table:table-cell table:number-columns-repeated="2"/>
          <table:table-cell table:formula="of:=IF([.I167]=[.J1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إنها الحبيبة التي تحتضر" عن #اليمن تدون "نجلاء العمري" http://huff.to/1WrtYfW <text:s/></text:p>
          </table:table-cell>
          <table:table-cell table:number-columns-repeated="2"/>
        </table:table-row>
        <table:table-row table:style-name="ro1">
          <table:table-cell table:formula="of:=IF([.B168]=[.C1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8291), ('fr', 0.0), ('en', 0.0), ('pt', 0.0), ('es', 0.0)]</text:p>
          </table:table-cell>
          <table:table-cell office:value-type="string" calcext:value-type="string">
            <text:p><text:s/>الاختيار التركي واستعادة المكانة على الساحة السياسية</text:p>
          </table:table-cell>
          <table:table-cell table:number-columns-repeated="2"/>
          <table:table-cell table:formula="of:=IF([.I168]=[.J1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الاختيار التركي واستعادة المكانة على الساحة السياسية"</text:p>
          </table:table-cell>
          <table:table-cell table:number-columns-repeated="2"/>
        </table:table-row>
        <table:table-row table:style-name="ro1">
          <table:table-cell table:formula="of:=IF([.B169]=[.C1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55), ('fr', 0.0), ('en', 0.0), ('pt', 0.0), ('es', 0.0)]</text:p>
          </table:table-cell>
          <table:table-cell office:value-type="string" calcext:value-type="string">
            <text:p><text:s/>البرد <text:s/>كالرصاص قاتل <text:s/>زهراء عبدالله </text:p>
          </table:table-cell>
          <table:table-cell table:number-columns-repeated="2"/>
          <table:table-cell table:formula="of:=IF([.I169]=[.J1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البرد..كالرصاص قاتل" #تدوينة "زهراء عبدالله" </text:p>
          </table:table-cell>
          <table:table-cell table:number-columns-repeated="2"/>
        </table:table-row>
        <table:table-row table:style-name="ro1">
          <table:table-cell table:formula="of:=IF([.B170]=[.C1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7865), ('fr', 0.0), ('en', 0.0), ('pt', 0.0), ('es', 0.0)]</text:p>
          </table:table-cell>
          <table:table-cell office:value-type="string" calcext:value-type="string">
            <text:p><text:s/>التطورات الاستراتيجية المتوقعة بعد التدخل الروسي</text:p>
          </table:table-cell>
          <table:table-cell table:number-columns-repeated="2"/>
          <table:table-cell table:formula="of:=IF([.I170]=[.J1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التطورات الاستراتيجية المتوقعة بعد التدخل الروسي"</text:p>
          </table:table-cell>
          <table:table-cell table:number-columns-repeated="2"/>
        </table:table-row>
        <table:table-row table:style-name="ro1">
          <table:table-cell table:formula="of:=IF([.B171]=[.C1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4146), ('fr', 0.0), ('en', 0.0), ('pt', 0.0), ('es', 0.0)]</text:p>
          </table:table-cell>
          <table:table-cell office:value-type="string" calcext:value-type="string">
            <text:p><text:s/>الحركة القومية يخسر نحو نصف مقاعده في البرلمان التركي</text:p>
          </table:table-cell>
          <table:table-cell table:number-columns-repeated="2"/>
          <table:table-cell table:formula="of:=IF([.I171]=[.J1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الحركة القومية" يخسر نحو نصف مقاعده في البرلمان التركي</text:p>
          </table:table-cell>
          <table:table-cell table:number-columns-repeated="2"/>
        </table:table-row>
        <table:table-row table:style-name="ro1">
          <table:table-cell table:formula="of:=IF([.B172]=[.C1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548), ('fr', 0.0), ('en', 0.0), ('pt', 0.0), ('es', 0.0)]</text:p>
          </table:table-cell>
          <table:table-cell office:value-type="string" calcext:value-type="string">
            <text:p><text:s/>العصفورة قالت لي <text:s/>تلك الأسطورة التي ربتنا عليها أمهاتنا،الآن تحولت إلى حقيقة </text:p>
          </table:table-cell>
          <table:table-cell table:number-columns-repeated="2"/>
          <table:table-cell table:formula="of:=IF([.I172]=[.J1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العصفورة قالت لي"..تلك الأسطورة التي ربتنا عليها أمهاتنا،الآن تحولت إلى حقيقة! </text:p>
          </table:table-cell>
          <table:table-cell table:number-columns-repeated="2"/>
        </table:table-row>
        <table:table-row table:style-name="ro1">
          <table:table-cell table:formula="of:=IF([.B173]=[.C1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719), ('fr', 0.0), ('en', 0.0), ('pt', 0.0), ('es', 0.0)]</text:p>
          </table:table-cell>
          <table:table-cell office:value-type="string" calcext:value-type="string">
            <text:p><text:s/>الفساد الذي سكن جامعتي عن حادث دهس طالبة داخل الحرم الجامعي يدون محمد عادل طه <text:s text:c="2"/></text:p>
          </table:table-cell>
          <table:table-cell table:number-columns-repeated="2"/>
          <table:table-cell table:formula="of:=IF([.I173]=[.J1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الفساد الذي سكن جامعتي" عن حادث دهس طالبة داخل الحرم الجامعي يدون "محمد عادل طه" http://huff.to/1RTBn12 <text:s/></text:p>
          </table:table-cell>
          <table:table-cell table:number-columns-repeated="2"/>
        </table:table-row>
        <table:table-row table:style-name="ro1">
          <table:table-cell table:formula="of:=IF([.B174]=[.C17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509), ('fr', 0.0), ('en', 0.0), ('pt', 0.0), ('es', 0.0)]</text:p>
          </table:table-cell>
          <table:table-cell office:value-type="string" calcext:value-type="string">
            <text:p><text:s/>المخاوف الأمنية تدفع السعودية للانسحاب من مواجهة فلسطين</text:p>
          </table:table-cell>
          <table:table-cell table:number-columns-repeated="2"/>
          <table:table-cell table:formula="of:=IF([.I174]=[.J17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المخاوف الأمنية" تدفع السعودية للانسحاب من مواجهة فلسطين</text:p>
          </table:table-cell>
          <table:table-cell table:number-columns-repeated="2"/>
        </table:table-row>
        <table:table-row table:style-name="ro1">
          <table:table-cell table:formula="of:=IF([.B175]=[.C1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565), ('fr', 0.0), ('en', 0.0), ('pt', 0.0), ('es', 0.0)]</text:p>
          </table:table-cell>
          <table:table-cell office:value-type="string" calcext:value-type="string">
            <text:p><text:s/>النقش على الذكريات <text:s/>ربيع أبو شحات </text:p>
          </table:table-cell>
          <table:table-cell table:number-columns-repeated="2"/>
          <table:table-cell table:formula="of:=IF([.I175]=[.J1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النقش على الذكريات" #تدوينة "ربيع أبو شحات" </text:p>
          </table:table-cell>
          <table:table-cell table:number-columns-repeated="2"/>
        </table:table-row>
        <table:table-row table:style-name="ro1">
          <table:table-cell table:formula="of:=IF([.B176]=[.C17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9802), ('fr', 0.0), ('en', 0.0), ('pt', 0.0), ('es', 0.0)]</text:p>
          </table:table-cell>
          <table:table-cell office:value-type="string" calcext:value-type="string">
            <text:p><text:s/>الوضعية الإنكارية لمبرري السلطوية المصرية</text:p>
          </table:table-cell>
          <table:table-cell table:number-columns-repeated="2"/>
          <table:table-cell table:formula="of:=IF([.I176]=[.J17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الوضعية الإنكارية لمبرري السلطوية المصرية"</text:p>
          </table:table-cell>
          <table:table-cell table:number-columns-repeated="2"/>
        </table:table-row>
        <table:table-row table:style-name="ro1">
          <table:table-cell table:formula="of:=IF([.B177]=[.C1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271), ('fr', 0.0), ('en', 0.0), ('pt', 0.0), ('es', 0.0)]</text:p>
          </table:table-cell>
          <table:table-cell office:value-type="string" calcext:value-type="string">
            <text:p><text:s/>بائع الفرح <text:s/>محمد نشبت </text:p>
          </table:table-cell>
          <table:table-cell table:number-columns-repeated="2"/>
          <table:table-cell table:formula="of:=IF([.I177]=[.J1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بائع الفرح" #تدوينة "محمد نشبت" </text:p>
          </table:table-cell>
          <table:table-cell table:number-columns-repeated="2"/>
        </table:table-row>
        <table:table-row table:style-name="ro1">
          <table:table-cell table:formula="of:=IF([.B178]=[.C1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585), ('fr', 0.0), ('en', 0.0), ('pt', 0.0), ('es', 0.0)]</text:p>
          </table:table-cell>
          <table:table-cell office:value-type="string" calcext:value-type="string">
            <text:p><text:s/>برد الشتاء وأمطاره <text:s text:c="2"/>شبح جديد يواجه المواطن واللاجئ العراقي <text:s/>أحمد محمود دللي </text:p>
          </table:table-cell>
          <table:table-cell table:number-columns-repeated="2"/>
          <table:table-cell table:formula="of:=IF([.I178]=[.J1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برد الشتاء وأمطاره.. شبح جديد يواجه المواطن واللاجئ العراقي" #تدوينة "أحمد محمود دللي" </text:p>
          </table:table-cell>
          <table:table-cell table:number-columns-repeated="2"/>
        </table:table-row>
        <table:table-row table:style-name="ro1">
          <table:table-cell table:formula="of:=IF([.B179]=[.C1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7361), ('fr', 0.0), ('en', 0.0), ('pt', 0.0), ('es', 0.0)]</text:p>
          </table:table-cell>
          <table:table-cell office:value-type="string" calcext:value-type="string">
            <text:p><text:s/>بندر الزهراني <text:s/>عن <text:s/>والحاجة لحيازة المعلومة والتفنن في تحليلها <text:s text:c="2"/></text:p>
          </table:table-cell>
          <table:table-cell table:number-columns-repeated="2"/>
          <table:table-cell table:formula="of:=IF([.I179]=[.J1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بندر الزهراني" @DrBMAZ عن #السعودية و"الحاجة لحيازة المعلومة والتفنن في تحليلها" http://huff.to/1NMTu7Y <text:s/></text:p>
          </table:table-cell>
          <table:table-cell table:number-columns-repeated="2"/>
        </table:table-row>
        <table:table-row table:style-name="ro1">
          <table:table-cell table:formula="of:=IF([.B180]=[.C1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277), ('fr', 0.0), ('en', 0.0), ('pt', 0.0), ('es', 0.0)]</text:p>
          </table:table-cell>
          <table:table-cell office:value-type="string" calcext:value-type="string">
            <text:p><text:s/>جيش الإسلام يرغب في التعاون مع <text:s/>لمواجهة المسلحين الكرد في</text:p>
          </table:table-cell>
          <table:table-cell table:number-columns-repeated="2"/>
          <table:table-cell table:formula="of:=IF([.I180]=[.J1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جيش الإسلام" يرغب في التعاون مع #تركيا لمواجهة المسلحين الكرد في#سوريا</text:p>
          </table:table-cell>
          <table:table-cell table:number-columns-repeated="2"/>
        </table:table-row>
        <table:table-row table:style-name="ro1">
          <table:table-cell table:formula="of:=IF([.B181]=[.C1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4417), ('fr', 0.0), ('en', 0.0), ('pt', 0.0), ('es', 0.0)]</text:p>
          </table:table-cell>
          <table:table-cell office:value-type="string" calcext:value-type="string">
            <text:p><text:s/>حتى لا تصبح الثورة سلة مهملات لنفايات النظام</text:p>
          </table:table-cell>
          <table:table-cell table:number-columns-repeated="2"/>
          <table:table-cell table:formula="of:=IF([.I181]=[.J1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حتى لا تصبح الثورة سلة مهملات لنفايات النظام!"</text:p>
          </table:table-cell>
          <table:table-cell table:number-columns-repeated="2"/>
        </table:table-row>
        <table:table-row table:style-name="ro1">
          <table:table-cell table:formula="of:=IF([.B182]=[.C18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836), ('fr', 0.0), ('en', 0.0), ('pt', 0.0), ('es', 0.0)]</text:p>
          </table:table-cell>
          <table:table-cell office:value-type="string" calcext:value-type="string">
            <text:p><text:s/>حسن عوف يكتب <text:s/>مستقبل التعليم العربي في خطر قريب <text:s text:c="2"/>لكن إليكم الحل <text:s text:c="2"/></text:p>
          </table:table-cell>
          <table:table-cell table:number-columns-repeated="2"/>
          <table:table-cell table:formula="of:=IF([.I182]=[.J18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حسن عوف" يكتب: "مستقبل التعليم العربي في خطر قريب.. لكن إليكم الحل" http://huff.to/1McyVTg <text:s/></text:p>
          </table:table-cell>
          <table:table-cell table:number-columns-repeated="2"/>
        </table:table-row>
        <table:table-row table:style-name="ro1">
          <table:table-cell table:formula="of:=IF([.B183]=[.C18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565), ('fr', 0.0), ('en', 0.0), ('pt', 0.0), ('es', 0.0)]</text:p>
          </table:table-cell>
          <table:table-cell office:value-type="string" calcext:value-type="string">
            <text:p><text:s/>حفلة سمر مع الصدر الأعظم حافظ الأسد <text:s/>بسام جعارة</text:p>
          </table:table-cell>
          <table:table-cell table:number-columns-repeated="2"/>
          <table:table-cell table:formula="of:=IF([.I183]=[.J18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حفلة سمر مع الصدر الأعظم حافظ الأسد!" #تدوينة "بسام جعارة"</text:p>
          </table:table-cell>
          <table:table-cell table:number-columns-repeated="2"/>
        </table:table-row>
        <table:table-row table:style-name="ro1">
          <table:table-cell table:formula="of:=IF([.B184]=[.C1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7749), ('fr', 0.0), ('en', 0.0), ('pt', 0.0), ('es', 0.0)]</text:p>
          </table:table-cell>
          <table:table-cell office:value-type="string" calcext:value-type="string">
            <text:p><text:s/>حينما يفرح العربي بالإنتخابات التركية تدوينة عبدالرحمن الشهري </text:p>
          </table:table-cell>
          <table:table-cell table:number-columns-repeated="2"/>
          <table:table-cell table:formula="of:=IF([.I184]=[.J1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حينما يفرح العربي بالإنتخابات التركية" تدوينة "عبدالرحمن الشهري" @Abdurhmanshehri</text:p>
          </table:table-cell>
          <table:table-cell table:number-columns-repeated="2"/>
        </table:table-row>
        <table:table-row table:style-name="ro1">
          <table:table-cell table:formula="of:=IF([.B185]=[.C1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155), ('fr', 0.0), ('en', 0.0), ('pt', 0.0), ('es', 0.0)]</text:p>
          </table:table-cell>
          <table:table-cell office:value-type="string" calcext:value-type="string">
            <text:p><text:s/>دموع </text:p>
          </table:table-cell>
          <table:table-cell table:number-columns-repeated="2"/>
          <table:table-cell table:formula="of:=IF([.I185]=[.J1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دموع #إسراء_الطويل..!"</text:p>
          </table:table-cell>
          <table:table-cell table:number-columns-repeated="2"/>
        </table:table-row>
        <table:table-row table:style-name="ro1">
          <table:table-cell table:formula="of:=IF([.B186]=[.C1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395), ('fr', 0.0), ('en', 0.0), ('pt', 0.0), ('es', 0.0)]</text:p>
          </table:table-cell>
          <table:table-cell office:value-type="string" calcext:value-type="string">
            <text:p><text:s/>ضع ثقتك فى الله، لأنه لن يخونك أبداً تدوينة مونيكا جميل <text:s text:c="2"/></text:p>
          </table:table-cell>
          <table:table-cell table:number-columns-repeated="2"/>
          <table:table-cell table:formula="of:=IF([.I186]=[.J1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ضع ثقتك فى الله، لأنه لن يخونك أبداً" تدوينة "مونيكا جميل" http://huff.to/1Mhq7LQ <text:s/></text:p>
          </table:table-cell>
          <table:table-cell table:number-columns-repeated="2"/>
        </table:table-row>
        <table:table-row table:style-name="ro1">
          <table:table-cell table:formula="of:=IF([.B187]=[.C18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62), ('fr', 0.0), ('en', 0.0), ('pt', 0.0), ('es', 0.0)]</text:p>
          </table:table-cell>
          <table:table-cell office:value-type="string" calcext:value-type="string">
            <text:p><text:s/>عسل إسود و منيل</text:p>
          </table:table-cell>
          <table:table-cell table:number-columns-repeated="2"/>
          <table:table-cell table:formula="of:=IF([.I187]=[.J18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عسل إسود و منيل"</text:p>
          </table:table-cell>
          <table:table-cell table:number-columns-repeated="2"/>
        </table:table-row>
        <table:table-row table:style-name="ro1">
          <table:table-cell table:formula="of:=IF([.B188]=[.C1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642), ('fr', 0.0), ('en', 0.0), ('pt', 0.0), ('es', 0.0)]</text:p>
          </table:table-cell>
          <table:table-cell office:value-type="string" calcext:value-type="string">
            <text:p><text:s/>غزة وتركيا <text:s text:c="2"/>العشق المحمود <text:s/>محمد الشريف </text:p>
          </table:table-cell>
          <table:table-cell table:number-columns-repeated="2"/>
          <table:table-cell table:formula="of:=IF([.I188]=[.J1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غزة وتركيا.. العشق المحمود" #تدوينة "محمد الشريف" </text:p>
          </table:table-cell>
          <table:table-cell table:number-columns-repeated="2"/>
        </table:table-row>
        <table:table-row table:style-name="ro1">
          <table:table-cell table:formula="of:=IF([.B189]=[.C1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898), ('fr', 0.0), ('en', 0.0), ('pt', 0.0), ('es', 0.0)]</text:p>
          </table:table-cell>
          <table:table-cell office:value-type="string" calcext:value-type="string">
            <text:p><text:s/>فتاة مقاومة ومجتمع طاغية</text:p>
          </table:table-cell>
          <table:table-cell table:number-columns-repeated="2"/>
          <table:table-cell table:formula="of:=IF([.I189]=[.J1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فتاة مقاومة ومجتمع طاغية"</text:p>
          </table:table-cell>
          <table:table-cell table:number-columns-repeated="2"/>
        </table:table-row>
        <table:table-row table:style-name="ro1">
          <table:table-cell table:formula="of:=IF([.B190]=[.C19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371), ('fr', 0.0), ('en', 0.0), ('pt', 0.0), ('es', 0.0)]</text:p>
          </table:table-cell>
          <table:table-cell office:value-type="string" calcext:value-type="string">
            <text:p><text:s/>لماذا يتأخرون دائماً في الرد على رسائلي النصية؟ هل هم غاضبون مني؟ <text:s text:c="2"/></text:p>
          </table:table-cell>
          <table:table-cell table:number-columns-repeated="2"/>
          <table:table-cell table:formula="of:=IF([.I190]=[.J19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لماذا يتأخرون دائماً في الرد على رسائلي النصية؟ هل هم غاضبون مني؟" http://huff.to/1k6f1il <text:s/></text:p>
          </table:table-cell>
          <table:table-cell table:number-columns-repeated="2"/>
        </table:table-row>
        <table:table-row table:style-name="ro1">
          <table:table-cell table:formula="of:=IF([.B191]=[.C1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092), ('fr', 0.0), ('en', 0.0), ('pt', 0.0), ('es', 0.0)]</text:p>
          </table:table-cell>
          <table:table-cell office:value-type="string" calcext:value-type="string">
            <text:p><text:s/>مجرد محاولات فاشلة <text:s/>جواد عبادة</text:p>
          </table:table-cell>
          <table:table-cell table:number-columns-repeated="2"/>
          <table:table-cell table:formula="of:=IF([.I191]=[.J1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مجرد محاولات فاشلة" #تدوينة "جواد عبادة"</text:p>
          </table:table-cell>
          <table:table-cell table:number-columns-repeated="2"/>
        </table:table-row>
        <table:table-row table:style-name="ro1">
          <table:table-cell table:formula="of:=IF([.B192]=[.C1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802), ('fr', 0.0), ('en', 0.0), ('pt', 0.0), ('es', 0.0)]</text:p>
          </table:table-cell>
          <table:table-cell office:value-type="string" calcext:value-type="string">
            <text:p><text:s/>مجموعة الفن المغربية <text:s/>الأثرية تباع مقابل <text:s text:c="2"/>مليون يورو <text:s text:c="2"/>تعرف عليها</text:p>
          </table:table-cell>
          <table:table-cell table:number-columns-repeated="2"/>
          <table:table-cell table:formula="of:=IF([.I192]=[.J1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مجموعة الفن المغربية " الأثرية تباع مقابل 1,4 مليون يورو.. تعرف عليها</text:p>
          </table:table-cell>
          <table:table-cell table:number-columns-repeated="2"/>
        </table:table-row>
        <table:table-row table:style-name="ro1">
          <table:table-cell table:formula="of:=IF([.B193]=[.C19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589), ('fr', 0.0), ('en', 0.0), ('pt', 0.0), ('es', 0.0)]</text:p>
          </table:table-cell>
          <table:table-cell office:value-type="string" calcext:value-type="string">
            <text:p><text:s/>معركة لن تنتهي <text:s text:c="2"/>آية أحمد </text:p>
          </table:table-cell>
          <table:table-cell table:number-columns-repeated="2"/>
          <table:table-cell table:formula="of:=IF([.I193]=[.J19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معركة لن تنتهي.!" #تدوينة "آية أحمد" </text:p>
          </table:table-cell>
          <table:table-cell table:number-columns-repeated="2"/>
        </table:table-row>
        <table:table-row table:style-name="ro1">
          <table:table-cell table:formula="of:=IF([.B194]=[.C1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131), ('fr', 0.0), ('en', 0.0), ('pt', 0.0), ('es', 0.0)]</text:p>
          </table:table-cell>
          <table:table-cell office:value-type="string" calcext:value-type="string">
            <text:p><text:s/>نيازك الهالوين تسقط من السماء مصحوبة بضوء أخضر</text:p>
          </table:table-cell>
          <table:table-cell table:number-columns-repeated="2"/>
          <table:table-cell table:formula="of:=IF([.I194]=[.J1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"نيازك الهالوين" تسقط من السماء مصحوبة بضوء أخضر</text:p>
          </table:table-cell>
          <table:table-cell table:number-columns-repeated="2"/>
        </table:table-row>
        <table:table-row table:style-name="ro1">
          <table:table-cell table:formula="of:=IF([.B195]=[.C19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4339), ('fr', 0.0), ('en', 0.0), ('pt', 0.0), ('es', 0.0)]</text:p>
          </table:table-cell>
          <table:table-cell office:value-type="string" calcext:value-type="string">
            <text:p><text:s text:c="2"/>تدفع مصريين للمطالبة بالعودة إلى </text:p>
          </table:table-cell>
          <table:table-cell table:number-columns-repeated="2"/>
          <table:table-cell table:formula="of:=IF([.I195]=[.J19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إسراء_الطويل تدفع مصريين للمطالبة بالعودة إلى #الثورة</text:p>
          </table:table-cell>
          <table:table-cell table:number-columns-repeated="2"/>
        </table:table-row>
        <table:table-row table:style-name="ro1">
          <table:table-cell table:formula="of:=IF([.B196]=[.C19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17), ('fr', 0.0), ('en', 0.0), ('pt', 0.0), ('es', 0.0)]</text:p>
          </table:table-cell>
          <table:table-cell office:value-type="string" calcext:value-type="string">
            <text:p><text:s text:c="2"/>أقل دول فى حرية <text:s text:c="3"/></text:p>
          </table:table-cell>
          <table:table-cell table:number-columns-repeated="2"/>
          <table:table-cell table:formula="of:=IF([.I196]=[.J19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إنفوغرافيك: أقل 10 دول فى حرية #الإنترنت http://huff.to/1Mft27L <text:s/></text:p>
          </table:table-cell>
          <table:table-cell table:number-columns-repeated="2"/>
        </table:table-row>
        <table:table-row table:style-name="ro1">
          <table:table-cell table:formula="of:=IF([.B197]=[.C19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5502), ('fr', 0.0), ('en', 0.0), ('pt', 0.0), ('es', 0.0)]</text:p>
          </table:table-cell>
          <table:table-cell office:value-type="string" calcext:value-type="string">
            <text:p><text:s text:c="2"/>الشعوب الأكثر والأقل تسامحا مع المهاجرين</text:p>
          </table:table-cell>
          <table:table-cell table:number-columns-repeated="2"/>
          <table:table-cell table:formula="of:=IF([.I197]=[.J19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إنفوغرافيك: الشعوب الأكثر والأقل تسامحا مع المهاجرين</text:p>
          </table:table-cell>
          <table:table-cell table:number-columns-repeated="2"/>
        </table:table-row>
        <table:table-row table:style-name="ro1">
          <table:table-cell table:formula="of:=IF([.B198]=[.C19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395), ('fr', 0.0), ('en', 0.0), ('pt', 0.0), ('es', 0.0)]</text:p>
          </table:table-cell>
          <table:table-cell office:value-type="string" calcext:value-type="string">
            <text:p><text:s text:c="2"/>ترفض التعاون مع <text:s/>حول <text:s text:c="3"/></text:p>
          </table:table-cell>
          <table:table-cell table:number-columns-repeated="2"/>
          <table:table-cell table:formula="of:=IF([.I198]=[.J19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إيران ترفض التعاون مع #أميركا حول #سوريا http://huff.to/1QcD2Ar <text:s/></text:p>
          </table:table-cell>
          <table:table-cell table:number-columns-repeated="2"/>
        </table:table-row>
        <table:table-row table:style-name="ro1">
          <table:table-cell table:formula="of:=IF([.B199]=[.C19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201), ('fr', 0.0), ('en', 0.0), ('pt', 0.0), ('es', 0.0)]</text:p>
          </table:table-cell>
          <table:table-cell office:value-type="string" calcext:value-type="string">
            <text:p><text:s text:c="2"/>مهندس غزو <text:s text:c="4"/>أهم محطات حياته <text:s text:c="2"/></text:p>
          </table:table-cell>
          <table:table-cell table:number-columns-repeated="2"/>
          <table:table-cell table:formula="of:=IF([.I199]=[.J19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حمد_الجلبي مهندس غزو #العراق .. أهم محطات حياته http://huff.to/1MHAKcS <text:s/></text:p>
          </table:table-cell>
          <table:table-cell table:number-columns-repeated="2"/>
        </table:table-row>
        <table:table-row table:style-name="ro1">
          <table:table-cell table:formula="of:=IF([.B200]=[.C200];1;0)"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), ('en', 0.0), ('ar', 0.0), ('pt', 0.0), ('es', 0.0)]</text:p>
          </table:table-cell>
          <table:table-cell table:number-columns-repeated="3"/>
          <table:table-cell table:formula="of:=IF([.I200]=[.J20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سكندريه_بتغرق </text:p>
          </table:table-cell>
          <table:table-cell table:number-columns-repeated="2"/>
        </table:table-row>
        <table:table-row table:style-name="ro1">
          <table:table-cell table:formula="of:=IF([.B201]=[.C20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913), ('fr', 0.0), ('en', 0.0), ('pt', 0.0), ('es', 0.0)]</text:p>
          </table:table-cell>
          <table:table-cell office:value-type="string" calcext:value-type="string">
            <text:p><text:s text:c="2"/>حملة فلسطينية لمقاطعة البضائع الإسرائيلية <text:s text:c="2"/></text:p>
          </table:table-cell>
          <table:table-cell table:number-columns-repeated="2"/>
          <table:table-cell table:formula="of:=IF([.I201]=[.J20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طردهم.. حملة فلسطينية لمقاطعة البضائع الإسرائيلية http://huff.to/1WzGRPS <text:s/></text:p>
          </table:table-cell>
          <table:table-cell table:number-columns-repeated="2"/>
        </table:table-row>
        <table:table-row table:style-name="ro1">
          <table:table-cell table:formula="of:=IF([.B202]=[.C20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061), ('fr', 0.0), ('en', 0.0), ('pt', 0.0), ('es', 0.0)]</text:p>
          </table:table-cell>
          <table:table-cell office:value-type="string" calcext:value-type="string">
            <text:p><text:s text:c="2"/>يعزز قواته في <text:s/>اليمنية استعداداً لمعركة فاصلة</text:p>
          </table:table-cell>
          <table:table-cell table:number-columns-repeated="2"/>
          <table:table-cell table:formula="of:=IF([.I202]=[.J20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لتحالف_العربي يعزز قواته في #تعز اليمنية استعداداً لمعركة فاصلة</text:p>
          </table:table-cell>
          <table:table-cell table:number-columns-repeated="2"/>
        </table:table-row>
        <table:table-row table:style-name="ro1">
          <table:table-cell table:formula="of:=IF([.B203]=[.C20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913), ('fr', 0.0), ('en', 0.0), ('pt', 0.0), ('es', 0.0)]</text:p>
          </table:table-cell>
          <table:table-cell office:value-type="string" calcext:value-type="string">
            <text:p><text:s text:c="2"/>صحة الشرقية تنفي التعرض لمذهب ممرضة الآذان الشيعي <text:s text:c="2"/></text:p>
          </table:table-cell>
          <table:table-cell table:number-columns-repeated="2"/>
          <table:table-cell table:formula="of:=IF([.I203]=[.J20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لسعودية: "صحة الشرقية" تنفي التعرض لمذهب ممرضة "الآذان الشيعي" http://huff.to/1Wzngzg <text:s/></text:p>
          </table:table-cell>
          <table:table-cell table:number-columns-repeated="2"/>
        </table:table-row>
        <table:table-row table:style-name="ro1">
          <table:table-cell table:formula="of:=IF([.B204]=[.C20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744), ('fr', 0.0), ('en', 0.0), ('pt', 0.0), ('es', 0.0)]</text:p>
          </table:table-cell>
          <table:table-cell office:value-type="string" calcext:value-type="string">
            <text:p><text:s text:c="2"/>يدعو الحلف الأطلسي للتدخل في ليبيا</text:p>
          </table:table-cell>
          <table:table-cell table:number-columns-repeated="2"/>
          <table:table-cell table:formula="of:=IF([.I204]=[.J20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لسيسي يدعو الحلف الأطلسي للتدخل في ليبيا</text:p>
          </table:table-cell>
          <table:table-cell table:number-columns-repeated="2"/>
        </table:table-row>
        <table:table-row table:style-name="ro1">
          <table:table-cell table:formula="of:=IF([.B205]=[.C20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7361), ('fr', 0.0), ('en', 0.0), ('pt', 0.0), ('es', 0.0)]</text:p>
          </table:table-cell>
          <table:table-cell office:value-type="string" calcext:value-type="string">
            <text:p><text:s text:c="2"/>العزوف عن المشاركة في الانتخابات ليس دليلاً على اليأس من حكمي</text:p>
          </table:table-cell>
          <table:table-cell table:number-columns-repeated="2"/>
          <table:table-cell table:formula="of:=IF([.I205]=[.J20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لسيسي: العزوف عن المشاركة في الانتخابات ليس دليلاً على اليأس من حكمي</text:p>
          </table:table-cell>
          <table:table-cell table:number-columns-repeated="2"/>
        </table:table-row>
        <table:table-row table:style-name="ro1">
          <table:table-cell table:formula="of:=IF([.B206]=[.C20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279), ('fr', 0.0), ('en', 0.0), ('pt', 0.0), ('es', 0.0)]</text:p>
          </table:table-cell>
          <table:table-cell office:value-type="string" calcext:value-type="string">
            <text:p><text:s text:c="2"/>تواجه مخاوفها برقم ساخن للإبلاغ عن الجواسيس <text:s text:c="2"/></text:p>
          </table:table-cell>
          <table:table-cell table:number-columns-repeated="2"/>
          <table:table-cell table:formula="of:=IF([.I206]=[.J20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لصين تواجه مخاوفها برقم ساخن للإبلاغ عن الجواسيس http://huff.to/1k5fDVF <text:s/></text:p>
          </table:table-cell>
          <table:table-cell table:number-columns-repeated="2"/>
        </table:table-row>
        <table:table-row table:style-name="ro1">
          <table:table-cell table:formula="of:=IF([.B207]=[.C20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518), ('fr', 0.0), ('en', 0.0), ('pt', 0.0), ('es', 0.0)]</text:p>
          </table:table-cell>
          <table:table-cell office:value-type="string" calcext:value-type="string">
            <text:p><text:s text:c="2"/>يدعو لتوحيد <text:s/>و <text:s/>لمواجهة روسيا وأميركا وإيران في <text:s text:c="3"/></text:p>
          </table:table-cell>
          <table:table-cell table:number-columns-repeated="2"/>
          <table:table-cell table:formula="of:=IF([.I207]=[.J20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لظواهري يدعو لتوحيد #القاعدة و #داعش لمواجهة روسيا وأميركا وإيران في #سوريا http://huff.to/1N8Ynp9 <text:s/></text:p>
          </table:table-cell>
          <table:table-cell table:number-columns-repeated="2"/>
        </table:table-row>
        <table:table-row table:style-name="ro1">
          <table:table-cell table:formula="of:=IF([.B208]=[.C20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349), ('fr', 0.0), ('en', 0.0), ('pt', 0.0), ('es', 0.0)]</text:p>
          </table:table-cell>
          <table:table-cell office:value-type="string" calcext:value-type="string">
            <text:p><text:s text:c="2"/>يقود <text:s/>بمفرده مجدداً</text:p>
          </table:table-cell>
          <table:table-cell table:number-columns-repeated="2"/>
          <table:table-cell table:formula="of:=IF([.I208]=[.J20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لعدالة_والتنمية يقود #تركيا بمفرده مجدداً</text:p>
          </table:table-cell>
          <table:table-cell table:number-columns-repeated="2"/>
        </table:table-row>
        <table:table-row table:style-name="ro1">
          <table:table-cell table:formula="of:=IF([.B209]=[.C20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504), ('fr', 0.0), ('en', 0.0), ('pt', 0.0), ('es', 0.0)]</text:p>
          </table:table-cell>
          <table:table-cell office:value-type="string" calcext:value-type="string">
            <text:p><text:s text:c="3"/>إذا لم تفشل فافعل ما شئت</text:p>
          </table:table-cell>
          <table:table-cell table:number-columns-repeated="2"/>
          <table:table-cell table:formula="of:=IF([.I209]=[.J20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لفشل_علمني | إذا لم تفشل فافعل ما شئت</text:p>
          </table:table-cell>
          <table:table-cell table:number-columns-repeated="2"/>
        </table:table-row>
        <table:table-row table:style-name="ro1">
          <table:table-cell table:formula="of:=IF([.B210]=[.C2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426), ('fr', 0.0), ('en', 0.0), ('pt', 0.0), ('es', 0.0)]</text:p>
          </table:table-cell>
          <table:table-cell office:value-type="string" calcext:value-type="string">
            <text:p><text:s text:c="3"/>تعلمت برمجة مصيري</text:p>
          </table:table-cell>
          <table:table-cell table:number-columns-repeated="2"/>
          <table:table-cell table:formula="of:=IF([.I210]=[.J2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لفشل_علمني | تعلمت برمجة مصيري</text:p>
          </table:table-cell>
          <table:table-cell table:number-columns-repeated="2"/>
        </table:table-row>
        <table:table-row table:style-name="ro1">
          <table:table-cell table:formula="of:=IF([.B211]=[.C2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092), ('fr', 0.0), ('en', 0.0), ('pt', 0.0), ('es', 0.0)]</text:p>
          </table:table-cell>
          <table:table-cell office:value-type="string" calcext:value-type="string">
            <text:p><text:s text:c="2"/>الصراع من أجل الذات</text:p>
          </table:table-cell>
          <table:table-cell table:number-columns-repeated="2"/>
          <table:table-cell table:formula="of:=IF([.I211]=[.J2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لفشل_علمني| "الصراع من أجل الذات"</text:p>
          </table:table-cell>
          <table:table-cell table:number-columns-repeated="2"/>
        </table:table-row>
        <table:table-row table:style-name="ro1">
          <table:table-cell table:formula="of:=IF([.B212]=[.C2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589), ('fr', 0.0), ('en', 0.0), ('pt', 0.0), ('es', 0.0)]</text:p>
          </table:table-cell>
          <table:table-cell office:value-type="string" calcext:value-type="string">
            <text:p><text:s text:c="2"/>يُعلن <text:s text:c="2"/>وماليزيا تلعبان مع <text:s/>بملعب محايد</text:p>
          </table:table-cell>
          <table:table-cell table:number-columns-repeated="2"/>
          <table:table-cell table:formula="of:=IF([.I212]=[.J2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لفيفا يُعلن: #السعودية وماليزيا تلعبان مع #فلسطين بملعب محايد</text:p>
          </table:table-cell>
          <table:table-cell table:number-columns-repeated="2"/>
        </table:table-row>
        <table:table-row table:style-name="ro1">
          <table:table-cell table:formula="of:=IF([.B213]=[.C21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16), ('fr', 0.0), ('en', 0.0), ('pt', 0.0), ('es', 0.0)]</text:p>
          </table:table-cell>
          <table:table-cell office:value-type="string" calcext:value-type="string">
            <text:p><text:s text:c="2"/>أكبر المستفيدين من انقسامات الحزب الحاكم في </text:p>
          </table:table-cell>
          <table:table-cell table:number-columns-repeated="2"/>
          <table:table-cell table:formula="of:=IF([.I213]=[.J21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النهضة أكبر المستفيدين من انقسامات الحزب الحاكم في #تونس</text:p>
          </table:table-cell>
          <table:table-cell table:number-columns-repeated="2"/>
        </table:table-row>
        <table:table-row table:style-name="ro1">
          <table:table-cell table:formula="of:=IF([.B214]=[.C2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356), ('fr', 0.0), ('en', 0.0), ('pt', 0.0), ('es', 0.0)]</text:p>
          </table:table-cell>
          <table:table-cell office:value-type="string" calcext:value-type="string">
            <text:p><text:s text:c="2"/>يعتذر عن طريقة احتفال لاعبيه بالـ </text:p>
          </table:table-cell>
          <table:table-cell table:number-columns-repeated="2"/>
          <table:table-cell table:formula="of:=IF([.I214]=[.J2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برشلونة يعتذر عن طريقة احتفال لاعبيه بالـ #هالوين</text:p>
          </table:table-cell>
          <table:table-cell table:number-columns-repeated="2"/>
        </table:table-row>
        <table:table-row table:style-name="ro1">
          <table:table-cell table:formula="of:=IF([.B215]=[.C2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356), ('fr', 0.0), ('en', 0.0), ('pt', 0.0), ('es', 0.0)]</text:p>
          </table:table-cell>
          <table:table-cell office:value-type="string" calcext:value-type="string">
            <text:p><text:s text:c="2"/>يعتذر عن طريقة احتفال لاعبيه بالـ <text:s text:c="3"/></text:p>
          </table:table-cell>
          <table:table-cell table:number-columns-repeated="2"/>
          <table:table-cell table:formula="of:=IF([.I215]=[.J2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برشلونة يعتذر عن طريقة احتفال لاعبيه بالـ #هالوين http://huff.to/1WtKoPC <text:s/></text:p>
          </table:table-cell>
          <table:table-cell table:number-columns-repeated="2"/>
        </table:table-row>
        <table:table-row table:style-name="ro1">
          <table:table-cell table:formula="of:=IF([.B216]=[.C216];1;0)"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), ('en', 0.0), ('ar', 0.0), ('pt', 0.0), ('es', 0.0)]</text:p>
          </table:table-cell>
          <table:table-cell table:number-columns-repeated="3"/>
          <table:table-cell table:formula="of:=IF([.I216]=[.J21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تركيا_تنتخب </text:p>
          </table:table-cell>
          <table:table-cell table:number-columns-repeated="2"/>
        </table:table-row>
        <table:table-row table:style-name="ro1">
          <table:table-cell table:formula="of:=IF([.B217]=[.C2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356), ('fr', 0.0), ('en', 0.0), ('pt', 0.0), ('es', 0.0)]</text:p>
          </table:table-cell>
          <table:table-cell office:value-type="string" calcext:value-type="string">
            <text:p><text:s text:c="2"/>في معقل القاعدة</text:p>
          </table:table-cell>
          <table:table-cell table:number-columns-repeated="2"/>
          <table:table-cell table:formula="of:=IF([.I217]=[.J2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تشابالا في معقل القاعدة</text:p>
          </table:table-cell>
          <table:table-cell table:number-columns-repeated="2"/>
        </table:table-row>
        <table:table-row table:style-name="ro1">
          <table:table-cell table:formula="of:=IF([.B218]=[.C2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5269), ('fr', 0.0), ('en', 0.0), ('pt', 0.0), ('es', 0.0)]</text:p>
          </table:table-cell>
          <table:table-cell office:value-type="string" calcext:value-type="string">
            <text:p><text:s text:c="2"/>الشرطة تتظاهر لتحسين أوضاعها المالية <text:s text:c="2"/></text:p>
          </table:table-cell>
          <table:table-cell table:number-columns-repeated="2"/>
          <table:table-cell table:formula="of:=IF([.I218]=[.J2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تونس: الشرطة تتظاهر لتحسين أوضاعها المالية http://huff.to/1MhLcWr <text:s/></text:p>
          </table:table-cell>
          <table:table-cell table:number-columns-repeated="2"/>
        </table:table-row>
        <table:table-row table:style-name="ro1">
          <table:table-cell table:formula="of:=IF([.B219]=[.C21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238), ('fr', 0.0), ('en', 0.0), ('pt', 0.0), ('es', 0.0)]</text:p>
          </table:table-cell>
          <table:table-cell office:value-type="string" calcext:value-type="string">
            <text:p><text:s text:c="2"/>القلب رمز عالمي يتجاوز اللغات والثقافات، ويسهِّل التواصل بين الناس <text:s text:c="2"/></text:p>
          </table:table-cell>
          <table:table-cell table:number-columns-repeated="2"/>
          <table:table-cell table:formula="of:=IF([.I219]=[.J21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تويتر: "القلب رمز عالمي يتجاوز اللغات والثقافات، ويسهِّل التواصل بين الناس" http://huff.to/1MfkY6X <text:s/></text:p>
          </table:table-cell>
          <table:table-cell table:number-columns-repeated="2"/>
        </table:table-row>
        <table:table-row table:style-name="ro1">
          <table:table-cell table:formula="of:=IF([.B220]=[.C2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317), ('fr', 0.0), ('en', 0.0), ('pt', 0.0), ('es', 0.0)]</text:p>
          </table:table-cell>
          <table:table-cell office:value-type="string" calcext:value-type="string">
            <text:p><text:s text:c="2"/>تتصدر تويتر وسط رفض البعض <text:s text:c="2"/></text:p>
          </table:table-cell>
          <table:table-cell table:number-columns-repeated="2"/>
          <table:table-cell table:formula="of:=IF([.I220]=[.J2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حملة_لوني_عبايتك تتصدر تويتر وسط رفض البعض http://huff.to/1MaE5M6 <text:s/></text:p>
          </table:table-cell>
          <table:table-cell table:number-columns-repeated="2"/>
        </table:table-row>
        <table:table-row table:style-name="ro1">
          <table:table-cell table:formula="of:=IF([.B221]=[.C2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828), ('fr', 0.0), ('en', 0.0), ('pt', 0.0), ('es', 0.0)]</text:p>
          </table:table-cell>
          <table:table-cell office:value-type="string" calcext:value-type="string">
            <text:p><text:s text:c="2"/>وزواج الرسول <text:s text:c="2"/>حملة لتكفير ناشطة كويتية محجبة على <text:s text:c="3"/></text:p>
          </table:table-cell>
          <table:table-cell table:number-columns-repeated="2"/>
          <table:table-cell table:formula="of:=IF([.I221]=[.J2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داعش وزواج الرسول.. حملة لتكفير ناشطة كويتية محجبة على #سارة_الدريس_تسيء_إلى_النبي http://huff.to/1MffKrZ <text:s/></text:p>
          </table:table-cell>
          <table:table-cell table:number-columns-repeated="2"/>
        </table:table-row>
        <table:table-row table:style-name="ro1">
          <table:table-cell table:formula="of:=IF([.B222]=[.C2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976), ('fr', 0.0), ('en', 0.0), ('pt', 0.0), ('es', 0.0)]</text:p>
          </table:table-cell>
          <table:table-cell office:value-type="string" calcext:value-type="string">
            <text:p><text:s text:c="2"/>أفضل مدينة للاحتفال برأس سنة <text:s text:c="3"/>فماذا تزور؟</text:p>
          </table:table-cell>
          <table:table-cell table:number-columns-repeated="2"/>
          <table:table-cell table:formula="of:=IF([.I222]=[.J2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دبي أفضل مدينة للاحتفال برأس سنة 2016.. فماذا تزور؟</text:p>
          </table:table-cell>
          <table:table-cell table:number-columns-repeated="2"/>
        </table:table-row>
        <table:table-row table:style-name="ro1">
          <table:table-cell table:formula="of:=IF([.B223]=[.C223];1;0)"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), ('en', 0.0), ('ar', 0.0), ('pt', 0.0), ('es', 0.0)]</text:p>
          </table:table-cell>
          <table:table-cell office:value-type="string" calcext:value-type="string">
            <text:p>羫</text:p>
          </table:table-cell>
          <table:table-cell table:number-columns-repeated="2"/>
          <table:table-cell table:formula="of:=IF([.I223]=[.J2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راجعين_الميدان</text:p>
          </table:table-cell>
          <table:table-cell table:number-columns-repeated="2"/>
        </table:table-row>
        <table:table-row table:style-name="ro1">
          <table:table-cell table:formula="of:=IF([.B224]=[.C22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79), ('fr', 0.0), ('en', 0.0), ('pt', 0.0), ('es', 0.0)]</text:p>
          </table:table-cell>
          <table:table-cell office:value-type="string" calcext:value-type="string">
            <text:p><text:s text:c="2"/>يشعل روح الثورة في <text:s/>مرة أخرى</text:p>
          </table:table-cell>
          <table:table-cell table:number-columns-repeated="2"/>
          <table:table-cell table:formula="of:=IF([.I224]=[.J22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راجعين_الميدان يشعل روح الثورة في #مصر مرة أخرى</text:p>
          </table:table-cell>
          <table:table-cell table:number-columns-repeated="2"/>
        </table:table-row>
        <table:table-row table:style-name="ro1">
          <table:table-cell table:formula="of:=IF([.B225]=[.C22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79), ('fr', 0.0), ('en', 0.0), ('pt', 0.0), ('es', 0.0)]</text:p>
          </table:table-cell>
          <table:table-cell office:value-type="string" calcext:value-type="string">
            <text:p><text:s text:c="2"/>يشعل روح الثورة في <text:s/>مرة أخرى</text:p>
          </table:table-cell>
          <table:table-cell table:number-columns-repeated="2"/>
          <table:table-cell table:formula="of:=IF([.I225]=[.J22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راجعين_الميدان يشعل روح الثورة في #مصر مرة أخرى</text:p>
          </table:table-cell>
          <table:table-cell table:number-columns-repeated="2"/>
        </table:table-row>
        <table:table-row table:style-name="ro1">
          <table:table-cell table:formula="of:=IF([.B226]=[.C226];1;0)"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), ('en', 0.0), ('ar', 0.0), ('pt', 0.0), ('es', 0.0)]</text:p>
          </table:table-cell>
          <table:table-cell office:value-type="string" calcext:value-type="string">
            <text:p>羫</text:p>
          </table:table-cell>
          <table:table-cell table:number-columns-repeated="2"/>
          <table:table-cell table:formula="of:=IF([.I226]=[.J2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رجعولنا_الفيفوريت</text:p>
          </table:table-cell>
          <table:table-cell table:number-columns-repeated="2"/>
        </table:table-row>
        <table:table-row table:style-name="ro1">
          <table:table-cell table:formula="of:=IF([.B227]=[.C22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819), ('fr', 0.0), ('en', 0.0), ('pt', 0.0), ('es', 0.0)]</text:p>
          </table:table-cell>
          <table:table-cell office:value-type="string" calcext:value-type="string">
            <text:p><text:s text:c="2"/>طعن إسرائيليين قرب تل أبيب والشرطة الإسرائيلية تعتقل الشاب الفلسطيني منفذ العملية</text:p>
          </table:table-cell>
          <table:table-cell table:number-columns-repeated="2"/>
          <table:table-cell table:formula="of:=IF([.I227]=[.J22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عاجل: "طعن 3 إسرائيليين قرب تل أبيب والشرطة الإسرائيلية تعتقل الشاب الفلسطيني منفذ العملية"</text:p>
          </table:table-cell>
          <table:table-cell table:number-columns-repeated="2"/>
        </table:table-row>
        <table:table-row table:style-name="ro1">
          <table:table-cell table:formula="of:=IF([.B228]=[.C22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9764), ('fr', 0.0), ('en', 0.0), ('pt', 0.0), ('es', 0.0)]</text:p>
          </table:table-cell>
          <table:table-cell office:value-type="string" calcext:value-type="string">
            <text:p><text:s text:c="2"/>الاستخبارات الأميركية <text:s/>لا مؤشرات حتى الآن على تحطم الطائرة الروسية في سيناء بسبب عمل إرهابي </text:p>
          </table:table-cell>
          <table:table-cell table:number-columns-repeated="2"/>
          <table:table-cell table:formula="of:=IF([.I228]=[.J22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عاجل: الاستخبارات الأميركية: لا مؤشرات حتى الآن على تحطم الطائرة الروسية في سيناء بسبب عمل "إرهابي" </text:p>
          </table:table-cell>
          <table:table-cell table:number-columns-repeated="2"/>
        </table:table-row>
        <table:table-row table:style-name="ro1">
          <table:table-cell table:formula="of:=IF([.B229]=[.C22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7013), ('fr', 0.0), ('en', 0.0), ('pt', 0.0), ('es', 0.0)]</text:p>
          </table:table-cell>
          <table:table-cell office:value-type="string" calcext:value-type="string">
            <text:p><text:s text:c="2"/>الشرطة الإسرائيلية تطلق النار على فلسطيني بعد أن طعن إسرائيلياً في مدينة </text:p>
          </table:table-cell>
          <table:table-cell table:number-columns-repeated="2"/>
          <table:table-cell table:formula="of:=IF([.I229]=[.J22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عاجل: الشرطة الإسرائيلية تطلق النار على فلسطيني بعد أن طعن إسرائيلياً في مدينة #نتانيا</text:p>
          </table:table-cell>
          <table:table-cell table:number-columns-repeated="2"/>
        </table:table-row>
        <table:table-row table:style-name="ro1">
          <table:table-cell table:formula="of:=IF([.B230]=[.C23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7555), ('fr', 0.0), ('en', 0.0), ('pt', 0.0), ('es', 0.0)]</text:p>
          </table:table-cell>
          <table:table-cell office:value-type="string" calcext:value-type="string">
            <text:p><text:s text:c="2"/>سيارة المستقبل تراقب الطريق وإشارة المرور وتكشف الأمطار والرياح</text:p>
          </table:table-cell>
          <table:table-cell table:number-columns-repeated="2"/>
          <table:table-cell table:formula="of:=IF([.I230]=[.J23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"سيارة المستقبل" تراقب الطريق وإشارة المرور وتكشف الأمطار والرياح</text:p>
          </table:table-cell>
          <table:table-cell table:number-columns-repeated="2"/>
        </table:table-row>
        <table:table-row table:style-name="ro1">
          <table:table-cell table:formula="of:=IF([.B231]=[.C23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7749), ('fr', 0.0), ('en', 0.0), ('pt', 0.0), ('es', 0.0)]</text:p>
          </table:table-cell>
          <table:table-cell office:value-type="string" calcext:value-type="string">
            <text:p><text:s text:c="2"/>أفغانية في الرابع عشر من العمر تناضل لحقوق الأطفال رُشحت لجائزة دولية <text:s text:c="2"/>هذه قصتها</text:p>
          </table:table-cell>
          <table:table-cell table:number-columns-repeated="2"/>
          <table:table-cell table:formula="of:=IF([.I231]=[.J23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أفغانية في الرابع عشر من العمر تناضل لحقوق الأطفال رُشحت لجائزة دولية.. هذه قصتها</text:p>
          </table:table-cell>
          <table:table-cell table:number-columns-repeated="2"/>
        </table:table-row>
        <table:table-row table:style-name="ro1">
          <table:table-cell table:formula="of:=IF([.B232]=[.C2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4533), ('fr', 0.0), ('en', 0.0), ('pt', 0.0), ('es', 0.0)]</text:p>
          </table:table-cell>
          <table:table-cell office:value-type="string" calcext:value-type="string">
            <text:p><text:s text:c="2"/>إعصار <text:s/>يباغت أهالي جزيرة سقطرى اليمنية ويخلف أضراراً مادية كبيرة</text:p>
          </table:table-cell>
          <table:table-cell table:number-columns-repeated="2"/>
          <table:table-cell table:formula="of:=IF([.I232]=[.J2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إعصار #تشابالا يباغت أهالي جزيرة سقطرى اليمنية ويخلف أضراراً مادية كبيرة</text:p>
          </table:table-cell>
          <table:table-cell table:number-columns-repeated="2"/>
        </table:table-row>
        <table:table-row table:style-name="ro1">
          <table:table-cell table:formula="of:=IF([.B233]=[.C23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371), ('fr', 0.0), ('en', 0.0), ('pt', 0.0), ('es', 0.0)]</text:p>
          </table:table-cell>
          <table:table-cell office:value-type="string" calcext:value-type="string">
            <text:p><text:s text:c="2"/>ابتكارات مذهلة بمعرض بكين الدولي للثقافة والإبداع الصناعي <text:s text:c="2"/></text:p>
          </table:table-cell>
          <table:table-cell table:number-columns-repeated="2"/>
          <table:table-cell table:formula="of:=IF([.I233]=[.J23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ابتكارات مذهلة بمعرض بكين الدولي للثقافة والإبداع الصناعي http://huff.to/1WudE94 <text:s/></text:p>
          </table:table-cell>
          <table:table-cell table:number-columns-repeated="2"/>
        </table:table-row>
        <table:table-row table:style-name="ro1">
          <table:table-cell table:formula="of:=IF([.B234]=[.C2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11158), ('fr', 0.0), ('en', 0.0), ('pt', 0.0), ('es', 0.0)]</text:p>
          </table:table-cell>
          <table:table-cell office:value-type="string" calcext:value-type="string">
            <text:p><text:s text:c="2"/>الأزهارُ مكوِّن أساسيٌّ في المأكولات الراقية <text:s text:c="2"/>هكذا تنقل من المزارع إلى المطابخ</text:p>
          </table:table-cell>
          <table:table-cell table:number-columns-repeated="2"/>
          <table:table-cell table:formula="of:=IF([.I234]=[.J2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الأزهارُ مكوِّن أساسيٌّ في المأكولات الراقية.. هكذا تنقل من المزارع إلى المطابخ</text:p>
          </table:table-cell>
          <table:table-cell table:number-columns-repeated="2"/>
        </table:table-row>
        <table:table-row table:style-name="ro1">
          <table:table-cell table:formula="of:=IF([.B235]=[.C2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16), ('fr', 0.0), ('en', 0.0), ('pt', 0.0), ('es', 0.0)]</text:p>
          </table:table-cell>
          <table:table-cell office:value-type="string" calcext:value-type="string">
            <text:p><text:s text:c="2"/>البولنديون يزورون القبور حاملين آلاف الشموع المضاءة احتفالاً بالهالوين</text:p>
          </table:table-cell>
          <table:table-cell table:number-columns-repeated="2"/>
          <table:table-cell table:formula="of:=IF([.I235]=[.J2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البولنديون يزورون القبور حاملين آلاف الشموع المضاءة احتفالاً بالهالوين</text:p>
          </table:table-cell>
          <table:table-cell table:number-columns-repeated="2"/>
        </table:table-row>
        <table:table-row table:style-name="ro1">
          <table:table-cell table:formula="of:=IF([.B236]=[.C23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635), ('fr', 0.0), ('en', 0.0), ('pt', 0.0), ('es', 0.0)]</text:p>
          </table:table-cell>
          <table:table-cell office:value-type="string" calcext:value-type="string">
            <text:p><text:s text:c="2"/>الصناديق السوداء داخل طائرات النقل <text:s text:c="2"/>فيديو بياني</text:p>
          </table:table-cell>
          <table:table-cell table:number-columns-repeated="2"/>
          <table:table-cell table:formula="of:=IF([.I236]=[.J23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الصناديق السوداء داخل طائرات النقل.. فيديو بياني</text:p>
          </table:table-cell>
          <table:table-cell table:number-columns-repeated="2"/>
        </table:table-row>
        <table:table-row table:style-name="ro1">
          <table:table-cell table:formula="of:=IF([.B237]=[.C23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554), ('fr', 0.0), ('en', 0.0), ('pt', 0.0), ('es', 0.0)]</text:p>
          </table:table-cell>
          <table:table-cell office:value-type="string" calcext:value-type="string">
            <text:p><text:s text:c="2"/>الفضاء الدوليةمحطة لمراقبة العالم من بعيد <text:s/>تعرف عليها</text:p>
          </table:table-cell>
          <table:table-cell table:number-columns-repeated="2"/>
          <table:table-cell table:formula="of:=IF([.I237]=[.J23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الفضاء الدولية"محطة لمراقبة العالم من بعيد"..تعرف عليها</text:p>
          </table:table-cell>
          <table:table-cell table:number-columns-repeated="2"/>
        </table:table-row>
        <table:table-row table:style-name="ro1">
          <table:table-cell table:formula="of:=IF([.B238]=[.C23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131), ('fr', 0.0), ('en', 0.0), ('pt', 0.0), ('es', 0.0)]</text:p>
          </table:table-cell>
          <table:table-cell office:value-type="string" calcext:value-type="string">
            <text:p><text:s text:c="2"/>القمر الدامي العظيم ستحظى بمشاهدته بعد عاما <text:s text:c="2"/>شرح تفصيلي</text:p>
          </table:table-cell>
          <table:table-cell table:number-columns-repeated="2"/>
          <table:table-cell table:formula="of:=IF([.I238]=[.J23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القمر الدامي العظيم ستحظى بمشاهدته بعد 17 عاما.. شرح تفصيلي</text:p>
          </table:table-cell>
          <table:table-cell table:number-columns-repeated="2"/>
        </table:table-row>
        <table:table-row table:style-name="ro1">
          <table:table-cell table:formula="of:=IF([.B239]=[.C23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4339), ('fr', 0.0), ('en', 0.0), ('pt', 0.0), ('es', 0.0)]</text:p>
          </table:table-cell>
          <table:table-cell office:value-type="string" calcext:value-type="string">
            <text:p><text:s text:c="2"/>تغلب على إدمان المخدرات بسهولة <text:s/>شاهد</text:p>
          </table:table-cell>
          <table:table-cell table:number-columns-repeated="2"/>
          <table:table-cell table:formula="of:=IF([.I239]=[.J23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تغلب على "إدمان المخدرات" بسهولة..شاهد</text:p>
          </table:table-cell>
          <table:table-cell table:number-columns-repeated="2"/>
        </table:table-row>
        <table:table-row table:style-name="ro1">
          <table:table-cell table:formula="of:=IF([.B240]=[.C2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782), ('fr', 0.00232), ('es', 0.00228), ('pt', 0.00213), ('en', 0.00195)]</text:p>
          </table:table-cell>
          <table:table-cell office:value-type="string" calcext:value-type="string">
            <text:p><text:s text:c="2"/>تقليد شرقي غير كوميدي لأغنية hello</text:p>
          </table:table-cell>
          <table:table-cell table:number-columns-repeated="2"/>
          <table:table-cell table:formula="of:=IF([.I240]=[.J2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تقليد شرقي "غير كوميدي" لأغنية Hello</text:p>
          </table:table-cell>
          <table:table-cell table:number-columns-repeated="2"/>
        </table:table-row>
        <table:table-row table:style-name="ro1">
          <table:table-cell table:formula="of:=IF([.B241]=[.C2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395), ('fr', 0.0), ('en', 0.0), ('pt', 0.0), ('es', 0.0)]</text:p>
          </table:table-cell>
          <table:table-cell office:value-type="string" calcext:value-type="string">
            <text:p><text:s text:c="2"/>ثلاثة شباب يقدمون عرضا مُدهشا لمهارة ألعاب الخفة <text:s text:c="2"/>شاهد</text:p>
          </table:table-cell>
          <table:table-cell table:number-columns-repeated="2"/>
          <table:table-cell table:formula="of:=IF([.I241]=[.J2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ثلاثة شباب يقدمون عرضا مُدهشا لمهارة ألعاب الخفة.. شاهد</text:p>
          </table:table-cell>
          <table:table-cell table:number-columns-repeated="2"/>
        </table:table-row>
        <table:table-row table:style-name="ro1">
          <table:table-cell table:formula="of:=IF([.B242]=[.C2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673), ('fr', 0.0), ('en', 0.0), ('pt', 0.0), ('es', 0.0)]</text:p>
          </table:table-cell>
          <table:table-cell office:value-type="string" calcext:value-type="string">
            <text:p><text:s text:c="2"/>حشود <text:s/>تعبر حدود كرواتيا وسلوفينيا سيراً على الأقدام <text:s text:c="2"/></text:p>
          </table:table-cell>
          <table:table-cell table:number-columns-repeated="2"/>
          <table:table-cell table:formula="of:=IF([.I242]=[.J2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حشود #اللاجئين_السوريين تعبر حدود كرواتيا وسلوفينيا سيراً على الأقدام http://huff.to/1RKqHBJ <text:s/></text:p>
          </table:table-cell>
          <table:table-cell table:number-columns-repeated="2"/>
        </table:table-row>
        <table:table-row table:style-name="ro1">
          <table:table-cell table:formula="of:=IF([.B243]=[.C2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131), ('fr', 0.0), ('en', 0.0), ('pt', 0.0), ('es', 0.0)]</text:p>
          </table:table-cell>
          <table:table-cell office:value-type="string" calcext:value-type="string">
            <text:p><text:s text:c="2"/>رائد فضاء أميركي يحيي <text:s/>من خارج الأرض</text:p>
          </table:table-cell>
          <table:table-cell table:number-columns-repeated="2"/>
          <table:table-cell table:formula="of:=IF([.I243]=[.J2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رائد فضاء أميركي يحيي #مصر من خارج الأرض</text:p>
          </table:table-cell>
          <table:table-cell table:number-columns-repeated="2"/>
        </table:table-row>
        <table:table-row table:style-name="ro1">
          <table:table-cell table:formula="of:=IF([.B244]=[.C2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712), ('fr', 0.0), ('en', 0.0), ('pt', 0.0), ('es', 0.0)]</text:p>
          </table:table-cell>
          <table:table-cell office:value-type="string" calcext:value-type="string">
            <text:p><text:s text:c="2"/>رسوم مُدهشة على ثمرة اليقطين بمناسبة عيد الهالوين</text:p>
          </table:table-cell>
          <table:table-cell table:number-columns-repeated="2"/>
          <table:table-cell table:formula="of:=IF([.I244]=[.J2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رسوم مُدهشة على ثمرة اليقطين بمناسبة عيد الهالوين</text:p>
          </table:table-cell>
          <table:table-cell table:number-columns-repeated="2"/>
        </table:table-row>
        <table:table-row table:style-name="ro1">
          <table:table-cell table:formula="of:=IF([.B245]=[.C24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395), ('fr', 0.0), ('en', 0.0), ('pt', 0.0), ('es', 0.0)]</text:p>
          </table:table-cell>
          <table:table-cell office:value-type="string" calcext:value-type="string">
            <text:p><text:s text:c="2"/>شاهد اختراق عقل <text:s/>في دقيقتين</text:p>
          </table:table-cell>
          <table:table-cell table:number-columns-repeated="2"/>
          <table:table-cell table:formula="of:=IF([.I245]=[.J24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شاهد اختراق عقل #ريهام_سعيد في دقيقتين</text:p>
          </table:table-cell>
          <table:table-cell table:number-columns-repeated="2"/>
        </table:table-row>
        <table:table-row table:style-name="ro1">
          <table:table-cell table:formula="of:=IF([.B246]=[.C24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858), ('fr', 0.0), ('en', 0.0), ('pt', 0.0), ('es', 0.0)]</text:p>
          </table:table-cell>
          <table:table-cell office:value-type="string" calcext:value-type="string">
            <text:p><text:s text:c="2"/>شاهد <text:s text:c="2"/>أول فيديو مسرب من مدينة <text:s/>الأثرية التي يسيطر عليها </text:p>
          </table:table-cell>
          <table:table-cell table:number-columns-repeated="2"/>
          <table:table-cell table:formula="of:=IF([.I246]=[.J24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شاهد.. أول فيديو مسرب من مدينة #تدمر الأثرية التي يسيطر عليها #داعش</text:p>
          </table:table-cell>
          <table:table-cell table:number-columns-repeated="2"/>
        </table:table-row>
        <table:table-row table:style-name="ro1">
          <table:table-cell table:formula="of:=IF([.B247]=[.C2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9492), ('fr', 0.0), ('en', 0.0), ('pt', 0.0), ('es', 0.0)]</text:p>
          </table:table-cell>
          <table:table-cell office:value-type="string" calcext:value-type="string">
            <text:p><text:s text:c="2"/>عكاشة يسب مقاطعي الانتخابات المصرية بكلمات نابية بعد عودة مفاجئة لـالفراعين</text:p>
          </table:table-cell>
          <table:table-cell table:number-columns-repeated="2"/>
          <table:table-cell table:formula="of:=IF([.I247]=[.J2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عكاشة يسب مقاطعي الانتخابات المصرية بكلمات نابية بعد عودة مفاجئة لـ"الفراعين"</text:p>
          </table:table-cell>
          <table:table-cell table:number-columns-repeated="2"/>
        </table:table-row>
        <table:table-row table:style-name="ro1">
          <table:table-cell table:formula="of:=IF([.B248]=[.C2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782), ('fr', 0.0), ('en', 0.0), ('pt', 0.0), ('es', 0.0)]</text:p>
          </table:table-cell>
          <table:table-cell office:value-type="string" calcext:value-type="string">
            <text:p><text:s text:c="2"/>غواصة ترقص مع أسماك القرش قرب سواحل باهاما</text:p>
          </table:table-cell>
          <table:table-cell table:number-columns-repeated="2"/>
          <table:table-cell table:formula="of:=IF([.I248]=[.J2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غواصة ترقص مع أسماك القرش قرب سواحل باهاما</text:p>
          </table:table-cell>
          <table:table-cell table:number-columns-repeated="2"/>
        </table:table-row>
        <table:table-row table:style-name="ro1">
          <table:table-cell table:formula="of:=IF([.B249]=[.C2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867), ('fr', 0.0), ('en', 0.0), ('pt', 0.0), ('es', 0.0)]</text:p>
          </table:table-cell>
          <table:table-cell office:value-type="string" calcext:value-type="string">
            <text:p><text:s text:c="2"/>كارثة <text:s/>تدفع <text:s/>لاعتماد نظام طاقة طموح جداً يعتمد على الهيدروجين</text:p>
          </table:table-cell>
          <table:table-cell table:number-columns-repeated="2"/>
          <table:table-cell table:formula="of:=IF([.I249]=[.J2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كارثة #فوكوشيما تدفع #اليابان لاعتماد نظام طاقة طموح جداً يعتمد على الهيدروجين</text:p>
          </table:table-cell>
          <table:table-cell table:number-columns-repeated="2"/>
        </table:table-row>
        <table:table-row table:style-name="ro1">
          <table:table-cell table:formula="of:=IF([.B250]=[.C25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441), ('fr', 0.0), ('en', 0.0), ('pt', 0.0), ('es', 0.0)]</text:p>
          </table:table-cell>
          <table:table-cell office:value-type="string" calcext:value-type="string">
            <text:p><text:s text:c="2"/>كيف تخطط رحلةً سياحيةً مميزة بميزانية معقولة؟</text:p>
          </table:table-cell>
          <table:table-cell table:number-columns-repeated="2"/>
          <table:table-cell table:formula="of:=IF([.I250]=[.J25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كيف تخطط رحلةً سياحيةً مميزة بميزانية معقولة؟</text:p>
          </table:table-cell>
          <table:table-cell table:number-columns-repeated="2"/>
        </table:table-row>
        <table:table-row table:style-name="ro1">
          <table:table-cell table:formula="of:=IF([.B251]=[.C2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7516), ('fr', 0.0), ('en', 0.0), ('pt', 0.0), ('es', 0.0)]</text:p>
          </table:table-cell>
          <table:table-cell office:value-type="string" calcext:value-type="string">
            <text:p><text:s text:c="2"/>لأول مرة <text:s text:c="2"/>هجوم ونقد متبادلان بين <text:s/>ومذيعي الفضائيات المصرية</text:p>
          </table:table-cell>
          <table:table-cell table:number-columns-repeated="2"/>
          <table:table-cell table:formula="of:=IF([.I251]=[.J2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لأول مرة.. هجوم ونقد متبادلان بين #السيسي ومذيعي الفضائيات المصرية</text:p>
          </table:table-cell>
          <table:table-cell table:number-columns-repeated="2"/>
        </table:table-row>
        <table:table-row table:style-name="ro1">
          <table:table-cell table:formula="of:=IF([.B252]=[.C25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31), ('fr', 0.0), ('en', 0.0), ('pt', 0.0), ('es', 0.0)]</text:p>
          </table:table-cell>
          <table:table-cell office:value-type="string" calcext:value-type="string">
            <text:p><text:s text:c="2"/>لماذا خسر <text:s/>أمام <text:s/>برباعية؟</text:p>
          </table:table-cell>
          <table:table-cell table:number-columns-repeated="2"/>
          <table:table-cell table:formula="of:=IF([.I252]=[.J25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لماذا خسر #الهلال أمام #الاتحاد برباعية؟</text:p>
          </table:table-cell>
          <table:table-cell table:number-columns-repeated="2"/>
        </table:table-row>
        <table:table-row table:style-name="ro1">
          <table:table-cell table:formula="of:=IF([.B253]=[.C25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247), ('fr', 0.0), ('en', 0.0), ('pt', 0.0), ('es', 0.0)]</text:p>
          </table:table-cell>
          <table:table-cell office:value-type="string" calcext:value-type="string">
            <text:p><text:s text:c="2"/>ما سرّ كراهية الكوميديان السعودي لاتحاد </text:p>
          </table:table-cell>
          <table:table-cell table:number-columns-repeated="2"/>
          <table:table-cell table:formula="of:=IF([.I253]=[.J25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ما سرّ كراهية "الكوميديان" السعودي لاتحاد #جدة؟</text:p>
          </table:table-cell>
          <table:table-cell table:number-columns-repeated="2"/>
        </table:table-row>
        <table:table-row table:style-name="ro1">
          <table:table-cell table:formula="of:=IF([.B254]=[.C25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8175), ('fr', 0.0), ('en', 0.0), ('pt', 0.0), ('es', 0.0)]</text:p>
          </table:table-cell>
          <table:table-cell office:value-type="string" calcext:value-type="string">
            <text:p><text:s text:c="2"/>من القات في اليمن إلى القنب الهندي <text:s text:c="2"/>كيف اكتشف الإنسان المخدرات؟</text:p>
          </table:table-cell>
          <table:table-cell table:number-columns-repeated="2"/>
          <table:table-cell table:formula="of:=IF([.I254]=[.J25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من القات في اليمن إلى القنب الهندي.. كيف اكتشف الإنسان المخدرات؟</text:p>
          </table:table-cell>
          <table:table-cell table:number-columns-repeated="2"/>
        </table:table-row>
        <table:table-row table:style-name="ro1">
          <table:table-cell table:formula="of:=IF([.B255]=[.C2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015), ('fr', 0.0), ('en', 0.0), ('pt', 0.0), ('es', 0.0)]</text:p>
          </table:table-cell>
          <table:table-cell office:value-type="string" calcext:value-type="string">
            <text:p><text:s text:c="2"/>نحن من أسقطها <text:s text:c="2"/>تسجيل صوتي لـ يؤكد مسؤوليته عن إسقاط <text:s/></text:p>
          </table:table-cell>
          <table:table-cell table:number-columns-repeated="2"/>
          <table:table-cell table:formula="of:=IF([.I255]=[.J2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نحن من أسقطها".. تسجيل صوتي لـ#ولاية_سيناء يؤكد مسؤوليته عن إسقاط #الطائرة_الروسية </text:p>
          </table:table-cell>
          <table:table-cell table:number-columns-repeated="2"/>
        </table:table-row>
        <table:table-row table:style-name="ro1">
          <table:table-cell table:formula="of:=IF([.B256]=[.C25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286), ('fr', 0.0), ('en', 0.0), ('pt', 0.0), ('es', 0.0)]</text:p>
          </table:table-cell>
          <table:table-cell office:value-type="string" calcext:value-type="string">
            <text:p><text:s text:c="2"/>هل الدعوات للتخلص من الكرش منطقية؟</text:p>
          </table:table-cell>
          <table:table-cell table:number-columns-repeated="2"/>
          <table:table-cell table:formula="of:=IF([.I256]=[.J25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هل الدعوات للتخلص من الكرش منطقية؟</text:p>
          </table:table-cell>
          <table:table-cell table:number-columns-repeated="2"/>
        </table:table-row>
        <table:table-row table:style-name="ro1">
          <table:table-cell table:formula="of:=IF([.B257]=[.C2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061), ('fr', 0.0), ('en', 0.0), ('pt', 0.0), ('es', 0.0)]</text:p>
          </table:table-cell>
          <table:table-cell office:value-type="string" calcext:value-type="string">
            <text:p><text:s text:c="2"/>وداعاً للتحرش اكسسوار يُخيف المعتدي ويستغيث بعائلتك</text:p>
          </table:table-cell>
          <table:table-cell table:number-columns-repeated="2"/>
          <table:table-cell table:formula="of:=IF([.I257]=[.J2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فيديو: وداعاً للتحرش! اكسسوار يُخيف المعتدي ويستغيث بعائلتك</text:p>
          </table:table-cell>
          <table:table-cell table:number-columns-repeated="2"/>
        </table:table-row>
        <table:table-row table:style-name="ro1">
          <table:table-cell table:formula="of:=IF([.B258]=[.C2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821), ('fr', 0.0), ('en', 0.0), ('pt', 0.0), ('es', 0.0)]</text:p>
          </table:table-cell>
          <table:table-cell office:value-type="string" calcext:value-type="string">
            <text:p><text:s text:c="2"/>تعتزم تقليل نفقاتها لمواجهة انخفاض أسعار <text:s text:c="3"/></text:p>
          </table:table-cell>
          <table:table-cell table:number-columns-repeated="2"/>
          <table:table-cell table:formula="of:=IF([.I258]=[.J2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قطر تعتزم تقليل نفقاتها لمواجهة انخفاض أسعار #النفط http://huff.to/1RtrGq6 <text:s/></text:p>
          </table:table-cell>
          <table:table-cell table:number-columns-repeated="2"/>
        </table:table-row>
        <table:table-row table:style-name="ro1">
          <table:table-cell table:formula="of:=IF([.B259]=[.C2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585), ('fr', 0.0), ('en', 0.0), ('pt', 0.0), ('es', 0.0)]</text:p>
          </table:table-cell>
          <table:table-cell office:value-type="string" calcext:value-type="string">
            <text:p><text:s text:c="2"/>الإسكندرية تغرق من جديد</text:p>
          </table:table-cell>
          <table:table-cell table:number-columns-repeated="2"/>
          <table:table-cell table:formula="of:=IF([.I259]=[.J2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مصر: الإسكندرية تغرق من جديد!</text:p>
          </table:table-cell>
          <table:table-cell table:number-columns-repeated="2"/>
        </table:table-row>
        <table:table-row table:style-name="ro1">
          <table:table-cell table:formula="of:=IF([.B260]=[.C26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937), ('fr', 0.0), ('en', 0.0), ('pt', 0.0), ('es', 0.0)]</text:p>
          </table:table-cell>
          <table:table-cell office:value-type="string" calcext:value-type="string">
            <text:p><text:s text:c="2"/>مصرع أشخاص وإصابة جراء أمطار غزيرة <text:s text:c="2"/></text:p>
          </table:table-cell>
          <table:table-cell table:number-columns-repeated="2"/>
          <table:table-cell table:formula="of:=IF([.I260]=[.J26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#مصر: مصرع 9 أشخاص وإصابة 95 جراء أمطار غزيرة http://huff.to/1MHQjRQ <text:s/></text:p>
          </table:table-cell>
          <table:table-cell table:number-columns-repeated="2"/>
        </table:table-row>
        <table:table-row table:style-name="ro1">
          <table:table-cell table:formula="of:=IF([.B261]=[.C2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4068), ('fr', 0.0), ('en', 0.0), ('pt', 0.0), ('es', 0.0)]</text:p>
          </table:table-cell>
          <table:table-cell office:value-type="string" calcext:value-type="string">
            <text:p><text:s/>أجهزة الاستخبارات لا تريدك أن تنام بشكل جيد، لأنها لا تستطيع مراقبة أحلامك <text:s text:c="2"/></text:p>
          </table:table-cell>
          <table:table-cell table:number-columns-repeated="2"/>
          <table:table-cell table:formula="of:=IF([.I261]=[.J2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أجهزة الاستخبارات لا تريدك أن تنام بشكل جيد، لأنها لا تستطيع مراقبة أحلامك http://huff.to/1WslZ2l <text:s/></text:p>
          </table:table-cell>
          <table:table-cell table:number-columns-repeated="2"/>
        </table:table-row>
        <table:table-row table:style-name="ro1">
          <table:table-cell table:formula="of:=IF([.B262]=[.C26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913), ('fr', 0.0), ('en', 0.0), ('pt', 0.0), ('es', 0.0)]</text:p>
          </table:table-cell>
          <table:table-cell office:value-type="string" calcext:value-type="string">
            <text:p><text:s/>أحمد حلمي يحتفي بطفلة اعتبرته مثلها الأعلى</text:p>
          </table:table-cell>
          <table:table-cell table:number-columns-repeated="2"/>
          <table:table-cell table:formula="of:=IF([.I262]=[.J26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أحمد حلمي يحتفي بطفلة اعتبرته مثلها الأعلى</text:p>
          </table:table-cell>
          <table:table-cell table:number-columns-repeated="2"/>
        </table:table-row>
        <table:table-row table:style-name="ro1">
          <table:table-cell table:formula="of:=IF([.B263]=[.C26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5386), ('fr', 0.0), ('en', 0.0), ('pt', 0.0), ('es', 0.0)]</text:p>
          </table:table-cell>
          <table:table-cell office:value-type="string" calcext:value-type="string">
            <text:p><text:s/>أردوغان يدعو لدستور مدني بعد فوز <text:s/>في الانتخابات البرلمانية</text:p>
          </table:table-cell>
          <table:table-cell table:number-columns-repeated="2"/>
          <table:table-cell table:formula="of:=IF([.I263]=[.J26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أردوغان يدعو لدستور مدني بعد فوز #العدالة_والتنمية في الانتخابات البرلمانية</text:p>
          </table:table-cell>
          <table:table-cell table:number-columns-repeated="2"/>
        </table:table-row>
        <table:table-row table:style-name="ro1">
          <table:table-cell table:formula="of:=IF([.B264]=[.C26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7245), ('fr', 0.0), ('en', 0.0), ('pt', 0.0), ('es', 0.0)]</text:p>
          </table:table-cell>
          <table:table-cell office:value-type="string" calcext:value-type="string">
            <text:p><text:s/>أغرب المشاهد في الانتخابات التركية ـ أكبر ناخب تركي عاماً</text:p>
          </table:table-cell>
          <table:table-cell table:number-columns-repeated="2"/>
          <table:table-cell table:formula="of:=IF([.I264]=[.J26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أغرب المشاهد في الانتخابات التركية ـ أكبر ناخب تركي 130 عاماً</text:p>
          </table:table-cell>
          <table:table-cell table:number-columns-repeated="2"/>
        </table:table-row>
        <table:table-row table:style-name="ro1">
          <table:table-cell table:formula="of:=IF([.B265]=[.C26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7052), ('fr', 0.0), ('en', 0.0), ('pt', 0.0), ('es', 0.0)]</text:p>
          </table:table-cell>
          <table:table-cell office:value-type="string" calcext:value-type="string">
            <text:p><text:s/>أغرب المشاهد في الانتخابات التركية <text:s/>أردوغان وأوغلو وغول <text:s text:c="2"/>الجاكيت نفسه</text:p>
          </table:table-cell>
          <table:table-cell table:number-columns-repeated="2"/>
          <table:table-cell table:formula="of:=IF([.I265]=[.J26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أغرب المشاهد في الانتخابات التركية - أردوغان وأوغلو وغول.. الجاكيت نفسه</text:p>
          </table:table-cell>
          <table:table-cell table:number-columns-repeated="2"/>
        </table:table-row>
        <table:table-row table:style-name="ro1">
          <table:table-cell table:formula="of:=IF([.B266]=[.C26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587), ('fr', 0.0), ('en', 0.0), ('pt', 0.0), ('es', 0.0)]</text:p>
          </table:table-cell>
          <table:table-cell office:value-type="string" calcext:value-type="string">
            <text:p><text:s/>أغرب المشاهد في الانتخابات التركية <text:s/>انتخبوا ثم تزوجوا</text:p>
          </table:table-cell>
          <table:table-cell table:number-columns-repeated="2"/>
          <table:table-cell table:formula="of:=IF([.I266]=[.J26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أغرب المشاهد في الانتخابات التركية - انتخبوا ثم تزوجوا</text:p>
          </table:table-cell>
          <table:table-cell table:number-columns-repeated="2"/>
        </table:table-row>
        <table:table-row table:style-name="ro1">
          <table:table-cell table:formula="of:=IF([.B267]=[.C2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8446), ('fr', 0.0), ('en', 0.0), ('pt', 0.0), ('es', 0.0)]</text:p>
          </table:table-cell>
          <table:table-cell office:value-type="string" calcext:value-type="string">
            <text:p><text:s/>أغرب المشاهد في الانتخابات التركية <text:s/>على عربة الإسعاف يدلي بصوته</text:p>
          </table:table-cell>
          <table:table-cell table:number-columns-repeated="2"/>
          <table:table-cell table:formula="of:=IF([.I267]=[.J2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أغرب المشاهد في الانتخابات التركية - على عربة الإسعاف يدلي بصوته</text:p>
          </table:table-cell>
          <table:table-cell table:number-columns-repeated="2"/>
        </table:table-row>
        <table:table-row table:style-name="ro1">
          <table:table-cell table:formula="of:=IF([.B268]=[.C2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906), ('fr', 0.0), ('en', 0.0), ('pt', 0.0), ('es', 0.0)]</text:p>
          </table:table-cell>
          <table:table-cell office:value-type="string" calcext:value-type="string">
            <text:p><text:s/>أكثر من خبير روسي في <text:s/>يواصلون فحص حطام <text:s/></text:p>
          </table:table-cell>
          <table:table-cell table:number-columns-repeated="2"/>
          <table:table-cell table:formula="of:=IF([.I268]=[.J2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أكثر من 100 خبير روسي في #سيناء يواصلون فحص حطام #الطائرة_الروسية </text:p>
          </table:table-cell>
          <table:table-cell table:number-columns-repeated="2"/>
        </table:table-row>
        <table:table-row table:style-name="ro1">
          <table:table-cell table:formula="of:=IF([.B269]=[.C2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5579), ('fr', 0.0), ('en', 0.0), ('pt', 0.0), ('es', 0.0)]</text:p>
          </table:table-cell>
          <table:table-cell office:value-type="string" calcext:value-type="string">
            <text:p><text:s/>أميركي يترك حفيدته مع مسدس وسط الصحراء ويحرضها على القتل <text:s text:c="2"/>ذاهباً لتناول الشراب والبرجر</text:p>
          </table:table-cell>
          <table:table-cell table:number-columns-repeated="2"/>
          <table:table-cell table:formula="of:=IF([.I269]=[.J2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أميركي يترك حفيدته مع مسدس وسط الصحراء ويحرضها على القتل.. ذاهباً لتناول الشراب والبرجر</text:p>
          </table:table-cell>
          <table:table-cell table:number-columns-repeated="2"/>
        </table:table-row>
        <table:table-row table:style-name="ro1">
          <table:table-cell table:formula="of:=IF([.B270]=[.C2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10887), ('fr', 0.0), ('en', 0.0), ('pt', 0.0), ('es', 0.0)]</text:p>
          </table:table-cell>
          <table:table-cell office:value-type="string" calcext:value-type="string">
            <text:p><text:s/>أهم شركات الطيران العربية تمتنع عن العبور فوق شبه الجزيرة المصرية</text:p>
          </table:table-cell>
          <table:table-cell table:number-columns-repeated="2"/>
          <table:table-cell table:formula="of:=IF([.I270]=[.J2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أهم شركات الطيران العربية تمتنع عن العبور فوق شبه الجزيرة المصرية</text:p>
          </table:table-cell>
          <table:table-cell table:number-columns-repeated="2"/>
        </table:table-row>
        <table:table-row table:style-name="ro1">
          <table:table-cell table:formula="of:=IF([.B271]=[.C2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4998), ('fr', 0.0), ('en', 0.0), ('pt', 0.0), ('es', 0.0)]</text:p>
          </table:table-cell>
          <table:table-cell office:value-type="string" calcext:value-type="string">
            <text:p><text:s/>أوباما ساخراً من الجمهوريين <text:s/>لا يستطيعون الوقوف أمام الكاميرات كيف سيواجهون بوتين؟</text:p>
          </table:table-cell>
          <table:table-cell table:number-columns-repeated="2"/>
          <table:table-cell table:formula="of:=IF([.I271]=[.J2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أوباما ساخراً من الجمهوريين: لا يستطيعون الوقوف أمام الكاميرات كيف سيواجهون بوتين؟</text:p>
          </table:table-cell>
          <table:table-cell table:number-columns-repeated="2"/>
        </table:table-row>
        <table:table-row table:style-name="ro1">
          <table:table-cell table:formula="of:=IF([.B272]=[.C2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10267), ('fr', 0.0), ('en', 0.0), ('pt', 0.0), ('es', 0.0)]</text:p>
          </table:table-cell>
          <table:table-cell office:value-type="string" calcext:value-type="string">
            <text:p><text:s/>أولسيلفي لرئيس الوزراء التركي أحمد داود أوغلو مع زوجته وابنتيه عقب فوز حزب العدالة والتنمية بالانتخابات البرلمانية </text:p>
          </table:table-cell>
          <table:table-cell table:number-columns-repeated="2"/>
          <table:table-cell table:formula="of:=IF([.I272]=[.J2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أول"سيلفي" لرئيس الوزراء التركي أحمد داود أوغلو مع زوجته وابنتيه عقب فوز حزب العدالة والتنمية بالانتخابات البرلمانية </text:p>
          </table:table-cell>
          <table:table-cell table:number-columns-repeated="2"/>
        </table:table-row>
        <table:table-row table:style-name="ro1">
          <table:table-cell table:formula="of:=IF([.B273]=[.C2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16), ('fr', 0.0), ('en', 0.0), ('pt', 0.0), ('es', 0.0)]</text:p>
          </table:table-cell>
          <table:table-cell office:value-type="string" calcext:value-type="string">
            <text:p><text:s/>إعصار <text:s/>يدفع آلاف أسرة للنزوح شرق <text:s/>والمواطنون يستعدون لأمطار شديدة قادمة</text:p>
          </table:table-cell>
          <table:table-cell table:number-columns-repeated="2"/>
          <table:table-cell table:formula="of:=IF([.I273]=[.J2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إعصار #شابالا يدفع 3 آلاف أسرة للنزوح شرق #اليمن والمواطنون يستعدون لأمطار شديدة قادمة</text:p>
          </table:table-cell>
          <table:table-cell table:number-columns-repeated="2"/>
        </table:table-row>
        <table:table-row table:style-name="ro1">
          <table:table-cell table:formula="of:=IF([.B274]=[.C27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852), ('es', 0.00076), ('en', 0.00068), ('pt', 0.00053), ('fr', 7e-05)]</text:p>
          </table:table-cell>
          <table:table-cell office:value-type="string" calcext:value-type="string">
            <text:p><text:s/>إعلان مميز لـ ikea ماليزيا <text:s text:c="3"/></text:p>
          </table:table-cell>
          <table:table-cell table:number-columns-repeated="2"/>
          <table:table-cell table:formula="of:=IF([.I274]=[.J27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إعلان مميز لـ "Ikea" ماليزيا .. </text:p>
          </table:table-cell>
          <table:table-cell table:number-columns-repeated="2"/>
        </table:table-row>
        <table:table-row table:style-name="ro1">
          <table:table-cell table:formula="of:=IF([.B275]=[.C2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325), ('fr', 0.0), ('en', 0.0), ('pt', 0.0), ('es', 0.0)]</text:p>
          </table:table-cell>
          <table:table-cell office:value-type="string" calcext:value-type="string">
            <text:p><text:s/>إنذار بوجود قنابل في أربعين مدرسة في <text:s text:c="3"/></text:p>
          </table:table-cell>
          <table:table-cell table:number-columns-repeated="2"/>
          <table:table-cell table:formula="of:=IF([.I275]=[.J2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إنذار بوجود قنابل في أربعين مدرسة في #كندا http://huff.to/1MFB5Ni <text:s/></text:p>
          </table:table-cell>
          <table:table-cell table:number-columns-repeated="2"/>
        </table:table-row>
        <table:table-row table:style-name="ro1">
          <table:table-cell table:formula="of:=IF([.B276]=[.C27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4301), ('fr', 0.0), ('en', 0.0), ('pt', 0.0), ('es', 0.0)]</text:p>
          </table:table-cell>
          <table:table-cell office:value-type="string" calcext:value-type="string">
            <text:p><text:s/>احترام الخصوصية تساعدك في الحفاظ على رومانسيتك و نصائح أخرى <text:s text:c="2"/></text:p>
          </table:table-cell>
          <table:table-cell table:number-columns-repeated="2"/>
          <table:table-cell table:formula="of:=IF([.I276]=[.J27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حترام الخصوصية تساعدك في الحفاظ على رومانسيتك و9 نصائح أخرى http://huff.to/1M86PoJ <text:s/></text:p>
          </table:table-cell>
          <table:table-cell table:number-columns-repeated="2"/>
        </table:table-row>
        <table:table-row table:style-name="ro1">
          <table:table-cell table:formula="of:=IF([.B277]=[.C2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664), ('fr', 0.0), ('en', 0.0), ('pt', 0.0), ('es', 0.0)]</text:p>
          </table:table-cell>
          <table:table-cell office:value-type="string" calcext:value-type="string">
            <text:p><text:s/>ارتفاع كبير في الاقتصاد التركي غداة إعلان نتائج الانتخابات البرلمانية</text:p>
          </table:table-cell>
          <table:table-cell table:number-columns-repeated="2"/>
          <table:table-cell table:formula="of:=IF([.I277]=[.J2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رتفاع كبير في الاقتصاد التركي غداة إعلان نتائج الانتخابات البرلمانية</text:p>
          </table:table-cell>
          <table:table-cell table:number-columns-repeated="2"/>
        </table:table-row>
        <table:table-row table:style-name="ro1">
          <table:table-cell table:formula="of:=IF([.B278]=[.C2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138), ('fr', 0.0), ('en', 0.0), ('pt', 0.0), ('es', 0.0)]</text:p>
          </table:table-cell>
          <table:table-cell office:value-type="string" calcext:value-type="string">
            <text:p><text:s/>اشتباك بالأسلحة في ملهى ليلي ببيروت ومقتل بينهم عسكريان وفتاتان</text:p>
          </table:table-cell>
          <table:table-cell table:number-columns-repeated="2"/>
          <table:table-cell table:formula="of:=IF([.I278]=[.J2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شتباك بالأسلحة في ملهى ليلي ببيروت ومقتل 8 بينهم عسكريان وفتاتان</text:p>
          </table:table-cell>
          <table:table-cell table:number-columns-repeated="2"/>
        </table:table-row>
        <table:table-row table:style-name="ro1">
          <table:table-cell table:formula="of:=IF([.B279]=[.C2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015), ('fr', 0.0), ('en', 0.0), ('pt', 0.0), ('es', 0.0)]</text:p>
          </table:table-cell>
          <table:table-cell office:value-type="string" calcext:value-type="string">
            <text:p><text:s/>الأقل منها <text:s/>و </text:p>
          </table:table-cell>
          <table:table-cell table:number-columns-repeated="2"/>
          <table:table-cell table:formula="of:=IF([.I279]=[.J2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أقل منها #إيران و #الأردن</text:p>
          </table:table-cell>
          <table:table-cell table:number-columns-repeated="2"/>
        </table:table-row>
        <table:table-row table:style-name="ro1">
          <table:table-cell table:formula="of:=IF([.B280]=[.C2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8408), ('fr', 0.0), ('en', 0.0), ('pt', 0.0), ('es', 0.0)]</text:p>
          </table:table-cell>
          <table:table-cell office:value-type="string" calcext:value-type="string">
            <text:p><text:s/>الإسكندرية تغرق كل عام <text:s text:c="2"/>والمتهم هيئة غير موجودة</text:p>
          </table:table-cell>
          <table:table-cell table:number-columns-repeated="2"/>
          <table:table-cell table:formula="of:=IF([.I280]=[.J2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إسكندرية تغرق كل عام.. والمتهم "هيئة غير موجودة"</text:p>
          </table:table-cell>
          <table:table-cell table:number-columns-repeated="2"/>
        </table:table-row>
        <table:table-row table:style-name="ro1">
          <table:table-cell table:formula="of:=IF([.B281]=[.C2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286), ('fr', 0.0), ('en', 0.0), ('pt', 0.0), ('es', 0.0)]</text:p>
          </table:table-cell>
          <table:table-cell office:value-type="string" calcext:value-type="string">
            <text:p><text:s/>الإعصار يقتل يمنيين ويتجه صوب <text:s/>حيث يسيطر التنظيم</text:p>
          </table:table-cell>
          <table:table-cell table:number-columns-repeated="2"/>
          <table:table-cell table:formula="of:=IF([.I281]=[.J2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إعصار يقتل 3 يمنيين ويتجه صوب #المكلا حيث يسيطر التنظيم</text:p>
          </table:table-cell>
          <table:table-cell table:number-columns-repeated="2"/>
        </table:table-row>
        <table:table-row table:style-name="ro1">
          <table:table-cell table:formula="of:=IF([.B282]=[.C28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487), ('fr', 0.0), ('en', 0.0), ('pt', 0.0), ('es', 0.0)]</text:p>
          </table:table-cell>
          <table:table-cell office:value-type="string" calcext:value-type="string">
            <text:p><text:s/>الإفراج عن الأسير الفلسطيني <text:s/>الساعات القادمة</text:p>
          </table:table-cell>
          <table:table-cell table:number-columns-repeated="2"/>
          <table:table-cell table:formula="of:=IF([.I282]=[.J28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إفراج عن الأسير الفلسطيني #محمد_علان الساعات القادمة</text:p>
          </table:table-cell>
          <table:table-cell table:number-columns-repeated="2"/>
        </table:table-row>
        <table:table-row table:style-name="ro1">
          <table:table-cell table:formula="of:=IF([.B283]=[.C28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926), ('fr', 0.0), ('en', 0.0), ('pt', 0.0), ('es', 0.0)]</text:p>
          </table:table-cell>
          <table:table-cell office:value-type="string" calcext:value-type="string">
            <text:p><text:s/>الاستخبارات الأميركية <text:s/>لا مؤشرات إلى عمل إرهابي تسبب في سقوط الطائرة الروسية <text:s text:c="2"/></text:p>
          </table:table-cell>
          <table:table-cell table:number-columns-repeated="2"/>
          <table:table-cell table:formula="of:=IF([.I283]=[.J28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استخبارات الأميركية: لا مؤشرات إلى عمل إرهابي تسبب في سقوط الطائرة الروسية http://huff.to/1McdzFG <text:s/></text:p>
          </table:table-cell>
          <table:table-cell table:number-columns-repeated="2"/>
        </table:table-row>
        <table:table-row table:style-name="ro1">
          <table:table-cell table:formula="of:=IF([.B284]=[.C2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16), ('fr', 0.0), ('en', 0.0), ('pt', 0.0), ('es', 0.0)]</text:p>
          </table:table-cell>
          <table:table-cell office:value-type="string" calcext:value-type="string">
            <text:p><text:s/>البرلمان العراقي يحظر على العبادي إقرار إصلاحات دون موافقة النواب</text:p>
          </table:table-cell>
          <table:table-cell table:number-columns-repeated="2"/>
          <table:table-cell table:formula="of:=IF([.I284]=[.J2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برلمان العراقي يحظر على العبادي إقرار إصلاحات دون موافقة النواب</text:p>
          </table:table-cell>
          <table:table-cell table:number-columns-repeated="2"/>
        </table:table-row>
        <table:table-row table:style-name="ro1">
          <table:table-cell table:formula="of:=IF([.B285]=[.C2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697), ('fr', 0.0), ('en', 0.0), ('pt', 0.0), ('es', 0.0)]</text:p>
          </table:table-cell>
          <table:table-cell office:value-type="string" calcext:value-type="string">
            <text:p><text:s/>التفاصيل <text:s text:c="3"/></text:p>
          </table:table-cell>
          <table:table-cell table:number-columns-repeated="2"/>
          <table:table-cell table:formula="of:=IF([.I285]=[.J2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تفاصيل: http://huff.to/1Wtp398 <text:s/></text:p>
          </table:table-cell>
          <table:table-cell table:number-columns-repeated="2"/>
        </table:table-row>
        <table:table-row table:style-name="ro1">
          <table:table-cell table:formula="of:=IF([.B286]=[.C2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10771), ('fr', 0.0), ('en', 0.0), ('pt', 0.0), ('es', 0.0)]</text:p>
          </table:table-cell>
          <table:table-cell office:value-type="string" calcext:value-type="string">
            <text:p><text:s/>التوتر يتفاقم في مدينة <text:s/>والحكومة الفلسطينية تقر مجموعة من المساعدات لها <text:s text:c="2"/></text:p>
          </table:table-cell>
          <table:table-cell table:number-columns-repeated="2"/>
          <table:table-cell table:formula="of:=IF([.I286]=[.J2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توتر يتفاقم في مدينة #الخليل.. والحكومة الفلسطينية تقر مجموعة من المساعدات لها http://huff.to/1WujCfi <text:s/></text:p>
          </table:table-cell>
          <table:table-cell table:number-columns-repeated="2"/>
        </table:table-row>
        <table:table-row table:style-name="ro1">
          <table:table-cell table:formula="of:=IF([.B287]=[.C28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758), ('fr', 0.0), ('en', 0.0), ('pt', 0.0), ('es', 0.0)]</text:p>
          </table:table-cell>
          <table:table-cell office:value-type="string" calcext:value-type="string">
            <text:p><text:s/>الجريني <text:s/>شريكة حياتي بلا مواصفات <text:s text:c="2"/>ولن أتحدث عن المجّرد <text:s text:c="2"/></text:p>
          </table:table-cell>
          <table:table-cell table:number-columns-repeated="2"/>
          <table:table-cell table:formula="of:=IF([.I287]=[.J28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جريني: شريكة حياتي بلا مواصفات.. ولن أتحدث عن المجّرد http://huff.to/1RKk6aA <text:s/></text:p>
          </table:table-cell>
          <table:table-cell table:number-columns-repeated="2"/>
        </table:table-row>
        <table:table-row table:style-name="ro1">
          <table:table-cell table:formula="of:=IF([.B288]=[.C2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5424), ('fr', 0.0), ('en', 0.0), ('pt', 0.0), ('es', 0.0)]</text:p>
          </table:table-cell>
          <table:table-cell office:value-type="string" calcext:value-type="string">
            <text:p><text:s/>الحزب الحاكم في <text:s/>يتفكك <text:s text:c="2"/>والنهضة أكبر المستفيدين</text:p>
          </table:table-cell>
          <table:table-cell table:number-columns-repeated="2"/>
          <table:table-cell table:formula="of:=IF([.I288]=[.J2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حزب الحاكم في #تونس يتفكك.. والنهضة أكبر المستفيدين</text:p>
          </table:table-cell>
          <table:table-cell table:number-columns-repeated="2"/>
        </table:table-row>
        <table:table-row table:style-name="ro1">
          <table:table-cell table:formula="of:=IF([.B289]=[.C2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022), ('fr', 0.0), ('en', 0.0), ('pt', 0.0), ('es', 0.0)]</text:p>
          </table:table-cell>
          <table:table-cell office:value-type="string" calcext:value-type="string">
            <text:p><text:s/>الحقيقة وراء محاولة اختطاف سعودية أثناء صلاة الفجر</text:p>
          </table:table-cell>
          <table:table-cell table:number-columns-repeated="2"/>
          <table:table-cell table:formula="of:=IF([.I289]=[.J2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حقيقة وراء محاولة اختطاف سعودية أثناء صلاة الفجر</text:p>
          </table:table-cell>
          <table:table-cell table:number-columns-repeated="2"/>
        </table:table-row>
        <table:table-row table:style-name="ro1">
          <table:table-cell table:formula="of:=IF([.B290]=[.C29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874), ('fr', 0.0), ('en', 0.0), ('pt', 0.0), ('es', 0.0)]</text:p>
          </table:table-cell>
          <table:table-cell office:value-type="string" calcext:value-type="string">
            <text:p><text:s/>الرجل الثاني في حكومة ميركل مخاطباً اللاجئين <text:s/>ألمانيا ليست بلداً سهلاً</text:p>
          </table:table-cell>
          <table:table-cell table:number-columns-repeated="2"/>
          <table:table-cell table:formula="of:=IF([.I290]=[.J29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رجل الثاني في حكومة ميركل مخاطباً اللاجئين: ألمانيا ليست بلداً سهلاً</text:p>
          </table:table-cell>
          <table:table-cell table:number-columns-repeated="2"/>
        </table:table-row>
        <table:table-row table:style-name="ro1">
          <table:table-cell table:formula="of:=IF([.B291]=[.C2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7865), ('fr', 0.0), ('en', 0.0), ('pt', 0.0), ('es', 0.0)]</text:p>
          </table:table-cell>
          <table:table-cell office:value-type="string" calcext:value-type="string">
            <text:p><text:s/>السلطات الإسرائيلية تهدم منزلا في <text:s/>دون سابق إنذار بداعي البناء غير المرخص </text:p>
          </table:table-cell>
          <table:table-cell table:number-columns-repeated="2"/>
          <table:table-cell table:formula="of:=IF([.I291]=[.J2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سلطات الإسرائيلية تهدم منزلا في #القدس دون سابق إنذار بداعي "البناء غير المرخص" </text:p>
          </table:table-cell>
          <table:table-cell table:number-columns-repeated="2"/>
        </table:table-row>
        <table:table-row table:style-name="ro1">
          <table:table-cell table:formula="of:=IF([.B292]=[.C2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836), ('fr', 0.0), ('en', 0.0), ('pt', 0.0), ('es', 0.0)]</text:p>
          </table:table-cell>
          <table:table-cell office:value-type="string" calcext:value-type="string">
            <text:p><text:s/>السيسي <text:s/>تبني <text:s/>إسقاط <text:s/>دعاية هدفها الإضرار بسمعة </text:p>
          </table:table-cell>
          <table:table-cell table:number-columns-repeated="2"/>
          <table:table-cell table:formula="of:=IF([.I292]=[.J2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سيسي: تبني #داعش إسقاط #الطائرة_الروسية دعاية هدفها الإضرار بسمعة #مصر</text:p>
          </table:table-cell>
          <table:table-cell table:number-columns-repeated="2"/>
        </table:table-row>
        <table:table-row table:style-name="ro1">
          <table:table-cell table:formula="of:=IF([.B293]=[.C29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5076), ('fr', 0.0), ('en', 0.0), ('pt', 0.0), ('es', 0.0)]</text:p>
          </table:table-cell>
          <table:table-cell office:value-type="string" calcext:value-type="string">
            <text:p><text:s/>الشرطة الإسرائيلية تطلق النار على فلسطيني بعد أن طعن إسرائيلياً <text:s text:c="2"/></text:p>
          </table:table-cell>
          <table:table-cell table:number-columns-repeated="2"/>
          <table:table-cell table:formula="of:=IF([.I293]=[.J29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شرطة الإسرائيلية تطلق النار على فلسطيني بعد أن طعن إسرائيلياً http://huff.to/1WtUAYw <text:s/></text:p>
          </table:table-cell>
          <table:table-cell table:number-columns-repeated="2"/>
        </table:table-row>
        <table:table-row table:style-name="ro1">
          <table:table-cell table:formula="of:=IF([.B294]=[.C2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5889), ('en', 0.00029), ('fr', 0.0), ('pt', 0.0), ('es', 0.0)]</text:p>
          </table:table-cell>
          <table:table-cell office:value-type="string" calcext:value-type="string">
            <text:p><text:s/>الصاوي يدافع عن التلفزيون المصري <text:s text:c="2"/>وسلامة يؤيد mbc مصر <text:s text:c="2"/></text:p>
          </table:table-cell>
          <table:table-cell table:number-columns-repeated="2"/>
          <table:table-cell table:formula="of:=IF([.I294]=[.J2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صاوي يدافع عن التلفزيون المصري.. وسلامة يؤيد "MBC مصر" http://huff.to/1MchKkT <text:s/></text:p>
          </table:table-cell>
          <table:table-cell table:number-columns-repeated="2"/>
        </table:table-row>
        <table:table-row table:style-name="ro1">
          <table:table-cell table:formula="of:=IF([.B295]=[.C29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603), ('fr', 0.0), ('en', 0.0), ('pt', 0.0), ('es', 0.0)]</text:p>
          </table:table-cell>
          <table:table-cell office:value-type="string" calcext:value-type="string">
            <text:p><text:s/>الطالب كان يرغب في تناول وجبة الغداء فقط، لكن الثلاجة لم تسمح له </text:p>
          </table:table-cell>
          <table:table-cell table:number-columns-repeated="2"/>
          <table:table-cell table:formula="of:=IF([.I295]=[.J29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طالب كان يرغب في تناول وجبة الغداء فقط، لكن الثلاجة لم تسمح له </text:p>
          </table:table-cell>
          <table:table-cell table:number-columns-repeated="2"/>
        </table:table-row>
        <table:table-row table:style-name="ro1">
          <table:table-cell table:formula="of:=IF([.B296]=[.C29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603), ('fr', 0.0), ('en', 0.0), ('pt', 0.0), ('es', 0.0)]</text:p>
          </table:table-cell>
          <table:table-cell office:value-type="string" calcext:value-type="string">
            <text:p><text:s/>الطالب كان يرغب في تناول وجبة الغداء فقط، لكن الثلاجة لم تسمح له <text:s text:c="2"/></text:p>
          </table:table-cell>
          <table:table-cell table:number-columns-repeated="2"/>
          <table:table-cell table:formula="of:=IF([.I296]=[.J29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طالب كان يرغب في تناول وجبة الغداء فقط، لكن الثلاجة لم تسمح له http://huff.to/1RJUkTE <text:s/></text:p>
          </table:table-cell>
          <table:table-cell table:number-columns-repeated="2"/>
        </table:table-row>
        <table:table-row table:style-name="ro1">
          <table:table-cell table:formula="of:=IF([.B297]=[.C29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053), ('fr', 0.0), ('en', 0.0), ('pt', 0.0), ('es', 0.0)]</text:p>
          </table:table-cell>
          <table:table-cell office:value-type="string" calcext:value-type="string">
            <text:p><text:s/>الظواهري يدعو لتوحيد <text:s/>و <text:s/>لمواجهة روسيا وأميركا وإيران</text:p>
          </table:table-cell>
          <table:table-cell table:number-columns-repeated="2"/>
          <table:table-cell table:formula="of:=IF([.I297]=[.J29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ظواهري يدعو لتوحيد #القاعدة و #داعش لمواجهة روسيا وأميركا وإيران</text:p>
          </table:table-cell>
          <table:table-cell table:number-columns-repeated="2"/>
        </table:table-row>
        <table:table-row table:style-name="ro1">
          <table:table-cell table:formula="of:=IF([.B298]=[.C29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4804), ('fr', 0.0), ('en', 0.0), ('pt', 0.0), ('es', 0.0)]</text:p>
          </table:table-cell>
          <table:table-cell office:value-type="string" calcext:value-type="string">
            <text:p><text:s/>الكنيست الإسرائيلي يصادق على قانون تشديد العقوبات ضد راشقي الحجارة</text:p>
          </table:table-cell>
          <table:table-cell table:number-columns-repeated="2"/>
          <table:table-cell table:formula="of:=IF([.I298]=[.J29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كنيست الإسرائيلي يصادق على قانون تشديد العقوبات ضد راشقي الحجارة</text:p>
          </table:table-cell>
          <table:table-cell table:number-columns-repeated="2"/>
        </table:table-row>
        <table:table-row table:style-name="ro1">
          <table:table-cell table:formula="of:=IF([.B299]=[.C29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5037), ('fr', 0.0), ('en', 0.0), ('pt', 0.0), ('es', 0.0)]</text:p>
          </table:table-cell>
          <table:table-cell office:value-type="string" calcext:value-type="string">
            <text:p><text:s/>المصدر ولمشاهدة المزيد من الصور <text:s text:c="3"/></text:p>
          </table:table-cell>
          <table:table-cell table:number-columns-repeated="2"/>
          <table:table-cell table:formula="of:=IF([.I299]=[.J29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مصدر ولمشاهدة المزيد من الصور: http://huff.to/1Mtlk5J <text:s/></text:p>
          </table:table-cell>
          <table:table-cell table:number-columns-repeated="2"/>
        </table:table-row>
        <table:table-row table:style-name="ro1">
          <table:table-cell table:formula="of:=IF([.B300]=[.C30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897), ('fr', 0.0), ('en', 0.0), ('pt', 0.0), ('es', 0.0)]</text:p>
          </table:table-cell>
          <table:table-cell office:value-type="string" calcext:value-type="string">
            <text:p><text:s/>النرجسية والاكتئاب <text:s text:c="2"/>أكثر المشاكل النفسية شيوعاً لدى فناني </text:p>
          </table:table-cell>
          <table:table-cell table:number-columns-repeated="2"/>
          <table:table-cell table:formula="of:=IF([.I300]=[.J30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نرجسية والاكتئاب.. أكثر المشاكل النفسية شيوعاً لدى فناني #مصر</text:p>
          </table:table-cell>
          <table:table-cell table:number-columns-repeated="2"/>
        </table:table-row>
        <table:table-row table:style-name="ro1">
          <table:table-cell table:formula="of:=IF([.B301]=[.C30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371), ('fr', 0.0), ('en', 0.0), ('pt', 0.0), ('es', 0.0)]</text:p>
          </table:table-cell>
          <table:table-cell office:value-type="string" calcext:value-type="string">
            <text:p><text:s/>اليونان تبدأ بتوزيع اللاجئين على سائر دول الاتحاد الأوروبي</text:p>
          </table:table-cell>
          <table:table-cell table:number-columns-repeated="2"/>
          <table:table-cell table:formula="of:=IF([.I301]=[.J30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ليونان تبدأ بتوزيع اللاجئين على سائر دول الاتحاد الأوروبي</text:p>
          </table:table-cell>
          <table:table-cell table:number-columns-repeated="2"/>
        </table:table-row>
        <table:table-row table:style-name="ro1">
          <table:table-cell table:formula="of:=IF([.B302]=[.C30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122), ('fr', 0.0), ('en', 0.0), ('pt', 0.0), ('es', 0.0)]</text:p>
          </table:table-cell>
          <table:table-cell office:value-type="string" calcext:value-type="string">
            <text:p><text:s/>انتكاسة لكاميرون <text:s text:c="2"/>لجنة بالبرلمان البريطاني ترفض الضربات الجوية في </text:p>
          </table:table-cell>
          <table:table-cell table:number-columns-repeated="2"/>
          <table:table-cell table:formula="of:=IF([.I302]=[.J30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نتكاسة لكاميرون.. لجنة بالبرلمان البريطاني ترفض الضربات الجوية في #سوريا</text:p>
          </table:table-cell>
          <table:table-cell table:number-columns-repeated="2"/>
        </table:table-row>
        <table:table-row table:style-name="ro1">
          <table:table-cell table:formula="of:=IF([.B303]=[.C30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526), ('fr', 0.0), ('en', 0.0), ('pt', 0.0), ('es', 0.0)]</text:p>
          </table:table-cell>
          <table:table-cell office:value-type="string" calcext:value-type="string">
            <text:p><text:s/>انفوغرافيك <text:s/>أفضل وأسوأ دول فيما يخص حرية الانترنت</text:p>
          </table:table-cell>
          <table:table-cell table:number-columns-repeated="2"/>
          <table:table-cell table:formula="of:=IF([.I303]=[.J30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نفوغرافيك: أفضل وأسوأ 10 دول فيما يخص حرية الانترنت</text:p>
          </table:table-cell>
          <table:table-cell table:number-columns-repeated="2"/>
        </table:table-row>
        <table:table-row table:style-name="ro1">
          <table:table-cell table:formula="of:=IF([.B304]=[.C30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41), ('fr', 0.0), ('en', 0.0), ('pt', 0.0), ('es', 0.0)]</text:p>
          </table:table-cell>
          <table:table-cell office:value-type="string" calcext:value-type="string">
            <text:p><text:s/>انهيار أرضي كبير على حدود <text:s/>و <text:s/>بعد ضخ الجيش مياهاً بالأنفاق</text:p>
          </table:table-cell>
          <table:table-cell table:number-columns-repeated="2"/>
          <table:table-cell table:formula="of:=IF([.I304]=[.J30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انهيار أرضي كبير على حدود #غزة و #مصر بعد ضخ الجيش مياهاً بالأنفاق</text:p>
          </table:table-cell>
          <table:table-cell table:number-columns-repeated="2"/>
        </table:table-row>
        <table:table-row table:style-name="ro1">
          <table:table-cell table:formula="of:=IF([.B305]=[.C30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6664), ('fr', 0.0), ('en', 0.0), ('pt', 0.0), ('es', 0.0)]</text:p>
          </table:table-cell>
          <table:table-cell office:value-type="string" calcext:value-type="string">
            <text:p><text:s/>بالصور <text:s text:c="2"/>ورشات تصنيع الأسلحة في <text:s/>تزدهر والمعارضة تسعى لتطويرها</text:p>
          </table:table-cell>
          <table:table-cell table:number-columns-repeated="2"/>
          <table:table-cell table:formula="of:=IF([.I305]=[.J30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بالصور.. ورشات تصنيع الأسلحة في #سوريا تزدهر والمعارضة تسعى لتطويرها</text:p>
          </table:table-cell>
          <table:table-cell table:number-columns-repeated="2"/>
        </table:table-row>
        <table:table-row table:style-name="ro1">
          <table:table-cell table:formula="of:=IF([.B306]=[.C30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9221), ('fr', 0.0), ('en', 0.0), ('pt', 0.0), ('es', 0.0)]</text:p>
          </table:table-cell>
          <table:table-cell office:value-type="string" calcext:value-type="string">
            <text:p><text:s/>بدء تفريغ الصندوقين الأسودين للطائرة الروسية المنكوبة في مصر وموسكو تمدد الحداد إلى أيام</text:p>
          </table:table-cell>
          <table:table-cell table:number-columns-repeated="2"/>
          <table:table-cell table:formula="of:=IF([.I306]=[.J30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بدء تفريغ الصندوقين الأسودين للطائرة الروسية المنكوبة في مصر وموسكو تمدد الحداد إلى 5 أيام</text:p>
          </table:table-cell>
          <table:table-cell table:number-columns-repeated="2"/>
        </table:table-row>
        <table:table-row table:style-name="ro1">
          <table:table-cell table:formula="of:=IF([.B307]=[.C30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526), ('fr', 0.0), ('en', 0.0), ('pt', 0.0), ('es', 0.0)]</text:p>
          </table:table-cell>
          <table:table-cell office:value-type="string" calcext:value-type="string">
            <text:p><text:s/>بريطانيا تمنح حصانة دبلوماسية لمرافقي <text:s/>لمنع ملاحقتهم ومحاكمتهم</text:p>
          </table:table-cell>
          <table:table-cell table:number-columns-repeated="2"/>
          <table:table-cell table:formula="of:=IF([.I307]=[.J30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بريطانيا تمنح "حصانة دبلوماسية" لمرافقي #السيسي لمنع ملاحقتهم ومحاكمتهم</text:p>
          </table:table-cell>
          <table:table-cell table:number-columns-repeated="2"/>
        </table:table-row>
        <table:table-row table:style-name="ro1">
          <table:table-cell table:formula="of:=IF([.B308]=[.C30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518), ('fr', 0.0), ('en', 0.0), ('pt', 0.0), ('es', 0.0)]</text:p>
          </table:table-cell>
          <table:table-cell office:value-type="string" calcext:value-type="string">
            <text:p><text:s/>بعد فوز <text:s/>بوصلة المستثمر الخليجي تتجه نحو تركيا</text:p>
          </table:table-cell>
          <table:table-cell table:number-columns-repeated="2"/>
          <table:table-cell table:formula="of:=IF([.I308]=[.J30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بعد فوز #العدالة_والتنمية.. بوصلة المستثمر الخليجي تتجه نحو تركيا</text:p>
          </table:table-cell>
          <table:table-cell table:number-columns-repeated="2"/>
        </table:table-row>
        <table:table-row table:style-name="ro1">
          <table:table-cell table:formula="of:=IF([.B309]=[.C30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4223), ('fr', 0.0), ('en', 0.0), ('pt', 0.0), ('es', 0.0)]</text:p>
          </table:table-cell>
          <table:table-cell office:value-type="string" calcext:value-type="string">
            <text:p><text:s/>بنك ألماني يدفع مليون دولار غرامة لانتهاكه حظراً أميركيا على سوريا و </text:p>
          </table:table-cell>
          <table:table-cell table:number-columns-repeated="2"/>
          <table:table-cell table:formula="of:=IF([.I309]=[.J30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بنك ألماني يدفع 200 مليون دولار غرامة لانتهاكه حظراً أميركيا على سوريا و #إيران</text:p>
          </table:table-cell>
          <table:table-cell table:number-columns-repeated="2"/>
        </table:table-row>
        <table:table-row table:style-name="ro1">
          <table:table-cell table:formula="of:=IF([.B310]=[.C3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55), ('fr', 0.0), ('en', 0.0), ('pt', 0.0), ('es', 0.0)]</text:p>
          </table:table-cell>
          <table:table-cell office:value-type="string" calcext:value-type="string">
            <text:p><text:s/>بين ما حدث وما ينبغي أن يكون، ما تعليقكم؟</text:p>
          </table:table-cell>
          <table:table-cell table:number-columns-repeated="2"/>
          <table:table-cell table:formula="of:=IF([.I310]=[.J3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بين ما حدث وما ينبغي أن يكون، ما تعليقكم؟</text:p>
          </table:table-cell>
          <table:table-cell table:number-columns-repeated="2"/>
        </table:table-row>
        <table:table-row table:style-name="ro1">
          <table:table-cell table:formula="of:=IF([.B311]=[.C3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751), ('fr', 0.0), ('en', 0.0), ('pt', 0.0), ('es', 0.0)]</text:p>
          </table:table-cell>
          <table:table-cell office:value-type="string" calcext:value-type="string">
            <text:p><text:s/>تحالف نسائي بمصر يدعو لـهبة شعبية للإفراج عن امرأة</text:p>
          </table:table-cell>
          <table:table-cell table:number-columns-repeated="2"/>
          <table:table-cell table:formula="of:=IF([.I311]=[.J3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حالف نسائي بمصر يدعو لـ"هبة شعبية" للإفراج عن 66 امرأة</text:p>
          </table:table-cell>
          <table:table-cell table:number-columns-repeated="2"/>
        </table:table-row>
        <table:table-row table:style-name="ro1">
          <table:table-cell table:formula="of:=IF([.B312]=[.C3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797), ('fr', 0.0), ('en', 0.0), ('pt', 0.0), ('es', 0.0)]</text:p>
          </table:table-cell>
          <table:table-cell office:value-type="string" calcext:value-type="string">
            <text:p><text:s/>تخفيف أحكام بالسجن بحق معارضين مصريين بينهم البلتاجي وحجازي</text:p>
          </table:table-cell>
          <table:table-cell table:number-columns-repeated="2"/>
          <table:table-cell table:formula="of:=IF([.I312]=[.J3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خفيف أحكام بالسجن بحق معارضين مصريين بينهم "البلتاجي" و"حجازي"</text:p>
          </table:table-cell>
          <table:table-cell table:number-columns-repeated="2"/>
        </table:table-row>
        <table:table-row table:style-name="ro1">
          <table:table-cell table:formula="of:=IF([.B313]=[.C31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4068), ('fr', 0.0), ('en', 0.0), ('pt', 0.0), ('es', 0.0)]</text:p>
          </table:table-cell>
          <table:table-cell office:value-type="string" calcext:value-type="string">
            <text:p><text:s/>تدهور احتياطي <text:s/>من العملة الأجنبية</text:p>
          </table:table-cell>
          <table:table-cell table:number-columns-repeated="2"/>
          <table:table-cell table:formula="of:=IF([.I313]=[.J31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هور احتياطي #مصر من العملة الأجنبية</text:p>
          </table:table-cell>
          <table:table-cell table:number-columns-repeated="2"/>
        </table:table-row>
        <table:table-row table:style-name="ro1">
          <table:table-cell table:formula="of:=IF([.B314]=[.C3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2131), ('fr', 0.0), ('en', 0.0), ('pt', 0.0), ('es', 0.0)]</text:p>
          </table:table-cell>
          <table:table-cell office:value-type="string" calcext:value-type="string">
            <text:p><text:s/>تدهور الحالة الصحية لطرابيك <text:s text:c="2"/>وزوجته تنتظر خبراً سعيداً <text:s text:c="2"/></text:p>
          </table:table-cell>
          <table:table-cell table:number-columns-repeated="2"/>
          <table:table-cell table:formula="of:=IF([.I314]=[.J3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هور الحالة الصحية لطرابيك.. وزوجته تنتظر "خبراً سعيداً" http://huff.to/1NMSRv5 <text:s/></text:p>
          </table:table-cell>
          <table:table-cell table:number-columns-repeated="2"/>
        </table:table-row>
        <table:table-row table:style-name="ro1">
          <table:table-cell table:formula="of:=IF([.B315]=[.C3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891), ('fr', 0.0), ('en', 0.0), ('pt', 0.0), ('es', 0.0)]</text:p>
          </table:table-cell>
          <table:table-cell office:value-type="string" calcext:value-type="string">
            <text:p><text:s/>تدوينة إياد سليمان</text:p>
          </table:table-cell>
          <table:table-cell table:number-columns-repeated="2"/>
          <table:table-cell table:formula="of:=IF([.I315]=[.J3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"إياد سليمان"</text:p>
          </table:table-cell>
          <table:table-cell table:number-columns-repeated="2"/>
        </table:table-row>
        <table:table-row table:style-name="ro1">
          <table:table-cell table:formula="of:=IF([.B316]=[.C31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659), ('fr', 0.0), ('en', 0.0), ('pt', 0.0), ('es', 0.0)]</text:p>
          </table:table-cell>
          <table:table-cell office:value-type="string" calcext:value-type="string">
            <text:p><text:s/>تدوينة جهاد بريكي <text:s/></text:p>
          </table:table-cell>
          <table:table-cell table:number-columns-repeated="2"/>
          <table:table-cell table:formula="of:=IF([.I316]=[.J31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"جهاد بريكي" @JihadBriki </text:p>
          </table:table-cell>
          <table:table-cell table:number-columns-repeated="2"/>
        </table:table-row>
        <table:table-row table:style-name="ro1">
          <table:table-cell table:formula="of:=IF([.B317]=[.C3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821), ('fr', 0.0), ('en', 0.0), ('pt', 0.0), ('es', 0.0)]</text:p>
          </table:table-cell>
          <table:table-cell office:value-type="string" calcext:value-type="string">
            <text:p><text:s/>تدوينة محمد حليم بركات </text:p>
          </table:table-cell>
          <table:table-cell table:number-columns-repeated="2"/>
          <table:table-cell table:formula="of:=IF([.I317]=[.J3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"محمد حليم بركات" @barakat_mo7amed</text:p>
          </table:table-cell>
          <table:table-cell table:number-columns-repeated="2"/>
        </table:table-row>
        <table:table-row table:style-name="ro1">
          <table:table-cell table:formula="of:=IF([.B318]=[.C3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969), ('fr', 0.0), ('en', 0.0), ('pt', 0.0), ('es', 0.0)]</text:p>
          </table:table-cell>
          <table:table-cell office:value-type="string" calcext:value-type="string">
            <text:p><text:s/>تدوينة وائل خليل شديد</text:p>
          </table:table-cell>
          <table:table-cell table:number-columns-repeated="2"/>
          <table:table-cell table:formula="of:=IF([.I318]=[.J3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"وائل خليل شديد"</text:p>
          </table:table-cell>
          <table:table-cell table:number-columns-repeated="2"/>
        </table:table-row>
        <table:table-row table:style-name="ro1">
          <table:table-cell table:formula="of:=IF([.B319]=[.C31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279), ('fr', 0.0), ('en', 0.0), ('pt', 0.0), ('es', 0.0)]</text:p>
          </table:table-cell>
          <table:table-cell office:value-type="string" calcext:value-type="string">
            <text:p><text:s/>تدوينة لـأمينة بن ابراهيم</text:p>
          </table:table-cell>
          <table:table-cell table:number-columns-repeated="2"/>
          <table:table-cell table:formula="of:=IF([.I319]=[.J31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لـ"أمينة بن ابراهيم"</text:p>
          </table:table-cell>
          <table:table-cell table:number-columns-repeated="2"/>
        </table:table-row>
        <table:table-row table:style-name="ro1">
          <table:table-cell table:formula="of:=IF([.B320]=[.C3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007), ('fr', 0.0), ('en', 0.0), ('pt', 0.0), ('es', 0.0)]</text:p>
          </table:table-cell>
          <table:table-cell office:value-type="string" calcext:value-type="string">
            <text:p><text:s/>تدوينة لـإبراهيم كالين</text:p>
          </table:table-cell>
          <table:table-cell table:number-columns-repeated="2"/>
          <table:table-cell table:formula="of:=IF([.I320]=[.J3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لـ"إبراهيم كالين"</text:p>
          </table:table-cell>
          <table:table-cell table:number-columns-repeated="2"/>
        </table:table-row>
        <table:table-row table:style-name="ro1">
          <table:table-cell table:formula="of:=IF([.B321]=[.C3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317), ('fr', 0.0), ('en', 0.0), ('pt', 0.0), ('es', 0.0)]</text:p>
          </table:table-cell>
          <table:table-cell office:value-type="string" calcext:value-type="string">
            <text:p><text:s/>تدوينة لـحكم البابا</text:p>
          </table:table-cell>
          <table:table-cell table:number-columns-repeated="2"/>
          <table:table-cell table:formula="of:=IF([.I321]=[.J3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لـ"حكم البابا"</text:p>
          </table:table-cell>
          <table:table-cell table:number-columns-repeated="2"/>
        </table:table-row>
        <table:table-row table:style-name="ro1">
          <table:table-cell table:formula="of:=IF([.B322]=[.C3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581), ('fr', 0.0), ('en', 0.0), ('pt', 0.0), ('es', 0.0)]</text:p>
          </table:table-cell>
          <table:table-cell office:value-type="string" calcext:value-type="string">
            <text:p><text:s/>تدوينة لـرؤى خضر</text:p>
          </table:table-cell>
          <table:table-cell table:number-columns-repeated="2"/>
          <table:table-cell table:formula="of:=IF([.I322]=[.J3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لـ"رؤى خضر"</text:p>
          </table:table-cell>
          <table:table-cell table:number-columns-repeated="2"/>
        </table:table-row>
        <table:table-row table:style-name="ro1">
          <table:table-cell table:formula="of:=IF([.B323]=[.C3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969), ('fr', 0.0), ('en', 0.0), ('pt', 0.0), ('es', 0.0)]</text:p>
          </table:table-cell>
          <table:table-cell office:value-type="string" calcext:value-type="string">
            <text:p><text:s/>تدوينة لـرحاب هاني </text:p>
          </table:table-cell>
          <table:table-cell table:number-columns-repeated="2"/>
          <table:table-cell table:formula="of:=IF([.I323]=[.J3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لـ"رحاب هاني" @RehabHany</text:p>
          </table:table-cell>
          <table:table-cell table:number-columns-repeated="2"/>
        </table:table-row>
        <table:table-row table:style-name="ro1">
          <table:table-cell table:formula="of:=IF([.B324]=[.C32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659), ('fr', 0.0), ('en', 0.0), ('pt', 0.0), ('es', 0.0)]</text:p>
          </table:table-cell>
          <table:table-cell office:value-type="string" calcext:value-type="string">
            <text:p><text:s/>تدوينة لـسعيد بوكرامي</text:p>
          </table:table-cell>
          <table:table-cell table:number-columns-repeated="2"/>
          <table:table-cell table:formula="of:=IF([.I324]=[.J324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لـ"سعيد بوكرامي"</text:p>
          </table:table-cell>
          <table:table-cell table:number-columns-repeated="2"/>
        </table:table-row>
        <table:table-row table:style-name="ro1">
          <table:table-cell table:formula="of:=IF([.B325]=[.C32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659), ('fr', 0.0), ('en', 0.0), ('pt', 0.0), ('es', 0.0)]</text:p>
          </table:table-cell>
          <table:table-cell office:value-type="string" calcext:value-type="string">
            <text:p><text:s/>تدوينة لـعمرو حمزاوي </text:p>
          </table:table-cell>
          <table:table-cell table:number-columns-repeated="2"/>
          <table:table-cell table:formula="of:=IF([.I325]=[.J325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لـ"عمرو حمزاوي" @HamzawyAmr</text:p>
          </table:table-cell>
          <table:table-cell table:number-columns-repeated="2"/>
        </table:table-row>
        <table:table-row table:style-name="ro1">
          <table:table-cell table:formula="of:=IF([.B326]=[.C3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0814), ('fr', 0.0), ('en', 0.0), ('pt', 0.0), ('es', 0.0)]</text:p>
          </table:table-cell>
          <table:table-cell office:value-type="string" calcext:value-type="string">
            <text:p><text:s/>تدوينة لـمحمد ثابت</text:p>
          </table:table-cell>
          <table:table-cell table:number-columns-repeated="2"/>
          <table:table-cell table:formula="of:=IF([.I326]=[.J3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لـ"محمد ثابت"</text:p>
          </table:table-cell>
          <table:table-cell table:number-columns-repeated="2"/>
        </table:table-row>
        <table:table-row table:style-name="ro1">
          <table:table-cell table:formula="of:=IF([.B327]=[.C32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162), ('fr', 0.0), ('en', 0.0), ('pt', 0.0), ('es', 0.0)]</text:p>
          </table:table-cell>
          <table:table-cell office:value-type="string" calcext:value-type="string">
            <text:p><text:s/>تدوينة لـنوار السعيد</text:p>
          </table:table-cell>
          <table:table-cell table:number-columns-repeated="2"/>
          <table:table-cell table:formula="of:=IF([.I327]=[.J327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لـ"نوار السعيد"</text:p>
          </table:table-cell>
          <table:table-cell table:number-columns-repeated="2"/>
        </table:table-row>
        <table:table-row table:style-name="ro1">
          <table:table-cell table:formula="of:=IF([.B328]=[.C32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24), ('fr', 0.0), ('en', 0.0), ('pt', 0.0), ('es', 0.0)]</text:p>
          </table:table-cell>
          <table:table-cell office:value-type="string" calcext:value-type="string">
            <text:p><text:s/>تدوينة لـوفاء نزيه</text:p>
          </table:table-cell>
          <table:table-cell table:number-columns-repeated="2"/>
          <table:table-cell table:formula="of:=IF([.I328]=[.J328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لـ"وفاء نزيه"</text:p>
          </table:table-cell>
          <table:table-cell table:number-columns-repeated="2"/>
        </table:table-row>
        <table:table-row table:style-name="ro1">
          <table:table-cell table:formula="of:=IF([.B329]=[.C32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1356), ('fr', 0.0), ('en', 0.0), ('pt', 0.0), ('es', 0.0)]</text:p>
          </table:table-cell>
          <table:table-cell office:value-type="string" calcext:value-type="string">
            <text:p><text:s/>تدوينة لـيزن التركاوي</text:p>
          </table:table-cell>
          <table:table-cell table:number-columns-repeated="2"/>
          <table:table-cell table:formula="of:=IF([.I329]=[.J329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دوينة لـ"يزن التركاوي"</text:p>
          </table:table-cell>
          <table:table-cell table:number-columns-repeated="2"/>
        </table:table-row>
        <table:table-row table:style-name="ro1">
          <table:table-cell table:formula="of:=IF([.B330]=[.C33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('ar', 0.03681), ('fr', 0.0), ('en', 0.0), ('pt', 0.0), ('es', 0.0)]</text:p>
          </table:table-cell>
          <table:table-cell office:value-type="string" calcext:value-type="string">
            <text:p><text:s/>ترغب في خسارة وزنك؟ السر يكمن فى النشويات <text:s text:c="2"/></text:p>
          </table:table-cell>
          <table:table-cell table:number-columns-repeated="2"/>
          <table:table-cell table:formula="of:=IF([.I330]=[.J330];1;0)" office:value-type="float" office:value="1" calcext:value-type="float">
            <text:p>1</text:p>
          </table:table-cell>
          <table:table-cell table:number-columns-repeated="2" office:value-type="string" calcext:value-type="string">
            <text:p>ar</text:p>
          </table:table-cell>
          <table:table-cell office:value-type="string" calcext:value-type="string">
            <text:p>[[1.0, 'ar']]</text:p>
          </table:table-cell>
          <table:table-cell office:value-type="string" calcext:value-type="string">
            <text:p>ترغب في خسارة وزنك؟ السر يكمن فى النشويات http://huff.to/1Q6PyS2 <text:s/></text:p>
          </table:table-cell>
          <table:table-cell table:number-columns-repeated="2"/>
        </table:table-row>
        <table:table-row table:style-name="ro1">
          <table:table-cell table:formula="of:=IF([.B331]=[.C331];1;0)"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), ('en', 0.0), ('ar', 0.0), ('pt', 0.0), ('es', 0.0)]</text:p>
          </table:table-cell>
          <table:table-cell office:value-type="string" calcext:value-type="string">
            <text:p>羫</text:p>
          </table:table-cell>
          <table:table-cell table:number-columns-repeated="2"/>
          <table:table-cell table:formula="of:=IF([.I331]=[.J331];1;0)"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table:number-columns-repeated="3"/>
        </table:table-row>
        <table:table-row table:style-name="ro1">
          <table:table-cell table:formula="of:=IF([.B332]=[.C3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23666), ('fr', 0.11981), ('pt', 0.05011), ('es', 0.04639), ('ar', 0.0)]</text:p>
          </table:table-cell>
          <table:table-cell office:value-type="string" calcext:value-type="string">
            <text:p><text:s/>% chance of rain in the next minutes <text:s/>% chance of rain in the next minutes <text:s/>gee <text:s/>weather app <text:s/>whatever would i do without you</text:p>
          </table:table-cell>
          <table:table-cell table:number-columns-repeated="2"/>
          <table:table-cell table:formula="of:=IF([.I332]=[.J3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"85% chance of rain in the next 15 minutes." "93% chance of rain in the next 15 minutes." Gee, weather app, whatever would I do without you?</text:p>
          </table:table-cell>
          <table:table-cell table:number-columns-repeated="2"/>
        </table:table-row>
        <table:table-row table:style-name="ro1">
          <table:table-cell table:formula="of:=IF([.B333]=[.C333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1825), ('en', 0.0167), ('pt', 0.01546), ('fr', 0.01193), ('ar', 0.0)]</text:p>
          </table:table-cell>
          <table:table-cell office:value-type="string" calcext:value-type="string">
            <text:p><text:s/>even that greedo shot first</text:p>
          </table:table-cell>
          <table:table-cell table:number-columns-repeated="2"/>
          <table:table-cell table:formula="of:=IF([.I333]=[.J33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"Even that Greedo shot first?"</text:p>
          </table:table-cell>
          <table:table-cell table:number-columns-repeated="2"/>
        </table:table-row>
        <table:table-row table:style-name="ro1">
          <table:table-cell table:formula="of:=IF([.B334]=[.C3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0838), ('fr', 0.04996), ('pt', 0.03945), ('es', 0.03042), ('ar', 0.0)]</text:p>
          </table:table-cell>
          <table:table-cell office:value-type="string" calcext:value-type="string">
            <text:p><text:s/>fixed my neighbour's wireless router by telling her to turn it off and back on <text:s/>i am a tech herofraud </text:p>
          </table:table-cell>
          <table:table-cell table:number-columns-repeated="2"/>
          <table:table-cell table:formula="of:=IF([.I334]=[.J3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"Fixed" my neighbour's wireless router by telling her to turn it off and back on. I am a tech herofraud.</text:p>
          </table:table-cell>
          <table:table-cell table:number-columns-repeated="2"/>
        </table:table-row>
        <table:table-row table:style-name="ro1">
          <table:table-cell table:formula="of:=IF([.B335]=[.C3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1852), ('es', 0.00913), ('fr', 0.00783), ('pt', 0.0048), ('ar', 0.0)]</text:p>
          </table:table-cell>
          <table:table-cell office:value-type="string" calcext:value-type="string">
            <text:p><text:s/>it's true <text:s/>all of it </text:p>
          </table:table-cell>
          <table:table-cell table:number-columns-repeated="2"/>
          <table:table-cell table:formula="of:=IF([.I335]=[.J3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"It's true. All of it."</text:p>
          </table:table-cell>
          <table:table-cell table:number-columns-repeated="2"/>
        </table:table-row>
        <table:table-row table:style-name="ro1">
          <table:table-cell table:formula="of:=IF([.B336]=[.C33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1287), ('fr', 0.01141), ('es', 0.00608), ('pt', 0.0048), ('ar', 0.0)]</text:p>
          </table:table-cell>
          <table:table-cell office:value-type="string" calcext:value-type="string">
            <text:p><text:s/>no <text:s/>that part's bullshit </text:p>
          </table:table-cell>
          <table:table-cell table:number-columns-repeated="2"/>
          <table:table-cell table:formula="of:=IF([.I336]=[.J33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"No, that part's bullshit."</text:p>
          </table:table-cell>
          <table:table-cell table:number-columns-repeated="2"/>
        </table:table-row>
        <table:table-row table:style-name="ro1">
          <table:table-cell table:formula="of:=IF([.B337]=[.C33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6934), ('fr', 0.04661), ('es', 0.01901), ('pt', 0.01652), ('ar', 0.0)]</text:p>
          </table:table-cell>
          <table:table-cell office:value-type="string" calcext:value-type="string">
            <text:p><text:s/>there are stories about what happened </text:p>
          </table:table-cell>
          <table:table-cell table:number-columns-repeated="2"/>
          <table:table-cell table:formula="of:=IF([.I337]=[.J33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"There are stories about what happened."</text:p>
          </table:table-cell>
          <table:table-cell table:number-columns-repeated="2"/>
        </table:table-row>
        <table:table-row table:style-name="ro1">
          <table:table-cell table:formula="of:=IF([.B338]=[.C338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10008), ('en', 0.08542), ('pt', 0.06663), ('es', 0.06236), ('ar', 0.0)]</text:p>
          </table:table-cell>
          <table:table-cell office:value-type="string" calcext:value-type="string">
            <text:p><text:s/>“please watch your inbox for important information about your employment status tomorrow ” <text:s text:c="3"/>…</text:p>
          </table:table-cell>
          <table:table-cell table:number-columns-repeated="2"/>
          <table:table-cell table:formula="of:=IF([.I338]=[.J33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“Please watch your inbox for important information about your employment status tomorrow.” : http://jimromenesko.com/2015/11/03/layoffs-begin-at-national-geographic/ …</text:p>
          </table:table-cell>
          <table:table-cell table:number-columns-repeated="2"/>
        </table:table-row>
        <table:table-row table:style-name="ro1">
          <table:table-cell table:formula="of:=IF([.B339]=[.C33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5853), ('fr', 0.07771), ('pt', 0.05171), ('es', 0.05095), ('ar', 0.0)]</text:p>
          </table:table-cell>
          <table:table-cell office:value-type="string" calcext:value-type="string">
            <text:p><text:s text:c="2"/>glad to hear it <text:s/>there were three stations at mine <text:s/>i was lucky to have the short line number </text:p>
          </table:table-cell>
          <table:table-cell table:number-columns-repeated="2"/>
          <table:table-cell table:formula="of:=IF([.I339]=[.J33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_polymetis_ Glad to hear it. There were three stations at mine. I was lucky to have the short line number.</text:p>
          </table:table-cell>
          <table:table-cell table:number-columns-repeated="2"/>
        </table:table-row>
        <table:table-row table:style-name="ro1">
          <table:table-cell table:formula="of:=IF([.B340]=[.C3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9395), ('fr', 0.02215), ('es', 0.01521), ('pt', 0.008), ('ar', 0.0)]</text:p>
          </table:table-cell>
          <table:table-cell office:value-type="string" calcext:value-type="string">
            <text:p><text:s text:c="2"/>god forbid <text:s/>i ordered the one with rubber ducks on it </text:p>
          </table:table-cell>
          <table:table-cell table:number-columns-repeated="2"/>
          <table:table-cell table:formula="of:=IF([.I340]=[.J3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_polymetis_ God forbid. :) (I ordered the one with rubber ducks on it.)</text:p>
          </table:table-cell>
          <table:table-cell table:number-columns-repeated="2"/>
        </table:table-row>
        <table:table-row table:style-name="ro1">
          <table:table-cell table:formula="of:=IF([.B341]=[.C3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5387), ('fr', 0.02406), ('es', 0.0076), ('pt', 0.00267), ('ar', 0.0)]</text:p>
          </table:table-cell>
          <table:table-cell office:value-type="string" calcext:value-type="string">
            <text:p><text:s text:c="2"/>there's one key one that's missing yet <text:s/></text:p>
          </table:table-cell>
          <table:table-cell table:number-columns-repeated="2"/>
          <table:table-cell table:formula="of:=IF([.I341]=[.J3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_polymetis_ There's one key one that's missing yet. :)</text:p>
          </table:table-cell>
          <table:table-cell table:number-columns-repeated="2"/>
        </table:table-row>
        <table:table-row table:style-name="ro1">
          <table:table-cell table:formula="of:=IF([.B342]=[.C3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4796), ('fr', 0.00493), ('pt', 0.0016), ('ar', 0.0), ('es', 0.0)]</text:p>
          </table:table-cell>
          <table:table-cell office:value-type="string" calcext:value-type="string">
            <text:p><text:s text:c="2"/>the holy grail <text:s/></text:p>
          </table:table-cell>
          <table:table-cell table:number-columns-repeated="2"/>
          <table:table-cell table:formula="of:=IF([.I342]=[.J3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35mmmonkey The Holy Grail. :)</text:p>
          </table:table-cell>
          <table:table-cell table:number-columns-repeated="2"/>
        </table:table-row>
        <table:table-row table:style-name="ro1">
          <table:table-cell table:formula="of:=IF([.B343]=[.C3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509), ('fr', 0.03374), ('pt', 0.02559), ('es', 0.01825), ('ar', 0.0)]</text:p>
          </table:table-cell>
          <table:table-cell office:value-type="string" calcext:value-type="string">
            <text:p><text:s text:c="3"/>congrats handsome gent </text:p>
          </table:table-cell>
          <table:table-cell table:number-columns-repeated="2"/>
          <table:table-cell table:formula="of:=IF([.I343]=[.J3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abeard07 @kwhumane Congrats! Handsome gent.</text:p>
          </table:table-cell>
          <table:table-cell table:number-columns-repeated="2"/>
        </table:table-row>
        <table:table-row table:style-name="ro1">
          <table:table-cell table:formula="of:=IF([.B344]=[.C3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6268), ('fr', 0.049), ('pt', 0.04424), ('es', 0.04106), ('ar', 0.0)]</text:p>
          </table:table-cell>
          <table:table-cell office:value-type="string" calcext:value-type="string">
            <text:p><text:s text:c="2"/>walkers keep left <text:s/>standees keep right <text:s/>deciders pick which you're going to be <text:s/></text:p>
          </table:table-cell>
          <table:table-cell table:number-columns-repeated="2"/>
          <table:table-cell table:formula="of:=IF([.I344]=[.J3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becubed Walkers keep left, standees keep right, deciders pick which you're going to be. :)</text:p>
          </table:table-cell>
          <table:table-cell table:number-columns-repeated="2"/>
        </table:table-row>
        <table:table-row table:style-name="ro1">
          <table:table-cell table:formula="of:=IF([.B345]=[.C34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804), ('fr', 0.05814), ('es', 0.0365), ('pt', 0.03412), ('ar', 0.0)]</text:p>
          </table:table-cell>
          <table:table-cell office:value-type="string" calcext:value-type="string">
            <text:p><text:s text:c="4"/>hah we were having exactly that discussion this morning <text:s/>extra points for simpsons ref </text:p>
          </table:table-cell>
          <table:table-cell table:number-columns-repeated="2"/>
          <table:table-cell table:formula="of:=IF([.I345]=[.J34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beerboozebites @beausallnatural @beerlybrian Hah! We were having exactly that discussion this morning. (Extra points for Simpsons ref.)</text:p>
          </table:table-cell>
          <table:table-cell table:number-columns-repeated="2"/>
        </table:table-row>
        <table:table-row table:style-name="ro1">
          <table:table-cell table:formula="of:=IF([.B346]=[.C34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4588), ('es', 0.0365), ('pt', 0.03198), ('fr', 0.02276), ('ar', 0.0)]</text:p>
          </table:table-cell>
          <table:table-cell office:value-type="string" calcext:value-type="string">
            <text:p><text:s text:c="6"/>i would like to see a between periods game of mayoral oneonone <text:s/></text:p>
          </table:table-cell>
          <table:table-cell table:number-columns-repeated="2"/>
          <table:table-cell table:formula="of:=IF([.I346]=[.J34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berryonline @sipbiteelmira @ohlrangers @craiger_c @davejaworsky I would like to see a between periods game of mayoral one-on-one. :)</text:p>
          </table:table-cell>
          <table:table-cell table:number-columns-repeated="2"/>
        </table:table-row>
        <table:table-row table:style-name="ro1">
          <table:table-cell table:formula="of:=IF([.B347]=[.C3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0234), ('fr', 0.0009), ('ar', 0.0), ('pt', 0.0), ('es', 0.0)]</text:p>
          </table:table-cell>
          <table:table-cell office:value-type="string" calcext:value-type="string">
            <text:p><text:s text:c="3"/>happy birthday</text:p>
          </table:table-cell>
          <table:table-cell table:number-columns-repeated="2"/>
          <table:table-cell table:formula="of:=IF([.I347]=[.J3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bithoundio @pj_lowe Happy Birthday!</text:p>
          </table:table-cell>
          <table:table-cell table:number-columns-repeated="2"/>
        </table:table-row>
        <table:table-row table:style-name="ro1">
          <table:table-cell table:formula="of:=IF([.B348]=[.C3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146), ('fr', 0.03745), ('es', 0.02966), ('pt', 0.02079), ('ar', 0.0)]</text:p>
          </table:table-cell>
          <table:table-cell office:value-type="string" calcext:value-type="string">
            <text:p><text:s text:c="3"/>you know you've got it going on when you could still look that regal sitting in a really big cardboard box </text:p>
          </table:table-cell>
          <table:table-cell table:number-columns-repeated="2"/>
          <table:table-cell table:formula="of:=IF([.I348]=[.J3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bodil @_polymetis_ You know you've got it going on when you could still look that regal sitting in a (really big) cardboard box.</text:p>
          </table:table-cell>
          <table:table-cell table:number-columns-repeated="2"/>
        </table:table-row>
        <table:table-row table:style-name="ro1">
          <table:table-cell table:formula="of:=IF([.B349]=[.C3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6424), ('fr', 0.04579), ('es', 0.04259), ('pt', 0.03625), ('ar', 0.0)]</text:p>
          </table:table-cell>
          <table:table-cell office:value-type="string" calcext:value-type="string">
            <text:p><text:s text:c="4"/>or yay <text:s/>process if you're not comfortable with that level of overt enthusiasm…</text:p>
          </table:table-cell>
          <table:table-cell table:number-columns-repeated="2"/>
          <table:table-cell table:formula="of:=IF([.I349]=[.J3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bohemiangirl @pavanrajam @rands Or "Yay, Process!" if you're not comfortable with that level of overt enthusiasm…</text:p>
          </table:table-cell>
          <table:table-cell table:number-columns-repeated="2"/>
        </table:table-row>
        <table:table-row table:style-name="ro1">
          <table:table-cell table:formula="of:=IF([.B350]=[.C35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1194), ('fr', 0.00691), ('es', 0.00304), ('pt', 0.00053), ('ar', 0.0)]</text:p>
          </table:table-cell>
          <table:table-cell office:value-type="string" calcext:value-type="string">
            <text:p><text:s text:c="2"/>i think we like shane koyczan okay </text:p>
          </table:table-cell>
          <table:table-cell table:number-columns-repeated="2"/>
          <table:table-cell table:formula="of:=IF([.I350]=[.J35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bruce_arthur I think we like Shane Koyczan okay.</text:p>
          </table:table-cell>
          <table:table-cell table:number-columns-repeated="2"/>
        </table:table-row>
        <table:table-row table:style-name="ro1">
          <table:table-cell table:formula="of:=IF([.B351]=[.C3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4472), ('fr', 0.04587), ('pt', 0.03358), ('es', 0.02738), ('ar', 0.0)]</text:p>
          </table:table-cell>
          <table:table-cell office:value-type="string" calcext:value-type="string">
            <text:p><text:s text:c="2"/>clearly it's time to embark on a crime spree before they get their heightmeasuring act together </text:p>
          </table:table-cell>
          <table:table-cell table:number-columns-repeated="2"/>
          <table:table-cell table:formula="of:=IF([.I351]=[.J3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brundle_fly Clearly it's time to embark on a crime spree before they get their height-measuring act together.</text:p>
          </table:table-cell>
          <table:table-cell table:number-columns-repeated="2"/>
        </table:table-row>
        <table:table-row table:style-name="ro1">
          <table:table-cell table:formula="of:=IF([.B352]=[.C352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10993), ('es', 0.09202), ('pt', 0.07196), ('en', 0.06729), ('ar', 0.0)]</text:p>
          </table:table-cell>
          <table:table-cell office:value-type="string" calcext:value-type="string">
            <text:p><text:s text:c="2"/>women people who aren't white women who aren't white people who do actual science <text:s/>economics <text:s/>etc <text:s/>clutches pearls</text:p>
          </table:table-cell>
          <table:table-cell table:number-columns-repeated="2"/>
          <table:table-cell table:formula="of:=IF([.I352]=[.J35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brundle_fly Women! People who aren't white! Women who aren't white! People who do actual science, economics, etc.! *clutches pearls*</text:p>
          </table:table-cell>
          <table:table-cell table:number-columns-repeated="2"/>
        </table:table-row>
        <table:table-row table:style-name="ro1">
          <table:table-cell table:formula="of:=IF([.B353]=[.C35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308), ('pt', 0.02452), ('es', 0.02205), ('fr', 0.01306), ('ar', 0.0)]</text:p>
          </table:table-cell>
          <table:table-cell office:value-type="string" calcext:value-type="string">
            <text:p><text:s text:c="2"/>can't think of any pork or scone that should be grey…</text:p>
          </table:table-cell>
          <table:table-cell table:number-columns-repeated="2"/>
          <table:table-cell table:formula="of:=IF([.I353]=[.J35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ardamomaddict Can't think of any pork or scone that should be grey…</text:p>
          </table:table-cell>
          <table:table-cell table:number-columns-repeated="2"/>
        </table:table-row>
        <table:table-row table:style-name="ro1">
          <table:table-cell table:formula="of:=IF([.B354]=[.C35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1324), ('fr', 0.00378), ('pt', 0.0032), ('es', 0.00152), ('ar', 0.0)]</text:p>
          </table:table-cell>
          <table:table-cell office:value-type="string" calcext:value-type="string">
            <text:p><text:s text:c="2"/>slightly overcooked…</text:p>
          </table:table-cell>
          <table:table-cell table:number-columns-repeated="2"/>
          <table:table-cell table:formula="of:=IF([.I354]=[.J35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ardamomaddict Slightly overcooked…</text:p>
          </table:table-cell>
          <table:table-cell table:number-columns-repeated="2"/>
        </table:table-row>
        <table:table-row table:style-name="ro1">
          <table:table-cell table:formula="of:=IF([.B355]=[.C355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2814), ('pt', 0.02345), ('en', 0.0148), ('fr', 0.01352), ('ar', 0.0)]</text:p>
          </table:table-cell>
          <table:table-cell office:value-type="string" calcext:value-type="string">
            <text:p><text:s text:c="2"/>true <text:s/>or a weird greyish green </text:p>
          </table:table-cell>
          <table:table-cell table:number-columns-repeated="2"/>
          <table:table-cell table:formula="of:=IF([.I355]=[.J3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ardamomaddict True, or a weird greyish green.</text:p>
          </table:table-cell>
          <table:table-cell table:number-columns-repeated="2"/>
        </table:table-row>
        <table:table-row table:style-name="ro1">
          <table:table-cell table:formula="of:=IF([.B356]=[.C35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4004), ('es', 0.07757), ('pt', 0.06343), ('fr', 0.04593), ('ar', 0.0)]</text:p>
          </table:table-cell>
          <table:table-cell office:value-type="string" calcext:value-type="string">
            <text:p><text:s text:c="2"/>i have a s which was updated with the latest os version yesterday <text:s/>whadda you have</text:p>
          </table:table-cell>
          <table:table-cell table:number-columns-repeated="2"/>
          <table:table-cell table:formula="of:=IF([.I356]=[.J35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dutson I have a 6S which was updated with the latest OS version yesterday. Whadda you have?</text:p>
          </table:table-cell>
          <table:table-cell table:number-columns-repeated="2"/>
        </table:table-row>
        <table:table-row table:style-name="ro1">
          <table:table-cell table:formula="of:=IF([.B357]=[.C3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8847), ('fr', 0.03504), ('pt', 0.03038), ('es', 0.02129), ('ar', 0.0)]</text:p>
          </table:table-cell>
          <table:table-cell office:value-type="string" calcext:value-type="string">
            <text:p><text:s text:c="2"/>no <text:s/>i've used it plugged in <text:s/>with the aux in the car <text:s/>and entirely unplugged </text:p>
          </table:table-cell>
          <table:table-cell table:number-columns-repeated="2"/>
          <table:table-cell table:formula="of:=IF([.I357]=[.J3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dutson No, I've used it plugged in, with the aux in the car, and entirely unplugged.</text:p>
          </table:table-cell>
          <table:table-cell table:number-columns-repeated="2"/>
        </table:table-row>
        <table:table-row table:style-name="ro1">
          <table:table-cell table:formula="of:=IF([.B358]=[.C358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6547), ('en', 0.04414), ('es', 0.03802), ('pt', 0.02559), ('ar', 0.0)]</text:p>
          </table:table-cell>
          <table:table-cell office:value-type="string" calcext:value-type="string">
            <text:p><text:s text:c="2"/>say <text:s/>hey siri <text:s/>ask question <text:s/>siri talks back <text:s/>perhaps siri does not love you</text:p>
          </table:table-cell>
          <table:table-cell table:number-columns-repeated="2"/>
          <table:table-cell table:formula="of:=IF([.I358]=[.J3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dutson Say, "Hey Siri". Ask question. Siri talks back. Perhaps Siri does not love you?</text:p>
          </table:table-cell>
          <table:table-cell table:number-columns-repeated="2"/>
        </table:table-row>
        <table:table-row table:style-name="ro1">
          <table:table-cell table:formula="of:=IF([.B359]=[.C3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386), ('fr', 0.05456), ('pt', 0.03092), ('es', 0.02814), ('ar', 0.0)]</text:p>
          </table:table-cell>
          <table:table-cell office:value-type="string" calcext:value-type="string">
            <text:p><text:s text:c="2"/>so an s change <text:s/>maybe the differences from my s are… significant <text:s/></text:p>
          </table:table-cell>
          <table:table-cell table:number-columns-repeated="2"/>
          <table:table-cell table:formula="of:=IF([.I359]=[.J3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dutson So an S change, maybe? The differences from my 4S are… significant. :)</text:p>
          </table:table-cell>
          <table:table-cell table:number-columns-repeated="2"/>
        </table:table-row>
        <table:table-row table:style-name="ro1">
          <table:table-cell table:formula="of:=IF([.B360]=[.C36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4944), ('fr', 0.03448), ('pt', 0.03038), ('es', 0.02433), ('ar', 0.0)]</text:p>
          </table:table-cell>
          <table:table-cell office:value-type="string" calcext:value-type="string">
            <text:p><text:s text:c="2"/>took me a minute to figure out what you were talking about <text:s/></text:p>
          </table:table-cell>
          <table:table-cell table:number-columns-repeated="2"/>
          <table:table-cell table:formula="of:=IF([.I360]=[.J36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hadtatro Took me a minute to figure out what you were talking about. :)</text:p>
          </table:table-cell>
          <table:table-cell table:number-columns-repeated="2"/>
        </table:table-row>
        <table:table-row table:style-name="ro1">
          <table:table-cell table:formula="of:=IF([.B361]=[.C3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2597), ('pt', 0.09009), ('es', 0.05627), ('fr', 0.03425), ('ar', 0.0)]</text:p>
          </table:table-cell>
          <table:table-cell office:value-type="string" calcext:value-type="string">
            <text:p><text:s text:c="4"/>i might need a future <text:s/>to do that <text:s/>too <text:s/>i waited a decade to read shake hands w the devil…</text:p>
          </table:table-cell>
          <table:table-cell table:number-columns-repeated="2"/>
          <table:table-cell table:formula="of:=IF([.I361]=[.J3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harsbooks @daejin_v2 @lianakreamer I might need a future #PubLit to do that, too. (I waited a decade to read Shake Hands w/ the Devil…)</text:p>
          </table:table-cell>
          <table:table-cell table:number-columns-repeated="2"/>
        </table:table-row>
        <table:table-row table:style-name="ro1">
          <table:table-cell table:formula="of:=IF([.B362]=[.C36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4765), ('fr', 0.02987), ('pt', 0.02026), ('es', 0.01445), ('ar', 0.0)]</text:p>
          </table:table-cell>
          <table:table-cell office:value-type="string" calcext:value-type="string">
            <text:p><text:s text:c="5"/>haven't read it yet <text:s/>from what i've heard i need to prepare myself <text:s/></text:p>
          </table:table-cell>
          <table:table-cell table:number-columns-repeated="2"/>
          <table:table-cell table:formula="of:=IF([.I362]=[.J36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harsbooks @lianakreamer @daejin_v2 @kitchlibrary Haven't read it yet. From what I've heard I need to prepare myself. :)</text:p>
          </table:table-cell>
          <table:table-cell table:number-columns-repeated="2"/>
        </table:table-row>
        <table:table-row table:style-name="ro1">
          <table:table-cell table:formula="of:=IF([.B363]=[.C36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283), ('fr', 0.05869), ('es', 0.04791), ('pt', 0.02559), ('ar', 0.0)]</text:p>
          </table:table-cell>
          <table:table-cell office:value-type="string" calcext:value-type="string">
            <text:p><text:s text:c="5"/>if you get a good book discussion going <text:s/>you'll forget all about social mediaing it <text:s/></text:p>
          </table:table-cell>
          <table:table-cell table:number-columns-repeated="2"/>
          <table:table-cell table:formula="of:=IF([.I363]=[.J36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harsbooks @lianakreamer @daejin_v2 @kitchlibrary If you get a good book discussion going, you'll forget all about social media-ing it. :)</text:p>
          </table:table-cell>
          <table:table-cell table:number-columns-repeated="2"/>
        </table:table-row>
        <table:table-row table:style-name="ro1">
          <table:table-cell table:formula="of:=IF([.B364]=[.C36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534), ('fr', 0.01523), ('pt', 0.01226), ('es', 0.00989), ('ar', 0.0)]</text:p>
          </table:table-cell>
          <table:table-cell office:value-type="string" calcext:value-type="string">
            <text:p><text:s text:c="2"/>not to be done still <text:s/>they've all be sworn in now <text:s/></text:p>
          </table:table-cell>
          <table:table-cell table:number-columns-repeated="2"/>
          <table:table-cell table:formula="of:=IF([.I364]=[.J36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mclymer Not to be done still. They've all be sworn in now. :)</text:p>
          </table:table-cell>
          <table:table-cell table:number-columns-repeated="2"/>
        </table:table-row>
        <table:table-row table:style-name="ro1">
          <table:table-cell table:formula="of:=IF([.B365]=[.C36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277), ('pt', 0.01013), ('fr', 0.00897), ('es', 0.00532), ('ar', 0.0)]</text:p>
          </table:table-cell>
          <table:table-cell office:value-type="string" calcext:value-type="string">
            <text:p><text:s text:c="3"/>obviously <text:s/>it's going to here <text:s text:c="2"/>…</text:p>
          </table:table-cell>
          <table:table-cell table:number-columns-repeated="2"/>
          <table:table-cell table:formula="of:=IF([.I365]=[.J36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mlplunkett @jfedor Obviously, it's going to here: http://www.waterloo.ca/en/living/SausageFest.asp …</text:p>
          </table:table-cell>
          <table:table-cell table:number-columns-repeated="2"/>
        </table:table-row>
        <table:table-row table:style-name="ro1">
          <table:table-cell table:formula="of:=IF([.B366]=[.C36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3798), ('fr', 0.07578), ('es', 0.04943), ('pt', 0.03945), ('ar', 0.0)]</text:p>
          </table:table-cell>
          <table:table-cell office:value-type="string" calcext:value-type="string">
            <text:p><text:s text:c="2"/>yeah <text:s/>people have been telling me their stories all day <text:s/>should have a round table with whiskey as therapy <text:s/></text:p>
          </table:table-cell>
          <table:table-cell table:number-columns-repeated="2"/>
          <table:table-cell table:formula="of:=IF([.I366]=[.J36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mlplunkett Yeah, people have been telling me their stories all day. Should have a round table with whiskey as therapy. :)</text:p>
          </table:table-cell>
          <table:table-cell table:number-columns-repeated="2"/>
        </table:table-row>
        <table:table-row table:style-name="ro1">
          <table:table-cell table:formula="of:=IF([.B367]=[.C3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5207), ('fr', 0.03752), ('es', 0.01445), ('pt', 0.0064), ('ar', 0.0)]</text:p>
          </table:table-cell>
          <table:table-cell office:value-type="string" calcext:value-type="string">
            <text:p><text:s text:c="2"/>spanish inquisition birthday cake… unexpected </text:p>
          </table:table-cell>
          <table:table-cell table:number-columns-repeated="2"/>
          <table:table-cell table:formula="of:=IF([.I367]=[.J3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raighaney Spanish Inquisition birthday cake… Unexpected! :)</text:p>
          </table:table-cell>
          <table:table-cell table:number-columns-repeated="2"/>
        </table:table-row>
        <table:table-row table:style-name="ro1">
          <table:table-cell table:formula="of:=IF([.B368]=[.C368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876), ('en', 0.0876), ('pt', 0.06823), ('es', 0.06464), ('ar', 0.0)]</text:p>
          </table:table-cell>
          <table:table-cell office:value-type="string" calcext:value-type="string">
            <text:p><text:s text:c="3"/>yeah <text:s/>because feminism doesn't have anything more important to revile or focus attention on…</text:p>
          </table:table-cell>
          <table:table-cell table:number-columns-repeated="2"/>
          <table:table-cell table:formula="of:=IF([.I368]=[.J3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cristenconger @business Yeah, because feminism doesn't have anything more important to "revile" or focus attention on…</text:p>
          </table:table-cell>
          <table:table-cell table:number-columns-repeated="2"/>
        </table:table-row>
        <table:table-row table:style-name="ro1">
          <table:table-cell table:formula="of:=IF([.B369]=[.C3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841), ('pt', 0.04957), ('es', 0.0289), ('fr', 0.01212), ('ar', 0.0)]</text:p>
          </table:table-cell>
          <table:table-cell office:value-type="string" calcext:value-type="string">
            <text:p><text:s text:c="3"/>\m going to try to make it down <text:s/>and chat with you and <text:s/>as well </text:p>
          </table:table-cell>
          <table:table-cell table:number-columns-repeated="2"/>
          <table:table-cell table:formula="of:=IF([.I369]=[.J3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aejin_v2 @kitchlibrary \m/ Going to try to make it down, and chat with you and @lianakreamer as well.</text:p>
          </table:table-cell>
          <table:table-cell table:number-columns-repeated="2"/>
        </table:table-row>
        <table:table-row table:style-name="ro1">
          <table:table-cell table:formula="of:=IF([.B370]=[.C3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6893), ('es', 0.01825), ('pt', 0.01599), ('fr', 0.00535), ('ar', 0.0)]</text:p>
          </table:table-cell>
          <table:table-cell office:value-type="string" calcext:value-type="string">
            <text:p><text:s text:c="3"/>at the firkin as previously</text:p>
          </table:table-cell>
          <table:table-cell table:number-columns-repeated="2"/>
          <table:table-cell table:formula="of:=IF([.I370]=[.J3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aejin_v2 @kitchlibrary At the Firkin as previously?</text:p>
          </table:table-cell>
          <table:table-cell table:number-columns-repeated="2"/>
        </table:table-row>
        <table:table-row table:style-name="ro1">
          <table:table-cell table:formula="of:=IF([.B371]=[.C3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2633), ('fr', 0.07919), ('pt', 0.07569), ('es', 0.06236), ('ar', 0.0)]</text:p>
          </table:table-cell>
          <table:table-cell office:value-type="string" calcext:value-type="string">
            <text:p><text:s text:c="2"/>the problem with batshit's entertainment value is it's temporary <text:s/>it gets very tiresome quickly </text:p>
          </table:table-cell>
          <table:table-cell table:number-columns-repeated="2"/>
          <table:table-cell table:formula="of:=IF([.I371]=[.J3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aejin_v2 The problem with batshit's entertainment value is it's temporary. It gets very tiresome quickly.</text:p>
          </table:table-cell>
          <table:table-cell table:number-columns-repeated="2"/>
        </table:table-row>
        <table:table-row table:style-name="ro1">
          <table:table-cell table:formula="of:=IF([.B372]=[.C3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1871), ('fr', 0.07564), ('es', 0.04563), ('pt', 0.02772), ('ar', 0.0)]</text:p>
          </table:table-cell>
          <table:table-cell office:value-type="string" calcext:value-type="string">
            <text:p><text:s text:c="2"/>true <text:s/>makes digestion easier than the unfiltered pipeline </text:p>
          </table:table-cell>
          <table:table-cell table:number-columns-repeated="2"/>
          <table:table-cell table:formula="of:=IF([.I372]=[.J3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aejin_v2 True. Makes digestion easier than the unfiltered pipeline.</text:p>
          </table:table-cell>
          <table:table-cell table:number-columns-repeated="2"/>
        </table:table-row>
        <table:table-row table:style-name="ro1">
          <table:table-cell table:formula="of:=IF([.B373]=[.C3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1548), ('fr', 0.00418), ('es', 0.00076), ('pt', 0.00053), ('ar', 0.0)]</text:p>
          </table:table-cell>
          <table:table-cell office:value-type="string" calcext:value-type="string">
            <text:p><text:s text:c="2"/>least it's not tps weekly <text:s/></text:p>
          </table:table-cell>
          <table:table-cell table:number-columns-repeated="2"/>
          <table:table-cell table:formula="of:=IF([.I373]=[.J3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anphillipskw Least it's not TPS Weekly. :)</text:p>
          </table:table-cell>
          <table:table-cell table:number-columns-repeated="2"/>
        </table:table-row>
        <table:table-row table:style-name="ro1">
          <table:table-cell table:formula="of:=IF([.B374]=[.C374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5376), ('en', 0.04159), ('pt', 0.02399), ('es', 0.01825), ('ar', 0.0)]</text:p>
          </table:table-cell>
          <table:table-cell office:value-type="string" calcext:value-type="string">
            <text:p><text:s text:c="2"/>i hope you get to put up your feet with a pint at some point today <text:s/></text:p>
          </table:table-cell>
          <table:table-cell table:number-columns-repeated="2"/>
          <table:table-cell table:formula="of:=IF([.I374]=[.J37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avejaworsky I hope you get to put up your feet with a pint at some point today. :)</text:p>
          </table:table-cell>
          <table:table-cell table:number-columns-repeated="2"/>
        </table:table-row>
        <table:table-row table:style-name="ro1">
          <table:table-cell table:formula="of:=IF([.B375]=[.C3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9013), ('pt', 0.04584), ('fr', 0.03875), ('es', 0.02357), ('ar', 0.0)]</text:p>
          </table:table-cell>
          <table:table-cell office:value-type="string" calcext:value-type="string">
            <text:p><text:s text:c="2"/>need to get a shot like that over waterloo park <text:s/>it's lovely <text:s/>and they put in the barrels of mums this morning <text:s/></text:p>
          </table:table-cell>
          <table:table-cell table:number-columns-repeated="2"/>
          <table:table-cell table:formula="of:=IF([.I375]=[.J3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avejaworsky Need to get a shot like that over Waterloo Park. It's lovely. And they put in the barrels of mums this morning. :)</text:p>
          </table:table-cell>
          <table:table-cell table:number-columns-repeated="2"/>
        </table:table-row>
        <table:table-row table:style-name="ro1">
          <table:table-cell table:formula="of:=IF([.B376]=[.C376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8119), ('en', 0.05623), ('pt', 0.04264), ('es', 0.03954), ('ar', 0.0)]</text:p>
          </table:table-cell>
          <table:table-cell office:value-type="string" calcext:value-type="string">
            <text:p><text:s text:c="3"/>would if i could <text:s/>took me a year to get one <text:s/>i think k said new ones are imminent <text:s/>though </text:p>
          </table:table-cell>
          <table:table-cell table:number-columns-repeated="2"/>
          <table:table-cell table:formula="of:=IF([.I376]=[.J37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ch__ @_polymetis_ Would if I could. Took me a year to get ONE. I think K said new ones are imminent, though.</text:p>
          </table:table-cell>
          <table:table-cell table:number-columns-repeated="2"/>
        </table:table-row>
        <table:table-row table:style-name="ro1">
          <table:table-cell table:formula="of:=IF([.B377]=[.C3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6063), ('fr', 0.05104), ('es', 0.0327), ('pt', 0.02292), ('ar', 0.0)]</text:p>
          </table:table-cell>
          <table:table-cell office:value-type="string" calcext:value-type="string">
            <text:p><text:s text:c="2"/>but i did get wolfhound belly rub time as compensation </text:p>
          </table:table-cell>
          <table:table-cell table:number-columns-repeated="2"/>
          <table:table-cell table:formula="of:=IF([.I377]=[.J3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ch__ But I did get wolfhound belly rub time as compensation.</text:p>
          </table:table-cell>
          <table:table-cell table:number-columns-repeated="2"/>
        </table:table-row>
        <table:table-row table:style-name="ro1">
          <table:table-cell table:formula="of:=IF([.B378]=[.C3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1582), ('pt', 0.03305), ('fr', 0.03157), ('es', 0.01901), ('ar', 0.0)]</text:p>
          </table:table-cell>
          <table:table-cell office:value-type="string" calcext:value-type="string">
            <text:p><text:s text:c="2"/>if you have to actually lay hands on the hardware <text:s/>something is very wrong </text:p>
          </table:table-cell>
          <table:table-cell table:number-columns-repeated="2"/>
          <table:table-cell table:formula="of:=IF([.I378]=[.J3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ch__ If you have to actually lay hands on the hardware, something is very wrong.</text:p>
          </table:table-cell>
          <table:table-cell table:number-columns-repeated="2"/>
        </table:table-row>
        <table:table-row table:style-name="ro1">
          <table:table-cell table:formula="of:=IF([.B379]=[.C3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7778), ('fr', 0.0844), ('es', 0.06312), ('pt', 0.04158), ('ar', 0.0)]</text:p>
          </table:table-cell>
          <table:table-cell office:value-type="string" calcext:value-type="string">
            <text:p><text:s text:c="2"/>she asked me when we were at dog play group <text:s/>so i fixed it without even entering her apartment <text:s/>also <text:s/>i'm the baker <text:s/></text:p>
          </table:table-cell>
          <table:table-cell table:number-columns-repeated="2"/>
          <table:table-cell table:formula="of:=IF([.I379]=[.J3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ch__ She asked me when we were at dog play group, so I fixed it without even entering her apartment. Also, *I'm* the baker. :)</text:p>
          </table:table-cell>
          <table:table-cell table:number-columns-repeated="2"/>
        </table:table-row>
        <table:table-row table:style-name="ro1">
          <table:table-cell table:formula="of:=IF([.B380]=[.C3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0776), ('fr', 0.03263), ('pt', 0.02559), ('es', 0.01369), ('ar', 0.0)]</text:p>
          </table:table-cell>
          <table:table-cell office:value-type="string" calcext:value-type="string">
            <text:p><text:s text:c="2"/>i'll share with mom <text:s/>i can't eat a whole batch <text:s/>and it'll keep me in the will <text:s/></text:p>
          </table:table-cell>
          <table:table-cell table:number-columns-repeated="2"/>
          <table:table-cell table:formula="of:=IF([.I380]=[.J3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ragonskitchen I'll share with Mom. I can't eat a whole batch, and it'll keep me in the will. :)</text:p>
          </table:table-cell>
          <table:table-cell table:number-columns-repeated="2"/>
        </table:table-row>
        <table:table-row table:style-name="ro1">
          <table:table-cell table:formula="of:=IF([.B381]=[.C3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6705), ('fr', 0.06179), ('es', 0.04867), ('pt', 0.03571), ('ar', 0.0)]</text:p>
          </table:table-cell>
          <table:table-cell office:value-type="string" calcext:value-type="string">
            <text:p><text:s text:c="2"/>made an installation of monkeys at <text:s/>be still my heart <text:s/></text:p>
          </table:table-cell>
          <table:table-cell table:number-columns-repeated="2"/>
          <table:table-cell table:formula="of:=IF([.I381]=[.J3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rewRipley made an installation of monkeys at #MakerExpo. Be still my heart. :D</text:p>
          </table:table-cell>
          <table:table-cell table:number-columns-repeated="2"/>
        </table:table-row>
        <table:table-row table:style-name="ro1">
          <table:table-cell table:formula="of:=IF([.B382]=[.C38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9169), ('es', 0.04487), ('pt', 0.04051), ('fr', 0.03704), ('ar', 0.0)]</text:p>
          </table:table-cell>
          <table:table-cell office:value-type="string" calcext:value-type="string">
            <text:p><text:s text:c="3"/>one weird thing was how early the big kids came around <text:s/>usually they're late <text:s/>think they were trying to blend in…</text:p>
          </table:table-cell>
          <table:table-cell table:number-columns-repeated="2"/>
          <table:table-cell table:formula="of:=IF([.I382]=[.J38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rfyzziks @daejin_v2 One weird thing was how early the big kids came around. Usually they're late. Think they were trying to blend in…</text:p>
          </table:table-cell>
          <table:table-cell table:number-columns-repeated="2"/>
        </table:table-row>
        <table:table-row table:style-name="ro1">
          <table:table-cell table:formula="of:=IF([.B383]=[.C38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2473), ('fr', 0.13169), ('es', 0.08365), ('pt', 0.08049), ('ar', 0.0)]</text:p>
          </table:table-cell>
          <table:table-cell office:value-type="string" calcext:value-type="string">
            <text:p><text:s text:c="3"/>the nieces clearly do not yet understand the adult facilitation tax and tried to fight me on confiscations <text:s/>hah </text:p>
          </table:table-cell>
          <table:table-cell table:number-columns-repeated="2"/>
          <table:table-cell table:formula="of:=IF([.I383]=[.J38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rfyzziks @daejin_v2 The nieces clearly do not yet understand the adult facilitation tax and tried to fight me on confiscations. Hah.</text:p>
          </table:table-cell>
          <table:table-cell table:number-columns-repeated="2"/>
        </table:table-row>
        <table:table-row table:style-name="ro1">
          <table:table-cell table:formula="of:=IF([.B384]=[.C3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911), ('fr', 0.04655), ('pt', 0.03678), ('es', 0.02281), ('ar', 0.0)]</text:p>
          </table:table-cell>
          <table:table-cell office:value-type="string" calcext:value-type="string">
            <text:p><text:s text:c="3"/>we had piles of kids <text:s/>but i also brought backup candy that wasn't opened <text:s/>i think my sil is taking it to work </text:p>
          </table:table-cell>
          <table:table-cell table:number-columns-repeated="2"/>
          <table:table-cell table:formula="of:=IF([.I384]=[.J3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rfyzziks @daejin_v2 We had piles of kids, but I also brought backup candy that wasn't opened. I think my SIL is taking it to work.</text:p>
          </table:table-cell>
          <table:table-cell table:number-columns-repeated="2"/>
        </table:table-row>
        <table:table-row table:style-name="ro1">
          <table:table-cell table:formula="of:=IF([.B385]=[.C3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626), ('es', 0.04487), ('fr', 0.04408), ('pt', 0.03731), ('ar', 0.0)]</text:p>
          </table:table-cell>
          <table:table-cell office:value-type="string" calcext:value-type="string">
            <text:p><text:s text:c="2"/>chad actually was pennywise last year <text:s/>which many parents remembered vividly <text:s/></text:p>
          </table:table-cell>
          <table:table-cell table:number-columns-repeated="2"/>
          <table:table-cell table:formula="of:=IF([.I385]=[.J3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rfyzziks Chad actually was Pennywise last year. Which many parents remembered vividly. :)</text:p>
          </table:table-cell>
          <table:table-cell table:number-columns-repeated="2"/>
        </table:table-row>
        <table:table-row table:style-name="ro1">
          <table:table-cell table:formula="of:=IF([.B386]=[.C3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758), ('pt', 0.02132), ('fr', 0.01895), ('es', 0.01217), ('ar', 0.0)]</text:p>
          </table:table-cell>
          <table:table-cell office:value-type="string" calcext:value-type="string">
            <text:p><text:s text:c="2"/>ooh <text:s/>yeah <text:s/>might tell her to wrap the router in tinfoil next time…</text:p>
          </table:table-cell>
          <table:table-cell table:number-columns-repeated="2"/>
          <table:table-cell table:formula="of:=IF([.I386]=[.J3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rfyzziks Ooh, yeah. Might tell her to wrap the router in tinfoil next time…</text:p>
          </table:table-cell>
          <table:table-cell table:number-columns-repeated="2"/>
        </table:table-row>
        <table:table-row table:style-name="ro1">
          <table:table-cell table:formula="of:=IF([.B387]=[.C38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9423), ('pt', 0.02186), ('fr', 0.02095), ('es', 0.00989), ('ar', 0.0)]</text:p>
          </table:table-cell>
          <table:table-cell office:value-type="string" calcext:value-type="string">
            <text:p><text:s text:c="2"/>but give it a few years and the skin will come off <text:s/>too</text:p>
          </table:table-cell>
          <table:table-cell table:number-columns-repeated="2"/>
          <table:table-cell table:formula="of:=IF([.I387]=[.J38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drlindseyfitz "But give it a few years and the skin will come off, too!"</text:p>
          </table:table-cell>
          <table:table-cell table:number-columns-repeated="2"/>
        </table:table-row>
        <table:table-row table:style-name="ro1">
          <table:table-cell table:formula="of:=IF([.B388]=[.C3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2513), ('fr', 0.01666), ('es', 0.01369), ('pt', 0.00533), ('ar', 0.0)]</text:p>
          </table:table-cell>
          <table:table-cell office:value-type="string" calcext:value-type="string">
            <text:p><text:s text:c="4"/>indeed <text:s/>dogs often like pumpkins <text:s/>too <text:s/></text:p>
          </table:table-cell>
          <table:table-cell table:number-columns-repeated="2"/>
          <table:table-cell table:formula="of:=IF([.I388]=[.J3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eafwr @herrlesmarket @davejaworsky Indeed. Dogs often like pumpkins, too. :)</text:p>
          </table:table-cell>
          <table:table-cell table:number-columns-repeated="2"/>
        </table:table-row>
        <table:table-row table:style-name="ro1">
          <table:table-cell table:formula="of:=IF([.B389]=[.C389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[('pt', 0.02079), ('en', 0.02), ('es', 0.01673), ('fr', 0.01198), ('ar', 0.0)]</text:p>
          </table:table-cell>
          <table:table-cell office:value-type="string" calcext:value-type="string">
            <text:p><text:s text:c="2"/>totally worth a squee</text:p>
          </table:table-cell>
          <table:table-cell table:number-columns-repeated="2"/>
          <table:table-cell table:formula="of:=IF([.I389]=[.J3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ek_johnston Totally worth a squee!</text:p>
          </table:table-cell>
          <table:table-cell table:number-columns-repeated="2"/>
        </table:table-row>
        <table:table-row table:style-name="ro1">
          <table:table-cell table:formula="of:=IF([.B390]=[.C39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243), ('fr', 0.07048), ('es', 0.05856), ('pt', 0.02559), ('ar', 0.0)]</text:p>
          </table:table-cell>
          <table:table-cell office:value-type="string" calcext:value-type="string">
            <text:p><text:s text:c="2"/>well <text:s/>who among us hasn't worn a snowsuit on hallowe'en at some point <text:s/>so certainly traditional <text:s/></text:p>
          </table:table-cell>
          <table:table-cell table:number-columns-repeated="2"/>
          <table:table-cell table:formula="of:=IF([.I390]=[.J39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ek_johnston Well, who among us hasn't worn a snowsuit on Hallowe'en at some point, so certainly traditional. :)</text:p>
          </table:table-cell>
          <table:table-cell table:number-columns-repeated="2"/>
        </table:table-row>
        <table:table-row table:style-name="ro1">
          <table:table-cell table:formula="of:=IF([.B391]=[.C3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253), ('fr', 0.02566), ('es', 0.01445), ('pt', 0.01439), ('ar', 0.0)]</text:p>
          </table:table-cell>
          <table:table-cell office:value-type="string" calcext:value-type="string">
            <text:p><text:s text:c="2"/>congrats on the new digs loving home ownership so far</text:p>
          </table:table-cell>
          <table:table-cell table:number-columns-repeated="2"/>
          <table:table-cell table:formula="of:=IF([.I391]=[.J3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erinbury Congrats on the new digs! Loving home ownership so far?</text:p>
          </table:table-cell>
          <table:table-cell table:number-columns-repeated="2"/>
        </table:table-row>
        <table:table-row table:style-name="ro1">
          <table:table-cell table:formula="of:=IF([.B392]=[.C3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001), ('fr', 0.0268), ('es', 0.01749), ('pt', 0.01386), ('ar', 0.0)]</text:p>
          </table:table-cell>
          <table:table-cell office:value-type="string" calcext:value-type="string">
            <text:p><text:s text:c="2"/>i didn't find helped much that way <text:s/>home ownership would <text:s/>doing well <text:s/>oct <text:s/>is slightly more calm than sept…</text:p>
          </table:table-cell>
          <table:table-cell table:number-columns-repeated="2"/>
          <table:table-cell table:formula="of:=IF([.I392]=[.J3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erinbury I didn't find 30 helped much that way. Home ownership would. :) Doing well. Oct. is *slightly* more calm than Sept…</text:p>
          </table:table-cell>
          <table:table-cell table:number-columns-repeated="2"/>
        </table:table-row>
        <table:table-row table:style-name="ro1">
          <table:table-cell table:formula="of:=IF([.B393]=[.C39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483), ('fr', 0.00992), ('es', 0.0038), ('pt', 0.00373), ('ar', 0.0)]</text:p>
          </table:table-cell>
          <table:table-cell office:value-type="string" calcext:value-type="string">
            <text:p><text:s text:c="2"/>i see what you did there </text:p>
          </table:table-cell>
          <table:table-cell table:number-columns-repeated="2"/>
          <table:table-cell table:formula="of:=IF([.I393]=[.J39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farwell_ohl I see what you did there.</text:p>
          </table:table-cell>
          <table:table-cell table:number-columns-repeated="2"/>
        </table:table-row>
        <table:table-row table:style-name="ro1">
          <table:table-cell table:formula="of:=IF([.B394]=[.C3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9785), ('pt', 0.03625), ('es', 0.03346), ('fr', 0.0262), ('ar', 0.0)]</text:p>
          </table:table-cell>
          <table:table-cell office:value-type="string" calcext:value-type="string">
            <text:p><text:s text:c="2"/>is the trench for anything interesting</text:p>
          </table:table-cell>
          <table:table-cell table:number-columns-repeated="2"/>
          <table:table-cell table:formula="of:=IF([.I394]=[.J3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hashtaghall Is the trench for anything interesting?</text:p>
          </table:table-cell>
          <table:table-cell table:number-columns-repeated="2"/>
        </table:table-row>
        <table:table-row table:style-name="ro1">
          <table:table-cell table:formula="of:=IF([.B395]=[.C39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917), ('es', 0.04639), ('fr', 0.03656), ('pt', 0.01439), ('ar', 0.0)]</text:p>
          </table:table-cell>
          <table:table-cell office:value-type="string" calcext:value-type="string">
            <text:p><text:s text:c="3"/>or better yet <text:s/>cut it in half <text:s/>roast it <text:s/>then make something delicious <text:s/></text:p>
          </table:table-cell>
          <table:table-cell table:number-columns-repeated="2"/>
          <table:table-cell table:formula="of:=IF([.I395]=[.J39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herrlesmarket @davejaworsky Or better yet, cut it in half, roast it, then make something delicious. :)</text:p>
          </table:table-cell>
          <table:table-cell table:number-columns-repeated="2"/>
        </table:table-row>
        <table:table-row table:style-name="ro1">
          <table:table-cell table:formula="of:=IF([.B396]=[.C39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1147), ('es', 0.01141), ('fr', 0.00993), ('pt', 0.00586), ('ar', 0.0)]</text:p>
          </table:table-cell>
          <table:table-cell office:value-type="string" calcext:value-type="string">
            <text:p><text:s text:c="2"/>been far too long <text:s/></text:p>
          </table:table-cell>
          <table:table-cell table:number-columns-repeated="2"/>
          <table:table-cell table:formula="of:=IF([.I396]=[.J39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herrlesmarket Been far too long. :)</text:p>
          </table:table-cell>
          <table:table-cell table:number-columns-repeated="2"/>
        </table:table-row>
        <table:table-row table:style-name="ro1">
          <table:table-cell table:formula="of:=IF([.B397]=[.C39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6385), ('pt', 0.02932), ('es', 0.02814), ('fr', 0.02554), ('ar', 0.0)]</text:p>
          </table:table-cell>
          <table:table-cell office:value-type="string" calcext:value-type="string">
            <text:p><text:s text:c="2"/>having worked at a country vet clinic <text:s/>amen to that…</text:p>
          </table:table-cell>
          <table:table-cell table:number-columns-repeated="2"/>
          <table:table-cell table:formula="of:=IF([.I397]=[.J39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herrlesmarket Having worked at a country vet clinic: amen to that…</text:p>
          </table:table-cell>
          <table:table-cell table:number-columns-repeated="2"/>
        </table:table-row>
        <table:table-row table:style-name="ro1">
          <table:table-cell table:formula="of:=IF([.B398]=[.C39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9725), ('fr', 0.05037), ('pt', 0.03198), ('es', 0.02966), ('ar', 0.0)]</text:p>
          </table:table-cell>
          <table:table-cell office:value-type="string" calcext:value-type="string">
            <text:p><text:s text:c="2"/>holler at me once you're full of bbq and back with tractor parts and we'll grab coffee </text:p>
          </table:table-cell>
          <table:table-cell table:number-columns-repeated="2"/>
          <table:table-cell table:formula="of:=IF([.I398]=[.J39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herrlesmarket Holler at me once you're full of BBQ and back with tractor parts and we'll grab coffee.</text:p>
          </table:table-cell>
          <table:table-cell table:number-columns-repeated="2"/>
        </table:table-row>
        <table:table-row table:style-name="ro1">
          <table:table-cell table:formula="of:=IF([.B399]=[.C39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2643), ('fr', 0.11955), ('pt', 0.07303), ('es', 0.0692), ('ar', 0.0)]</text:p>
          </table:table-cell>
          <table:table-cell office:value-type="string" calcext:value-type="string">
            <text:p><text:s text:c="2"/>rice and pumpkin are recommended for tummy troubles <text:s/>but more veggies <text:s/>etc <text:s/>are good for anyone now that she's better </text:p>
          </table:table-cell>
          <table:table-cell table:number-columns-repeated="2"/>
          <table:table-cell table:formula="of:=IF([.I399]=[.J39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herrlesmarket Rice and pumpkin are recommended for tummy troubles, but more veggies, etc. are good for anyone (now that she's better).</text:p>
          </table:table-cell>
          <table:table-cell table:number-columns-repeated="2"/>
        </table:table-row>
        <table:table-row table:style-name="ro1">
          <table:table-cell table:formula="of:=IF([.B400]=[.C40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1834), ('fr', 0.00421), ('pt', 0.0032), ('es', 0.00152), ('ar', 0.0)]</text:p>
          </table:table-cell>
          <table:table-cell office:value-type="string" calcext:value-type="string">
            <text:p><text:s text:c="2"/>including goats </text:p>
          </table:table-cell>
          <table:table-cell table:number-columns-repeated="2"/>
          <table:table-cell table:formula="of:=IF([.I400]=[.J40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heytrav Including goats? :)</text:p>
          </table:table-cell>
          <table:table-cell table:number-columns-repeated="2"/>
        </table:table-row>
        <table:table-row table:style-name="ro1">
          <table:table-cell table:formula="of:=IF([.B401]=[.C40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1004), ('fr', 0.00918), ('pt', 0.008), ('es', 0.00456), ('ar', 0.0)]</text:p>
          </table:table-cell>
          <table:table-cell office:value-type="string" calcext:value-type="string">
            <text:p><text:s text:c="2"/>congrats</text:p>
          </table:table-cell>
          <table:table-cell table:number-columns-repeated="2"/>
          <table:table-cell table:formula="of:=IF([.I401]=[.J40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jenleighmoss Congrats!</text:p>
          </table:table-cell>
          <table:table-cell table:number-columns-repeated="2"/>
        </table:table-row>
        <table:table-row table:style-name="ro1">
          <table:table-cell table:formula="of:=IF([.B402]=[.C40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6489), ('es', 0.03878), ('pt', 0.03518), ('fr', 0.00596), ('ar', 0.0)]</text:p>
          </table:table-cell>
          <table:table-cell office:value-type="string" calcext:value-type="string">
            <text:p><text:s text:c="2"/>as god as my witness… oh <text:s/>the humanity</text:p>
          </table:table-cell>
          <table:table-cell table:number-columns-repeated="2"/>
          <table:table-cell table:formula="of:=IF([.I402]=[.J40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jimmurphy As God as my witness… Oh, the humanity!</text:p>
          </table:table-cell>
          <table:table-cell table:number-columns-repeated="2"/>
        </table:table-row>
        <table:table-row table:style-name="ro1">
          <table:table-cell table:formula="of:=IF([.B403]=[.C40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1621), ('fr', 0.04468), ('es', 0.02281), ('pt', 0.01173), ('ar', 0.0)]</text:p>
          </table:table-cell>
          <table:table-cell office:value-type="string" calcext:value-type="string">
            <text:p><text:s text:c="2"/>begs the question <text:s/>what kind of beer would i thought turkeys could fly be…</text:p>
          </table:table-cell>
          <table:table-cell table:number-columns-repeated="2"/>
          <table:table-cell table:formula="of:=IF([.I403]=[.J40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jimmurphy Begs the question, what kind of beer would "I Thought Turkeys Could Fly" be…?</text:p>
          </table:table-cell>
          <table:table-cell table:number-columns-repeated="2"/>
        </table:table-row>
        <table:table-row table:style-name="ro1">
          <table:table-cell table:formula="of:=IF([.B404]=[.C40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5498), ('fr', 0.03586), ('pt', 0.03092), ('es', 0.01445), ('ar', 0.0)]</text:p>
          </table:table-cell>
          <table:table-cell office:value-type="string" calcext:value-type="string">
            <text:p><text:s text:c="2"/>naturally <text:s/>maybe a gose <text:s/>since turkey is best brined</text:p>
          </table:table-cell>
          <table:table-cell table:number-columns-repeated="2"/>
          <table:table-cell table:formula="of:=IF([.I404]=[.J40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jimmurphy Naturally, maybe a gose, since turkey is best brined?</text:p>
          </table:table-cell>
          <table:table-cell table:number-columns-repeated="2"/>
        </table:table-row>
        <table:table-row table:style-name="ro1">
          <table:table-cell table:formula="of:=IF([.B405]=[.C40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098), ('es', 0.02129), ('pt', 0.01972), ('fr', 0.0089), ('ar', 0.0)]</text:p>
          </table:table-cell>
          <table:table-cell office:value-type="string" calcext:value-type="string">
            <text:p><text:s text:c="2"/>shouldn't that be a review for lady friend ipa </text:p>
          </table:table-cell>
          <table:table-cell table:number-columns-repeated="2"/>
          <table:table-cell table:formula="of:=IF([.I405]=[.J40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jimmurphy Shouldn't that be a review for Lady Friend IPA? :)</text:p>
          </table:table-cell>
          <table:table-cell table:number-columns-repeated="2"/>
        </table:table-row>
        <table:table-row table:style-name="ro1">
          <table:table-cell table:formula="of:=IF([.B406]=[.C40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1954), ('fr', 0.06358), ('pt', 0.04371), ('es', 0.03954), ('ar', 0.0)]</text:p>
          </table:table-cell>
          <table:table-cell office:value-type="string" calcext:value-type="string">
            <text:p><text:s text:c="2"/>accident or just the construction and crap</text:p>
          </table:table-cell>
          <table:table-cell table:number-columns-repeated="2"/>
          <table:table-cell table:formula="of:=IF([.I406]=[.J40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0.8756864001441539, 'en'], [0.12431359985584615, 'fr']]</text:p>
          </table:table-cell>
          <table:table-cell office:value-type="string" calcext:value-type="string">
            <text:p>@joemartz Accident or just the construction and crap?</text:p>
          </table:table-cell>
          <table:table-cell table:number-columns-repeated="2"/>
        </table:table-row>
        <table:table-row table:style-name="ro1">
          <table:table-cell table:formula="of:=IF([.B407]=[.C40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31), ('fr', 0.06399), ('pt', 0.06077), ('es', 0.05551), ('ar', 0.0)]</text:p>
          </table:table-cell>
          <table:table-cell office:value-type="string" calcext:value-type="string">
            <text:p><text:s text:c="2"/>i live near caroline and erb <text:s/>do not talk to me about infinite construction </text:p>
          </table:table-cell>
          <table:table-cell table:number-columns-repeated="2"/>
          <table:table-cell table:formula="of:=IF([.I407]=[.J40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joemartz I live near Caroline and Erb. DO NOT TALK TO ME ABOUT INFINITE CONSTRUCTION.</text:p>
          </table:table-cell>
          <table:table-cell table:number-columns-repeated="2"/>
        </table:table-row>
        <table:table-row table:style-name="ro1">
          <table:table-cell table:formula="of:=IF([.B408]=[.C40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1118), ('pt', 0.00853), ('es', 0.00456), ('fr', 0.00135), ('ar', 0.0)]</text:p>
          </table:table-cell>
          <table:table-cell office:value-type="string" calcext:value-type="string">
            <text:p><text:s text:c="2"/>that's a paddlin' </text:p>
          </table:table-cell>
          <table:table-cell table:number-columns-repeated="2"/>
          <table:table-cell table:formula="of:=IF([.I408]=[.J40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joemartz That's a paddlin'.</text:p>
          </table:table-cell>
          <table:table-cell table:number-columns-repeated="2"/>
        </table:table-row>
        <table:table-row table:style-name="ro1">
          <table:table-cell table:formula="of:=IF([.B409]=[.C40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2145), ('fr', 0.12667), ('es', 0.07757), ('pt', 0.07676), ('ar', 0.0)]</text:p>
          </table:table-cell>
          <table:table-cell office:value-type="string" calcext:value-type="string">
            <text:p><text:s text:c="2"/>this particular election was centred on who had the best hair <text:s/>the president business look is so passe </text:p>
          </table:table-cell>
          <table:table-cell table:number-columns-repeated="2"/>
          <table:table-cell table:formula="of:=IF([.I409]=[.J40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jonstrickland This particular election was centred on who had the best hair. The President Business look is SO passe.</text:p>
          </table:table-cell>
          <table:table-cell table:number-columns-repeated="2"/>
        </table:table-row>
        <table:table-row table:style-name="ro1">
          <table:table-cell table:formula="of:=IF([.B410]=[.C410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289), ('en', 0.01342), ('pt', 0.01226), ('es', 0.01065), ('ar', 0.0)]</text:p>
          </table:table-cell>
          <table:table-cell office:value-type="string" calcext:value-type="string">
            <text:p><text:s text:c="2"/>shakes fist</text:p>
          </table:table-cell>
          <table:table-cell table:number-columns-repeated="2"/>
          <table:table-cell table:formula="of:=IF([.I410]=[.J4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karenmn *shakes fist*</text:p>
          </table:table-cell>
          <table:table-cell table:number-columns-repeated="2"/>
        </table:table-row>
        <table:table-row table:style-name="ro1">
          <table:table-cell table:formula="of:=IF([.B411]=[.C4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9314), ('pt', 0.0533), ('es', 0.03954), ('fr', 0.02979), ('ar', 0.0)]</text:p>
          </table:table-cell>
          <table:table-cell office:value-type="string" calcext:value-type="string">
            <text:p><text:s text:c="2"/>can't sign off on that <text:s/>has to be cheese curds <text:s/>not shredded <text:s/>and aren't you from wisconsin </text:p>
          </table:table-cell>
          <table:table-cell table:number-columns-repeated="2"/>
          <table:table-cell table:formula="of:=IF([.I411]=[.J4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KarenMN Can't sign off on that. Has to be cheese curds, not shredded. And aren't you from Wisconsin? :)</text:p>
          </table:table-cell>
          <table:table-cell table:number-columns-repeated="2"/>
        </table:table-row>
        <table:table-row table:style-name="ro1">
          <table:table-cell table:formula="of:=IF([.B412]=[.C4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9413), ('fr', 0.06398), ('pt', 0.02665), ('es', 0.02433), ('ar', 0.0)]</text:p>
          </table:table-cell>
          <table:table-cell office:value-type="string" calcext:value-type="string">
            <text:p><text:s text:c="2"/>excuse me there are no onions in poutine <text:s/>i think someone slipped you a hotdish </text:p>
          </table:table-cell>
          <table:table-cell table:number-columns-repeated="2"/>
          <table:table-cell table:formula="of:=IF([.I412]=[.J4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KarenMN Excuse me? There are no onions in poutine. I think someone slipped you a hotdish.</text:p>
          </table:table-cell>
          <table:table-cell table:number-columns-repeated="2"/>
        </table:table-row>
        <table:table-row table:style-name="ro1">
          <table:table-cell table:formula="of:=IF([.B413]=[.C413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728), ('en', 0.07158), ('pt', 0.06557), ('es', 0.05932), ('ar', 0.0)]</text:p>
          </table:table-cell>
          <table:table-cell office:value-type="string" calcext:value-type="string">
            <text:p><text:s text:c="2"/>heh <text:s/>poutine is street food or pub grub <text:s/>it's also about as french as gin <text:s/>i like this restaurant <text:s/></text:p>
          </table:table-cell>
          <table:table-cell table:number-columns-repeated="2"/>
          <table:table-cell table:formula="of:=IF([.I413]=[.J41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KarenMN Heh, poutine is street food or pub grub. It's also about as "French" as gin. I like this restaurant. :)</text:p>
          </table:table-cell>
          <table:table-cell table:number-columns-repeated="2"/>
        </table:table-row>
        <table:table-row table:style-name="ro1">
          <table:table-cell table:formula="of:=IF([.B414]=[.C4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1447), ('pt', 0.06983), ('fr', 0.06142), ('es', 0.05703), ('ar', 0.0)]</text:p>
          </table:table-cell>
          <table:table-cell office:value-type="string" calcext:value-type="string">
            <text:p><text:s text:c="2"/>it implies you can ask cats to do entertaining things <text:s/>and they will <text:s/>i call bullshit </text:p>
          </table:table-cell>
          <table:table-cell table:number-columns-repeated="2"/>
          <table:table-cell table:formula="of:=IF([.I414]=[.J4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karenmn It implies you can ask cats to do entertaining things, and they will. I call bullshit.</text:p>
          </table:table-cell>
          <table:table-cell table:number-columns-repeated="2"/>
        </table:table-row>
        <table:table-row table:style-name="ro1">
          <table:table-cell table:formula="of:=IF([.B415]=[.C4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3918), ('fr', 0.06112), ('es', 0.06084), ('pt', 0.03465), ('ar', 0.0)]</text:p>
          </table:table-cell>
          <table:table-cell office:value-type="string" calcext:value-type="string">
            <text:p><text:s text:c="2"/>it's amazing what the world will just trust white women with especially once you're of a certain age </text:p>
          </table:table-cell>
          <table:table-cell table:number-columns-repeated="2"/>
          <table:table-cell table:formula="of:=IF([.I415]=[.J4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karenmn It's amazing what the world will just trust white women with (especially once you're of a certain age).</text:p>
          </table:table-cell>
          <table:table-cell table:number-columns-repeated="2"/>
        </table:table-row>
        <table:table-row table:style-name="ro1">
          <table:table-cell table:formula="of:=IF([.B416]=[.C41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6958), ('fr', 0.01456), ('pt', 0.01439), ('es', 0.00989), ('ar', 0.0)]</text:p>
          </table:table-cell>
          <table:table-cell office:value-type="string" calcext:value-type="string">
            <text:p><text:s text:c="2"/>mine have a heated bedpad in their room <text:s/></text:p>
          </table:table-cell>
          <table:table-cell table:number-columns-repeated="2"/>
          <table:table-cell table:formula="of:=IF([.I416]=[.J41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karenmn Mine have a heated bed/pad in their room. :)</text:p>
          </table:table-cell>
          <table:table-cell table:number-columns-repeated="2"/>
        </table:table-row>
        <table:table-row table:style-name="ro1">
          <table:table-cell table:formula="of:=IF([.B417]=[.C4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271), ('fr', 0.01377), ('es', 0.01217), ('pt', 0.00533), ('ar', 0.0)]</text:p>
          </table:table-cell>
          <table:table-cell office:value-type="string" calcext:value-type="string">
            <text:p><text:s text:c="2"/>she's canadian <text:s/>clearly <text:s/>be free <text:s/>kidlet <text:s/>be free </text:p>
          </table:table-cell>
          <table:table-cell table:number-columns-repeated="2"/>
          <table:table-cell table:formula="of:=IF([.I417]=[.J4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karenmn She's Canadian, clearly. Be free, kidlet, be free! ;)</text:p>
          </table:table-cell>
          <table:table-cell table:number-columns-repeated="2"/>
        </table:table-row>
        <table:table-row table:style-name="ro1">
          <table:table-cell table:formula="of:=IF([.B418]=[.C4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20922), ('fr', 0.04677), ('pt', 0.04638), ('es', 0.02966), ('ar', 0.0)]</text:p>
          </table:table-cell>
          <table:table-cell office:value-type="string" calcext:value-type="string">
            <text:p><text:s text:c="2"/>the cats would love to roam freely <text:s/>but not when the dog is around <text:s/>and the dog is a jealous little bitch </text:p>
          </table:table-cell>
          <table:table-cell table:number-columns-repeated="2"/>
          <table:table-cell table:formula="of:=IF([.I418]=[.J4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karenmn The cats would love to roam freely, but not when the dog is around, and the dog is a jealous little bitch.</text:p>
          </table:table-cell>
          <table:table-cell table:number-columns-repeated="2"/>
        </table:table-row>
        <table:table-row table:style-name="ro1">
          <table:table-cell table:formula="of:=IF([.B419]=[.C419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2404), ('es', 0.01065), ('pt', 0.00906), ('en', 0.0064), ('ar', 0.0)]</text:p>
          </table:table-cell>
          <table:table-cell office:value-type="string" calcext:value-type="string">
            <text:p><text:s text:c="2"/>umm <text:s/>yes </text:p>
          </table:table-cell>
          <table:table-cell table:number-columns-repeated="2"/>
          <table:table-cell table:formula="of:=IF([.I419]=[.J41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0.9544073514481074, 'en'], [0.045592648551892545, 'pt']]</text:p>
          </table:table-cell>
          <table:table-cell office:value-type="string" calcext:value-type="string">
            <text:p>@KarenMN Umm. Yes.</text:p>
          </table:table-cell>
          <table:table-cell table:number-columns-repeated="2"/>
        </table:table-row>
        <table:table-row table:style-name="ro1">
          <table:table-cell table:formula="of:=IF([.B420]=[.C4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0169), ('fr', 0.00125), ('ar', 0.0), ('pt', 0.0), ('es', 0.0)]</text:p>
          </table:table-cell>
          <table:table-cell office:value-type="string" calcext:value-type="string">
            <text:p><text:s text:c="2"/>lookin' swank</text:p>
          </table:table-cell>
          <table:table-cell table:number-columns-repeated="2"/>
          <table:table-cell table:formula="of:=IF([.I420]=[.J4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kitchlibrary Lookin' swank!</text:p>
          </table:table-cell>
          <table:table-cell table:number-columns-repeated="2"/>
        </table:table-row>
        <table:table-row table:style-name="ro1">
          <table:table-cell table:formula="of:=IF([.B421]=[.C4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534), ('fr', 0.01213), ('pt', 0.00853), ('es', 0.00152), ('ar', 0.0)]</text:p>
          </table:table-cell>
          <table:table-cell office:value-type="string" calcext:value-type="string">
            <text:p><text:s text:c="2"/>what kind of beer is in the keg</text:p>
          </table:table-cell>
          <table:table-cell table:number-columns-repeated="2"/>
          <table:table-cell table:formula="of:=IF([.I421]=[.J4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kw_oktoberfest What kind of beer is in the keg?</text:p>
          </table:table-cell>
          <table:table-cell table:number-columns-repeated="2"/>
        </table:table-row>
        <table:table-row table:style-name="ro1">
          <table:table-cell table:formula="of:=IF([.B422]=[.C4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0232), ('pt', 0.03731), ('es', 0.02662), ('fr', 0.01877), ('ar', 0.0)]</text:p>
          </table:table-cell>
          <table:table-cell office:value-type="string" calcext:value-type="string">
            <text:p><text:s text:c="2"/>can loan you some dog if you'd like to infiltrate them and learn their ways <text:s/></text:p>
          </table:table-cell>
          <table:table-cell table:number-columns-repeated="2"/>
          <table:table-cell table:formula="of:=IF([.I422]=[.J4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lccarson Can loan you some dog if you'd like to infiltrate them and learn their ways. :)</text:p>
          </table:table-cell>
          <table:table-cell table:number-columns-repeated="2"/>
        </table:table-row>
        <table:table-row table:style-name="ro1">
          <table:table-cell table:formula="of:=IF([.B423]=[.C4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0758), ('fr', 0.04457), ('es', 0.03194), ('pt', 0.02985), ('ar', 0.0)]</text:p>
          </table:table-cell>
          <table:table-cell office:value-type="string" calcext:value-type="string">
            <text:p><text:s text:c="2"/>that's a chuckit <text:s/>very handy <text:s/>but can start fights if there's too much competition </text:p>
          </table:table-cell>
          <table:table-cell table:number-columns-repeated="2"/>
          <table:table-cell table:formula="of:=IF([.I423]=[.J4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lccarson That's a Chuck-it. Very handy, but can start fights if there's too much competition.</text:p>
          </table:table-cell>
          <table:table-cell table:number-columns-repeated="2"/>
        </table:table-row>
        <table:table-row table:style-name="ro1">
          <table:table-cell table:formula="of:=IF([.B424]=[.C42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6298), ('pt', 0.0629), ('es', 0.06084), ('fr', 0.04132), ('ar', 0.0)]</text:p>
          </table:table-cell>
          <table:table-cell office:value-type="string" calcext:value-type="string">
            <text:p><text:s text:c="2"/>yep <text:s/>and your arm doesn't get nearly as tired <text:s/>and your hands stay off the slimed up ball <text:s/>which i appreciate </text:p>
          </table:table-cell>
          <table:table-cell table:number-columns-repeated="2"/>
          <table:table-cell table:formula="of:=IF([.I424]=[.J42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lccarson Yep, and your arm doesn't get nearly as tired, and your hands stay off the slimed up ball, which I appreciate.</text:p>
          </table:table-cell>
          <table:table-cell table:number-columns-repeated="2"/>
        </table:table-row>
        <table:table-row table:style-name="ro1">
          <table:table-cell table:formula="of:=IF([.B425]=[.C42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0958), ('pt', 0.03891), ('fr', 0.03783), ('es', 0.03118), ('ar', 0.0)]</text:p>
          </table:table-cell>
          <table:table-cell office:value-type="string" calcext:value-type="string">
            <text:p><text:s text:c="4"/>some of the best stuff i've read recently was ebooks <text:s/>will have to give it some thought </text:p>
          </table:table-cell>
          <table:table-cell table:number-columns-repeated="2"/>
          <table:table-cell table:formula="of:=IF([.I425]=[.J42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lianakreamer @daejin_v2 @kitchlibrary Some of the best stuff I've read recently was ebooks. Will have to give it some thought.</text:p>
          </table:table-cell>
          <table:table-cell table:number-columns-repeated="2"/>
        </table:table-row>
        <table:table-row table:style-name="ro1">
          <table:table-cell table:formula="of:=IF([.B426]=[.C4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1745), ('fr', 0.01433), ('es', 0.00532), ('pt', 0.0032), ('ar', 0.0)]</text:p>
          </table:table-cell>
          <table:table-cell office:value-type="string" calcext:value-type="string">
            <text:p><text:s text:c="3"/>already on my list <text:s/></text:p>
          </table:table-cell>
          <table:table-cell table:number-columns-repeated="2"/>
          <table:table-cell table:formula="of:=IF([.I426]=[.J4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0.9523228464834499, 'en'], [0.04767715351655004, 'es']]</text:p>
          </table:table-cell>
          <table:table-cell office:value-type="string" calcext:value-type="string">
            <text:p>@lianakreamer @daejin_v2 Already on my list. :)</text:p>
          </table:table-cell>
          <table:table-cell table:number-columns-repeated="2"/>
        </table:table-row>
        <table:table-row table:style-name="ro1">
          <table:table-cell table:formula="of:=IF([.B427]=[.C42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239), ('pt', 0.03305), ('fr', 0.0291), ('es', 0.01673), ('ar', 0.0)]</text:p>
          </table:table-cell>
          <table:table-cell office:value-type="string" calcext:value-type="string">
            <text:p><text:s text:c="3"/>hmm <text:s/>i'm a maybe at best <text:s/>got some work stuff <text:s/>and coordinating with nz is tricky </text:p>
          </table:table-cell>
          <table:table-cell table:number-columns-repeated="2"/>
          <table:table-cell table:formula="of:=IF([.I427]=[.J42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lianakreamer @daejin_v2 Hmm, I'm a maybe at best. Got some work stuff, and coordinating with NZ is tricky.</text:p>
          </table:table-cell>
          <table:table-cell table:number-columns-repeated="2"/>
        </table:table-row>
        <table:table-row table:style-name="ro1">
          <table:table-cell table:formula="of:=IF([.B428]=[.C42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4903), ('fr', 0.00722), ('es', 0.00304), ('pt', 0.00213), ('ar', 0.0)]</text:p>
          </table:table-cell>
          <table:table-cell office:value-type="string" calcext:value-type="string">
            <text:p><text:s text:c="3"/>when's the next one</text:p>
          </table:table-cell>
          <table:table-cell table:number-columns-repeated="2"/>
          <table:table-cell table:formula="of:=IF([.I428]=[.J42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lianakreamer @daejin_v2 When's the next one?</text:p>
          </table:table-cell>
          <table:table-cell table:number-columns-repeated="2"/>
        </table:table-row>
        <table:table-row table:style-name="ro1">
          <table:table-cell table:formula="of:=IF([.B429]=[.C429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[('pt', 0.06557), ('en', 0.06471), ('es', 0.0403), ('fr', 0.02067), ('ar', 0.0)]</text:p>
          </table:table-cell>
          <table:table-cell office:value-type="string" calcext:value-type="string">
            <text:p><text:s text:c="2"/>do you keep up with this podcast some great recos and a lot of fun <text:s text:c="2"/>…</text:p>
          </table:table-cell>
          <table:table-cell table:number-columns-repeated="2"/>
          <table:table-cell table:formula="of:=IF([.I429]=[.J42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lianakreamer Do you keep up with this podcast? Some great recos and a lot of fun. http://bookriot.com/category/all-the-books/ …</text:p>
          </table:table-cell>
          <table:table-cell table:number-columns-repeated="2"/>
        </table:table-row>
        <table:table-row table:style-name="ro1">
          <table:table-cell table:formula="of:=IF([.B430]=[.C43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992), ('pt', 0.03731), ('es', 0.02662), ('fr', 0.02239), ('ar', 0.0)]</text:p>
          </table:table-cell>
          <table:table-cell office:value-type="string" calcext:value-type="string">
            <text:p><text:s text:c="2"/>and a northerner <text:s/>not just defaulting to east coast </text:p>
          </table:table-cell>
          <table:table-cell table:number-columns-repeated="2"/>
          <table:table-cell table:formula="of:=IF([.I430]=[.J43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acpherson_a And a northerner, not just defaulting to east coast.</text:p>
          </table:table-cell>
          <table:table-cell table:number-columns-repeated="2"/>
        </table:table-row>
        <table:table-row table:style-name="ro1">
          <table:table-cell table:formula="of:=IF([.B431]=[.C43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501), ('es', 0.01673), ('pt', 0.01599), ('fr', 0.01365), ('ar', 0.0)]</text:p>
          </table:table-cell>
          <table:table-cell office:value-type="string" calcext:value-type="string">
            <text:p><text:s text:c="2"/>and cat lady spinsters <text:s/></text:p>
          </table:table-cell>
          <table:table-cell table:number-columns-repeated="2"/>
          <table:table-cell table:formula="of:=IF([.I431]=[.J43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arkethummus And cat lady spinsters. :)</text:p>
          </table:table-cell>
          <table:table-cell table:number-columns-repeated="2"/>
        </table:table-row>
        <table:table-row table:style-name="ro1">
          <table:table-cell table:formula="of:=IF([.B432]=[.C4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1088), ('fr', 0.04757), ('pt', 0.02345), ('es', 0.01825), ('ar', 0.0)]</text:p>
          </table:table-cell>
          <table:table-cell office:value-type="string" calcext:value-type="string">
            <text:p><text:s text:c="4"/>could you please remove my name what whatever the hell you strangers are talking about</text:p>
          </table:table-cell>
          <table:table-cell table:number-columns-repeated="2"/>
          <table:table-cell table:formula="of:=IF([.I432]=[.J4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arkiflor @ohbungalowbill @michelpolnareff Could you please remove my name what whatever the hell you strangers are talking about?</text:p>
          </table:table-cell>
          <table:table-cell table:number-columns-repeated="2"/>
        </table:table-row>
        <table:table-row table:style-name="ro1">
          <table:table-cell table:formula="of:=IF([.B433]=[.C433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7506), ('en', 0.05998), ('pt', 0.03518), ('es', 0.02433), ('ar', 0.0)]</text:p>
          </table:table-cell>
          <table:table-cell office:value-type="string" calcext:value-type="string">
            <text:p><text:s text:c="4"/>makes liege style <text:s/>rise <text:s/>shine is only bagels <text:s/>and only rare hours <text:s/>no</text:p>
          </table:table-cell>
          <table:table-cell table:number-columns-repeated="2"/>
          <table:table-cell table:formula="of:=IF([.I433]=[.J43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arkosavic @amaris_g @ambrosia_pastry makes Liege style. Rise &amp; Shine is only bagels, and only rare hours, no?</text:p>
          </table:table-cell>
          <table:table-cell table:number-columns-repeated="2"/>
        </table:table-row>
        <table:table-row table:style-name="ro1">
          <table:table-cell table:formula="of:=IF([.B434]=[.C4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288), ('es', 0.04183), ('fr', 0.02819), ('pt', 0.02452), ('ar', 0.0)]</text:p>
          </table:table-cell>
          <table:table-cell office:value-type="string" calcext:value-type="string">
            <text:p><text:s text:c="3"/>no <text:s/>the bagel place on bridgeport near peppler </text:p>
          </table:table-cell>
          <table:table-cell table:number-columns-repeated="2"/>
          <table:table-cell table:formula="of:=IF([.I434]=[.J4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arkosavic @amaris_g No, the bagel place on Bridgeport near Peppler.</text:p>
          </table:table-cell>
          <table:table-cell table:number-columns-repeated="2"/>
        </table:table-row>
        <table:table-row table:style-name="ro1">
          <table:table-cell table:formula="of:=IF([.B435]=[.C4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774), ('fr', 0.02642), ('es', 0.01141), ('pt', 0.00959), ('ar', 0.0)]</text:p>
          </table:table-cell>
          <table:table-cell office:value-type="string" calcext:value-type="string">
            <text:p><text:s text:c="3"/>we are definitely not talking about the same place </text:p>
          </table:table-cell>
          <table:table-cell table:number-columns-repeated="2"/>
          <table:table-cell table:formula="of:=IF([.I435]=[.J4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arkosavic @amaris_g We are definitely not talking about the same place.</text:p>
          </table:table-cell>
          <table:table-cell table:number-columns-repeated="2"/>
        </table:table-row>
        <table:table-row table:style-name="ro1">
          <table:table-cell table:formula="of:=IF([.B436]=[.C43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5449), ('pt', 0.04957), ('es', 0.02662), ('fr', 0.02334), ('ar', 0.0)]</text:p>
          </table:table-cell>
          <table:table-cell office:value-type="string" calcext:value-type="string">
            <text:p><text:s text:c="2"/>are we getting into <text:s/>it's a privilege <text:s/>not a right territory</text:p>
          </table:table-cell>
          <table:table-cell table:number-columns-repeated="2"/>
          <table:table-cell table:formula="of:=IF([.I436]=[.J43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arkosavic Are we getting into, "It's a privilege, not a right" territory?</text:p>
          </table:table-cell>
          <table:table-cell table:number-columns-repeated="2"/>
        </table:table-row>
        <table:table-row table:style-name="ro1">
          <table:table-cell table:formula="of:=IF([.B437]=[.C43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0721), ('es', 0.03194), ('pt', 0.02985), ('fr', 0.02119), ('ar', 0.0)]</text:p>
          </table:table-cell>
          <table:table-cell office:value-type="string" calcext:value-type="string">
            <text:p><text:s text:c="2"/>i live next to waterloo park <text:s/>they have two llamas <text:s/>just give the signal…</text:p>
          </table:table-cell>
          <table:table-cell table:number-columns-repeated="2"/>
          <table:table-cell table:formula="of:=IF([.I437]=[.J43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arkosavic I live next to Waterloo Park. They have two llamas. Just give the signal…</text:p>
          </table:table-cell>
          <table:table-cell table:number-columns-repeated="2"/>
        </table:table-row>
        <table:table-row table:style-name="ro1">
          <table:table-cell table:formula="of:=IF([.B438]=[.C43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452), ('es', 0.01673), ('fr', 0.01259), ('pt', 0.00693), ('ar', 0.0)]</text:p>
          </table:table-cell>
          <table:table-cell office:value-type="string" calcext:value-type="string">
            <text:p><text:s text:c="2"/>i've been waiting all day for that <text:s/></text:p>
          </table:table-cell>
          <table:table-cell table:number-columns-repeated="2"/>
          <table:table-cell table:formula="of:=IF([.I438]=[.J43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arkosavic I've been waiting all day for that. :)</text:p>
          </table:table-cell>
          <table:table-cell table:number-columns-repeated="2"/>
        </table:table-row>
        <table:table-row table:style-name="ro1">
          <table:table-cell table:formula="of:=IF([.B439]=[.C43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337), ('pt', 0.01066), ('fr', 0.00834), ('es', 0.00456), ('ar', 0.0)]</text:p>
          </table:table-cell>
          <table:table-cell office:value-type="string" calcext:value-type="string">
            <text:p><text:s text:c="2"/>i've used that <text:s/>it works a treat </text:p>
          </table:table-cell>
          <table:table-cell table:number-columns-repeated="2"/>
          <table:table-cell table:formula="of:=IF([.I439]=[.J43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arkosavic I've used that. It works a treat.</text:p>
          </table:table-cell>
          <table:table-cell table:number-columns-repeated="2"/>
        </table:table-row>
        <table:table-row table:style-name="ro1">
          <table:table-cell table:formula="of:=IF([.B440]=[.C440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2048), ('en', 0.01558), ('es', 0.00608), ('pt', 0.00267), ('ar', 0.0)]</text:p>
          </table:table-cell>
          <table:table-cell office:value-type="string" calcext:value-type="string">
            <text:p><text:s text:c="2"/>your hair still looks nice <text:s/>though <text:s/></text:p>
          </table:table-cell>
          <table:table-cell table:number-columns-repeated="2"/>
          <table:table-cell table:formula="of:=IF([.I440]=[.J4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athewi Your hair still looks nice, though. ;)</text:p>
          </table:table-cell>
          <table:table-cell table:number-columns-repeated="2"/>
        </table:table-row>
        <table:table-row table:style-name="ro1">
          <table:table-cell table:formula="of:=IF([.B441]=[.C4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179), ('fr', 0.04426), ('pt', 0.03145), ('es', 0.02281), ('ar', 0.0)]</text:p>
          </table:table-cell>
          <table:table-cell office:value-type="string" calcext:value-type="string">
            <text:p><text:s text:c="2"/>i asked her if she preferred pie or cake <text:s/>she said she'd never had cake <text:s/>apple <text:s/>you monsters</text:p>
          </table:table-cell>
          <table:table-cell table:number-columns-repeated="2"/>
          <table:table-cell table:formula="of:=IF([.I441]=[.J4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iketdavies I asked her if she preferred pie or cake. She said she'd never had cake. Apple, you monsters!!!</text:p>
          </table:table-cell>
          <table:table-cell table:number-columns-repeated="2"/>
        </table:table-row>
        <table:table-row table:style-name="ro1">
          <table:table-cell table:formula="of:=IF([.B442]=[.C4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6211), ('fr', 0.03764), ('pt', 0.01493), ('es', 0.01369), ('ar', 0.0)]</text:p>
          </table:table-cell>
          <table:table-cell office:value-type="string" calcext:value-type="string">
            <text:p><text:s text:c="2"/>quiet now <text:s/>of course <text:s/>being near caroline these days is… fun </text:p>
          </table:table-cell>
          <table:table-cell table:number-columns-repeated="2"/>
          <table:table-cell table:formula="of:=IF([.I442]=[.J4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iketdavies Quiet now. Of course, being near Caroline these days is… fun.</text:p>
          </table:table-cell>
          <table:table-cell table:number-columns-repeated="2"/>
        </table:table-row>
        <table:table-row table:style-name="ro1">
          <table:table-cell table:formula="of:=IF([.B443]=[.C443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0211), ('pt', 0.00107), ('en', 0.00034), ('ar', 0.0), ('es', 0.0)]</text:p>
          </table:table-cell>
          <table:table-cell office:value-type="string" calcext:value-type="string">
            <text:p><text:s text:c="2"/>siri says <text:s/></text:p>
          </table:table-cell>
          <table:table-cell table:number-columns-repeated="2"/>
          <table:table-cell table:formula="of:=IF([.I443]=[.J4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0.5032913661877803, 'en'], [0.4967086338122198, 'fr']]</text:p>
          </table:table-cell>
          <table:table-cell office:value-type="string" calcext:value-type="string">
            <text:p>@miketdavies Siri says: !</text:p>
          </table:table-cell>
          <table:table-cell table:number-columns-repeated="2"/>
        </table:table-row>
        <table:table-row table:style-name="ro1">
          <table:table-cell table:formula="of:=IF([.B444]=[.C4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3616), ('fr', 0.05702), ('es', 0.05475), ('pt', 0.05011), ('ar', 0.0)]</text:p>
          </table:table-cell>
          <table:table-cell office:value-type="string" calcext:value-type="string">
            <text:p><text:s text:c="2"/>that's been the topic of half my twitter feed re <text:s/>our new prime minister this week <text:s/>i would like more cat photos now <text:s/>plz </text:p>
          </table:table-cell>
          <table:table-cell table:number-columns-repeated="2"/>
          <table:table-cell table:formula="of:=IF([.I444]=[.J4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omstuffpodcast That's been the topic of half my Twitter feed re. our new Prime Minister this week. I would like more cat photos now, plz.</text:p>
          </table:table-cell>
          <table:table-cell table:number-columns-repeated="2"/>
        </table:table-row>
        <table:table-row table:style-name="ro1">
          <table:table-cell table:formula="of:=IF([.B445]=[.C44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033), ('es', 0.02662), ('fr', 0.02254), ('pt', 0.00267), ('ar', 0.0)]</text:p>
          </table:table-cell>
          <table:table-cell office:value-type="string" calcext:value-type="string">
            <text:p><text:s text:c="2"/>have you seen the maori black on black jerseys really cool <text:s/>too </text:p>
          </table:table-cell>
          <table:table-cell table:number-columns-repeated="2"/>
          <table:table-cell table:formula="of:=IF([.I445]=[.J44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rpaulbae Have you seen the Maori black on black jerseys? Really cool, too.</text:p>
          </table:table-cell>
          <table:table-cell table:number-columns-repeated="2"/>
        </table:table-row>
        <table:table-row table:style-name="ro1">
          <table:table-cell table:formula="of:=IF([.B446]=[.C44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642), ('fr', 0.0368), ('pt', 0.03198), ('es', 0.02129), ('ar', 0.0)]</text:p>
          </table:table-cell>
          <table:table-cell office:value-type="string" calcext:value-type="string">
            <text:p><text:s text:c="2"/>i've had to bring a couple back on each of my trips to wellington <text:s/></text:p>
          </table:table-cell>
          <table:table-cell table:number-columns-repeated="2"/>
          <table:table-cell table:formula="of:=IF([.I446]=[.J44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rpaulbae I've had to bring a couple back on each of my trips to Wellington. :)</text:p>
          </table:table-cell>
          <table:table-cell table:number-columns-repeated="2"/>
        </table:table-row>
        <table:table-row table:style-name="ro1">
          <table:table-cell table:formula="of:=IF([.B447]=[.C4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6464), ('fr', 0.04877), ('pt', 0.01919), ('es', 0.00837), ('ar', 0.0)]</text:p>
          </table:table-cell>
          <table:table-cell office:value-type="string" calcext:value-type="string">
            <text:p><text:s text:c="2"/>at least with feline overlords we'd still get rid of first past the post <text:s/>the cats would stop to scratch it </text:p>
          </table:table-cell>
          <table:table-cell table:number-columns-repeated="2"/>
          <table:table-cell table:formula="of:=IF([.I447]=[.J4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wborman At least with feline overlords we'd still get rid of first past the post - the cats would stop to scratch it.</text:p>
          </table:table-cell>
          <table:table-cell table:number-columns-repeated="2"/>
        </table:table-row>
        <table:table-row table:style-name="ro1">
          <table:table-cell table:formula="of:=IF([.B448]=[.C4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3988), ('es', 0.04335), ('fr', 0.04294), ('pt', 0.03571), ('ar', 0.0)]</text:p>
          </table:table-cell>
          <table:table-cell office:value-type="string" calcext:value-type="string">
            <text:p><text:s text:c="2"/>because there's no internet voting and only dog people actually leave the house <text:s/></text:p>
          </table:table-cell>
          <table:table-cell table:number-columns-repeated="2"/>
          <table:table-cell table:formula="of:=IF([.I448]=[.J4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wborman Because there's no internet voting and only dog people actually leave the house. :)</text:p>
          </table:table-cell>
          <table:table-cell table:number-columns-repeated="2"/>
        </table:table-row>
        <table:table-row table:style-name="ro1">
          <table:table-cell table:formula="of:=IF([.B449]=[.C449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0383), ('pt', 0.00213), ('en', 0.00198), ('es', 0.00076), ('ar', 0.0)]</text:p>
          </table:table-cell>
          <table:table-cell office:value-type="string" calcext:value-type="string">
            <text:p><text:s text:c="4"/>yay <text:s/>lisa</text:p>
          </table:table-cell>
          <table:table-cell table:number-columns-repeated="2"/>
          <table:table-cell table:formula="of:=IF([.I449]=[.J4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0.999173067494558, 'en'], [0.0008269325054419977, 'es']]</text:p>
          </table:table-cell>
          <table:table-cell office:value-type="string" calcext:value-type="string">
            <text:p>@myitguy_adam @bebeerwench @haroldkroeker Yay, Lisa!</text:p>
          </table:table-cell>
          <table:table-cell table:number-columns-repeated="2"/>
        </table:table-row>
        <table:table-row table:style-name="ro1">
          <table:table-cell table:formula="of:=IF([.B450]=[.C450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[('pt', 0.04904), ('es', 0.0403), ('en', 0.03517), ('fr', 0.01047), ('ar', 0.0)]</text:p>
          </table:table-cell>
          <table:table-cell office:value-type="string" calcext:value-type="string">
            <text:p><text:s text:c="2"/>alas <text:s/>my dog needs to go for a run <text:s/>not a beer <text:s/></text:p>
          </table:table-cell>
          <table:table-cell table:number-columns-repeated="2"/>
          <table:table-cell table:formula="of:=IF([.I450]=[.J45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yitguy_adam Alas, my dog needs to go for a run, not a beer. :)</text:p>
          </table:table-cell>
          <table:table-cell table:number-columns-repeated="2"/>
        </table:table-row>
        <table:table-row table:style-name="ro1">
          <table:table-cell table:formula="of:=IF([.B451]=[.C4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29), ('es', 0.01065), ('fr', 0.00894), ('pt', 0.0064), ('ar', 0.0)]</text:p>
          </table:table-cell>
          <table:table-cell office:value-type="string" calcext:value-type="string">
            <text:p><text:s text:c="2"/>nah <text:s/>genetic engineering <text:s/>dogs can't really metabolize alcohol <text:s/></text:p>
          </table:table-cell>
          <table:table-cell table:number-columns-repeated="2"/>
          <table:table-cell table:formula="of:=IF([.I451]=[.J4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myitguy_adam Nah, genetic engineering. Dogs can't really metabolize alcohol. :)</text:p>
          </table:table-cell>
          <table:table-cell table:number-columns-repeated="2"/>
        </table:table-row>
        <table:table-row table:style-name="ro1">
          <table:table-cell table:formula="of:=IF([.B452]=[.C452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1386), ('en', 0.0089), ('pt', 0.00267), ('es', 0.00076), ('ar', 0.0)]</text:p>
          </table:table-cell>
          <table:table-cell office:value-type="string" calcext:value-type="string">
            <text:p><text:s text:c="2"/>smile <text:s/>nod <text:s/>back away slowly…</text:p>
          </table:table-cell>
          <table:table-cell table:number-columns-repeated="2"/>
          <table:table-cell table:formula="of:=IF([.I452]=[.J45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ow Smile, nod, back away slowly…</text:p>
          </table:table-cell>
          <table:table-cell table:number-columns-repeated="2"/>
        </table:table-row>
        <table:table-row table:style-name="ro1">
          <table:table-cell table:formula="of:=IF([.B453]=[.C45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0209), ('es', 0.02586), ('pt', 0.02345), ('fr', 0.0136), ('ar', 0.0)]</text:p>
          </table:table-cell>
          <table:table-cell office:value-type="string" calcext:value-type="string">
            <text:p><text:s text:c="2"/>the throat singer girls breaking off for giggling was awesome <text:s/></text:p>
          </table:table-cell>
          <table:table-cell table:number-columns-repeated="2"/>
          <table:table-cell table:formula="of:=IF([.I453]=[.J45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pckblue The throat singer girls breaking off for giggling was awesome. :)</text:p>
          </table:table-cell>
          <table:table-cell table:number-columns-repeated="2"/>
        </table:table-row>
        <table:table-row table:style-name="ro1">
          <table:table-cell table:formula="of:=IF([.B454]=[.C454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4754), ('en', 0.04648), ('pt', 0.03465), ('es', 0.02281), ('ar', 0.0)]</text:p>
          </table:table-cell>
          <table:table-cell office:value-type="string" calcext:value-type="string">
            <text:p><text:s text:c="2"/>with great analysis comes great responsibility </text:p>
          </table:table-cell>
          <table:table-cell table:number-columns-repeated="2"/>
          <table:table-cell table:formula="of:=IF([.I454]=[.J45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pkedrosky With great analysis comes great responsibility.</text:p>
          </table:table-cell>
          <table:table-cell table:number-columns-repeated="2"/>
        </table:table-row>
        <table:table-row table:style-name="ro1">
          <table:table-cell table:formula="of:=IF([.B455]=[.C4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1977), ('pt', 0.00746), ('fr', 0.00698), ('es', 0.00304), ('ar', 0.0)]</text:p>
          </table:table-cell>
          <table:table-cell office:value-type="string" calcext:value-type="string">
            <text:p><text:s text:c="2"/>you silvertongued devil <text:s/>you…</text:p>
          </table:table-cell>
          <table:table-cell table:number-columns-repeated="2"/>
          <table:table-cell table:formula="of:=IF([.I455]=[.J4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pkedrosky You silver-tongued devil, you…</text:p>
          </table:table-cell>
          <table:table-cell table:number-columns-repeated="2"/>
        </table:table-row>
        <table:table-row table:style-name="ro1">
          <table:table-cell table:formula="of:=IF([.B456]=[.C45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3902), ('fr', 0.06171), ('pt', 0.04957), ('es', 0.04563), ('ar', 0.0)]</text:p>
          </table:table-cell>
          <table:table-cell office:value-type="string" calcext:value-type="string">
            <text:p><text:s text:c="2"/>i dressed up as the monty python lumberjack a few years back <text:s/>definitely more cleavage with my costume <text:s/>but yours is cuter <text:s/></text:p>
          </table:table-cell>
          <table:table-cell table:number-columns-repeated="2"/>
          <table:table-cell table:formula="of:=IF([.I456]=[.J45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rawsharktext I dressed up as the Monty Python lumberjack a few years back. Definitely more cleavage with my costume, but yours is cuter. :)</text:p>
          </table:table-cell>
          <table:table-cell table:number-columns-repeated="2"/>
        </table:table-row>
        <table:table-row table:style-name="ro1">
          <table:table-cell table:formula="of:=IF([.B457]=[.C4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355), ('pt', 0.02878), ('es', 0.02357), ('fr', 0.0122), ('ar', 0.0)]</text:p>
          </table:table-cell>
          <table:table-cell office:value-type="string" calcext:value-type="string">
            <text:p><text:s text:c="2"/>i dunno how sexy it was <text:s/>but i did look pretty good in a beard </text:p>
          </table:table-cell>
          <table:table-cell table:number-columns-repeated="2"/>
          <table:table-cell table:formula="of:=IF([.I457]=[.J4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rawsharktext I dunno how sexy it was, but I did look pretty good in a beard.</text:p>
          </table:table-cell>
          <table:table-cell table:number-columns-repeated="2"/>
        </table:table-row>
        <table:table-row table:style-name="ro1">
          <table:table-cell table:formula="of:=IF([.B458]=[.C4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9504), ('fr', 0.04899), ('pt', 0.02665), ('es', 0.02357), ('ar', 0.0)]</text:p>
          </table:table-cell>
          <table:table-cell office:value-type="string" calcext:value-type="string">
            <text:p><text:s text:c="3"/>in case you have hosting duties at the conference… <text:s/>…</text:p>
          </table:table-cell>
          <table:table-cell table:number-columns-repeated="2"/>
          <table:table-cell table:formula="of:=IF([.I458]=[.J4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RebeccaSchinsky @MissLiberty In case you have hosting duties at the conference… http://ryanjudenovelline.com/golden-book-gown/ …</text:p>
          </table:table-cell>
          <table:table-cell table:number-columns-repeated="2"/>
        </table:table-row>
        <table:table-row table:style-name="ro1">
          <table:table-cell table:formula="of:=IF([.B459]=[.C4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3939), ('fr', 0.0589), ('es', 0.03726), ('pt', 0.02825), ('ar', 0.0)]</text:p>
          </table:table-cell>
          <table:table-cell office:value-type="string" calcext:value-type="string">
            <text:p><text:s text:c="2"/>i've only had pony stuck in my head since the weekend <text:s/>blame magic mike xxl… literary version is better <text:s/></text:p>
          </table:table-cell>
          <table:table-cell table:number-columns-repeated="2"/>
          <table:table-cell table:formula="of:=IF([.I459]=[.J4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rebeccaschinsky I've only had Pony stuck in my head since the weekend. Blame Magic Mike XXL… Literary version is better. :)</text:p>
          </table:table-cell>
          <table:table-cell table:number-columns-repeated="2"/>
        </table:table-row>
        <table:table-row table:style-name="ro1">
          <table:table-cell table:formula="of:=IF([.B460]=[.C46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587), ('fr', 0.02195), ('es', 0.01749), ('pt', 0.01386), ('ar', 0.0)]</text:p>
          </table:table-cell>
          <table:table-cell office:value-type="string" calcext:value-type="string">
            <text:p><text:s text:c="2"/>let us begin planning for book riot live … </text:p>
          </table:table-cell>
          <table:table-cell table:number-columns-repeated="2"/>
          <table:table-cell table:formula="of:=IF([.I460]=[.J46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rebeccaschinsky Let us begin planning for Book Riot Live 2016… :)</text:p>
          </table:table-cell>
          <table:table-cell table:number-columns-repeated="2"/>
        </table:table-row>
        <table:table-row table:style-name="ro1">
          <table:table-cell table:formula="of:=IF([.B461]=[.C4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3567), ('fr', 0.10884), ('es', 0.06996), ('pt', 0.05011), ('ar', 0.0)]</text:p>
          </table:table-cell>
          <table:table-cell office:value-type="string" calcext:value-type="string">
            <text:p><text:s text:c="2"/>literary characterthemed stripper performances <text:s/>mr <text:s/>darcy would finally get those wet clothes off <text:s/></text:p>
          </table:table-cell>
          <table:table-cell table:number-columns-repeated="2"/>
          <table:table-cell table:formula="of:=IF([.I461]=[.J4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rebeccaschinsky Literary character-themed stripper performances. Mr. Darcy would finally get those wet clothes off. :)</text:p>
          </table:table-cell>
          <table:table-cell table:number-columns-repeated="2"/>
        </table:table-row>
        <table:table-row table:style-name="ro1">
          <table:table-cell table:formula="of:=IF([.B462]=[.C46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1993), ('es', 0.0251), ('fr', 0.02033), ('pt', 0.01706), ('ar', 0.0)]</text:p>
          </table:table-cell>
          <table:table-cell office:value-type="string" calcext:value-type="string">
            <text:p><text:s text:c="2"/>might even be enough to diffuse the psychotic misogyny of the brontës' heroes…</text:p>
          </table:table-cell>
          <table:table-cell table:number-columns-repeated="2"/>
          <table:table-cell table:formula="of:=IF([.I462]=[.J46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rebeccaschinsky Might even be enough to diffuse the psychotic misogyny of the Brontës' "heroes"…</text:p>
          </table:table-cell>
          <table:table-cell table:number-columns-repeated="2"/>
        </table:table-row>
        <table:table-row table:style-name="ro1">
          <table:table-cell table:formula="of:=IF([.B463]=[.C46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9392), ('fr', 0.07259), ('es', 0.04639), ('pt', 0.02878), ('ar', 0.0)]</text:p>
          </table:table-cell>
          <table:table-cell office:value-type="string" calcext:value-type="string">
            <text:p><text:s text:c="2"/>ahh <text:s/>ok <text:s/>must have missed that section <text:s/>was missing from some obvious ones </text:p>
          </table:table-cell>
          <table:table-cell table:number-columns-repeated="2"/>
          <table:table-cell table:formula="of:=IF([.I463]=[.J46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saffyre9 Ahh, ok. Must have missed that section. Was missing from some obvious ones.</text:p>
          </table:table-cell>
          <table:table-cell table:number-columns-repeated="2"/>
        </table:table-row>
        <table:table-row table:style-name="ro1">
          <table:table-cell table:formula="of:=IF([.B464]=[.C46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484), ('fr', 0.05125), ('es', 0.02586), ('pt', 0.02559), ('ar', 0.0)]</text:p>
          </table:table-cell>
          <table:table-cell office:value-type="string" calcext:value-type="string">
            <text:p><text:s text:c="2"/>arguably the canadianest songperformance is this one <text:s text:c="2"/>…</text:p>
          </table:table-cell>
          <table:table-cell table:number-columns-repeated="2"/>
          <table:table-cell table:formula="of:=IF([.I464]=[.J46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scalzi Arguably the Canadianest song/performance is this one: https://www.youtube.com/watch?v=D-bj4TccyKk …</text:p>
          </table:table-cell>
          <table:table-cell table:number-columns-repeated="2"/>
        </table:table-row>
        <table:table-row table:style-name="ro1">
          <table:table-cell table:formula="of:=IF([.B465]=[.C46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4061), ('es', 0.07148), ('fr', 0.05849), ('pt', 0.03838), ('ar', 0.0)]</text:p>
          </table:table-cell>
          <table:table-cell office:value-type="string" calcext:value-type="string">
            <text:p><text:s text:c="2"/>chocolate chips vs <text:s/>raisins is the tesla vs <text:s/>edison of the internets world…</text:p>
          </table:table-cell>
          <table:table-cell table:number-columns-repeated="2"/>
          <table:table-cell table:formula="of:=IF([.I465]=[.J46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scalzi Chocolate chips vs. raisins is the Tesla vs. Edison of the Internets world…</text:p>
          </table:table-cell>
          <table:table-cell table:number-columns-repeated="2"/>
        </table:table-row>
        <table:table-row table:style-name="ro1">
          <table:table-cell table:formula="of:=IF([.B466]=[.C46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016), ('fr', 0.05666), ('es', 0.01977), ('pt', 0.01919), ('ar', 0.0)]</text:p>
          </table:table-cell>
          <table:table-cell office:value-type="string" calcext:value-type="string">
            <text:p><text:s text:c="2"/>yeah <text:s/>but have greater populations of groundhogs than people </text:p>
          </table:table-cell>
          <table:table-cell table:number-columns-repeated="2"/>
          <table:table-cell table:formula="of:=IF([.I466]=[.J46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scalzi Yeah, but have greater populations of groundhogs than people.</text:p>
          </table:table-cell>
          <table:table-cell table:number-columns-repeated="2"/>
        </table:table-row>
        <table:table-row table:style-name="ro1">
          <table:table-cell table:formula="of:=IF([.B467]=[.C4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549), ('fr', 0.06096), ('pt', 0.05917), ('es', 0.05171), ('ar', 0.0)]</text:p>
          </table:table-cell>
          <table:table-cell office:value-type="string" calcext:value-type="string">
            <text:p><text:s text:c="2"/>was right <text:s/>having your mp in cabinet feels a bit like having a batphone to parliament <text:s/></text:p>
          </table:table-cell>
          <table:table-cell table:number-columns-repeated="2"/>
          <table:table-cell table:formula="of:=IF([.I467]=[.J4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scotchneat was right, having your MP in Cabinet feels a bit like having a Batphone to Parliament. :)</text:p>
          </table:table-cell>
          <table:table-cell table:number-columns-repeated="2"/>
        </table:table-row>
        <table:table-row table:style-name="ro1">
          <table:table-cell table:formula="of:=IF([.B468]=[.C4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4547), ('fr', 0.00433), ('es', 0.00076), ('ar', 0.0), ('pt', 0.0)]</text:p>
          </table:table-cell>
          <table:table-cell office:value-type="string" calcext:value-type="string">
            <text:p><text:s text:c="3"/>two words <text:s/>the sun <text:s/></text:p>
          </table:table-cell>
          <table:table-cell table:number-columns-repeated="2"/>
          <table:table-cell table:formula="of:=IF([.I468]=[.J4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snowcrashmike @stephenlautens Two words: The Sun. :)</text:p>
          </table:table-cell>
          <table:table-cell table:number-columns-repeated="2"/>
        </table:table-row>
        <table:table-row table:style-name="ro1">
          <table:table-cell table:formula="of:=IF([.B469]=[.C469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8669), ('pt', 0.08529), ('en', 0.0811), ('fr', 0.06098), ('ar', 0.0)]</text:p>
          </table:table-cell>
          <table:table-cell office:value-type="string" calcext:value-type="string">
            <text:p><text:s text:c="2"/>my interview with sun media now defunct for voices carrycosby was most entertaining <text:s/></text:p>
          </table:table-cell>
          <table:table-cell table:number-columns-repeated="2"/>
          <table:table-cell table:formula="of:=IF([.I469]=[.J4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snowcrashmike My interview with Sun Media (now defunct) for Voices Carry/Cosby was most entertaining. :)</text:p>
          </table:table-cell>
          <table:table-cell table:number-columns-repeated="2"/>
        </table:table-row>
        <table:table-row table:style-name="ro1">
          <table:table-cell table:formula="of:=IF([.B470]=[.C4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3434), ('fr', 0.06253), ('es', 0.05932), ('pt', 0.05864), ('ar', 0.0)]</text:p>
          </table:table-cell>
          <table:table-cell office:value-type="string" calcext:value-type="string">
            <text:p><text:s text:c="2"/>soak up as much of the love and awesome memories as possible <text:s/>big hugs from over here </text:p>
          </table:table-cell>
          <table:table-cell table:number-columns-repeated="2"/>
          <table:table-cell table:formula="of:=IF([.I470]=[.J4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snuep Soak up as much of the love and awesome memories as possible. :) Big hugs from over here.</text:p>
          </table:table-cell>
          <table:table-cell table:number-columns-repeated="2"/>
        </table:table-row>
        <table:table-row table:style-name="ro1">
          <table:table-cell table:formula="of:=IF([.B471]=[.C471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7985), ('en', 0.07683), ('pt', 0.06823), ('fr', 0.05413), ('ar', 0.0)]</text:p>
          </table:table-cell>
          <table:table-cell office:value-type="string" calcext:value-type="string">
            <text:p><text:s text:c="3"/>bit too much product today <text:s/>but soon as grey shows up we'll get a slew of silver fox social media commentary…</text:p>
          </table:table-cell>
          <table:table-cell table:number-columns-repeated="2"/>
          <table:table-cell table:formula="of:=IF([.I471]=[.J4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sociableguelph @cinn48 Bit too much product today. But soon as grey shows up we'll get a slew of "silver fox" social media commentary…</text:p>
          </table:table-cell>
          <table:table-cell table:number-columns-repeated="2"/>
        </table:table-row>
        <table:table-row table:style-name="ro1">
          <table:table-cell table:formula="of:=IF([.B472]=[.C4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4001), ('pt', 0.05864), ('es', 0.04183), ('fr', 0.03765), ('ar', 0.0)]</text:p>
          </table:table-cell>
          <table:table-cell office:value-type="string" calcext:value-type="string">
            <text:p><text:s text:c="2"/>i forgot that they did that now <text:s/>and triggered it by accident and was confused <text:s/></text:p>
          </table:table-cell>
          <table:table-cell table:number-columns-repeated="2"/>
          <table:table-cell table:formula="of:=IF([.I472]=[.J4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spaetzel I forgot that they did that now, and triggered it by accident and was confused. :)</text:p>
          </table:table-cell>
          <table:table-cell table:number-columns-repeated="2"/>
        </table:table-row>
        <table:table-row table:style-name="ro1">
          <table:table-cell table:formula="of:=IF([.B473]=[.C473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1805), ('en', 0.01592), ('es', 0.00989), ('pt', 0.00533), ('ar', 0.0)]</text:p>
          </table:table-cell>
          <table:table-cell office:value-type="string" calcext:value-type="string">
            <text:p><text:s text:c="2"/>better tell violet <text:s/></text:p>
          </table:table-cell>
          <table:table-cell table:number-columns-repeated="2"/>
          <table:table-cell table:formula="of:=IF([.I473]=[.J4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stroppycow Better tell Violet. :)</text:p>
          </table:table-cell>
          <table:table-cell table:number-columns-repeated="2"/>
        </table:table-row>
        <table:table-row table:style-name="ro1">
          <table:table-cell table:formula="of:=IF([.B474]=[.C47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205), ('fr', 0.03389), ('pt', 0.01706), ('es', 0.00913), ('ar', 0.0)]</text:p>
          </table:table-cell>
          <table:table-cell office:value-type="string" calcext:value-type="string">
            <text:p><text:s text:c="2"/>some people just want to watch the world burn </text:p>
          </table:table-cell>
          <table:table-cell table:number-columns-repeated="2"/>
          <table:table-cell table:formula="of:=IF([.I474]=[.J47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stroppycow Some people just want to watch the world burn.</text:p>
          </table:table-cell>
          <table:table-cell table:number-columns-repeated="2"/>
        </table:table-row>
        <table:table-row table:style-name="ro1">
          <table:table-cell table:formula="of:=IF([.B475]=[.C4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4999), ('fr', 0.02236), ('pt', 0.01706), ('es', 0.01369), ('ar', 0.0)]</text:p>
          </table:table-cell>
          <table:table-cell office:value-type="string" calcext:value-type="string">
            <text:p><text:s text:c="3"/>also <text:s/>you really should have come to wellington with us today </text:p>
          </table:table-cell>
          <table:table-cell table:number-columns-repeated="2"/>
          <table:table-cell table:formula="of:=IF([.I475]=[.J4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TheJsoh @atomicfern Also, you really should have come to Wellington with us today.</text:p>
          </table:table-cell>
          <table:table-cell table:number-columns-repeated="2"/>
        </table:table-row>
        <table:table-row table:style-name="ro1">
          <table:table-cell table:formula="of:=IF([.B476]=[.C476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3118), ('en', 0.02328), ('pt', 0.01919), ('fr', 0.01103), ('ar', 0.0)]</text:p>
          </table:table-cell>
          <table:table-cell office:value-type="string" calcext:value-type="string">
            <text:p><text:s text:c="3"/>if you mean dead now <text:s/>toronto boy <text:s/>it’s delicious </text:p>
          </table:table-cell>
          <table:table-cell table:number-columns-repeated="2"/>
          <table:table-cell table:formula="of:=IF([.I476]=[.J47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TheJsoh @atomicfern If you mean Dead Now, Toronto boy, it’s delicious.</text:p>
          </table:table-cell>
          <table:table-cell table:number-columns-repeated="2"/>
        </table:table-row>
        <table:table-row table:style-name="ro1">
          <table:table-cell table:formula="of:=IF([.B477]=[.C4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194), ('fr', 0.01333), ('pt', 0.00906), ('es', 0.0076), ('ar', 0.0)]</text:p>
          </table:table-cell>
          <table:table-cell office:value-type="string" calcext:value-type="string">
            <text:p><text:s text:c="3"/>it’s on tomorrow <text:s/>too <text:s/>but we will be drinking whiskey </text:p>
          </table:table-cell>
          <table:table-cell table:number-columns-repeated="2"/>
          <table:table-cell table:formula="of:=IF([.I477]=[.J4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TheJsoh @atomicfern It’s on tomorrow, too, but we will be drinking whiskey.</text:p>
          </table:table-cell>
          <table:table-cell table:number-columns-repeated="2"/>
        </table:table-row>
        <table:table-row table:style-name="ro1">
          <table:table-cell table:formula="of:=IF([.B478]=[.C4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41), ('es', 0.01673), ('pt', 0.01333), ('fr', 0.01051), ('ar', 0.0)]</text:p>
          </table:table-cell>
          <table:table-cell office:value-type="string" calcext:value-type="string">
            <text:p><text:s text:c="3"/>not a dead later fan at all </text:p>
          </table:table-cell>
          <table:table-cell table:number-columns-repeated="2"/>
          <table:table-cell table:formula="of:=IF([.I478]=[.J4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thejsoh @atomicfern Not a Dead Later fan at all.</text:p>
          </table:table-cell>
          <table:table-cell table:number-columns-repeated="2"/>
        </table:table-row>
        <table:table-row table:style-name="ro1">
          <table:table-cell table:formula="of:=IF([.B479]=[.C4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5081), ('es', 0.0616), ('pt', 0.05064), ('fr', 0.04675), ('ar', 0.0)]</text:p>
          </table:table-cell>
          <table:table-cell office:value-type="string" calcext:value-type="string">
            <text:p><text:s text:c="2"/>alas <text:s/>as noted <text:s/>dead now <text:s/>on the other hand <text:s/>is excellent </text:p>
          </table:table-cell>
          <table:table-cell table:number-columns-repeated="2"/>
          <table:table-cell table:formula="of:=IF([.I479]=[.J4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thejsoh Alas. As noted, Dead Now, on the other hand, is excellent.</text:p>
          </table:table-cell>
          <table:table-cell table:number-columns-repeated="2"/>
        </table:table-row>
        <table:table-row table:style-name="ro1">
          <table:table-cell table:formula="of:=IF([.B480]=[.C4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396), ('fr', 0.03457), ('pt', 0.02239), ('es', 0.01749), ('ar', 0.0)]</text:p>
          </table:table-cell>
          <table:table-cell office:value-type="string" calcext:value-type="string">
            <text:p><text:s text:c="2"/>i really hope the if you happen to see… line in here is sarcasm <text:s text:c="2"/>…</text:p>
          </table:table-cell>
          <table:table-cell table:number-columns-repeated="2"/>
          <table:table-cell table:formula="of:=IF([.I480]=[.J4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thejsoh I REALLY hope the "If you happen to see…" line in here is sarcasm. http://kitchener.ctvnews.ca/man-shot-and-killed-with-arrow-in-kitchener-1.2595236 …</text:p>
          </table:table-cell>
          <table:table-cell table:number-columns-repeated="2"/>
        </table:table-row>
        <table:table-row table:style-name="ro1">
          <table:table-cell table:formula="of:=IF([.B481]=[.C4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259), ('fr', 0.02721), ('es', 0.02662), ('pt', 0.01386), ('ar', 0.0)]</text:p>
          </table:table-cell>
          <table:table-cell office:value-type="string" calcext:value-type="string">
            <text:p><text:s text:c="2"/>larger than mouse poop <text:s/>let us not speculate </text:p>
          </table:table-cell>
          <table:table-cell table:number-columns-repeated="2"/>
          <table:table-cell table:formula="of:=IF([.I481]=[.J4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thejsoh Larger than mouse poop. Let us not speculate.</text:p>
          </table:table-cell>
          <table:table-cell table:number-columns-repeated="2"/>
        </table:table-row>
        <table:table-row table:style-name="ro1">
          <table:table-cell table:formula="of:=IF([.B482]=[.C48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424), ('es', 0.04183), ('fr', 0.03723), ('pt', 0.03145), ('ar', 0.0)]</text:p>
          </table:table-cell>
          <table:table-cell office:value-type="string" calcext:value-type="string">
            <text:p><text:s text:c="2"/>police have determined that the dude with the arrow in him did not shoot himself <text:s text:c="2"/>…</text:p>
          </table:table-cell>
          <table:table-cell table:number-columns-repeated="2"/>
          <table:table-cell table:formula="of:=IF([.I482]=[.J48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thejsoh Police have determined that the dude with the arrow in him did not shoot himself. http://www.570news.com/2015/10/06/police-confirm-the-death-of-a-kitchener-man-by-arrow-now-considered-a-homicide/ …</text:p>
          </table:table-cell>
          <table:table-cell table:number-columns-repeated="2"/>
        </table:table-row>
        <table:table-row table:style-name="ro1">
          <table:table-cell table:formula="of:=IF([.B483]=[.C48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9767), ('es', 0.04867), ('fr', 0.03842), ('pt', 0.01919), ('ar', 0.0)]</text:p>
          </table:table-cell>
          <table:table-cell office:value-type="string" calcext:value-type="string">
            <text:p><text:s text:c="2"/>precisely <text:s/>let us not speculate <text:s/>fling the offending specimen away </text:p>
          </table:table-cell>
          <table:table-cell table:number-columns-repeated="2"/>
          <table:table-cell table:formula="of:=IF([.I483]=[.J48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thejsoh Precisely: let us not speculate. Fling the offending specimen away.</text:p>
          </table:table-cell>
          <table:table-cell table:number-columns-repeated="2"/>
        </table:table-row>
        <table:table-row table:style-name="ro1">
          <table:table-cell table:formula="of:=IF([.B484]=[.C4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2797), ('es', 0.05019), ('pt', 0.04957), ('fr', 0.04626), ('ar', 0.0)]</text:p>
          </table:table-cell>
          <table:table-cell office:value-type="string" calcext:value-type="string">
            <text:p><text:s text:c="2"/>probably actually nerds <text:s/>so they're as afraid of you as you are of them <text:s/>etc <text:s/>evens out w goodwill <text:s/>awkwardness for all</text:p>
          </table:table-cell>
          <table:table-cell table:number-columns-repeated="2"/>
          <table:table-cell table:formula="of:=IF([.I484]=[.J4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tracyvwilson Probably actually 200 nerds, so they're as afraid of you as you are of them, etc. Evens out w/ goodwill &amp; awkwardness for all!</text:p>
          </table:table-cell>
          <table:table-cell table:number-columns-repeated="2"/>
        </table:table-row>
        <table:table-row table:style-name="ro1">
          <table:table-cell table:formula="of:=IF([.B485]=[.C4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26949), ('fr', 0.06584), ('es', 0.06464), ('pt', 0.06397), ('ar', 0.0)]</text:p>
          </table:table-cell>
          <table:table-cell office:value-type="string" calcext:value-type="string">
            <text:p><text:s text:c="2"/>something's killing your birds <text:s/>dead roosters the other morning <text:s/>and a head and clump of feathers outside the fence today <text:s/></text:p>
          </table:table-cell>
          <table:table-cell table:number-columns-repeated="2"/>
          <table:table-cell table:formula="of:=IF([.I485]=[.J4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WaterlooPrk Something's killing your birds. 3 dead roosters the other morning, and a head and clump of feathers outside the fence today. :(</text:p>
          </table:table-cell>
          <table:table-cell table:number-columns-repeated="2"/>
        </table:table-row>
        <table:table-row table:style-name="ro1">
          <table:table-cell table:formula="of:=IF([.B486]=[.C4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20522), ('fr', 0.03727), ('pt', 0.02719), ('es', 0.02586), ('ar', 0.0)]</text:p>
          </table:table-cell>
          <table:table-cell office:value-type="string" calcext:value-type="string">
            <text:p><text:s text:c="2"/>the facelift the boardwalk is getting looks great <text:s/>now just need all those dead lightbulbs therein victorian garden fixed <text:s/></text:p>
          </table:table-cell>
          <table:table-cell table:number-columns-repeated="2"/>
          <table:table-cell table:formula="of:=IF([.I486]=[.J4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WaterlooPrk The facelift the boardwalk is getting looks great. Now just need all those dead lightbulbs there/in Victorian garden fixed. :)</text:p>
          </table:table-cell>
          <table:table-cell table:number-columns-repeated="2"/>
        </table:table-row>
        <table:table-row table:style-name="ro1">
          <table:table-cell table:formula="of:=IF([.B487]=[.C48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7), ('fr', 0.03982), ('es', 0.0327), ('pt', 0.02878), ('ar', 0.0)]</text:p>
          </table:table-cell>
          <table:table-cell office:value-type="string" calcext:value-type="string">
            <text:p><text:s text:c="4"/>too bad you can't get your lederhosen at goudies' then wear them to dinner at golf's </text:p>
          </table:table-cell>
          <table:table-cell table:number-columns-repeated="2"/>
          <table:table-cell table:formula="of:=IF([.I487]=[.J48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write_girl @markosavic @alexkinsella Too bad you can't get your Lederhosen at Goudies' then wear them to dinner at Golf's! #thatisoldskool</text:p>
          </table:table-cell>
          <table:table-cell table:number-columns-repeated="2"/>
        </table:table-row>
        <table:table-row table:style-name="ro1">
          <table:table-cell table:formula="of:=IF([.B488]=[.C4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111), ('fr', 0.01498), ('pt', 0.00853), ('es', 0.0038), ('ar', 0.0)]</text:p>
          </table:table-cell>
          <table:table-cell office:value-type="string" calcext:value-type="string">
            <text:p><text:s text:c="2"/>ooh <text:s/>love the multicoloured one</text:p>
          </table:table-cell>
          <table:table-cell table:number-columns-repeated="2"/>
          <table:table-cell table:formula="of:=IF([.I488]=[.J4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@yermits Ooh, love the multicoloured one!</text:p>
          </table:table-cell>
          <table:table-cell table:number-columns-repeated="2"/>
        </table:table-row>
        <table:table-row table:style-name="ro1">
          <table:table-cell table:formula="of:=IF([.B489]=[.C4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9405), ('fr', 0.08063), ('pt', 0.05277), ('es', 0.05019), ('ar', 0.0)]</text:p>
          </table:table-cell>
          <table:table-cell office:value-type="string" calcext:value-type="string">
            <text:p><text:s text:c="2"/>lionsgate plans hunger games theme parks for atlanta and macau <text:s/></text:p>
          </table:table-cell>
          <table:table-cell table:number-columns-repeated="2"/>
          <table:table-cell table:formula="of:=IF([.I489]=[.J4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#plnws Lionsgate Plans "Hunger Games" Theme Parks for Atlanta and Macau http://publun.ch/1WthAXG </text:p>
          </table:table-cell>
          <table:table-cell table:number-columns-repeated="2"/>
        </table:table-row>
        <table:table-row table:style-name="ro1">
          <table:table-cell table:formula="of:=IF([.B490]=[.C49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577), ('es', 0.11559), ('pt', 0.09062), ('fr', 0.0761), ('ar', 0.0)]</text:p>
          </table:table-cell>
          <table:table-cell office:value-type="string" calcext:value-type="string">
            <text:p><text:s text:c="2"/>has officially tendered his resignation as prime minister after meeting with governor general <text:s/></text:p>
          </table:table-cell>
          <table:table-cell table:number-columns-repeated="2"/>
          <table:table-cell table:formula="of:=IF([.I490]=[.J49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#StephenHarper has officially tendered his resignation as Prime Minister after meeting with Governor General. #cdnpoli</text:p>
          </table:table-cell>
          <table:table-cell table:number-columns-repeated="2"/>
        </table:table-row>
        <table:table-row table:style-name="ro1">
          <table:table-cell table:formula="of:=IF([.B491]=[.C4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4979), ('fr', 0.11902), ('pt', 0.11354), ('es', 0.08973), ('ar', 0.0)]</text:p>
          </table:table-cell>
          <table:table-cell office:value-type="string" calcext:value-type="string">
            <text:p><text:s/>a government that has a multibillion <text:s/>contract to sell armoured vehicles to saudi arabia just pledged a <text:s/>tip line</text:p>
          </table:table-cell>
          <table:table-cell table:number-columns-repeated="2"/>
          <table:table-cell table:formula="of:=IF([.I491]=[.J4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A government that has a multibillion $ contract to sell armoured vehicles to Saudi Arabia just pledged a #BarbaricCulturalPractices tip line</text:p>
          </table:table-cell>
          <table:table-cell table:number-columns-repeated="2"/>
        </table:table-row>
        <table:table-row table:style-name="ro1">
          <table:table-cell table:formula="of:=IF([.B492]=[.C492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[('pt', 0.04638), ('es', 0.04183), ('fr', 0.04181), ('en', 0.0264), ('ar', 0.0)]</text:p>
          </table:table-cell>
          <table:table-cell office:value-type="string" calcext:value-type="string">
            <text:p><text:s/>accelerator centre ‏ de out</text:p>
          </table:table-cell>
          <table:table-cell table:number-columns-repeated="2"/>
          <table:table-cell table:formula="of:=IF([.I492]=[.J4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Accelerator Centre ‏@AC_Waterloo 16 de out</text:p>
          </table:table-cell>
          <table:table-cell table:number-columns-repeated="2"/>
        </table:table-row>
        <table:table-row table:style-name="ro1">
          <table:table-cell table:formula="of:=IF([.B493]=[.C493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3118), ('pt', 0.03038), ('fr', 0.02568), ('en', 0.0115), ('ar', 0.0)]</text:p>
          </table:table-cell>
          <table:table-cell office:value-type="string" calcext:value-type="string">
            <text:p><text:s/>adam christie ‏ de out</text:p>
          </table:table-cell>
          <table:table-cell table:number-columns-repeated="2"/>
          <table:table-cell table:formula="of:=IF([.I493]=[.J493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[1.0, 'fr']]</text:p>
          </table:table-cell>
          <table:table-cell office:value-type="string" calcext:value-type="string">
            <text:p>Adam Christie ‏@TheAdamChristie 19 de out</text:p>
          </table:table-cell>
          <table:table-cell table:number-columns-repeated="2"/>
        </table:table-row>
        <table:table-row table:style-name="ro1">
          <table:table-cell table:formula="of:=IF([.B494]=[.C4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26377), ('fr', 0.09786), ('es', 0.06008), ('pt', 0.05011), ('ar', 0.0)]</text:p>
          </table:table-cell>
          <table:table-cell office:value-type="string" calcext:value-type="string">
            <text:p><text:s/>ahh yes <text:s/>the panicky dilemma of all canadians <text:s/>which parts of the national anthem are we singing in english and which in french </text:p>
          </table:table-cell>
          <table:table-cell table:number-columns-repeated="2"/>
          <table:table-cell table:formula="of:=IF([.I494]=[.J4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Ahh yes, the panicky dilemma of all Canadians - which parts of the national anthem are we singing in English and which in French? :)</text:p>
          </table:table-cell>
          <table:table-cell table:number-columns-repeated="2"/>
        </table:table-row>
        <table:table-row table:style-name="ro1">
          <table:table-cell table:formula="of:=IF([.B495]=[.C49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4251), ('fr', 0.12674), ('pt', 0.09595), ('es', 0.09278), ('ar', 0.0)]</text:p>
          </table:table-cell>
          <table:table-cell office:value-type="string" calcext:value-type="string">
            <text:p><text:s/>all y'all <text:s/>what're your favourite startupcentric blogs <text:s/>sites <text:s/>voices <text:s/>news <text:s/>commentary these days asking for a friend <text:s/>no <text:s/>really </text:p>
          </table:table-cell>
          <table:table-cell table:number-columns-repeated="2"/>
          <table:table-cell table:formula="of:=IF([.I495]=[.J49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All y'all: what're your favourite startup-centric blogs / sites / voices / news / commentary these days? (Asking for a friend. No, really.)</text:p>
          </table:table-cell>
          <table:table-cell table:number-columns-repeated="2"/>
        </table:table-row>
        <table:table-row table:style-name="ro1">
          <table:table-cell table:formula="of:=IF([.B496]=[.C49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2976), ('es', 0.02053), ('pt', 0.01493), ('fr', 0.0144), ('ar', 0.0)]</text:p>
          </table:table-cell>
          <table:table-cell office:value-type="string" calcext:value-type="string">
            <text:p><text:s/>alright <text:s/>electoral reform <text:s/>like <text:s/>yesterday </text:p>
          </table:table-cell>
          <table:table-cell table:number-columns-repeated="2"/>
          <table:table-cell table:formula="of:=IF([.I496]=[.J49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Alright @JustinTrudeau: Electoral reform. Like, yesterday.</text:p>
          </table:table-cell>
          <table:table-cell table:number-columns-repeated="2"/>
        </table:table-row>
        <table:table-row table:style-name="ro1">
          <table:table-cell table:formula="of:=IF([.B497]=[.C497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2814), ('pt', 0.02719), ('fr', 0.02538), ('en', 0.01079), ('ar', 0.0)]</text:p>
          </table:table-cell>
          <table:table-cell office:value-type="string" calcext:value-type="string">
            <text:p><text:s/>anthony reinhart ‏ de out</text:p>
          </table:table-cell>
          <table:table-cell table:number-columns-repeated="2"/>
          <table:table-cell table:formula="of:=IF([.I497]=[.J49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Anthony Reinhart ‏@ajreinhart 1 de out</text:p>
          </table:table-cell>
          <table:table-cell table:number-columns-repeated="2"/>
        </table:table-row>
        <table:table-row table:style-name="ro1">
          <table:table-cell table:formula="of:=IF([.B498]=[.C49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6789), ('fr', 0.04183), ('es', 0.04183), ('pt', 0.02239), ('ar', 0.0)]</text:p>
          </table:table-cell>
          <table:table-cell office:value-type="string" calcext:value-type="string">
            <text:p><text:s/>apparently now even oktoberfest needs fireworks <text:s/>my dog may be having words with waterloo council…</text:p>
          </table:table-cell>
          <table:table-cell table:number-columns-repeated="2"/>
          <table:table-cell table:formula="of:=IF([.I498]=[.J49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Apparently now even Oktoberfest needs fireworks. My dog may be having words with Waterloo council…</text:p>
          </table:table-cell>
          <table:table-cell table:number-columns-repeated="2"/>
        </table:table-row>
        <table:table-row table:style-name="ro1">
          <table:table-cell table:formula="of:=IF([.B499]=[.C49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1494), ('pt', 0.02559), ('es', 0.02053), ('fr', 0.02051), ('ar', 0.0)]</text:p>
          </table:table-cell>
          <table:table-cell office:value-type="string" calcext:value-type="string">
            <text:p><text:s/>because it's thanksgiving <text:s/>and the power of nessman compels me <text:s text:c="2"/>…</text:p>
          </table:table-cell>
          <table:table-cell table:number-columns-repeated="2"/>
          <table:table-cell table:formula="of:=IF([.I499]=[.J49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Because it's Thanksgiving, and the power of Nessman compels me. :D https://www.youtube.com/watch?v=lf3mgmEdfwg …</text:p>
          </table:table-cell>
          <table:table-cell table:number-columns-repeated="2"/>
        </table:table-row>
        <table:table-row table:style-name="ro1">
          <table:table-cell table:formula="of:=IF([.B500]=[.C50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1914), ('fr', 0.01266), ('pt', 0.00586), ('es', 0.00532), ('ar', 0.0)]</text:p>
          </table:table-cell>
          <table:table-cell office:value-type="string" calcext:value-type="string">
            <text:p><text:s/>best clown photobomb ever <text:s/></text:p>
          </table:table-cell>
          <table:table-cell table:number-columns-repeated="2"/>
          <table:table-cell table:formula="of:=IF([.I500]=[.J50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Best clown photobomb ever. :) </text:p>
          </table:table-cell>
          <table:table-cell table:number-columns-repeated="2"/>
        </table:table-row>
        <table:table-row table:style-name="ro1">
          <table:table-cell table:formula="of:=IF([.B501]=[.C50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9374), ('pt', 0.0629), ('fr', 0.05915), ('es', 0.05399), ('ar', 0.0)]</text:p>
          </table:table-cell>
          <table:table-cell office:value-type="string" calcext:value-type="string">
            <text:p><text:s/>bracing for spate of pmilf comments in <text:s text:c="4"/>… this is canada's new prime minister <text:s/></text:p>
          </table:table-cell>
          <table:table-cell table:number-columns-repeated="2"/>
          <table:table-cell table:formula="of:=IF([.I501]=[.J50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Bracing for spate of PMILF comments in 3, 2, 1… RT @kellyoxford: This is Canada's new Prime Minister. </text:p>
          </table:table-cell>
          <table:table-cell table:number-columns-repeated="2"/>
        </table:table-row>
        <table:table-row table:style-name="ro1">
          <table:table-cell table:formula="of:=IF([.B502]=[.C50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5273), ('pt', 0.07516), ('fr', 0.07097), ('es', 0.06996), ('ar', 0.0)]</text:p>
          </table:table-cell>
          <table:table-cell office:value-type="string" calcext:value-type="string">
            <text:p><text:s/>breaking <text:s/>conservative leader stephen harper is stepping down <text:s/>cp is reporting <text:s/>he will stay on as mp of calgary heritage </text:p>
          </table:table-cell>
          <table:table-cell table:number-columns-repeated="2"/>
          <table:table-cell table:formula="of:=IF([.I502]=[.J50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BREAKING: Conservative leader Stephen Harper is stepping down, CP is reporting. He will stay on as MP of Calgary Heritage.</text:p>
          </table:table-cell>
          <table:table-cell table:number-columns-repeated="2"/>
        </table:table-row>
        <table:table-row table:style-name="ro1">
          <table:table-cell table:formula="of:=IF([.B503]=[.C50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5791), ('fr', 0.07313), ('pt', 0.03678), ('es', 0.0327), ('ar', 0.0)]</text:p>
          </table:table-cell>
          <table:table-cell office:value-type="string" calcext:value-type="string">
            <text:p><text:s/>can't find the bent elbow in the <text:s/>reader awards nominees <text:s/>did <text:s/>spank everyone too hard last year </text:p>
          </table:table-cell>
          <table:table-cell table:number-columns-repeated="2"/>
          <table:table-cell table:formula="of:=IF([.I503]=[.J50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Can't find the Bent Elbow in the @WR_Record Reader Awards nominees. Did @HaroldKroeker spank everyone too hard last year? :)</text:p>
          </table:table-cell>
          <table:table-cell table:number-columns-repeated="2"/>
        </table:table-row>
        <table:table-row table:style-name="ro1">
          <table:table-cell table:formula="of:=IF([.B504]=[.C504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3194), ('pt', 0.02932), ('fr', 0.02186), ('en', 0.00746), ('ar', 0.0)]</text:p>
          </table:table-cell>
          <table:table-cell office:value-type="string" calcext:value-type="string">
            <text:p><text:s/>communitech ‏ de nov</text:p>
          </table:table-cell>
          <table:table-cell table:number-columns-repeated="2"/>
          <table:table-cell table:formula="of:=IF([.I504]=[.J50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0.7947781424853289, 'en'], [0.20522185751467115, 'fr']]</text:p>
          </table:table-cell>
          <table:table-cell office:value-type="string" calcext:value-type="string">
            <text:p>Communitech ‏@Communitech 2 de nov</text:p>
          </table:table-cell>
          <table:table-cell table:number-columns-repeated="2"/>
        </table:table-row>
        <table:table-row table:style-name="ro1">
          <table:table-cell table:formula="of:=IF([.B505]=[.C505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8517), ('en', 0.08331), ('pt', 0.07303), ('fr', 0.03821), ('ar', 0.0)]</text:p>
          </table:table-cell>
          <table:table-cell office:value-type="string" calcext:value-type="string">
            <text:p><text:s/>complete with personalized note <text:s/>now all i need is paas pita as a service <text:s/>thanks <text:s/></text:p>
          </table:table-cell>
          <table:table-cell table:number-columns-repeated="2"/>
          <table:table-cell table:formula="of:=IF([.I505]=[.J50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Complete with personalized note. Now all I need is PaaS (Pita as a Service). :) Thanks @MarketHummus! </text:p>
          </table:table-cell>
          <table:table-cell table:number-columns-repeated="2"/>
        </table:table-row>
        <table:table-row table:style-name="ro1">
          <table:table-cell table:formula="of:=IF([.B506]=[.C50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21656), ('fr', 0.0976), ('pt', 0.06876), ('es', 0.06084), ('ar', 0.0)]</text:p>
          </table:table-cell>
          <table:table-cell office:value-type="string" calcext:value-type="string">
            <text:p><text:s/>dad wanted to know the jays’ score <text:s/>so told him to ask siri <text:s/>think that just answered the question of what my phone does that his doesn’t…</text:p>
          </table:table-cell>
          <table:table-cell table:number-columns-repeated="2"/>
          <table:table-cell table:formula="of:=IF([.I506]=[.J50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Dad wanted to know the Jays’ score, so told him to ask Siri. Think that just answered the question of what my phone does that his doesn’t…</text:p>
          </table:table-cell>
          <table:table-cell table:number-columns-repeated="2"/>
        </table:table-row>
        <table:table-row table:style-name="ro1">
          <table:table-cell table:formula="of:=IF([.B507]=[.C507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4791), ('fr', 0.03343), ('pt', 0.02612), ('en', 0.01579), ('ar', 0.0)]</text:p>
          </table:table-cell>
          <table:table-cell office:value-type="string" calcext:value-type="string">
            <text:p><text:s/>daniel arenson ‏ de out</text:p>
          </table:table-cell>
          <table:table-cell table:number-columns-repeated="2"/>
          <table:table-cell table:formula="of:=IF([.I507]=[.J507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[1.0, 'fr']]</text:p>
          </table:table-cell>
          <table:table-cell office:value-type="string" calcext:value-type="string">
            <text:p>Daniel Arenson ‏@DanielArenson 20 de out</text:p>
          </table:table-cell>
          <table:table-cell table:number-columns-repeated="2"/>
        </table:table-row>
        <table:table-row table:style-name="ro1">
          <table:table-cell table:formula="of:=IF([.B508]=[.C50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3675), ('fr', 0.03424), ('pt', 0.01386), ('es', 0.00837), ('ar', 0.0)]</text:p>
          </table:table-cell>
          <table:table-cell office:value-type="string" calcext:value-type="string">
            <text:p><text:s/>dear europe <text:s/>kindly help this douchenugget go out of business <text:s/>…</text:p>
          </table:table-cell>
          <table:table-cell table:number-columns-repeated="2"/>
          <table:table-cell table:formula="of:=IF([.I508]=[.J50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Dear Europe, kindly help this douchenugget go out of business? http://tech.slashdot.org/story/15/09/30/1153242/treefinder-revokes-software-license-for-users-in-immigrant-friendly-nations …</text:p>
          </table:table-cell>
          <table:table-cell table:number-columns-repeated="2"/>
        </table:table-row>
        <table:table-row table:style-name="ro1">
          <table:table-cell table:formula="of:=IF([.B509]=[.C509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6914), ('en', 0.0508), ('es', 0.04943), ('pt', 0.04264), ('ar', 0.0)]</text:p>
          </table:table-cell>
          <table:table-cell office:value-type="string" calcext:value-type="string">
            <text:p><text:s/>dear moles <text:s/>bechtel dog park is a really bad place to build your nests <text:s/></text:p>
          </table:table-cell>
          <table:table-cell table:number-columns-repeated="2"/>
          <table:table-cell table:formula="of:=IF([.I509]=[.J50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Dear moles: Bechtel dog park is a really bad place to build your nests. </text:p>
          </table:table-cell>
          <table:table-cell table:number-columns-repeated="2"/>
        </table:table-row>
        <table:table-row table:style-name="ro1">
          <table:table-cell table:formula="of:=IF([.B510]=[.C5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9075), ('pt', 0.06343), ('fr', 0.05236), ('es', 0.04487), ('ar', 0.0)]</text:p>
          </table:table-cell>
          <table:table-cell office:value-type="string" calcext:value-type="string">
            <text:p><text:s/>dear sir <text:s/>a man walking a dog named poochie does not get to judge naming a dog statler <text:s/>i say good day </text:p>
          </table:table-cell>
          <table:table-cell table:number-columns-repeated="2"/>
          <table:table-cell table:formula="of:=IF([.I510]=[.J5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Dear sir, a man walking a dog named Poochie does not get to judge naming a dog Statler. I say good day.</text:p>
          </table:table-cell>
          <table:table-cell table:number-columns-repeated="2"/>
        </table:table-row>
        <table:table-row table:style-name="ro1">
          <table:table-cell table:formula="of:=IF([.B511]=[.C5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5941), ('pt', 0.02026), ('fr', 0.01503), ('es', 0.00989), ('ar', 0.0)]</text:p>
          </table:table-cell>
          <table:table-cell office:value-type="string" calcext:value-type="string">
            <text:p><text:s/>did they read the books i have to wonder if maybe they didn't read the books <text:s/></text:p>
          </table:table-cell>
          <table:table-cell table:number-columns-repeated="2"/>
          <table:table-cell table:formula="of:=IF([.I511]=[.J5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Did they read the books? I have to wonder if maybe they didn't read the books. </text:p>
          </table:table-cell>
          <table:table-cell table:number-columns-repeated="2"/>
        </table:table-row>
        <table:table-row table:style-name="ro1">
          <table:table-cell table:formula="of:=IF([.B512]=[.C5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975), ('fr', 0.03654), ('pt', 0.01706), ('es', 0.01521), ('ar', 0.0)]</text:p>
          </table:table-cell>
          <table:table-cell office:value-type="string" calcext:value-type="string">
            <text:p><text:s/>dog will not touch canned pumpkin <text:s/>dog can't get enough roasted <text:s/>pumpkin <text:s/>dog is ultimate <text:s/>shill <text:s/></text:p>
          </table:table-cell>
          <table:table-cell table:number-columns-repeated="2"/>
          <table:table-cell table:formula="of:=IF([.I512]=[.J5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Dog will not touch canned pumpkin. Dog can't get enough roasted @HerrlesMarket pumpkin. Dog is ultimate #eatlocal shill. :)</text:p>
          </table:table-cell>
          <table:table-cell table:number-columns-repeated="2"/>
        </table:table-row>
        <table:table-row table:style-name="ro1">
          <table:table-cell table:formula="of:=IF([.B513]=[.C51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3372), ('fr', 0.03559), ('es', 0.0327), ('pt', 0.02772), ('ar', 0.0)]</text:p>
          </table:table-cell>
          <table:table-cell office:value-type="string" calcext:value-type="string">
            <text:p><text:s/>double rainbow at the dog park just as the dog was pooping <text:s/>so now we know what it means…</text:p>
          </table:table-cell>
          <table:table-cell table:number-columns-repeated="2"/>
          <table:table-cell table:formula="of:=IF([.I513]=[.J51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Double rainbow at the dog park just as the dog was pooping. So now we know what it means…</text:p>
          </table:table-cell>
          <table:table-cell table:number-columns-repeated="2"/>
        </table:table-row>
        <table:table-row table:style-name="ro1">
          <table:table-cell table:formula="of:=IF([.B514]=[.C5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1213), ('fr', 0.05594), ('es', 0.03498), ('pt', 0.03358), ('ar', 0.0)]</text:p>
          </table:table-cell>
          <table:table-cell office:value-type="string" calcext:value-type="string">
            <text:p><text:s/>expressing faith is not uncanadian <text:s/>assaulting women is <text:s/>mt <text:s/>woman assaulted while wearing niqab <text:s/></text:p>
          </table:table-cell>
          <table:table-cell table:number-columns-repeated="2"/>
          <table:table-cell table:formula="of:=IF([.I514]=[.J5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Expressing faith is not un-Canadian. Assaulting women is. MT @CBCNews: Woman assaulted while wearing niqab http://www.cbc.ca/1.3257748 </text:p>
          </table:table-cell>
          <table:table-cell table:number-columns-repeated="2"/>
        </table:table-row>
        <table:table-row table:style-name="ro1">
          <table:table-cell table:formula="of:=IF([.B515]=[.C515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176), ('en', 0.01472), ('es', 0.01369), ('pt', 0.00586), ('ar', 0.0)]</text:p>
          </table:table-cell>
          <table:table-cell office:value-type="string" calcext:value-type="string">
            <text:p><text:s/>first promise broken </text:p>
          </table:table-cell>
          <table:table-cell table:number-columns-repeated="2"/>
          <table:table-cell table:formula="of:=IF([.I515]=[.J5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FIRST PROMISE BROKEN.</text:p>
          </table:table-cell>
          <table:table-cell table:number-columns-repeated="2"/>
        </table:table-row>
        <table:table-row table:style-name="ro1">
          <table:table-cell table:formula="of:=IF([.B516]=[.C51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5192), ('es', 0.0981), ('pt', 0.09115), ('fr', 0.0911), ('ar', 0.0)]</text:p>
          </table:table-cell>
          <table:table-cell office:value-type="string" calcext:value-type="string">
            <text:p><text:s/>foliage at snyder’s flats shows ndp <text:s/>green <text:s/>and libertarian leanings <text:s/>with pockets of liberal support <text:s/>conservatives not represented <text:s/></text:p>
          </table:table-cell>
          <table:table-cell table:number-columns-repeated="2"/>
          <table:table-cell table:formula="of:=IF([.I516]=[.J51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Foliage at Snyder’s Flats shows NDP, Green, and Libertarian leanings, with pockets of Liberal support. Conservatives not represented. :)</text:p>
          </table:table-cell>
          <table:table-cell table:number-columns-repeated="2"/>
        </table:table-row>
        <table:table-row table:style-name="ro1">
          <table:table-cell table:formula="of:=IF([.B517]=[.C5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8532), ('pt', 0.0709), ('fr', 0.06421), ('es', 0.05779), ('ar', 0.0)]</text:p>
          </table:table-cell>
          <table:table-cell office:value-type="string" calcext:value-type="string">
            <text:p><text:s/>going outside sans coat in november simultaneously feels like a gift from the gods and somehow pulling a fast one on them </text:p>
          </table:table-cell>
          <table:table-cell table:number-columns-repeated="2"/>
          <table:table-cell table:formula="of:=IF([.I517]=[.J5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Going outside sans coat in November simultaneously feels like a gift from the gods and somehow pulling a fast one on them.</text:p>
          </table:table-cell>
          <table:table-cell table:number-columns-repeated="2"/>
        </table:table-row>
        <table:table-row table:style-name="ro1">
          <table:table-cell table:formula="of:=IF([.B518]=[.C518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6617), ('en', 0.05777), ('es', 0.03954), ('pt', 0.03465), ('ar', 0.0)]</text:p>
          </table:table-cell>
          <table:table-cell office:value-type="string" calcext:value-type="string">
            <text:p><text:s/>heh <text:s/>trudeau's cabinet <text:s/>including trudeau <text:s/>is <text:s/>dudes and women </text:p>
          </table:table-cell>
          <table:table-cell table:number-columns-repeated="2"/>
          <table:table-cell table:formula="of:=IF([.I518]=[.J5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Heh. RT @Justin_Ling: Trudeau's cabinet, including Trudeau, is 31 — 16 dudes and 15 women.</text:p>
          </table:table-cell>
          <table:table-cell table:number-columns-repeated="2"/>
        </table:table-row>
        <table:table-row table:style-name="ro1">
          <table:table-cell table:formula="of:=IF([.B519]=[.C51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365), ('pt', 0.02878), ('fr', 0.02395), ('es', 0.00989), ('ar', 0.0)]</text:p>
          </table:table-cell>
          <table:table-cell office:value-type="string" calcext:value-type="string">
            <text:p><text:s/>hey <text:s/>i've got a photo exhibit at the <text:s/>this month <text:s/>pairs well with <text:s text:c="2"/></text:p>
          </table:table-cell>
          <table:table-cell table:number-columns-repeated="2"/>
          <table:table-cell table:formula="of:=IF([.I519]=[.J51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Hey @CityKitchener, I've got a photo exhibit at the @KitchLibrary this month. Pairs well with @KW_Oktoberfest! http://www.joemartz.com/blog/in-berlin </text:p>
          </table:table-cell>
          <table:table-cell table:number-columns-repeated="2"/>
        </table:table-row>
        <table:table-row table:style-name="ro1">
          <table:table-cell table:formula="of:=IF([.B520]=[.C5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1897), ('pt', 0.04691), ('fr', 0.04469), ('es', 0.03574), ('ar', 0.0)]</text:p>
          </table:table-cell>
          <table:table-cell office:value-type="string" calcext:value-type="string">
            <text:p><text:s/>i fail to understand how the animal alliance party didn't win a seat </text:p>
          </table:table-cell>
          <table:table-cell table:number-columns-repeated="2"/>
          <table:table-cell table:formula="of:=IF([.I520]=[.J5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I fail to understand how the Animal Alliance Party didn't win a seat? </text:p>
          </table:table-cell>
          <table:table-cell table:number-columns-repeated="2"/>
        </table:table-row>
        <table:table-row table:style-name="ro1">
          <table:table-cell table:formula="of:=IF([.B521]=[.C5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3166), ('fr', 0.0835), ('es', 0.07224), ('pt', 0.06343), ('ar', 0.0)]</text:p>
          </table:table-cell>
          <table:table-cell office:value-type="string" calcext:value-type="string">
            <text:p><text:s/>i never saw those trudeaubrazeau charity boxing match photos this many times when the actual event happened </text:p>
          </table:table-cell>
          <table:table-cell table:number-columns-repeated="2"/>
          <table:table-cell table:formula="of:=IF([.I521]=[.J5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I never saw those Trudeau/Brazeau charity boxing match photos this many times when the actual event HAPPENED.</text:p>
          </table:table-cell>
          <table:table-cell table:number-columns-repeated="2"/>
        </table:table-row>
        <table:table-row table:style-name="ro1">
          <table:table-cell table:formula="of:=IF([.B522]=[.C5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611), ('es', 0.08897), ('pt', 0.08209), ('fr', 0.06322), ('ar', 0.0)]</text:p>
          </table:table-cell>
          <table:table-cell office:value-type="string" calcext:value-type="string">
            <text:p><text:s/>i'm looking forward to a pm who immediately calls for a national inquiry into missing and murdered aboriginal women <text:s/></text:p>
          </table:table-cell>
          <table:table-cell table:number-columns-repeated="2"/>
          <table:table-cell table:formula="of:=IF([.I522]=[.J5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I'm looking forward to a PM who immediately calls for a national inquiry into missing and murdered Aboriginal women. @JustinTrudeau</text:p>
          </table:table-cell>
          <table:table-cell table:number-columns-repeated="2"/>
        </table:table-row>
        <table:table-row table:style-name="ro1">
          <table:table-cell table:formula="of:=IF([.B523]=[.C5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3777), ('es', 0.04791), ('pt', 0.04424), ('fr', 0.04307), ('ar', 0.0)]</text:p>
          </table:table-cell>
          <table:table-cell office:value-type="string" calcext:value-type="string">
            <text:p><text:s/>i'm looking forward to hearing what canadian scientists have been up to for the last years </text:p>
          </table:table-cell>
          <table:table-cell table:number-columns-repeated="2"/>
          <table:table-cell table:formula="of:=IF([.I523]=[.J5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I'm looking forward to hearing what Canadian scientists have been up to for the last 10 years.</text:p>
          </table:table-cell>
          <table:table-cell table:number-columns-repeated="2"/>
        </table:table-row>
        <table:table-row table:style-name="ro1">
          <table:table-cell table:formula="of:=IF([.B524]=[.C52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2513), ('fr', 0.0509), ('es', 0.04867), ('pt', 0.04318), ('ar', 0.0)]</text:p>
          </table:table-cell>
          <table:table-cell office:value-type="string" calcext:value-type="string">
            <text:p><text:s/>if you get to <text:s/>before they close for the season tomorrow <text:s/>you might get hugs <text:s/>or maybe that's just for me <text:s/></text:p>
          </table:table-cell>
          <table:table-cell table:number-columns-repeated="2"/>
          <table:table-cell table:formula="of:=IF([.I524]=[.J52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If you get to @HerrlesMarket before they close for the season tomorrow, you might get hugs. Or maybe that's just for me. ;)</text:p>
          </table:table-cell>
          <table:table-cell table:number-columns-repeated="2"/>
        </table:table-row>
        <table:table-row table:style-name="ro1">
          <table:table-cell table:formula="of:=IF([.B525]=[.C52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9996), ('es', 0.07376), ('pt', 0.06823), ('fr', 0.06201), ('ar', 0.0)]</text:p>
          </table:table-cell>
          <table:table-cell office:value-type="string" calcext:value-type="string">
            <text:p><text:s/>kaydublians friend is looking for someone who works in permacultureedible gardening design <text:s/>ideas recos</text:p>
          </table:table-cell>
          <table:table-cell table:number-columns-repeated="2"/>
          <table:table-cell table:formula="of:=IF([.I525]=[.J52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Kaydublians! Friend is looking for someone who works in permaculture/edible gardening design. Ideas? Recos?</text:p>
          </table:table-cell>
          <table:table-cell table:number-columns-repeated="2"/>
        </table:table-row>
        <table:table-row table:style-name="ro1">
          <table:table-cell table:formula="of:=IF([.B526]=[.C5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4976), ('pt', 0.00586), ('fr', 0.00231), ('ar', 0.0), ('es', 0.0)]</text:p>
          </table:table-cell>
          <table:table-cell office:value-type="string" calcext:value-type="string">
            <text:p><text:s/>layoffs <text:s/>they suck don't screw them up <text:s text:c="2"/>…</text:p>
          </table:table-cell>
          <table:table-cell table:number-columns-repeated="2"/>
          <table:table-cell table:formula="of:=IF([.I526]=[.J5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Layoffs: they suck; don't screw them up. http://news.communitech.ca/columns/layoffs-are-bad-enough-botching-them-is-worse/ …</text:p>
          </table:table-cell>
          <table:table-cell table:number-columns-repeated="2"/>
        </table:table-row>
        <table:table-row table:style-name="ro1">
          <table:table-cell table:formula="of:=IF([.B527]=[.C52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5977), ('fr', 0.0557), ('es', 0.05475), ('pt', 0.05171), ('ar', 0.0)]</text:p>
          </table:table-cell>
          <table:table-cell office:value-type="string" calcext:value-type="string">
            <text:p><text:s/>let's do more than imagine a new world for women entrepreneurs by <text:s text:c="3"/></text:p>
          </table:table-cell>
          <table:table-cell table:number-columns-repeated="2"/>
          <table:table-cell table:formula="of:=IF([.I527]=[.J52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Let's do more than imagine a new world for women entrepreneurs by @melle http://buff.ly/1MtUXNw <text:s/></text:p>
          </table:table-cell>
          <table:table-cell table:number-columns-repeated="2"/>
        </table:table-row>
        <table:table-row table:style-name="ro1">
          <table:table-cell table:formula="of:=IF([.B528]=[.C52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1548), ('fr', 0.01278), ('pt', 0.00533), ('es', 0.00304), ('ar', 0.0)]</text:p>
          </table:table-cell>
          <table:table-cell office:value-type="string" calcext:value-type="string">
            <text:p><text:s/>lotta sirens in uptown…</text:p>
          </table:table-cell>
          <table:table-cell table:number-columns-repeated="2"/>
          <table:table-cell table:formula="of:=IF([.I528]=[.J52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Lotta sirens in uptown…</text:p>
          </table:table-cell>
          <table:table-cell table:number-columns-repeated="2"/>
        </table:table-row>
        <table:table-row table:style-name="ro1">
          <table:table-cell table:formula="of:=IF([.B529]=[.C52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6571), ('pt', 0.04424), ('es', 0.02662), ('fr', 0.02305), ('ar', 0.0)]</text:p>
          </table:table-cell>
          <table:table-cell office:value-type="string" calcext:value-type="string">
            <text:p><text:s/>lunchtime read <text:s text:c="2"/>talks about layoffs in the tech industry <text:s/>and if mishandled how they can go from bad to worse <text:s/></text:p>
          </table:table-cell>
          <table:table-cell table:number-columns-repeated="2"/>
          <table:table-cell table:formula="of:=IF([.I529]=[.J52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Lunchtime read: @Melle talks about layoffs in the tech industry, and if mishandled how they can go from bad to worse http://bit.ly/1GYKZak </text:p>
          </table:table-cell>
          <table:table-cell table:number-columns-repeated="2"/>
        </table:table-row>
        <table:table-row table:style-name="ro1">
          <table:table-cell table:formula="of:=IF([.B530]=[.C530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3606), ('en', 0.03321), ('es', 0.03194), ('pt', 0.03145), ('ar', 0.0)]</text:p>
          </table:table-cell>
          <table:table-cell office:value-type="string" calcext:value-type="string">
            <text:p><text:s/>mayor nenshi does make one proud to be canadian <text:s/></text:p>
          </table:table-cell>
          <table:table-cell table:number-columns-repeated="2"/>
          <table:table-cell table:formula="of:=IF([.I530]=[.J53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Mayor Nenshi does make one proud to be Canadian. #elxn42</text:p>
          </table:table-cell>
          <table:table-cell table:number-columns-repeated="2"/>
        </table:table-row>
        <table:table-row table:style-name="ro1">
          <table:table-cell table:formula="of:=IF([.B531]=[.C53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7265), ('fr', 0.13548), ('es', 0.0692), ('pt', 0.0597), ('ar', 0.0)]</text:p>
          </table:table-cell>
          <table:table-cell office:value-type="string" calcext:value-type="string">
            <text:p><text:s/>media <text:s/>please keep the pressure on <text:s/>to get answers on why so many first nations communities ran out of ballots <text:s/>please rt</text:p>
          </table:table-cell>
          <table:table-cell table:number-columns-repeated="2"/>
          <table:table-cell table:formula="of:=IF([.I531]=[.J53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Media, please keep the pressure on @ElectionsCan_E to get answers on why so many First Nations communities ran out of ballots. Please RT</text:p>
          </table:table-cell>
          <table:table-cell table:number-columns-repeated="2"/>
        </table:table-row>
        <table:table-row table:style-name="ro1">
          <table:table-cell table:formula="of:=IF([.B532]=[.C5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0495), ('pt', 0.07676), ('es', 0.06084), ('fr', 0.05451), ('ar', 0.0)]</text:p>
          </table:table-cell>
          <table:table-cell office:value-type="string" calcext:value-type="string">
            <text:p><text:s/>mexico's president also handsome <text:s/>dammit <text:s/>world <text:s/>why didn't you tell us how much harper was holding back north america's leadership hotness</text:p>
          </table:table-cell>
          <table:table-cell table:number-columns-repeated="2"/>
          <table:table-cell table:formula="of:=IF([.I532]=[.J5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Mexico's president also handsome. Dammit, world, why didn't you tell us how much Harper was holding back North America's leadership hotness?</text:p>
          </table:table-cell>
          <table:table-cell table:number-columns-repeated="2"/>
        </table:table-row>
        <table:table-row table:style-name="ro1">
          <table:table-cell table:formula="of:=IF([.B533]=[.C53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8082), ('fr', 0.15205), ('pt', 0.10181), ('es', 0.09506), ('ar', 0.0)]</text:p>
          </table:table-cell>
          <table:table-cell office:value-type="string" calcext:value-type="string">
            <text:p><text:s/>minister of immigration <text:s/>citizenship and refugees <text:s/>minister of environment and climate change <text:s/>words <text:s/>people <text:s/>important words </text:p>
          </table:table-cell>
          <table:table-cell table:number-columns-repeated="2"/>
          <table:table-cell table:formula="of:=IF([.I533]=[.J53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Minister of Immigration, Citizenship AND REFUGEES. Minister of Environment AND CLIMATE CHANGE. Words, people. Important words.</text:p>
          </table:table-cell>
          <table:table-cell table:number-columns-repeated="2"/>
        </table:table-row>
        <table:table-row table:style-name="ro1">
          <table:table-cell table:formula="of:=IF([.B534]=[.C5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0469), ('es', 0.04411), ('fr', 0.04393), ('pt', 0.02665), ('ar', 0.0)]</text:p>
          </table:table-cell>
          <table:table-cell office:value-type="string" calcext:value-type="string">
            <text:p><text:s/>no free lunch <text:s text:c="2"/>weighs in on the hidden costs of abundant perks for <text:s/>workers <text:s text:c="2"/>… </text:p>
          </table:table-cell>
          <table:table-cell table:number-columns-repeated="2"/>
          <table:table-cell table:formula="of:=IF([.I534]=[.J5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No free lunch: @melle weighs in on the hidden costs of abundant perks for #tech workers. http://news.communitech.ca/columns/no-free-lunch-the-hidden-costs-of-perks-for-tech-workers/ … </text:p>
          </table:table-cell>
          <table:table-cell table:number-columns-repeated="2"/>
        </table:table-row>
        <table:table-row table:style-name="ro1">
          <table:table-cell table:formula="of:=IF([.B535]=[.C5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7169), ('es', 0.08821), ('pt', 0.07783), ('fr', 0.07106), ('ar', 0.0)]</text:p>
          </table:table-cell>
          <table:table-cell office:value-type="string" calcext:value-type="string">
            <text:p><text:s/>no kitten ever looked as happy as my dog this morning after frolicking around my apartment and unwinding a ball of rainbow yarn <text:s text:c="2"/>\</text:p>
          </table:table-cell>
          <table:table-cell table:number-columns-repeated="2"/>
          <table:table-cell table:formula="of:=IF([.I535]=[.J5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No kitten ever looked as happy as my dog this morning after frolicking around my apartment and unwinding a ball of rainbow yarn. :\</text:p>
          </table:table-cell>
          <table:table-cell table:number-columns-repeated="2"/>
        </table:table-row>
        <table:table-row table:style-name="ro1">
          <table:table-cell table:formula="of:=IF([.B536]=[.C536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3672), ('en', 0.03275), ('pt', 0.03198), ('es', 0.02738), ('ar', 0.0)]</text:p>
          </table:table-cell>
          <table:table-cell office:value-type="string" calcext:value-type="string">
            <text:p><text:s/>offices canada is electing today </text:p>
          </table:table-cell>
          <table:table-cell table:number-columns-repeated="2"/>
          <table:table-cell table:formula="of:=IF([.I536]=[.J53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Offices Canada is electing today:</text:p>
          </table:table-cell>
          <table:table-cell table:number-columns-repeated="2"/>
        </table:table-row>
        <table:table-row table:style-name="ro1">
          <table:table-cell table:formula="of:=IF([.B537]=[.C537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[('pt', 0.03038), ('es', 0.01977), ('en', 0.01405), ('fr', 0.00848), ('ar', 0.0)]</text:p>
          </table:table-cell>
          <table:table-cell office:value-type="string" calcext:value-type="string">
            <text:p><text:s/>oh <text:s/>rwanda <text:s/>how i do <text:s/>your coffee </text:p>
          </table:table-cell>
          <table:table-cell table:number-columns-repeated="2"/>
          <table:table-cell table:formula="of:=IF([.I537]=[.J53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Oh, Rwanda, how I do &lt;3 your coffee.</text:p>
          </table:table-cell>
          <table:table-cell table:number-columns-repeated="2"/>
        </table:table-row>
        <table:table-row table:style-name="ro1">
          <table:table-cell table:formula="of:=IF([.B538]=[.C538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[('pt', 0.03145), ('es', 0.02129), ('en', 0.01207), ('fr', 0.00771), ('ar', 0.0)]</text:p>
          </table:table-cell>
          <table:table-cell office:value-type="string" calcext:value-type="string">
            <text:p><text:s/>ok <text:s/>canada <text:s/>let's do this <text:s/></text:p>
          </table:table-cell>
          <table:table-cell table:number-columns-repeated="2"/>
          <table:table-cell table:formula="of:=IF([.I538]=[.J53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Ok, Canada, let's do this. #elxn42</text:p>
          </table:table-cell>
          <table:table-cell table:number-columns-repeated="2"/>
        </table:table-row>
        <table:table-row table:style-name="ro1">
          <table:table-cell table:formula="of:=IF([.B539]=[.C539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4301), ('en', 0.01888), ('pt', 0.01333), ('es', 0.01065), ('ar', 0.0)]</text:p>
          </table:table-cell>
          <table:table-cell office:value-type="string" calcext:value-type="string">
            <text:p><text:s/>people love cat memes </text:p>
          </table:table-cell>
          <table:table-cell table:number-columns-repeated="2"/>
          <table:table-cell table:formula="of:=IF([.I539]=[.J53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People love cat memes.</text:p>
          </table:table-cell>
          <table:table-cell table:number-columns-repeated="2"/>
        </table:table-row>
        <table:table-row table:style-name="ro1">
          <table:table-cell table:formula="of:=IF([.B540]=[.C5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1004), ('fr', 0.00793), ('es', 0.00532), ('pt', 0.00053), ('ar', 0.0)]</text:p>
          </table:table-cell>
          <table:table-cell office:value-type="string" calcext:value-type="string">
            <text:p><text:s/>publisherslunch </text:p>
          </table:table-cell>
          <table:table-cell table:number-columns-repeated="2"/>
          <table:table-cell table:formula="of:=IF([.I540]=[.J5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PublishersLunch @PublishersLunch</text:p>
          </table:table-cell>
          <table:table-cell table:number-columns-repeated="2"/>
        </table:table-row>
        <table:table-row table:style-name="ro1">
          <table:table-cell table:formula="of:=IF([.B541]=[.C5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244), ('fr', 0.05239), ('pt', 0.03785), ('es', 0.0289), ('ar', 0.0)]</text:p>
          </table:table-cell>
          <table:table-cell office:value-type="string" calcext:value-type="string">
            <text:p><text:s/>raising that journalistic bar… tell us about a time you literally shit your pants</text:p>
          </table:table-cell>
          <table:table-cell table:number-columns-repeated="2"/>
          <table:table-cell table:formula="of:=IF([.I541]=[.J5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Raising that journalistic bar… RT @BuzzFeeders: Tell us about a time you literally shit your pants http://bzfd.it/1GYPUbh <text:s/>via @RemeeTP</text:p>
          </table:table-cell>
          <table:table-cell table:number-columns-repeated="2"/>
        </table:table-row>
        <table:table-row table:style-name="ro1">
          <table:table-cell table:formula="of:=IF([.B542]=[.C5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6628), ('fr', 0.09756), ('pt', 0.07463), ('es', 0.07376), ('ar', 0.0)]</text:p>
          </table:table-cell>
          <table:table-cell office:value-type="string" calcext:value-type="string">
            <text:p><text:s/>breaking <text:s/>jays leading or elected in star wars trailers <text:s/>cbc projects a bautista government with a stormtrooper opposition</text:p>
          </table:table-cell>
          <table:table-cell table:number-columns-repeated="2"/>
          <table:table-cell table:formula="of:=IF([.I542]=[.J5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RT @oulipian: Breaking: Jays leading or elected in 128 Star Wars trailers. CBC projects a Bautista government with a Stormtrooper opposition</text:p>
          </table:table-cell>
          <table:table-cell table:number-columns-repeated="2"/>
        </table:table-row>
        <table:table-row table:style-name="ro1">
          <table:table-cell table:formula="of:=IF([.B543]=[.C5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478), ('fr', 0.07391), ('es', 0.06996), ('pt', 0.06183), ('ar', 0.0)]</text:p>
          </table:table-cell>
          <table:table-cell office:value-type="string" calcext:value-type="string">
            <text:p><text:s/>so will oktoberfest be finishing up with nationwide schadenfreude every year now</text:p>
          </table:table-cell>
          <table:table-cell table:number-columns-repeated="2"/>
          <table:table-cell table:formula="of:=IF([.I543]=[.J5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So will Oktoberfest be finishing up with nation-wide Schadenfreude every year now?</text:p>
          </table:table-cell>
          <table:table-cell table:number-columns-repeated="2"/>
        </table:table-row>
        <table:table-row table:style-name="ro1">
          <table:table-cell table:formula="of:=IF([.B544]=[.C5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3122), ('fr', 0.06652), ('pt', 0.06557), ('es', 0.05856), ('ar', 0.0)]</text:p>
          </table:table-cell>
          <table:table-cell office:value-type="string" calcext:value-type="string">
            <text:p><text:s/>somewhere in canada <text:s/>margaret atwood enjoys a whisky <text:s/>a maple donut as the harper voodoo doll burns to ash in her fireplace </text:p>
          </table:table-cell>
          <table:table-cell table:number-columns-repeated="2"/>
          <table:table-cell table:formula="of:=IF([.I544]=[.J5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somewhere in Canada, Margaret Atwood enjoys a whisky &amp; a maple donut as the Harper voodoo doll burns to ash in her fireplace.</text:p>
          </table:table-cell>
          <table:table-cell table:number-columns-repeated="2"/>
        </table:table-row>
        <table:table-row table:style-name="ro1">
          <table:table-cell table:formula="of:=IF([.B545]=[.C545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2966), ('fr', 0.01818), ('pt', 0.01706), ('en', 0.01592), ('ar', 0.0)]</text:p>
          </table:table-cell>
          <table:table-cell office:value-type="string" calcext:value-type="string">
            <text:p><text:s/>stephen lautens ‏ hhá horas</text:p>
          </table:table-cell>
          <table:table-cell table:number-columns-repeated="2"/>
          <table:table-cell table:formula="of:=IF([.I545]=[.J545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Stephen Lautens ‏@stephenlautens 3 hHá 3 horas</text:p>
          </table:table-cell>
          <table:table-cell table:number-columns-repeated="2"/>
        </table:table-row>
        <table:table-row table:style-name="ro1">
          <table:table-cell table:formula="of:=IF([.B546]=[.C54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79), ('pt', 0.04424), ('fr', 0.03662), ('es', 0.02357), ('ar', 0.0)]</text:p>
          </table:table-cell>
          <table:table-cell office:value-type="string" calcext:value-type="string">
            <text:p><text:s/>team <text:s text:c="2"/>is growing if you are a <text:s/>and can <text:s/>reach out to us more here <text:s text:c="2"/>… </text:p>
          </table:table-cell>
          <table:table-cell table:number-columns-repeated="2"/>
          <table:table-cell table:formula="of:=IF([.I546]=[.J54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Team @Shopify #Waterloo is growing! If you are a #star and can #getshitdone, reach out to us! More here: http://news.communitech.ca/news/shopify-expansion-in-waterloo-region-to-employ-300/ … #kwawesome</text:p>
          </table:table-cell>
          <table:table-cell table:number-columns-repeated="2"/>
        </table:table-row>
        <table:table-row table:style-name="ro1">
          <table:table-cell table:formula="of:=IF([.B547]=[.C5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5639), ('pt', 0.03092), ('es', 0.03042), ('fr', 0.00382), ('ar', 0.0)]</text:p>
          </table:table-cell>
          <table:table-cell office:value-type="string" calcext:value-type="string">
            <text:p><text:s/>thanks for the tech recos <text:s/>folks <text:s/></text:p>
          </table:table-cell>
          <table:table-cell table:number-columns-repeated="2"/>
          <table:table-cell table:formula="of:=IF([.I547]=[.J5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Thanks for the tech recos, folks. :)</text:p>
          </table:table-cell>
          <table:table-cell table:number-columns-repeated="2"/>
        </table:table-row>
        <table:table-row table:style-name="ro1">
          <table:table-cell table:formula="of:=IF([.B548]=[.C548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7676), ('en', 0.07348), ('es', 0.06692), ('pt', 0.0645), ('ar', 0.0)]</text:p>
          </table:table-cell>
          <table:table-cell office:value-type="string" calcext:value-type="string">
            <text:p><text:s/>that last comment made no sense <text:s/>shoulda been cookie world <text:s/>my raisin rage clouded my thoughts </text:p>
          </table:table-cell>
          <table:table-cell table:number-columns-repeated="2"/>
          <table:table-cell table:formula="of:=IF([.I548]=[.J5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That last comment made no sense. Shoulda been COOKIE world. My raisin rage clouded my thoughts.</text:p>
          </table:table-cell>
          <table:table-cell table:number-columns-repeated="2"/>
        </table:table-row>
        <table:table-row table:style-name="ro1">
          <table:table-cell table:formula="of:=IF([.B549]=[.C5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6047), ('fr', 0.02856), ('pt', 0.01173), ('es', 0.01065), ('ar', 0.0)]</text:p>
          </table:table-cell>
          <table:table-cell office:value-type="string" calcext:value-type="string">
            <text:p><text:s/>that place must be a zoo <text:s/>p s <text:s/>if there's still spice cake <text:s/>eat it </text:p>
          </table:table-cell>
          <table:table-cell table:number-columns-repeated="2"/>
          <table:table-cell table:formula="of:=IF([.I549]=[.J5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That place must be a zoo. :) (P.S. If there's still spice cake, EAT IT.)</text:p>
          </table:table-cell>
          <table:table-cell table:number-columns-repeated="2"/>
        </table:table-row>
        <table:table-row table:style-name="ro1">
          <table:table-cell table:formula="of:=IF([.B550]=[.C55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5), ('fr', 0.04849), ('es', 0.03346), ('pt', 0.01439), ('ar', 0.0)]</text:p>
          </table:table-cell>
          <table:table-cell office:value-type="string" calcext:value-type="string">
            <text:p><text:s/>the person who bags up your dismembered corpses </text:p>
          </table:table-cell>
          <table:table-cell table:number-columns-repeated="2"/>
          <table:table-cell table:formula="of:=IF([.I550]=[.J55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The Person Who Bags Up Your Dismembered Corpses.</text:p>
          </table:table-cell>
          <table:table-cell table:number-columns-repeated="2"/>
        </table:table-row>
        <table:table-row table:style-name="ro1">
          <table:table-cell table:formula="of:=IF([.B551]=[.C5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319), ('pt', 0.04318), ('fr', 0.01995), ('es', 0.01521), ('ar', 0.0)]</text:p>
          </table:table-cell>
          <table:table-cell office:value-type="string" calcext:value-type="string">
            <text:p><text:s/>the toronto sun is about to have a stroke <text:s text:c="2"/>… <text:s/></text:p>
          </table:table-cell>
          <table:table-cell table:number-columns-repeated="2"/>
          <table:table-cell table:formula="of:=IF([.I551]=[.J5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The Toronto Sun is about to have a stroke. http://www.torontosun.com/2015/11/03/brace-ourselves-for-touchy-feely-justin-time … #cdnpoli #HarpersLastDay</text:p>
          </table:table-cell>
          <table:table-cell table:number-columns-repeated="2"/>
        </table:table-row>
        <table:table-row table:style-name="ro1">
          <table:table-cell table:formula="of:=IF([.B552]=[.C55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185), ('fr', 0.05795), ('pt', 0.03998), ('es', 0.0289), ('ar', 0.0)]</text:p>
          </table:table-cell>
          <table:table-cell office:value-type="string" calcext:value-type="string">
            <text:p><text:s/>there's already some pretty stiff competition <text:s/>but if you're serious and seriously awesome <text:s/>you might have a shot… <text:s/></text:p>
          </table:table-cell>
          <table:table-cell table:number-columns-repeated="2"/>
          <table:table-cell table:formula="of:=IF([.I552]=[.J55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There's already some pretty stiff competition, but if you're serious and seriously awesome, you might have a shot… http://www.winsaul.com/ </text:p>
          </table:table-cell>
          <table:table-cell table:number-columns-repeated="2"/>
        </table:table-row>
        <table:table-row table:style-name="ro1">
          <table:table-cell table:formula="of:=IF([.B553]=[.C55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8716), ('fr', 0.06107), ('pt', 0.04797), ('es', 0.03346), ('ar', 0.0)]</text:p>
          </table:table-cell>
          <table:table-cell office:value-type="string" calcext:value-type="string">
            <text:p><text:s/>this picture puts it into perspective <text:s/>this storm is scary <text:s text:c="3"/>prayers for everyone in its pathway <text:s/></text:p>
          </table:table-cell>
          <table:table-cell table:number-columns-repeated="2"/>
          <table:table-cell table:formula="of:=IF([.I553]=[.J55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This picture puts it into perspective. This storm is scary... Prayers for everyone in its pathway #HurricanePatricia </text:p>
          </table:table-cell>
          <table:table-cell table:number-columns-repeated="2"/>
        </table:table-row>
        <table:table-row table:style-name="ro1">
          <table:table-cell table:formula="of:=IF([.B554]=[.C554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1369), ('pt', 0.01226), ('en', 0.00593), ('fr', 0.00439), ('ar', 0.0)]</text:p>
          </table:table-cell>
          <table:table-cell office:value-type="string" calcext:value-type="string">
            <text:p><text:s/>tobi lütke e michael litt</text:p>
          </table:table-cell>
          <table:table-cell table:number-columns-repeated="2"/>
          <table:table-cell table:formula="of:=IF([.I554]=[.J55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Tobi Lütke e Michael Litt</text:p>
          </table:table-cell>
          <table:table-cell table:number-columns-repeated="2"/>
        </table:table-row>
        <table:table-row table:style-name="ro1">
          <table:table-cell table:formula="of:=IF([.B555]=[.C5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1265), ('pt', 0.08849), ('fr', 0.07584), ('es', 0.07072), ('ar', 0.0)]</text:p>
          </table:table-cell>
          <table:table-cell office:value-type="string" calcext:value-type="string">
            <text:p><text:s/>today canada decides who it wants to be prime minister <text:s/>young mandy patinkin or old mandy patinkin <text:s text:c="3"/></text:p>
          </table:table-cell>
          <table:table-cell table:number-columns-repeated="2"/>
          <table:table-cell table:formula="of:=IF([.I555]=[.J5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Today Canada decides who it wants to be Prime Minister: Young Mandy Patinkin or Old Mandy Patinkin. #22votes #Elxn42 </text:p>
          </table:table-cell>
          <table:table-cell table:number-columns-repeated="2"/>
        </table:table-row>
        <table:table-row table:style-name="ro1">
          <table:table-cell table:formula="of:=IF([.B556]=[.C55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702), ('fr', 0.03712), ('es', 0.03498), ('pt', 0.02719), ('ar', 0.0)]</text:p>
          </table:table-cell>
          <table:table-cell office:value-type="string" calcext:value-type="string">
            <text:p><text:s/>voted polling station was busy <text:s/>flex that democracy <text:s/></text:p>
          </table:table-cell>
          <table:table-cell table:number-columns-repeated="2"/>
          <table:table-cell table:formula="of:=IF([.I556]=[.J55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Voted! Polling station was busy. Flex that democracy. :)</text:p>
          </table:table-cell>
          <table:table-cell table:number-columns-repeated="2"/>
        </table:table-row>
        <table:table-row table:style-name="ro1">
          <table:table-cell table:formula="of:=IF([.B557]=[.C5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072), ('es', 0.0365), ('fr', 0.03476), ('pt', 0.02985), ('ar', 0.0)]</text:p>
          </table:table-cell>
          <table:table-cell office:value-type="string" calcext:value-type="string">
            <text:p><text:s/>waterloo mp <text:s/>named small business minister in federal cabinet</text:p>
          </table:table-cell>
          <table:table-cell table:number-columns-repeated="2"/>
          <table:table-cell table:formula="of:=IF([.I557]=[.J5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Waterloo MP @BardishKW named Small Business Minister in federal cabinet</text:p>
          </table:table-cell>
          <table:table-cell table:number-columns-repeated="2"/>
        </table:table-row>
        <table:table-row table:style-name="ro1">
          <table:table-cell table:formula="of:=IF([.B558]=[.C5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3138), ('fr', 0.048), ('es', 0.02738), ('pt', 0.02132), ('ar', 0.0)]</text:p>
          </table:table-cell>
          <table:table-cell office:value-type="string" calcext:value-type="string">
            <text:p><text:s/>what’s with all the helicopter action over waterloo this morning</text:p>
          </table:table-cell>
          <table:table-cell table:number-columns-repeated="2"/>
          <table:table-cell table:formula="of:=IF([.I558]=[.J5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What’s with all the helicopter action over Waterloo this morning?</text:p>
          </table:table-cell>
          <table:table-cell table:number-columns-repeated="2"/>
        </table:table-row>
        <table:table-row table:style-name="ro1">
          <table:table-cell table:formula="of:=IF([.B559]=[.C5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16053), ('es', 0.06616), ('pt', 0.06237), ('fr', 0.04059), ('ar', 0.0)]</text:p>
          </table:table-cell>
          <table:table-cell office:value-type="string" calcext:value-type="string">
            <text:p><text:s/>with the new phone <text:s/>now that i can just start talking to siri whenever <text:s/>i can level up as a randomly muttering coot <text:s/></text:p>
          </table:table-cell>
          <table:table-cell table:number-columns-repeated="2"/>
          <table:table-cell table:formula="of:=IF([.I559]=[.J5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With the new phone, now that I can just start talking to Siri whenever, I can level up as a randomly muttering coot. :)</text:p>
          </table:table-cell>
          <table:table-cell table:number-columns-repeated="2"/>
        </table:table-row>
        <table:table-row table:style-name="ro1">
          <table:table-cell table:formula="of:=IF([.B560]=[.C560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1749), ('pt', 0.01652), ('en', 0.00957), ('fr', 0.00334), ('ar', 0.0)]</text:p>
          </table:table-cell>
          <table:table-cell office:value-type="string" calcext:value-type="string">
            <text:p><text:s/>wr record ‏ hhá horas</text:p>
          </table:table-cell>
          <table:table-cell table:number-columns-repeated="2"/>
          <table:table-cell table:formula="of:=IF([.I560]=[.J560];1;0)"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[[0.6168522883233084, 'pt'], [0.3831477116766916, 'en']]</text:p>
          </table:table-cell>
          <table:table-cell office:value-type="string" calcext:value-type="string">
            <text:p>WR Record ‏@WR_Record 3 hHá 3 horas</text:p>
          </table:table-cell>
          <table:table-cell table:number-columns-repeated="2"/>
        </table:table-row>
        <table:table-row table:style-name="ro1">
          <table:table-cell table:formula="of:=IF([.B561]=[.C5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('en', 0.07873), ('es', 0.05323), ('pt', 0.04424), ('fr', 0.02469), ('ar', 0.0)]</text:p>
          </table:table-cell>
          <table:table-cell office:value-type="string" calcext:value-type="string">
            <text:p><text:s/>zebras <text:s/>first sighting of poppy fallen off jacket… and christmas march <text:s/>sigh</text:p>
          </table:table-cell>
          <table:table-cell table:number-columns-repeated="2"/>
          <table:table-cell table:formula="of:=IF([.I561]=[.J5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Zebras: first sighting of poppy fallen off jacket… and Christmas march. *sigh*</text:p>
          </table:table-cell>
          <table:table-cell table:number-columns-repeated="2"/>
        </table:table-row>
        <table:table-row table:style-name="ro1">
          <table:table-cell table:formula="of:=IF([.B562]=[.C56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4144), ('pt', 0.11994), ('fr', 0.05398), ('en', 0.04151), ('ar', 0.0)]</text:p>
          </table:table-cell>
          <table:table-cell office:value-type="string" calcext:value-type="string">
            <text:p><text:s/>¿qué se necesita para ser astronauta nasa aclara mitos sobre los requerimientos <text:s text:c="2"/></text:p>
          </table:table-cell>
          <table:table-cell table:number-columns-repeated="2"/>
          <table:table-cell table:formula="of:=IF([.I562]=[.J56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¿Qué se necesita para ser astronauta? NASA aclara 5 mitos sobre los requerimientos http://ow.ly/UfdRu <text:s/></text:p>
          </table:table-cell>
          <table:table-cell table:number-columns-repeated="2"/>
        </table:table-row>
        <table:table-row table:style-name="ro1">
          <table:table-cell table:formula="of:=IF([.B563]=[.C56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21293), ('pt', 0.14819), ('fr', 0.1258), ('en', 0.04679), ('ar', 0.0)]</text:p>
          </table:table-cell>
          <table:table-cell office:value-type="string" calcext:value-type="string">
            <text:p><text:s/>% de los jóvenes siente que su vida es influenciada por la internet <text:s text:c="2"/></text:p>
          </table:table-cell>
          <table:table-cell table:number-columns-repeated="2"/>
          <table:table-cell table:formula="of:=IF([.I563]=[.J56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82% de los jóvenes siente que su vida es influenciada por la internet http://ow.ly/Uf3uJ <text:s/></text:p>
          </table:table-cell>
          <table:table-cell table:number-columns-repeated="2"/>
        </table:table-row>
        <table:table-row table:style-name="ro1">
          <table:table-cell table:formula="of:=IF([.B564]=[.C564];1;0)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[('pt', 0.16151), ('es', 0.16122), ('fr', 0.07674), ('en', 0.03995), ('ar', 0.0)]</text:p>
          </table:table-cell>
          <table:table-cell office:value-type="string" calcext:value-type="string">
            <text:p><text:s/>abogado de benzema asegura que delantero no está implicado en presunto chantaje de video <text:s text:c="2"/></text:p>
          </table:table-cell>
          <table:table-cell table:number-columns-repeated="2"/>
          <table:table-cell table:formula="of:=IF([.I564]=[.J56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0.62306842174036, 'es'], [0.3769315782596399, 'pt']]</text:p>
          </table:table-cell>
          <table:table-cell office:value-type="string" calcext:value-type="string">
            <text:p>Abogado de Benzema asegura que delantero no está implicado en presunto chantaje de video http://ow.ly/Uf5JI <text:s/></text:p>
          </table:table-cell>
          <table:table-cell table:number-columns-repeated="2"/>
        </table:table-row>
        <table:table-row table:style-name="ro1">
          <table:table-cell table:formula="of:=IF([.B565]=[.C56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1787), ('pt', 0.06183), ('fr', 0.05254), ('en', 0.04682), ('ar', 0.0)]</text:p>
          </table:table-cell>
          <table:table-cell office:value-type="string" calcext:value-type="string">
            <text:p><text:s/>adimark <text:s/>aprobación a reforma educacional logra su mayor alza desde junio y llega al % <text:s text:c="2"/></text:p>
          </table:table-cell>
          <table:table-cell table:number-columns-repeated="2"/>
          <table:table-cell table:formula="of:=IF([.I565]=[.J56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Adimark: aprobación a reforma educacional logra su mayor alza desde junio y llega al 44% http://ow.ly/UeuzT <text:s/></text:p>
          </table:table-cell>
          <table:table-cell table:number-columns-repeated="2"/>
        </table:table-row>
        <table:table-row table:style-name="ro1">
          <table:table-cell table:formula="of:=IF([.B566]=[.C56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3688), ('pt', 0.0645), ('fr', 0.05286), ('en', 0.04757), ('ar', 0.0)]</text:p>
          </table:table-cell>
          <table:table-cell office:value-type="string" calcext:value-type="string">
            <text:p><text:s/>adimark <text:s/>identificación con el gobierno llega a % y supera a la oposición <text:s text:c="2"/></text:p>
          </table:table-cell>
          <table:table-cell table:number-columns-repeated="2"/>
          <table:table-cell table:formula="of:=IF([.I566]=[.J56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Adimark: identificación con el Gobierno llega a 35% y supera a la oposición http://ow.ly/UezIn <text:s/></text:p>
          </table:table-cell>
          <table:table-cell table:number-columns-repeated="2"/>
        </table:table-row>
        <table:table-row table:style-name="ro1">
          <table:table-cell table:formula="of:=IF([.B567]=[.C5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1179), ('fr', 0.03412), ('pt', 0.02985), ('en', 0.02819), ('ar', 0.0)]</text:p>
          </table:table-cell>
          <table:table-cell office:value-type="string" calcext:value-type="string">
            <text:p><text:s/>adimark <text:s/>sube aprobación del gobierno sobre el empleo y la reforma laboral <text:s text:c="2"/></text:p>
          </table:table-cell>
          <table:table-cell table:number-columns-repeated="2"/>
          <table:table-cell table:formula="of:=IF([.I567]=[.J5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Adimark: Sube aprobación del Gobierno sobre el empleo y la reforma laboral http://ow.ly/Uesas <text:s/></text:p>
          </table:table-cell>
          <table:table-cell table:number-columns-repeated="2"/>
        </table:table-row>
        <table:table-row table:style-name="ro1">
          <table:table-cell table:formula="of:=IF([.B568]=[.C5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6958), ('pt', 0.10394), ('fr', 0.04376), ('en', 0.04021), ('ar', 0.0)]</text:p>
          </table:table-cell>
          <table:table-cell office:value-type="string" calcext:value-type="string">
            <text:p><text:s/>ahora <text:s/>continúa el paro del registro civil <text:s/>pero los turnos éticos siguen <text:s/>dice nelly díaz </text:p>
          </table:table-cell>
          <table:table-cell table:number-columns-repeated="2"/>
          <table:table-cell table:formula="of:=IF([.I568]=[.J5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AHORA | Continúa el paro del Registro Civil, pero "los turnos éticos siguen", dice Nelly Díaz.</text:p>
          </table:table-cell>
          <table:table-cell table:number-columns-repeated="2"/>
        </table:table-row>
        <table:table-row table:style-name="ro1">
          <table:table-cell table:formula="of:=IF([.B569]=[.C5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5361), ('pt', 0.11727), ('en', 0.05545), ('fr', 0.04691), ('ar', 0.0)]</text:p>
          </table:table-cell>
          <table:table-cell office:value-type="string" calcext:value-type="string">
            <text:p><text:s/>ahora <text:s/>nelly díaz <text:s/>amenazar a los funcionarios ya no dio resultado con el registro civil</text:p>
          </table:table-cell>
          <table:table-cell table:number-columns-repeated="2"/>
          <table:table-cell table:formula="of:=IF([.I569]=[.J5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AHORA | Nelly Díaz: "Amenazar a los funcionarios ya no dio resultado con el Registro Civil"</text:p>
          </table:table-cell>
          <table:table-cell table:number-columns-repeated="2"/>
        </table:table-row>
        <table:table-row table:style-name="ro1">
          <table:table-cell table:formula="of:=IF([.B570]=[.C5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08137), ('pt', 0.07676), ('en', 0.05166), ('fr', 0.03046), ('ar', 0.0)]</text:p>
          </table:table-cell>
          <table:table-cell office:value-type="string" calcext:value-type="string">
            <text:p><text:s/>ahora <text:s/>nelly díaz <text:s/>con amenazas no vamos a volver a trabajar</text:p>
          </table:table-cell>
          <table:table-cell table:number-columns-repeated="2"/>
          <table:table-cell table:formula="of:=IF([.I570]=[.J5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AHORA | Nelly Díaz: "Con amenazas no vamos a volver a trabajar"</text:p>
          </table:table-cell>
          <table:table-cell table:number-columns-repeated="2"/>
        </table:table-row>
        <table:table-row table:style-name="ro1">
          <table:table-cell table:formula="of:=IF([.B571]=[.C5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673), ('pt', 0.12953), ('fr', 0.06056), ('en', 0.03631), ('ar', 0.0)]</text:p>
          </table:table-cell>
          <table:table-cell office:value-type="string" calcext:value-type="string">
            <text:p><text:s/>ahora <text:s/>nelly díaz <text:s/>falta todavía para llegar a un acuerdo <text:s text:c="4"/>no hemos negociado nada más que la parte económica</text:p>
          </table:table-cell>
          <table:table-cell table:number-columns-repeated="2"/>
          <table:table-cell table:formula="of:=IF([.I571]=[.J5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AHORA | Nelly Díaz: "Falta todavía para llegar a un acuerdo (...) No hemos negociado nada más que la parte económica"</text:p>
          </table:table-cell>
          <table:table-cell table:number-columns-repeated="2"/>
        </table:table-row>
        <table:table-row table:style-name="ro1">
          <table:table-cell table:formula="of:=IF([.B572]=[.C5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4373), ('pt', 0.11141), ('fr', 0.07447), ('en', 0.05444), ('ar', 0.0)]</text:p>
          </table:table-cell>
          <table:table-cell office:value-type="string" calcext:value-type="string">
            <text:p><text:s/>ahora <text:s/>nelly díaz <text:s/>que no venga con tantas amenazas la ministra de justicia</text:p>
          </table:table-cell>
          <table:table-cell table:number-columns-repeated="2"/>
          <table:table-cell table:formula="of:=IF([.I572]=[.J5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AHORA | Nelly Díaz: "Que no venga con tantas amenazas la ministra de Justicia"</text:p>
          </table:table-cell>
          <table:table-cell table:number-columns-repeated="2"/>
        </table:table-row>
        <table:table-row table:style-name="ro1">
          <table:table-cell table:formula="of:=IF([.B573]=[.C5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09049), ('pt', 0.08635), ('fr', 0.03967), ('en', 0.03293), ('ar', 0.0)]</text:p>
          </table:table-cell>
          <table:table-cell office:value-type="string" calcext:value-type="string">
            <text:p><text:s/>ahora <text:s/>nelly díaz <text:s/>todavía no llegamos a un punto de encuentro</text:p>
          </table:table-cell>
          <table:table-cell table:number-columns-repeated="2"/>
          <table:table-cell table:formula="of:=IF([.I573]=[.J5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AHORA | Nelly Díaz: "Todavía no llegamos a un punto de encuentro"</text:p>
          </table:table-cell>
          <table:table-cell table:number-columns-repeated="2"/>
        </table:table-row>
        <table:table-row table:style-name="ro1">
          <table:table-cell table:formula="of:=IF([.B574]=[.C57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5437), ('pt', 0.13166), ('fr', 0.0961), ('en', 0.06596), ('ar', 0.0)]</text:p>
          </table:table-cell>
          <table:table-cell office:value-type="string" calcext:value-type="string">
            <text:p><text:s/>andrés pennycook es el nuevo superintendente de insolvencia y reemprendimiento <text:s/></text:p>
          </table:table-cell>
          <table:table-cell table:number-columns-repeated="2"/>
          <table:table-cell table:formula="of:=IF([.I574]=[.J57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Andrés Pennycook es el nuevo superintendente de Insolvencia y Reemprendimiento http://ow.ly/Uf6Tu </text:p>
          </table:table-cell>
          <table:table-cell table:number-columns-repeated="2"/>
        </table:table-row>
        <table:table-row table:style-name="ro1">
          <table:table-cell table:formula="of:=IF([.B575]=[.C5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07376), ('pt', 0.07036), ('fr', 0.04374), ('en', 0.03813), ('ar', 0.0)]</text:p>
          </table:table-cell>
          <table:table-cell office:value-type="string" calcext:value-type="string">
            <text:p><text:s/>angela merkel anima a bolivia y chile a conversar por tema marítimo <text:s text:c="2"/></text:p>
          </table:table-cell>
          <table:table-cell table:number-columns-repeated="2"/>
          <table:table-cell table:formula="of:=IF([.I575]=[.J5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Angela Merkel anima a Bolivia y Chile a conversar por tema marítimo http://ow.ly/UeYog <text:s/></text:p>
          </table:table-cell>
          <table:table-cell table:number-columns-repeated="2"/>
        </table:table-row>
        <table:table-row table:style-name="ro1">
          <table:table-cell table:formula="of:=IF([.B576]=[.C57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4373), ('pt', 0.14019), ('fr', 0.08076), ('en', 0.05085), ('ar', 0.0)]</text:p>
          </table:table-cell>
          <table:table-cell office:value-type="string" calcext:value-type="string">
            <text:p><text:s/>autoridades afganas condenan inhumana lapidación de mujer acusada de adulterio <text:s text:c="2"/></text:p>
          </table:table-cell>
          <table:table-cell table:number-columns-repeated="2"/>
          <table:table-cell table:formula="of:=IF([.I576]=[.J57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Autoridades afganas condenan "inhumana" lapidación de mujer acusada de adulterio &gt;&gt;http://bit.ly/20u8vCC <text:s/></text:p>
          </table:table-cell>
          <table:table-cell table:number-columns-repeated="2"/>
        </table:table-row>
        <table:table-row table:style-name="ro1">
          <table:table-cell table:formula="of:=IF([.B577]=[.C5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7414), ('pt', 0.11567), ('fr', 0.10392), ('en', 0.05259), ('ar', 0.0)]</text:p>
          </table:table-cell>
          <table:table-cell office:value-type="string" calcext:value-type="string">
            <text:p><text:s/>autoridades alertan sobre fuertes marejadas en el borde costero del país <text:s text:c="2"/></text:p>
          </table:table-cell>
          <table:table-cell table:number-columns-repeated="2"/>
          <table:table-cell table:formula="of:=IF([.I577]=[.J5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Autoridades alertan sobre fuertes marejadas en el borde costero del país http://ow.ly/UeMpm <text:s/></text:p>
          </table:table-cell>
          <table:table-cell table:number-columns-repeated="2"/>
        </table:table-row>
        <table:table-row table:style-name="ro1">
          <table:table-cell table:formula="of:=IF([.B578]=[.C5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673), ('pt', 0.08316), ('fr', 0.05873), ('en', 0.02276), ('ar', 0.0)]</text:p>
          </table:table-cell>
          <table:table-cell office:value-type="string" calcext:value-type="string">
            <text:p><text:s/>avión de carga se estrella en sudán del sur y deja al menos muertos <text:s text:c="2"/></text:p>
          </table:table-cell>
          <table:table-cell table:number-columns-repeated="2"/>
          <table:table-cell table:formula="of:=IF([.I578]=[.J5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Avión de carga se estrella en Sudán del Sur y deja al menos 40 muertos http://ow.ly/UeTOS <text:s/></text:p>
          </table:table-cell>
          <table:table-cell table:number-columns-repeated="2"/>
        </table:table-row>
        <table:table-row table:style-name="ro1">
          <table:table-cell table:formula="of:=IF([.B579]=[.C5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4981), ('fr', 0.10351), ('pt', 0.07196), ('en', 0.04073), ('ar', 0.0)]</text:p>
          </table:table-cell>
          <table:table-cell office:value-type="string" calcext:value-type="string">
            <text:p><text:s/>bachelet tras acuerdo en codelco <text:s/>el diálogo es la vía que le hace bien a nuestro país <text:s text:c="2"/></text:p>
          </table:table-cell>
          <table:table-cell table:number-columns-repeated="2"/>
          <table:table-cell table:formula="of:=IF([.I579]=[.J579];1;0)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achelet tras acuerdo en Codelco: "El diálogo es la vía que le hace bien a nuestro país" http://ow.ly/Uf9if <text:s/></text:p>
          </table:table-cell>
          <table:table-cell table:number-columns-repeated="2"/>
        </table:table-row>
        <table:table-row table:style-name="ro1">
          <table:table-cell table:formula="of:=IF([.B580]=[.C5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23118), ('pt', 0.17591), ('fr', 0.07663), ('en', 0.06232), ('ar', 0.0)]</text:p>
          </table:table-cell>
          <table:table-cell office:value-type="string" calcext:value-type="string">
            <text:p><text:s/>benítez se defiende de las críticas al madrid <text:s/>estamos invictos y con la portería a cero <text:s text:c="2"/></text:p>
          </table:table-cell>
          <table:table-cell table:number-columns-repeated="2"/>
          <table:table-cell table:formula="of:=IF([.I580]=[.J5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Benítez se defiende de las críticas al Madrid: "Estamos invictos y con la portería a cero" http://ow.ly/UeAgC <text:s/></text:p>
          </table:table-cell>
          <table:table-cell table:number-columns-repeated="2"/>
        </table:table-row>
        <table:table-row table:style-name="ro1">
          <table:table-cell table:formula="of:=IF([.B581]=[.C5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09202), ('pt', 0.07249), ('fr', 0.05753), ('en', 0.05535), ('ar', 0.0)]</text:p>
          </table:table-cell>
          <table:table-cell office:value-type="string" calcext:value-type="string">
            <text:p><text:s/>bravo se quedaría sin competencia <text:s/>liverpool quiere llevarse a un frustrado ter stegen <text:s text:c="2"/></text:p>
          </table:table-cell>
          <table:table-cell table:number-columns-repeated="2"/>
          <table:table-cell table:formula="of:=IF([.I581]=[.J5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Bravo se quedaría sin competencia: Liverpool quiere llevarse a un "frustrado" Ter Stegen http://ow.ly/Ueevw <text:s/></text:p>
          </table:table-cell>
          <table:table-cell table:number-columns-repeated="2"/>
        </table:table-row>
        <table:table-row table:style-name="ro1">
          <table:table-cell table:formula="of:=IF([.B582]=[.C58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5057), ('pt', 0.09968), ('fr', 0.07807), ('en', 0.0592), ('ar', 0.0)]</text:p>
          </table:table-cell>
          <table:table-cell office:value-type="string" calcext:value-type="string">
            <text:p><text:s/>canciller y declaración de merkel por demanda marítima es un mensaje al gobierno boliviano <text:s text:c="2"/></text:p>
          </table:table-cell>
          <table:table-cell table:number-columns-repeated="2"/>
          <table:table-cell table:formula="of:=IF([.I582]=[.J58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Canciller y declaración de Merkel por demanda marítima:"Es un mensaje al Gobierno boliviano" http://ow.ly/UfeIU <text:s/></text:p>
          </table:table-cell>
          <table:table-cell table:number-columns-repeated="2"/>
        </table:table-row>
        <table:table-row table:style-name="ro1">
          <table:table-cell table:formula="of:=IF([.B583]=[.C58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4905), ('pt', 0.12793), ('fr', 0.07841), ('en', 0.06149), ('ar', 0.0)]</text:p>
          </table:table-cell>
          <table:table-cell office:value-type="string" calcext:value-type="string">
            <text:p><text:s/>canciller y llamado a diálogo de merkel por demanda marítima <text:s/>es un mensaje al gobierno boliviano <text:s/></text:p>
          </table:table-cell>
          <table:table-cell table:number-columns-repeated="2"/>
          <table:table-cell table:formula="of:=IF([.I583]=[.J58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Canciller y llamado a diálogo de Merkel por demanda marítima: "Es un mensaje al Gobierno boliviano" http://bit.ly/1PmA6R7 </text:p>
          </table:table-cell>
          <table:table-cell table:number-columns-repeated="2"/>
        </table:table-row>
        <table:table-row table:style-name="ro1">
          <table:table-cell table:formula="of:=IF([.B584]=[.C5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2015), ('pt', 0.11194), ('fr', 0.09132), ('en', 0.03165), ('ar', 0.0)]</text:p>
          </table:table-cell>
          <table:table-cell office:value-type="string" calcext:value-type="string">
            <text:p><text:s/>caravana de la teletón ya se dirige a arica para actividades de su gira <text:s text:c="2"/></text:p>
          </table:table-cell>
          <table:table-cell table:number-columns-repeated="2"/>
          <table:table-cell table:formula="of:=IF([.I584]=[.J5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Caravana de la Teletón ya se dirige a Arica para actividades de su gira 2015 http://ow.ly/Uf1tD <text:s/></text:p>
          </table:table-cell>
          <table:table-cell table:number-columns-repeated="2"/>
        </table:table-row>
        <table:table-row table:style-name="ro1">
          <table:table-cell table:formula="of:=IF([.B585]=[.C5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1863), ('fr', 0.11692), ('pt', 0.09648), ('en', 0.0599), ('ar', 0.0)]</text:p>
          </table:table-cell>
          <table:table-cell office:value-type="string" calcext:value-type="string">
            <text:p><text:s/>ce urge a volkswagen a aclarar las irregularidades sobre emisiones de co <text:s text:c="2"/></text:p>
          </table:table-cell>
          <table:table-cell table:number-columns-repeated="2"/>
          <table:table-cell table:formula="of:=IF([.I585]=[.J585];1;0)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CE urge a Volkswagen a aclarar las irregularidades sobre emisiones de CO2 http://ow.ly/UeAKs <text:s/></text:p>
          </table:table-cell>
          <table:table-cell table:number-columns-repeated="2"/>
        </table:table-row>
        <table:table-row table:style-name="ro1">
          <table:table-cell table:formula="of:=IF([.B586]=[.C5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05779), ('pt', 0.03785), ('fr', 0.0234), ('en', 0.01446), ('ar', 0.0)]</text:p>
          </table:table-cell>
          <table:table-cell office:value-type="string" calcext:value-type="string">
            <text:p><text:s/>cine <text:s/>los chicago boys defienden su modelo <text:s text:c="2"/></text:p>
          </table:table-cell>
          <table:table-cell table:number-columns-repeated="2"/>
          <table:table-cell table:formula="of:=IF([.I586]=[.J586];1;0)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[[0.6188014430588721, 'en'], [0.38119855694112786, 'es']]</text:p>
          </table:table-cell>
          <table:table-cell office:value-type="string" calcext:value-type="string">
            <text:p>CINE: Los "Chicago Boys" defienden su modelo http://ow.ly/UfiJr <text:s/></text:p>
          </table:table-cell>
          <table:table-cell table:number-columns-repeated="2"/>
        </table:table-row>
        <table:table-row table:style-name="ro1">
          <table:table-cell table:formula="of:=IF([.B587]=[.C58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8935), ('fr', 0.14007), ('pt', 0.11034), ('en', 0.04874), ('ar', 0.0)]</text:p>
          </table:table-cell>
          <table:table-cell office:value-type="string" calcext:value-type="string">
            <text:p><text:s/>claves de la desmunicipalización <text:s/>se crean servicios locales e iniciará en magallanes <text:s text:c="2"/></text:p>
          </table:table-cell>
          <table:table-cell table:number-columns-repeated="2"/>
          <table:table-cell table:formula="of:=IF([.I587]=[.J58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Claves de la desmunicipalización: se crean 67 servicios locales e iniciará en Magallanes http://ow.ly/UeX8U <text:s/></text:p>
          </table:table-cell>
          <table:table-cell table:number-columns-repeated="2"/>
        </table:table-row>
        <table:table-row table:style-name="ro1">
          <table:table-cell table:formula="of:=IF([.B588]=[.C5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2319), ('pt', 0.09701), ('fr', 0.06047), ('en', 0.01789), ('ar', 0.0)]</text:p>
          </table:table-cell>
          <table:table-cell office:value-type="string" calcext:value-type="string">
            <text:p><text:s/>cobre sube <text:s/>% impulsado por una fuerte alza de la bolsa de china <text:s text:c="2"/></text:p>
          </table:table-cell>
          <table:table-cell table:number-columns-repeated="2"/>
          <table:table-cell table:formula="of:=IF([.I588]=[.J5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Cobre sube 0,32% impulsado por una fuerte alza de la Bolsa de China http://ow.ly/UeIFp <text:s/></text:p>
          </table:table-cell>
          <table:table-cell table:number-columns-repeated="2"/>
        </table:table-row>
        <table:table-row table:style-name="ro1">
          <table:table-cell table:formula="of:=IF([.B589]=[.C5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8327), ('pt', 0.15938), ('fr', 0.11147), ('en', 0.04957), ('ar', 0.0)]</text:p>
          </table:table-cell>
          <table:table-cell office:value-type="string" calcext:value-type="string">
            <text:p><text:s/>codelco <text:s/>de no ejecutar proyectos estructurales dejaríamos de ser mayor productor de cobre <text:s text:c="2"/></text:p>
          </table:table-cell>
          <table:table-cell table:number-columns-repeated="2"/>
          <table:table-cell table:formula="of:=IF([.I589]=[.J5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Codelco: De no ejecutar proyectos estructurales dejaríamos de ser mayor productor de cobre http://ow.ly/UfoXt <text:s/></text:p>
          </table:table-cell>
          <table:table-cell table:number-columns-repeated="2"/>
        </table:table-row>
        <table:table-row table:style-name="ro1">
          <table:table-cell table:formula="of:=IF([.B590]=[.C59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6502), ('pt', 0.11674), ('fr', 0.05717), ('en', 0.03855), ('ar', 0.0)]</text:p>
          </table:table-cell>
          <table:table-cell office:value-type="string" calcext:value-type="string">
            <text:p><text:s/>colusión de papeleras <text:s/>abogados concuerdan en que caso podría ir a justicia antigua <text:s/></text:p>
          </table:table-cell>
          <table:table-cell table:number-columns-repeated="2"/>
          <table:table-cell table:formula="of:=IF([.I590]=[.J59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Colusión de papeleras: Abogados concuerdan en que caso podría ir a justicia antigua http://bit.ly/1P9aeJO </text:p>
          </table:table-cell>
          <table:table-cell table:number-columns-repeated="2"/>
        </table:table-row>
        <table:table-row table:style-name="ro1">
          <table:table-cell table:formula="of:=IF([.B591]=[.C5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2776), ('pt', 0.11514), ('en', 0.06659), ('fr', 0.0594), ('ar', 0.0)]</text:p>
          </table:table-cell>
          <table:table-cell office:value-type="string" calcext:value-type="string">
            <text:p><text:s/>consejos y datos prácticos para quienes asistan a pearl jam esta noche <text:s text:c="2"/></text:p>
          </table:table-cell>
          <table:table-cell table:number-columns-repeated="2"/>
          <table:table-cell table:formula="of:=IF([.I591]=[.J5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Consejos y datos prácticos para quienes asistan a Pearl Jam esta noche http://ow.ly/UeoK1 <text:s/></text:p>
          </table:table-cell>
          <table:table-cell table:number-columns-repeated="2"/>
        </table:table-row>
        <table:table-row table:style-name="ro1">
          <table:table-cell table:formula="of:=IF([.B592]=[.C5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4449), ('pt', 0.10128), ('fr', 0.06413), ('en', 0.04224), ('ar', 0.0)]</text:p>
          </table:table-cell>
          <table:table-cell office:value-type="string" calcext:value-type="string">
            <text:p><text:s/>crecimiento económico y cambio climático <text:s/>expertos exponen en chile sobre los desafíos <text:s text:c="2"/></text:p>
          </table:table-cell>
          <table:table-cell table:number-columns-repeated="2"/>
          <table:table-cell table:formula="of:=IF([.I592]=[.J5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Crecimiento económico y cambio climático: Expertos exponen en Chile sobre los desafíos http://ow.ly/Ufqaj <text:s/></text:p>
          </table:table-cell>
          <table:table-cell table:number-columns-repeated="2"/>
        </table:table-row>
        <table:table-row table:style-name="ro1">
          <table:table-cell table:formula="of:=IF([.B593]=[.C59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7414), ('pt', 0.13433), ('fr', 0.10567), ('en', 0.0908), ('ar', 0.0)]</text:p>
          </table:table-cell>
          <table:table-cell office:value-type="string" calcext:value-type="string">
            <text:p><text:s/>denuncian a ministro de salud argentino por polémicas publicaciones en twiitter contra macri <text:s text:c="2"/></text:p>
          </table:table-cell>
          <table:table-cell table:number-columns-repeated="2"/>
          <table:table-cell table:formula="of:=IF([.I593]=[.J593];1;0)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Denuncian a ministro de Salud argentino por polémicas publicaciones en Twiitter contra Macri http://ow.ly/UfabA <text:s/></text:p>
          </table:table-cell>
          <table:table-cell table:number-columns-repeated="2"/>
        </table:table-row>
        <table:table-row table:style-name="ro1">
          <table:table-cell table:formula="of:=IF([.B594]=[.C5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3384), ('pt', 0.10341), ('fr', 0.03565), ('en', 0.03545), ('ar', 0.0)]</text:p>
          </table:table-cell>
          <table:table-cell office:value-type="string" calcext:value-type="string">
            <text:p><text:s/>diputados aprueban crear comisión investigadora por colusión de papeleras <text:s text:c="2"/></text:p>
          </table:table-cell>
          <table:table-cell table:number-columns-repeated="2"/>
          <table:table-cell table:formula="of:=IF([.I594]=[.J5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Diputados aprueban crear comisión investigadora por colusión de papeleras http://ow.ly/UeHNb <text:s/></text:p>
          </table:table-cell>
          <table:table-cell table:number-columns-repeated="2"/>
        </table:table-row>
        <table:table-row table:style-name="ro1">
          <table:table-cell table:formula="of:=IF([.B595]=[.C59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9163), ('pt', 0.11034), ('fr', 0.1087), ('en', 0.07265), ('ar', 0.0)]</text:p>
          </table:table-cell>
          <table:table-cell office:value-type="string" calcext:value-type="string">
            <text:p><text:s/>el gran presente deiguras de la roja <text:s/>bravo <text:s/>medel <text:s/>vidal y sánchez son líderes en sus ligas <text:s text:c="2"/></text:p>
          </table:table-cell>
          <table:table-cell table:number-columns-repeated="2"/>
          <table:table-cell table:formula="of:=IF([.I595]=[.J59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El gran presente deiguras de la Roja: Bravo, Medel, Vidal y Sánchez son líderes en sus ligas http://ow.ly/UeLCK <text:s/></text:p>
          </table:table-cell>
          <table:table-cell table:number-columns-repeated="2"/>
        </table:table-row>
        <table:table-row table:style-name="ro1">
          <table:table-cell table:formula="of:=IF([.B596]=[.C59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7414), ('pt', 0.10554), ('fr', 0.09062), ('en', 0.05171), ('ar', 0.0)]</text:p>
          </table:table-cell>
          <table:table-cell office:value-type="string" calcext:value-type="string">
            <text:p><text:s/>el parejo rendimiento de manuel pellegrini en sus duelos dirigidos en champions league <text:s text:c="2"/></text:p>
          </table:table-cell>
          <table:table-cell table:number-columns-repeated="2"/>
          <table:table-cell table:formula="of:=IF([.I596]=[.J59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El parejo rendimiento de Manuel Pellegrini en sus 60 duelos dirigidos en Champions League http://ow.ly/Uflyh <text:s/></text:p>
          </table:table-cell>
          <table:table-cell table:number-columns-repeated="2"/>
        </table:table-row>
        <table:table-row table:style-name="ro1">
          <table:table-cell table:formula="of:=IF([.B597]=[.C59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2243), ('pt', 0.09115), ('fr', 0.04917), ('en', 0.03818), ('ar', 0.0)]</text:p>
          </table:table-cell>
          <table:table-cell office:value-type="string" calcext:value-type="string">
            <text:p><text:s/>estado islámico insiste en que derribó avión ruso siniestrado en egipto <text:s text:c="2"/></text:p>
          </table:table-cell>
          <table:table-cell table:number-columns-repeated="2"/>
          <table:table-cell table:formula="of:=IF([.I597]=[.J59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Estado Islámico insiste en que derribó avión ruso siniestrado en Egipto http://ow.ly/UeqH1 <text:s/></text:p>
          </table:table-cell>
          <table:table-cell table:number-columns-repeated="2"/>
        </table:table-row>
        <table:table-row table:style-name="ro1">
          <table:table-cell table:formula="of:=IF([.B598]=[.C59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7719), ('pt', 0.14339), ('fr', 0.1065), ('en', 0.06997), ('ar', 0.0)]</text:p>
          </table:table-cell>
          <table:table-cell office:value-type="string" calcext:value-type="string">
            <text:p><text:s/>estudio sobre aerolíneas <text:s/>no existe relación entre felicidad de clientes y éxito comercial <text:s text:c="2"/></text:p>
          </table:table-cell>
          <table:table-cell table:number-columns-repeated="2"/>
          <table:table-cell table:formula="of:=IF([.I598]=[.J59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Estudio sobre aerolíneas: No existe relación entre felicidad de clientes y éxito comercial http://ow.ly/Uf3rI <text:s/></text:p>
          </table:table-cell>
          <table:table-cell table:number-columns-repeated="2"/>
        </table:table-row>
        <table:table-row table:style-name="ro1">
          <table:table-cell table:formula="of:=IF([.B599]=[.C59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7034), ('pt', 0.12207), ('fr', 0.08385), ('en', 0.0394), ('ar', 0.0)]</text:p>
          </table:table-cell>
          <table:table-cell office:value-type="string" calcext:value-type="string">
            <text:p><text:s/>gobierno asegura que registro civil ha perdido us <text:s text:c="2"/>millones en los días de paro <text:s text:c="2"/></text:p>
          </table:table-cell>
          <table:table-cell table:number-columns-repeated="2"/>
          <table:table-cell table:formula="of:=IF([.I599]=[.J59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Gobierno asegura que Registro Civil ha perdido US$ 4,7 millones en los 37 días de paro http://ow.ly/UeCGp <text:s/></text:p>
          </table:table-cell>
          <table:table-cell table:number-columns-repeated="2"/>
        </table:table-row>
        <table:table-row table:style-name="ro1">
          <table:table-cell table:formula="of:=IF([.B600]=[.C60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09886), ('pt', 0.07942), ('en', 0.05857), ('fr', 0.05095), ('ar', 0.0)]</text:p>
          </table:table-cell>
          <table:table-cell office:value-type="string" calcext:value-type="string">
            <text:p><text:s/>gobierno turco asegura que cualquier cambio constitucional será sometido a referendum <text:s text:c="2"/></text:p>
          </table:table-cell>
          <table:table-cell table:number-columns-repeated="2"/>
          <table:table-cell table:formula="of:=IF([.I600]=[.J60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Gobierno turco asegura que cualquier cambio constitucional será sometido a referendum http://ow.ly/Uew2B <text:s/></text:p>
          </table:table-cell>
          <table:table-cell table:number-columns-repeated="2"/>
        </table:table-row>
        <table:table-row table:style-name="ro1">
          <table:table-cell table:formula="of:=IF([.B601]=[.C60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6502), ('pt', 0.13113), ('fr', 0.06174), ('en', 0.04981), ('ar', 0.0)]</text:p>
          </table:table-cell>
          <table:table-cell office:value-type="string" calcext:value-type="string">
            <text:p><text:s/>gobierno valora cambio de tendencia a favor de las reformas en encuesta adimark <text:s/></text:p>
          </table:table-cell>
          <table:table-cell table:number-columns-repeated="2"/>
          <table:table-cell table:formula="of:=IF([.I601]=[.J60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Gobierno valora cambio de tendencia a favor de las reformas en encuesta Adimark http://bit.ly/1H8GABK </text:p>
          </table:table-cell>
          <table:table-cell table:number-columns-repeated="2"/>
        </table:table-row>
        <table:table-row table:style-name="ro1">
          <table:table-cell table:formula="of:=IF([.B602]=[.C60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0722), ('pt', 0.08955), ('fr', 0.0691), ('en', 0.03418), ('ar', 0.0)]</text:p>
          </table:table-cell>
          <table:table-cell office:value-type="string" calcext:value-type="string">
            <text:p><text:s/>hallan en londres cortometraje de disney perdido hace años <text:s text:c="2"/></text:p>
          </table:table-cell>
          <table:table-cell table:number-columns-repeated="2"/>
          <table:table-cell table:formula="of:=IF([.I602]=[.J60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Hallan en Londres cortometraje de Disney perdido hace 87 años http://ow.ly/UeKEH <text:s/></text:p>
          </table:table-cell>
          <table:table-cell table:number-columns-repeated="2"/>
        </table:table-row>
        <table:table-row table:style-name="ro1">
          <table:table-cell table:formula="of:=IF([.B603]=[.C60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8935), ('pt', 0.13486), ('fr', 0.04863), ('en', 0.02372), ('ar', 0.0)]</text:p>
          </table:table-cell>
          <table:table-cell office:value-type="string" calcext:value-type="string">
            <text:p><text:s/>infografía <text:s/>los efectos de los días de paro del registro civil <text:s text:c="2"/></text:p>
          </table:table-cell>
          <table:table-cell table:number-columns-repeated="2"/>
          <table:table-cell table:formula="of:=IF([.I603]=[.J60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INFOGRAFÍA | Los efectos de los 37 días de paro del Registro Civil http://ow.ly/Ufnlh <text:s/></text:p>
          </table:table-cell>
          <table:table-cell table:number-columns-repeated="2"/>
        </table:table-row>
        <table:table-row table:style-name="ro1">
          <table:table-cell table:formula="of:=IF([.B604]=[.C60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2928), ('pt', 0.10608), ('fr', 0.06357), ('en', 0.03454), ('ar', 0.0)]</text:p>
          </table:table-cell>
          <table:table-cell office:value-type="string" calcext:value-type="string">
            <text:p><text:s/>justicia fija fecha para anuncio de no perseverar en caso de senador quintana <text:s text:c="2"/></text:p>
          </table:table-cell>
          <table:table-cell table:number-columns-repeated="2"/>
          <table:table-cell table:formula="of:=IF([.I604]=[.J60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0.9274347853762112, 'es'], [0.07256521462378893, 'pt']]</text:p>
          </table:table-cell>
          <table:table-cell office:value-type="string" calcext:value-type="string">
            <text:p>Justicia fija fecha para anuncio de no perseverar en caso de senador Quintana http://ow.ly/UeVKc <text:s/></text:p>
          </table:table-cell>
          <table:table-cell table:number-columns-repeated="2"/>
        </table:table-row>
        <table:table-row table:style-name="ro1">
          <table:table-cell table:formula="of:=IF([.B605]=[.C605];1;0)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[('pt', 0.05437), ('es', 0.05323), ('en', 0.04986), ('fr', 0.02932), ('ar', 0.0)]</text:p>
          </table:table-cell>
          <table:table-cell office:value-type="string" calcext:value-type="string">
            <text:p><text:s/>justin bieber no logra superar a selena gomez <text:s/>fue mi auténtico primer amor <text:s text:c="2"/></text:p>
          </table:table-cell>
          <table:table-cell table:number-columns-repeated="2"/>
          <table:table-cell table:formula="of:=IF([.I605]=[.J60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Justin Bieber no logra superar a Selena Gomez: Fue mi "auténtico primer amor" http://ow.ly/UfqK0 <text:s/></text:p>
          </table:table-cell>
          <table:table-cell table:number-columns-repeated="2"/>
        </table:table-row>
        <table:table-row table:style-name="ro1">
          <table:table-cell table:formula="of:=IF([.B606]=[.C60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05932), ('pt', 0.05917), ('fr', 0.04074), ('en', 0.03719), ('ar', 0.0)]</text:p>
          </table:table-cell>
          <table:table-cell office:value-type="string" calcext:value-type="string">
            <text:p><text:s/>justin trudeau toma posesión como nuevo primer ministro de canadá <text:s text:c="2"/></text:p>
          </table:table-cell>
          <table:table-cell table:number-columns-repeated="2"/>
          <table:table-cell table:formula="of:=IF([.I606]=[.J60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Justin Trudeau toma posesión como nuevo Primer Ministro de Canadá http://ow.ly/UfbeV <text:s/></text:p>
          </table:table-cell>
          <table:table-cell table:number-columns-repeated="2"/>
        </table:table-row>
        <table:table-row table:style-name="ro1">
          <table:table-cell table:formula="of:=IF([.B607]=[.C60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3232), ('pt', 0.08529), ('fr', 0.06924), ('en', 0.03074), ('ar', 0.0)]</text:p>
          </table:table-cell>
          <table:table-cell office:value-type="string" calcext:value-type="string">
            <text:p><text:s/>kale <text:s/>la verdura milagrosa que gana terreno por sus beneficios para la salud <text:s text:c="2"/></text:p>
          </table:table-cell>
          <table:table-cell table:number-columns-repeated="2"/>
          <table:table-cell table:formula="of:=IF([.I607]=[.J60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KALE: la verdura "milagrosa" que gana terreno por sus beneficios para la salud http://ow.ly/UfcHL <text:s/></text:p>
          </table:table-cell>
          <table:table-cell table:number-columns-repeated="2"/>
        </table:table-row>
        <table:table-row table:style-name="ro1">
          <table:table-cell table:formula="of:=IF([.B608]=[.C60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5741), ('pt', 0.11834), ('fr', 0.10165), ('en', 0.05548), ('ar', 0.0)]</text:p>
          </table:table-cell>
          <table:table-cell office:value-type="string" calcext:value-type="string">
            <text:p><text:s/>lanzamiento de satélite en hawai fracasa tras falla de cohete experimental <text:s text:c="2"/></text:p>
          </table:table-cell>
          <table:table-cell table:number-columns-repeated="2"/>
          <table:table-cell table:formula="of:=IF([.I608]=[.J608];1;0)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anzamiento de satélite en Hawai fracasa tras falla de cohete experimental http://ow.ly/UfrhW <text:s/></text:p>
          </table:table-cell>
          <table:table-cell table:number-columns-repeated="2"/>
        </table:table-row>
        <table:table-row table:style-name="ro1">
          <table:table-cell table:formula="of:=IF([.B609]=[.C60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3232), ('pt', 0.07516), ('en', 0.04112), ('fr', 0.04005), ('ar', 0.0)]</text:p>
          </table:table-cell>
          <table:table-cell office:value-type="string" calcext:value-type="string">
            <text:p><text:s/>loas por clasificación del city <text:s/>¿para qué guardiola si pellegrini sigue triunfando <text:s text:c="2"/></text:p>
          </table:table-cell>
          <table:table-cell table:number-columns-repeated="2"/>
          <table:table-cell table:formula="of:=IF([.I609]=[.J60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Loas por clasificación del City: "¿Para qué Guardiola si Pellegrini sigue triunfando?" http://ow.ly/Uehc2 <text:s/></text:p>
          </table:table-cell>
          <table:table-cell table:number-columns-repeated="2"/>
        </table:table-row>
        <table:table-row table:style-name="ro1">
          <table:table-cell table:formula="of:=IF([.B610]=[.C6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8327), ('pt', 0.13486), ('fr', 0.11608), ('en', 0.07179), ('ar', 0.0)]</text:p>
          </table:table-cell>
          <table:table-cell office:value-type="string" calcext:value-type="string">
            <text:p><text:s/>los chicago boys defienden sin anestesia modelo económico en documental de carola fuentes <text:s text:c="2"/></text:p>
          </table:table-cell>
          <table:table-cell table:number-columns-repeated="2"/>
          <table:table-cell table:formula="of:=IF([.I610]=[.J6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Los Chicago Boys defienden "sin anestesia" modelo económico en documental de Carola Fuentes http://ow.ly/UeV6e <text:s/></text:p>
          </table:table-cell>
          <table:table-cell table:number-columns-repeated="2"/>
        </table:table-row>
        <table:table-row table:style-name="ro1">
          <table:table-cell table:formula="of:=IF([.B611]=[.C6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4144), ('pt', 0.11301), ('fr', 0.10225), ('en', 0.06424), ('ar', 0.0)]</text:p>
          </table:table-cell>
          <table:table-cell office:value-type="string" calcext:value-type="string">
            <text:p><text:s/>mark hamill apoya a paciente terminal que ruega ver episodio vii antes de estreno <text:s text:c="2"/></text:p>
          </table:table-cell>
          <table:table-cell table:number-columns-repeated="2"/>
          <table:table-cell table:formula="of:=IF([.I611]=[.J6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Mark Hamill apoya a paciente terminal que ruega ver "Episodio VII" antes de estreno http://ow.ly/UffQK <text:s/></text:p>
          </table:table-cell>
          <table:table-cell table:number-columns-repeated="2"/>
        </table:table-row>
        <table:table-row table:style-name="ro1">
          <table:table-cell table:formula="of:=IF([.B612]=[.C6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346), ('pt', 0.11674), ('fr', 0.09364), ('en', 0.04872), ('ar', 0.0)]</text:p>
          </table:table-cell>
          <table:table-cell office:value-type="string" calcext:value-type="string">
            <text:p><text:s/>ministra blanco a funcionarios de registro civil <text:s/>mes que no se trabaja <text:s/>no se paga <text:s text:c="2"/></text:p>
          </table:table-cell>
          <table:table-cell table:number-columns-repeated="2"/>
          <table:table-cell table:formula="of:=IF([.I612]=[.J6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0.7874231334799858, 'es'], [0.21257686652001406, 'pt']]</text:p>
          </table:table-cell>
          <table:table-cell office:value-type="string" calcext:value-type="string">
            <text:p>Ministra Blanco a funcionarios de Registro Civil: "Mes que no se trabaja, no se paga" http://ow.ly/UfbQP <text:s/></text:p>
          </table:table-cell>
          <table:table-cell table:number-columns-repeated="2"/>
        </table:table-row>
        <table:table-row table:style-name="ro1">
          <table:table-cell table:formula="of:=IF([.B613]=[.C61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4829), ('pt', 0.12473), ('fr', 0.10067), ('en', 0.05228), ('ar', 0.0)]</text:p>
          </table:table-cell>
          <table:table-cell office:value-type="string" calcext:value-type="string">
            <text:p><text:s/>ministra blanco advierte a funcionarios de registro civil <text:s/>mes que no se trabaja <text:s/>no se paga <text:s/></text:p>
          </table:table-cell>
          <table:table-cell table:number-columns-repeated="2"/>
          <table:table-cell table:formula="of:=IF([.I613]=[.J61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0.950817943049362, 'es'], [0.049182056950638126, 'pt']]</text:p>
          </table:table-cell>
          <table:table-cell office:value-type="string" calcext:value-type="string">
            <text:p>Ministra Blanco advierte a funcionarios de Registro Civil: "Mes que no se trabaja, no se paga" http://ow.ly/Ufbyu </text:p>
          </table:table-cell>
          <table:table-cell table:number-columns-repeated="2"/>
        </table:table-row>
        <table:table-row table:style-name="ro1">
          <table:table-cell table:formula="of:=IF([.B614]=[.C614];1;0)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1398), ('es', 0.13384), ('pt', 0.09488), ('en', 0.04965), ('ar', 0.0)]</text:p>
          </table:table-cell>
          <table:table-cell office:value-type="string" calcext:value-type="string">
            <text:p><text:s/>ministra javiera blanco sobre paro <text:s/>el principio es uno solo <text:s/>mes que no se trabaja <text:s/>mes que no se paga <text:s/></text:p>
          </table:table-cell>
          <table:table-cell table:number-columns-repeated="2"/>
          <table:table-cell table:formula="of:=IF([.I614]=[.J6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0.7554279552720179, 'es'], [0.24457204472798208, 'pt']]</text:p>
          </table:table-cell>
          <table:table-cell office:value-type="string" calcext:value-type="string">
            <text:p>Ministra Javiera Blanco sobre paro: "El principio es uno solo. Mes que no se trabaja, mes que no se paga" http://www.emol.com </text:p>
          </table:table-cell>
          <table:table-cell table:number-columns-repeated="2"/>
        </table:table-row>
        <table:table-row table:style-name="ro1">
          <table:table-cell table:formula="of:=IF([.B615]=[.C6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04791), ('fr', 0.02789), ('pt', 0.02559), ('en', 0.02008), ('ar', 0.0)]</text:p>
          </table:table-cell>
          <table:table-cell office:value-type="string" calcext:value-type="string">
            <text:p><text:s/>ministra javiera blanco <text:s/>el paro se debe acabar ya <text:s/></text:p>
          </table:table-cell>
          <table:table-cell table:number-columns-repeated="2"/>
          <table:table-cell table:formula="of:=IF([.I615]=[.J6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Ministra Javiera Blanco: "El paro se debe acabar ya" http://www.emol.com </text:p>
          </table:table-cell>
          <table:table-cell table:number-columns-repeated="2"/>
        </table:table-row>
        <table:table-row table:style-name="ro1">
          <table:table-cell table:formula="of:=IF([.B616]=[.C61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1483), ('pt', 0.09009), ('fr', 0.08128), ('en', 0.05012), ('ar', 0.0)]</text:p>
          </table:table-cell>
          <table:table-cell office:value-type="string" calcext:value-type="string">
            <text:p><text:s/>muñoz dice que embajador ibarra permanecerá en santiago hasta que se estime conveniente <text:s/></text:p>
          </table:table-cell>
          <table:table-cell table:number-columns-repeated="2"/>
          <table:table-cell table:formula="of:=IF([.I616]=[.J61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Muñoz dice que embajador Ibarra permanecerá en Santiago "hasta que se estime conveniente" http://bit.ly/1NrVgNw </text:p>
          </table:table-cell>
          <table:table-cell table:number-columns-repeated="2"/>
        </table:table-row>
        <table:table-row table:style-name="ro1">
          <table:table-cell table:formula="of:=IF([.B617]=[.C6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7643), ('pt', 0.11834), ('fr', 0.07391), ('en', 0.02645), ('ar', 0.0)]</text:p>
          </table:table-cell>
          <table:table-cell office:value-type="string" calcext:value-type="string">
            <text:p><text:s/>nasa anunciará mañana nuevos hallazgos sobre el destino de la atmósfera de marte <text:s text:c="2"/></text:p>
          </table:table-cell>
          <table:table-cell table:number-columns-repeated="2"/>
          <table:table-cell table:formula="of:=IF([.I617]=[.J6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NASA anunciará mañana nuevos hallazgos sobre el "destino de la atmósfera de Marte" http://ow.ly/Uezfg <text:s/></text:p>
          </table:table-cell>
          <table:table-cell table:number-columns-repeated="2"/>
        </table:table-row>
        <table:table-row table:style-name="ro1">
          <table:table-cell table:formula="of:=IF([.B618]=[.C6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2624), ('pt', 0.09701), ('fr', 0.04222), ('en', 0.04097), ('ar', 0.0)]</text:p>
          </table:table-cell>
          <table:table-cell office:value-type="string" calcext:value-type="string">
            <text:p><text:s/>nelly díaz y continuidad del paro <text:s/>seguimos topando en la oferta económica <text:s text:c="2"/></text:p>
          </table:table-cell>
          <table:table-cell table:number-columns-repeated="2"/>
          <table:table-cell table:formula="of:=IF([.I618]=[.J6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Nelly Díaz y continuidad del paro: "Seguimos topando en la oferta económica" http://ow.ly/Uf2Vz <text:s/></text:p>
          </table:table-cell>
          <table:table-cell table:number-columns-repeated="2"/>
        </table:table-row>
        <table:table-row table:style-name="ro1">
          <table:table-cell table:formula="of:=IF([.B619]=[.C61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0342), ('pt', 0.07623), ('en', 0.05376), ('fr', 0.03887), ('ar', 0.0)]</text:p>
          </table:table-cell>
          <table:table-cell office:value-type="string" calcext:value-type="string">
            <text:p><text:s/>nelly díaz <text:s/>con amenazas no vamos a solucionar problemas <text:s text:c="2"/></text:p>
          </table:table-cell>
          <table:table-cell table:number-columns-repeated="2"/>
          <table:table-cell table:formula="of:=IF([.I619]=[.J61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0.9036802438106115, 'es'], [0.09631975618938854, 'en']]</text:p>
          </table:table-cell>
          <table:table-cell office:value-type="string" calcext:value-type="string">
            <text:p>Nelly Díaz: Con amenazas no vamos a solucionar problemas http://ow.ly/UfnVJ <text:s/></text:p>
          </table:table-cell>
          <table:table-cell table:number-columns-repeated="2"/>
        </table:table-row>
        <table:table-row table:style-name="ro1">
          <table:table-cell table:formula="of:=IF([.B620]=[.C6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2167), ('pt', 0.11034), ('fr', 0.07946), ('en', 0.03514), ('ar', 0.0)]</text:p>
          </table:table-cell>
          <table:table-cell office:value-type="string" calcext:value-type="string">
            <text:p><text:s/>ocde asegura que la economía de brasil pasa por un momento crítico <text:s text:c="2"/></text:p>
          </table:table-cell>
          <table:table-cell table:number-columns-repeated="2"/>
          <table:table-cell table:formula="of:=IF([.I620]=[.J6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OCDE asegura que la economía de Brasil pasa por un "momento crítico" http://ow.ly/UeBSf <text:s/></text:p>
          </table:table-cell>
          <table:table-cell table:number-columns-repeated="2"/>
        </table:table-row>
        <table:table-row table:style-name="ro1">
          <table:table-cell table:formula="of:=IF([.B621]=[.C6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6198), ('pt', 0.12793), ('fr', 0.10679), ('en', 0.05982), ('ar', 0.0)]</text:p>
          </table:table-cell>
          <table:table-cell office:value-type="string" calcext:value-type="string">
            <text:p><text:s/>os busca a mujer que distraía con su belleza a dueños de casa para que cómplices robaran <text:s text:c="2"/></text:p>
          </table:table-cell>
          <table:table-cell table:number-columns-repeated="2"/>
          <table:table-cell table:formula="of:=IF([.I621]=[.J6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OS-9 busca a mujer que distraía con su belleza a dueños de casa para que cómplices robaran http://ow.ly/UeW2t <text:s/></text:p>
          </table:table-cell>
          <table:table-cell table:number-columns-repeated="2"/>
        </table:table-row>
        <table:table-row table:style-name="ro1">
          <table:table-cell table:formula="of:=IF([.B622]=[.C622];1;0)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[('pt', 0.13273), ('es', 0.1308), ('fr', 0.07231), ('en', 0.05212), ('ar', 0.0)]</text:p>
          </table:table-cell>
          <table:table-cell office:value-type="string" calcext:value-type="string">
            <text:p><text:s/>penta <text:s/>fiscalía pide audiencia para discutir procedimiento abreviado contra ex senador novoa <text:s text:c="2"/></text:p>
          </table:table-cell>
          <table:table-cell table:number-columns-repeated="2"/>
          <table:table-cell table:formula="of:=IF([.I622]=[.J6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Penta: Fiscalía pide audiencia para discutir procedimiento abreviado contra ex senador Novoa http://ow.ly/Uf9IX <text:s/></text:p>
          </table:table-cell>
          <table:table-cell table:number-columns-repeated="2"/>
        </table:table-row>
        <table:table-row table:style-name="ro1">
          <table:table-cell table:formula="of:=IF([.B623]=[.C6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22586), ('pt', 0.1855), ('fr', 0.10964), ('en', 0.05743), ('ar', 0.0)]</text:p>
          </table:table-cell>
          <table:table-cell office:value-type="string" calcext:value-type="string">
            <text:p><text:s/>presidenta de la fed afirma que bancos aún tienen numerosos problemas de manejo de riesgos <text:s text:c="2"/></text:p>
          </table:table-cell>
          <table:table-cell table:number-columns-repeated="2"/>
          <table:table-cell table:formula="of:=IF([.I623]=[.J6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Presidenta de la Fed afirma que bancos aún tienen "numerosos" problemas de manejo de riesgos http://ow.ly/UeZWV <text:s/></text:p>
          </table:table-cell>
          <table:table-cell table:number-columns-repeated="2"/>
        </table:table-row>
        <table:table-row table:style-name="ro1">
          <table:table-cell table:formula="of:=IF([.B624]=[.C62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07909), ('fr', 0.02041), ('pt', 0.02026), ('en', 0.01368), ('ar', 0.0)]</text:p>
          </table:table-cell>
          <table:table-cell office:value-type="string" calcext:value-type="string">
            <text:p><text:s/>próxima generación del iphone incluiría un nuevo modelo más pequeño <text:s text:c="2"/></text:p>
          </table:table-cell>
          <table:table-cell table:number-columns-repeated="2"/>
          <table:table-cell table:formula="of:=IF([.I624]=[.J62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Próxima generación del iPhone incluiría un nuevo modelo más pequeño http://ow.ly/Uepca <text:s/></text:p>
          </table:table-cell>
          <table:table-cell table:number-columns-repeated="2"/>
        </table:table-row>
        <table:table-row table:style-name="ro1">
          <table:table-cell table:formula="of:=IF([.B625]=[.C62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711), ('pt', 0.1274), ('fr', 0.10141), ('en', 0.07519), ('ar', 0.0)]</text:p>
          </table:table-cell>
          <table:table-cell office:value-type="string" calcext:value-type="string">
            <text:p><text:s/>putin encabeza por tercer año consecutivo la lista de personas más poderosas de forbes <text:s text:c="2"/></text:p>
          </table:table-cell>
          <table:table-cell table:number-columns-repeated="2"/>
          <table:table-cell table:formula="of:=IF([.I625]=[.J62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Putin encabeza por tercer año consecutivo la lista de personas más poderosas de Forbes http://ow.ly/Uf0Jm <text:s/></text:p>
          </table:table-cell>
          <table:table-cell table:number-columns-repeated="2"/>
        </table:table-row>
        <table:table-row table:style-name="ro1">
          <table:table-cell table:formula="of:=IF([.B626]=[.C6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4981), ('pt', 0.08689), ('en', 0.04586), ('fr', 0.03524), ('ar', 0.0)]</text:p>
          </table:table-cell>
          <table:table-cell office:value-type="string" calcext:value-type="string">
            <text:p><text:s/>rafael nadal vence a lukas rosol y avanza a los octavos del masters parísbercy <text:s text:c="2"/></text:p>
          </table:table-cell>
          <table:table-cell table:number-columns-repeated="2"/>
          <table:table-cell table:formula="of:=IF([.I626]=[.J6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0.8629013328643856, 'es'], [0.13709866713561428, 'en']]</text:p>
          </table:table-cell>
          <table:table-cell office:value-type="string" calcext:value-type="string">
            <text:p>Rafael Nadal vence a Lukas Rosol y avanza a los octavos del Masters 1000 París-Bercy http://ow.ly/Ufjzu <text:s/></text:p>
          </table:table-cell>
          <table:table-cell table:number-columns-repeated="2"/>
        </table:table-row>
        <table:table-row table:style-name="ro1">
          <table:table-cell table:formula="of:=IF([.B627]=[.C627];1;0)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[('pt', 0.16045), ('es', 0.15817), ('fr', 0.09248), ('en', 0.08138), ('ar', 0.0)]</text:p>
          </table:table-cell>
          <table:table-cell office:value-type="string" calcext:value-type="string">
            <text:p><text:s/>rajoy se reúne con empresarios y sindicatos buscando apoyo contra independentistas catalanes <text:s text:c="2"/></text:p>
          </table:table-cell>
          <table:table-cell table:number-columns-repeated="2"/>
          <table:table-cell table:formula="of:=IF([.I627]=[.J627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Rajoy se reúne con empresarios y sindicatos buscando apoyo contra independentistas catalanes http://ow.ly/Ufrfw <text:s/></text:p>
          </table:table-cell>
          <table:table-cell table:number-columns-repeated="2"/>
        </table:table-row>
        <table:table-row table:style-name="ro1">
          <table:table-cell table:formula="of:=IF([.B628]=[.C62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057), ('pt', 0.04318), ('fr', 0.03911), ('en', 0.01688), ('ar', 0.0)]</text:p>
          </table:table-cell>
          <table:table-cell office:value-type="string" calcext:value-type="string">
            <text:p><text:s/>reviva en tiempo real el inicio de la gira teletón <text:s text:c="2"/></text:p>
          </table:table-cell>
          <table:table-cell table:number-columns-repeated="2"/>
          <table:table-cell table:formula="of:=IF([.I628]=[.J628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Reviva en tiempo real el inicio de la Gira Teletón 2015 http://ow.ly/UeTNZ <text:s/></text:p>
          </table:table-cell>
          <table:table-cell table:number-columns-repeated="2"/>
        </table:table-row>
        <table:table-row table:style-name="ro1">
          <table:table-cell table:formula="of:=IF([.B629]=[.C62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057), ('pt', 0.04318), ('fr', 0.03911), ('en', 0.01688), ('ar', 0.0)]</text:p>
          </table:table-cell>
          <table:table-cell office:value-type="string" calcext:value-type="string">
            <text:p><text:s/>reviva en tiempo real el inicio de la gira teletón <text:s text:c="2"/></text:p>
          </table:table-cell>
          <table:table-cell table:number-columns-repeated="2"/>
          <table:table-cell table:formula="of:=IF([.I629]=[.J629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Reviva en tiempo real el inicio de la Gira Teletón 2015 http://ow.ly/UeU0a <text:s/></text:p>
          </table:table-cell>
          <table:table-cell table:number-columns-repeated="2"/>
        </table:table-row>
        <table:table-row table:style-name="ro1">
          <table:table-cell table:formula="of:=IF([.B630]=[.C63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5589), ('fr', 0.10683), ('pt', 0.10448), ('en', 0.03054), ('ar', 0.0)]</text:p>
          </table:table-cell>
          <table:table-cell office:value-type="string" calcext:value-type="string">
            <text:p><text:s/>santi cazorla llena de elogios a alexis <text:s/>la ambición que tiene es un espectáculo <text:s text:c="2"/></text:p>
          </table:table-cell>
          <table:table-cell table:number-columns-repeated="2"/>
          <table:table-cell table:formula="of:=IF([.I630]=[.J630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Santi Cazorla llena de elogios a Alexis: "La ambición que tiene es un espectáculo" http://ow.ly/UfhUJ <text:s/></text:p>
          </table:table-cell>
          <table:table-cell table:number-columns-repeated="2"/>
        </table:table-row>
        <table:table-row table:style-name="ro1">
          <table:table-cell table:formula="of:=IF([.B631]=[.C631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07909), ('pt', 0.07249), ('fr', 0.06619), ('en', 0.04734), ('ar', 0.0)]</text:p>
          </table:table-cell>
          <table:table-cell office:value-type="string" calcext:value-type="string">
            <text:p><text:s/>sean connery <text:s/>¿el mejor james bond de la historia <text:s text:c="2"/></text:p>
          </table:table-cell>
          <table:table-cell table:number-columns-repeated="2"/>
          <table:table-cell table:formula="of:=IF([.I631]=[.J631];1;0)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SEAN CONNERY: ¿El mejor James Bond de la historia? http://ow.ly/Uf7a0 <text:s/></text:p>
          </table:table-cell>
          <table:table-cell table:number-columns-repeated="2"/>
        </table:table-row>
        <table:table-row table:style-name="ro1">
          <table:table-cell table:formula="of:=IF([.B632]=[.C6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4449), ('pt', 0.11887), ('fr', 0.06584), ('en', 0.06084), ('ar', 0.0)]</text:p>
          </table:table-cell>
          <table:table-cell office:value-type="string" calcext:value-type="string">
            <text:p><text:s/>turquía detiene a nueve yihadistas que iban atentar contra medios y partidos <text:s text:c="2"/></text:p>
          </table:table-cell>
          <table:table-cell table:number-columns-repeated="2"/>
          <table:table-cell table:formula="of:=IF([.I632]=[.J6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Turquía detiene a nueve yihadistas que iban atentar contra medios y partidos http://ow.ly/UesPU <text:s/></text:p>
          </table:table-cell>
          <table:table-cell table:number-columns-repeated="2"/>
        </table:table-row>
        <table:table-row table:style-name="ro1">
          <table:table-cell table:formula="of:=IF([.B633]=[.C63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4525), ('pt', 0.09968), ('fr', 0.0685), ('en', 0.03051), ('ar', 0.0)]</text:p>
          </table:table-cell>
          <table:table-cell office:value-type="string" calcext:value-type="string">
            <text:p><text:s/>u <text:s/>de talca abre inédita carrera para admisión <text:s text:c="2"/>ingeniería en desarrollo de videojuegos <text:s text:c="2"/></text:p>
          </table:table-cell>
          <table:table-cell table:number-columns-repeated="2"/>
          <table:table-cell table:formula="of:=IF([.I633]=[.J633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U. de Talca abre inédita carrera para admisión 2016: Ingeniería en Desarrollo de Videojuegos http://ow.ly/Uf214 <text:s/></text:p>
          </table:table-cell>
          <table:table-cell table:number-columns-repeated="2"/>
        </table:table-row>
        <table:table-row table:style-name="ro1">
          <table:table-cell table:formula="of:=IF([.B634]=[.C6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749), ('pt', 0.15885), ('fr', 0.13226), ('en', 0.0657), ('ar', 0.0)]</text:p>
          </table:table-cell>
          <table:table-cell office:value-type="string" calcext:value-type="string">
            <text:p><text:s/>un barco con inmigrantes ilegales a bordo fue rescatado en las costas de chipre <text:s text:c="2"/></text:p>
          </table:table-cell>
          <table:table-cell table:number-columns-repeated="2"/>
          <table:table-cell table:formula="of:=IF([.I634]=[.J6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Un barco con 26 inmigrantes ilegales a bordo fue rescatado en las costas de Chipre http://ow.ly/UePZY <text:s/></text:p>
          </table:table-cell>
          <table:table-cell table:number-columns-repeated="2"/>
        </table:table-row>
        <table:table-row table:style-name="ro1">
          <table:table-cell table:formula="of:=IF([.B635]=[.C6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1787), ('pt', 0.09009), ('fr', 0.058), ('en', 0.04115), ('ar', 0.0)]</text:p>
          </table:table-cell>
          <table:table-cell office:value-type="string" calcext:value-type="string">
            <text:p><text:s/>vaticano <text:s/>mujer acusada de filtrarción afirma que sacerdote español grabó al papa en secreto <text:s text:c="2"/></text:p>
          </table:table-cell>
          <table:table-cell table:number-columns-repeated="2"/>
          <table:table-cell table:formula="of:=IF([.I635]=[.J6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Vaticano: mujer acusada de filtrarción afirma que sacerdote español grabó al Papa en secreto http://ow.ly/Uf8sb <text:s/></text:p>
          </table:table-cell>
          <table:table-cell table:number-columns-repeated="2"/>
        </table:table-row>
        <table:table-row table:style-name="ro1">
          <table:table-cell table:formula="of:=IF([.B636]=[.C63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('es', 0.13308), ('fr', 0.07829), ('pt', 0.07569), ('en', 0.04494), ('ar', 0.0)]</text:p>
          </table:table-cell>
          <table:table-cell office:value-type="string" calcext:value-type="string">
            <text:p><text:s/>vidal y sánchez se vuelven a medir en duelo clave de chilenos en la champions <text:s text:c="2"/></text:p>
          </table:table-cell>
          <table:table-cell table:number-columns-repeated="2"/>
          <table:table-cell table:formula="of:=IF([.I636]=[.J636];1;0)" office:value-type="float" office:value="1" calcext:value-type="float">
            <text:p>1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Vidal y Sánchez se vuelven a medir en duelo clave de chilenos en la Champions http://ow.ly/Uecwm <text:s/></text:p>
          </table:table-cell>
          <table:table-cell table:number-columns-repeated="2"/>
        </table:table-row>
        <table:table-row table:style-name="ro1">
          <table:table-cell table:formula="of:=IF([.B637]=[.C637];1;0)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), ('en', 0.0), ('ar', 0.0), ('pt', 0.0), ('es', 0.0)]</text:p>
          </table:table-cell>
          <table:table-cell office:value-type="string" calcext:value-type="string">
            <text:p>羫</text:p>
          </table:table-cell>
          <table:table-cell table:number-columns-repeated="2"/>
          <table:table-cell table:formula="of:=IF([.I637]=[.J637];1;0)"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table:number-columns-repeated="3"/>
        </table:table-row>
        <table:table-row table:style-name="ro1">
          <table:table-cell table:formula="of:=IF([.B638]=[.C63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7537), ('es', 0.10951), ('fr', 0.04086), ('en', 0.03363), ('ar', 0.0)]</text:p>
          </table:table-cell>
          <table:table-cell office:value-type="string" calcext:value-type="string">
            <text:p><text:s text:c="5"/>uma seleção de boas histórias com obras de referência em ficção e nãoficção </text:p>
          </table:table-cell>
          <table:table-cell table:number-columns-repeated="2"/>
          <table:table-cell table:formula="of:=IF([.I638]=[.J63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<text:s text:c="4"/>Uma seleção de boas histórias com obras de referência em ficção e não-ficção.</text:p>
          </table:table-cell>
          <table:table-cell table:number-columns-repeated="2"/>
        </table:table-row>
        <table:table-row table:style-name="ro1">
          <table:table-cell table:formula="of:=IF([.B639]=[.C639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2038), ('pt', 0.18177), ('en', 0.04801), ('fr', 0.02103), ('ar', 0.0)]</text:p>
          </table:table-cell>
          <table:table-cell office:value-type="string" calcext:value-type="string">
            <text:p><text:s/>a dandara criada por jarid nos inspira a sermos guerreiras todos os dias <text:s/></text:p>
          </table:table-cell>
          <table:table-cell table:number-columns-repeated="2"/>
          <table:table-cell table:formula="of:=IF([.I639]=[.J63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a Dandara criada por Jarid nos inspira a sermos guerreiras todos os dias" &lt;3 </text:p>
          </table:table-cell>
          <table:table-cell table:number-columns-repeated="2"/>
        </table:table-row>
        <table:table-row table:style-name="ro1">
          <table:table-cell table:formula="of:=IF([.B640]=[.C6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0949), ('es', 0.20608), ('fr', 0.10313), ('en', 0.07194), ('ar', 0.0)]</text:p>
          </table:table-cell>
          <table:table-cell office:value-type="string" calcext:value-type="string">
            <text:p><text:s/>esse cunha comeu coco menina i <text:s/>anos <text:s/>sobre notícia da proposta parlamentar de precisar provas concretas pra denúncia de estupro </text:p>
          </table:table-cell>
          <table:table-cell table:number-columns-repeated="2"/>
          <table:table-cell table:formula="of:=IF([.I640]=[.J6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Esse Cunha comeu coco?" menina I, 9 anos, sobre notícia da proposta parlamentar de precisar "provas concretas" pra denúncia de estupro.</text:p>
          </table:table-cell>
          <table:table-cell table:number-columns-repeated="2"/>
        </table:table-row>
        <table:table-row table:style-name="ro1">
          <table:table-cell table:formula="of:=IF([.B641]=[.C6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87), ('es', 0.14601), ('fr', 0.08714), ('en', 0.05306), ('ar', 0.0)]</text:p>
          </table:table-cell>
          <table:table-cell office:value-type="string" calcext:value-type="string">
            <text:p><text:s/>gerações seguidas de afrobrasileiros cresceram sem fazer ideia do ponto de partida da saga familiar <text:s text:c="2"/>…</text:p>
          </table:table-cell>
          <table:table-cell table:number-columns-repeated="2"/>
          <table:table-cell table:formula="of:=IF([.I641]=[.J6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Gerações seguidas de afro-brasileiros cresceram sem fazer ideia do ponto de partida da saga familiar." http://blogs.oglobo.globo.com/flavia-oliveira/post/atestado-de-africanidade-coluna-13-5-566809.html …</text:p>
          </table:table-cell>
          <table:table-cell table:number-columns-repeated="2"/>
        </table:table-row>
        <table:table-row table:style-name="ro1">
          <table:table-cell table:formula="of:=IF([.B642]=[.C6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9296), ('es', 0.17947), ('fr', 0.0267), ('en', 0.02544), ('ar', 0.0)]</text:p>
          </table:table-cell>
          <table:table-cell office:value-type="string" calcext:value-type="string">
            <text:p><text:s/>os textos <text:s text:c="4"/>com desrespeito aos direitos humanos <text:s/>também serão avaliados com nota zero <text:s text:c="2"/>…</text:p>
          </table:table-cell>
          <table:table-cell table:number-columns-repeated="2"/>
          <table:table-cell table:formula="of:=IF([.I642]=[.J6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Os textos (...) com desrespeito aos direitos humanos, também serão avaliados com nota zero" #Enem2015 http://portal.mec.gov.br/component/content/index.php?option=com_content&amp;view=article&amp;id=31591:estudantes-tem-de-escrever-sobre-a-violencia-contra-a-mulher-na-sociedade-brasileira&amp;catid=418&amp;Itemid=86 …</text:p>
          </table:table-cell>
          <table:table-cell table:number-columns-repeated="2"/>
        </table:table-row>
        <table:table-row table:style-name="ro1">
          <table:table-cell table:formula="of:=IF([.B643]=[.C6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339), ('es', 0.09962), ('fr', 0.07128), ('en', 0.04944), ('ar', 0.0)]</text:p>
          </table:table-cell>
          <table:table-cell office:value-type="string" calcext:value-type="string">
            <text:p><text:s/>porque mudar de ideia <text:s/>evoluir e aprender são processos <text:s/>e o processo <text:s/>ele é lento <text:s/></text:p>
          </table:table-cell>
          <table:table-cell table:number-columns-repeated="2"/>
          <table:table-cell table:formula="of:=IF([.I643]=[.J6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Porque mudar de ideia, evoluir e aprender são processos. E o processo, ele é lento." @alinevalek</text:p>
          </table:table-cell>
          <table:table-cell table:number-columns-repeated="2"/>
        </table:table-row>
        <table:table-row table:style-name="ro1">
          <table:table-cell table:formula="of:=IF([.B644]=[.C6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196), ('es', 0.06996), ('fr', 0.03751), ('en', 0.03111), ('ar', 0.0)]</text:p>
          </table:table-cell>
          <table:table-cell office:value-type="string" calcext:value-type="string">
            <text:p><text:s/>prometemos solenemente nunca compactuar com isso </text:p>
          </table:table-cell>
          <table:table-cell table:number-columns-repeated="2"/>
          <table:table-cell table:formula="of:=IF([.I644]=[.J644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"Prometemos solenemente NUNCA compactuar com isso" </text:p>
          </table:table-cell>
          <table:table-cell table:number-columns-repeated="2"/>
        </table:table-row>
        <table:table-row table:style-name="ro1">
          <table:table-cell table:formula="of:=IF([.B645]=[.C64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9328), ('es', 0.06616), ('en', 0.01319), ('fr', 0.00565), ('ar', 0.0)]</text:p>
          </table:table-cell>
          <table:table-cell office:value-type="string" calcext:value-type="string">
            <text:p><text:s/>qq vc ta fazendo da vida nada mas é temporário né não</text:p>
          </table:table-cell>
          <table:table-cell table:number-columns-repeated="2"/>
          <table:table-cell table:formula="of:=IF([.I645]=[.J64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qq vc ta fazendo da vida" "nada" "mas é temporário né" "não"</text:p>
          </table:table-cell>
          <table:table-cell table:number-columns-repeated="2"/>
        </table:table-row>
        <table:table-row table:style-name="ro1">
          <table:table-cell table:formula="of:=IF([.B646]=[.C646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616), ('pt', 0.04638), ('fr', 0.0358), ('en', 0.01667), ('ar', 0.0)]</text:p>
          </table:table-cell>
          <table:table-cell office:value-type="string" calcext:value-type="string">
            <text:p><text:s/>quase da família <text:s text:c="2"/>sobre que horas ela volta</text:p>
          </table:table-cell>
          <table:table-cell table:number-columns-repeated="2"/>
          <table:table-cell table:formula="of:=IF([.I646]=[.J64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Quase da família", @alinevalek sobre Que horas ela volta?</text:p>
          </table:table-cell>
          <table:table-cell table:number-columns-repeated="2"/>
        </table:table-row>
        <table:table-row table:style-name="ro1">
          <table:table-cell table:formula="of:=IF([.B647]=[.C6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606), ('es', 0.11483), ('fr', 0.05347), ('en', 0.04211), ('ar', 0.0)]</text:p>
          </table:table-cell>
          <table:table-cell office:value-type="string" calcext:value-type="string">
            <text:p><text:s/>uma mulher tem sofrido ameaças por causa de um site fake e ninguém faz nada sobre o apoio que <text:s/>precisa <text:s/>…</text:p>
          </table:table-cell>
          <table:table-cell table:number-columns-repeated="2"/>
          <table:table-cell table:formula="of:=IF([.I647]=[.J6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Uma mulher tem sofrido ameaças por causa de um site fake e ninguém faz nada" Sobre o apoio que @escrevalola precisa https://medium.com/@carolpatrocinio/uma-mulher-tem-sofrido-amea%C3%A7as-por-causa-de-um-site-fake-e-ningu%C3%A9m-faz-nada-e7c11feb6bed …</text:p>
          </table:table-cell>
          <table:table-cell table:number-columns-repeated="2"/>
        </table:table-row>
        <table:table-row table:style-name="ro1">
          <table:table-cell table:formula="of:=IF([.B648]=[.C6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8262), ('es', 0.06008), ('fr', 0.03053), ('en', 0.02937), ('ar', 0.0)]</text:p>
          </table:table-cell>
          <table:table-cell office:value-type="string" calcext:value-type="string">
            <text:p><text:s/>você tirou o véu q cobriam meus olhos mensagens assim fazem tudo valer a pena <text:s/>'</text:p>
          </table:table-cell>
          <table:table-cell table:number-columns-repeated="2"/>
          <table:table-cell table:formula="of:=IF([.I648]=[.J6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Você tirou o véu q cobriam meus olhos" mensagens assim fazem tudo valer a pena :')</text:p>
          </table:table-cell>
          <table:table-cell table:number-columns-repeated="2"/>
        </table:table-row>
        <table:table-row table:style-name="ro1">
          <table:table-cell table:formula="of:=IF([.B649]=[.C6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0714), ('es', 0.06616), ('fr', 0.06169), ('en', 0.05415), ('ar', 0.0)]</text:p>
          </table:table-cell>
          <table:table-cell office:value-type="string" calcext:value-type="string">
            <text:p><text:s/>vou escrever um texto menor dessa vez <text:s/>eu disse <text:s/>e <text:s/>mais uma vez <text:s/>falhei miseravelmente </text:p>
          </table:table-cell>
          <table:table-cell table:number-columns-repeated="2"/>
          <table:table-cell table:formula="of:=IF([.I649]=[.J6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"Vou escrever um texto menor dessa vez", eu disse. E, mais uma vez, falhei miseravelmente.</text:p>
          </table:table-cell>
          <table:table-cell table:number-columns-repeated="2"/>
        </table:table-row>
        <table:table-row table:style-name="ro1">
          <table:table-cell table:formula="of:=IF([.B650]=[.C65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4104), ('es', 0.03042), ('fr', 0.01363), ('en', 0.00934), ('ar', 0.0)]</text:p>
          </table:table-cell>
          <table:table-cell office:value-type="string" calcext:value-type="string">
            <text:p><text:s/>sempre com muitos gifs</text:p>
          </table:table-cell>
          <table:table-cell table:number-columns-repeated="2"/>
          <table:table-cell table:formula="of:=IF([.I650]=[.J65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(sempre com muitos gifs)</text:p>
          </table:table-cell>
          <table:table-cell table:number-columns-repeated="2"/>
        </table:table-row>
        <table:table-row table:style-name="ro1">
          <table:table-cell table:formula="of:=IF([.B651]=[.C6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0608), ('es', 0.08061), ('fr', 0.05154), ('en', 0.02393), ('ar', 0.0)]</text:p>
          </table:table-cell>
          <table:table-cell office:value-type="string" calcext:value-type="string">
            <text:p><text:s text:c="2"/>oi <text:s/>querida <text:s/>td bem hj vamos fazer um tuitaço às h <text:s text:c="2"/>vc pode divulgar e participar bjo</text:p>
          </table:table-cell>
          <table:table-cell table:number-columns-repeated="2"/>
          <table:table-cell table:formula="of:=IF([.I651]=[.J6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@alinevalek Oi, querida, td bem? Hj vamos fazer um tuitaço às 18h #ForaCunha #MulheresContraCunha. Vc pode divulgar e participar? Bjo</text:p>
          </table:table-cell>
          <table:table-cell table:number-columns-repeated="2"/>
        </table:table-row>
        <table:table-row table:style-name="ro1">
          <table:table-cell table:formula="of:=IF([.B652]=[.C65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011), ('es', 0.02205), ('en', 0.01696), ('fr', 0.01237), ('ar', 0.0)]</text:p>
          </table:table-cell>
          <table:table-cell office:value-type="string" calcext:value-type="string">
            <text:p><text:s text:c="2"/>sp tá virando uma distopia</text:p>
          </table:table-cell>
          <table:table-cell table:number-columns-repeated="2"/>
          <table:table-cell table:formula="of:=IF([.I652]=[.J65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@alinevalek SP tá virando uma distopia</text:p>
          </table:table-cell>
          <table:table-cell table:number-columns-repeated="2"/>
        </table:table-row>
        <table:table-row table:style-name="ro1">
          <table:table-cell table:formula="of:=IF([.B653]=[.C65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143), ('es', 0.06236), ('fr', 0.03661), ('en', 0.01555), ('ar', 0.0)]</text:p>
          </table:table-cell>
          <table:table-cell office:value-type="string" calcext:value-type="string">
            <text:p><text:s text:c="2"/>é tarde demais para nos calar <text:s/>… <text:s/></text:p>
          </table:table-cell>
          <table:table-cell table:number-columns-repeated="2"/>
          <table:table-cell table:formula="of:=IF([.I653]=[.J65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#ForçaLola É tarde demais para nos calar http://thinkolga.com/2015/11/04/e-tarde-demais-para-nos-calar … @lolaescreva </text:p>
          </table:table-cell>
          <table:table-cell table:number-columns-repeated="2"/>
        </table:table-row>
        <table:table-row table:style-name="ro1">
          <table:table-cell table:formula="of:=IF([.B654]=[.C65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4424), ('es', 0.02281), ('en', 0.01178), ('fr', 0.00602), ('ar', 0.0)]</text:p>
          </table:table-cell>
          <table:table-cell office:value-type="string" calcext:value-type="string">
            <text:p><text:s/>a <text:s/>redefiniu ti pra tecnologia da imaginação 👽</text:p>
          </table:table-cell>
          <table:table-cell table:number-columns-repeated="2"/>
          <table:table-cell table:formula="of:=IF([.I654]=[.J65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 @alinevalek redefiniu TI pra tecnologia da imaginação 👽</text:p>
          </table:table-cell>
          <table:table-cell table:number-columns-repeated="2"/>
        </table:table-row>
        <table:table-row table:style-name="ro1">
          <table:table-cell table:formula="of:=IF([.B655]=[.C6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6258), ('es', 0.14373), ('fr', 0.0695), ('en', 0.04006), ('ar', 0.0)]</text:p>
          </table:table-cell>
          <table:table-cell office:value-type="string" calcext:value-type="string">
            <text:p><text:s/>a <text:s/>falando sobre <text:s/>abusos e sobre a necessidade de fazermos um escândalo sobre isso <text:s/>…</text:p>
          </table:table-cell>
          <table:table-cell table:number-columns-repeated="2"/>
          <table:table-cell table:formula="of:=IF([.I655]=[.J6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 @joutfuckinjout falando sobre #PrimeiroAssédio, abusos e sobre a necessidade de fazermos um ESCÂNDALO sobre isso https://www.youtube.com/watch?v=0Maw7ibFhls&amp;feature=youtu.be …</text:p>
          </table:table-cell>
          <table:table-cell table:number-columns-repeated="2"/>
        </table:table-row>
        <table:table-row table:style-name="ro1">
          <table:table-cell table:formula="of:=IF([.B656]=[.C65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6557), ('es', 0.04411), ('en', 0.02851), ('fr', 0.01924), ('ar', 0.0)]</text:p>
          </table:table-cell>
          <table:table-cell office:value-type="string" calcext:value-type="string">
            <text:p><text:s/>a cenoura eu comi <text:s/>mas a vida continuou <text:s/></text:p>
          </table:table-cell>
          <table:table-cell table:number-columns-repeated="2"/>
          <table:table-cell table:formula="of:=IF([.I656]=[.J65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 cenoura eu comi, mas a vida continuou https://instagram.com/p/9rA3zPPFLm/ </text:p>
          </table:table-cell>
          <table:table-cell table:number-columns-repeated="2"/>
        </table:table-row>
        <table:table-row table:style-name="ro1">
          <table:table-cell table:formula="of:=IF([.B657]=[.C6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7324), ('es', 0.09125), ('en', 0.04931), ('fr', 0.03923), ('ar', 0.0)]</text:p>
          </table:table-cell>
          <table:table-cell office:value-type="string" calcext:value-type="string">
            <text:p><text:s/>a escravidão tirou das pessoas o direito à sua própria história <text:s/>e disso tbm fala a introdução do livro da <text:s/>aliás <text:s/>leiam</text:p>
          </table:table-cell>
          <table:table-cell table:number-columns-repeated="2"/>
          <table:table-cell table:formula="of:=IF([.I657]=[.J6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 escravidão tirou das pessoas o direito à sua própria história, e disso tbm fala a introdução do livro da @jaridarraes (aliás, leiam)</text:p>
          </table:table-cell>
          <table:table-cell table:number-columns-repeated="2"/>
        </table:table-row>
        <table:table-row table:style-name="ro1">
          <table:table-cell table:formula="of:=IF([.B658]=[.C6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139), ('es', 0.13156), ('fr', 0.09682), ('en', 0.06201), ('ar', 0.0)]</text:p>
          </table:table-cell>
          <table:table-cell office:value-type="string" calcext:value-type="string">
            <text:p><text:s/>a jout jout me fez lembrar as vezes em que pegaram na minha cintura indevidamente <text:s/>e eu não pude fazer nada <text:s/></text:p>
          </table:table-cell>
          <table:table-cell table:number-columns-repeated="2"/>
          <table:table-cell table:formula="of:=IF([.I658]=[.J6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 Jout Jout me fez lembrar as vezes em que pegaram na minha cintura indevidamente, e eu não pude fazer NADA. =/</text:p>
          </table:table-cell>
          <table:table-cell table:number-columns-repeated="2"/>
        </table:table-row>
        <table:table-row table:style-name="ro1">
          <table:table-cell table:formula="of:=IF([.B659]=[.C6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8209), ('es', 0.08061), ('en', 0.02697), ('fr', 0.0143), ('ar', 0.0)]</text:p>
          </table:table-cell>
          <table:table-cell office:value-type="string" calcext:value-type="string">
            <text:p><text:s/>a lógica do vamos punir as vítimas corre solta </text:p>
          </table:table-cell>
          <table:table-cell table:number-columns-repeated="2"/>
          <table:table-cell table:formula="of:=IF([.I659]=[.J6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735196300781767, 'pt'], [0.26480369921823294, 'es']]</text:p>
          </table:table-cell>
          <table:table-cell office:value-type="string" calcext:value-type="string">
            <text:p>A lógica do "vamos punir as vítimas" corre solta.</text:p>
          </table:table-cell>
          <table:table-cell table:number-columns-repeated="2"/>
        </table:table-row>
        <table:table-row table:style-name="ro1">
          <table:table-cell table:formula="of:=IF([.B660]=[.C66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1429), ('es', 0.18479), ('fr', 0.08749), ('en', 0.07043), ('ar', 0.0)]</text:p>
          </table:table-cell>
          <table:table-cell office:value-type="string" calcext:value-type="string">
            <text:p><text:s/>a mídia tem usado em manchetes a palavra guerra para falar dessa perseguição dos machistas às feministas <text:s/>mas não é guerra <text:s/>é ataque </text:p>
          </table:table-cell>
          <table:table-cell table:number-columns-repeated="2"/>
          <table:table-cell table:formula="of:=IF([.I660]=[.J66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 mídia tem usado em manchetes a palavra "guerra" para falar dessa perseguição dos machistas às feministas. mas não é guerra. é ataque.</text:p>
          </table:table-cell>
          <table:table-cell table:number-columns-repeated="2"/>
        </table:table-row>
        <table:table-row table:style-name="ro1">
          <table:table-cell table:formula="of:=IF([.B661]=[.C6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446), ('es', 0.10418), ('en', 0.07982), ('fr', 0.04561), ('ar', 0.0)]</text:p>
          </table:table-cell>
          <table:table-cell office:value-type="string" calcext:value-type="string">
            <text:p><text:s/>a mulher aborta e vai procurar atendimento manda o hospital chamar a polícia <text:s/>oras <text:s/>…</text:p>
          </table:table-cell>
          <table:table-cell table:number-columns-repeated="2"/>
          <table:table-cell table:formula="of:=IF([.I661]=[.J661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 mulher aborta e vai procurar atendimento? Manda o hospital chamar a polícia, oras http://oglobo.globo.com/sociedade/saude/cpi-aprova-obrigar-hospitais-notificarem-abortos-policia-17904723?utm_source=Facebook&amp;utm_medium=Social&amp;utm_campaign=O%20Globo …</text:p>
          </table:table-cell>
          <table:table-cell table:number-columns-repeated="2"/>
        </table:table-row>
        <table:table-row table:style-name="ro1">
          <table:table-cell table:formula="of:=IF([.B662]=[.C662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3422), ('pt', 0.02825), ('en', 0.02461), ('fr', 0.02139), ('ar', 0.0)]</text:p>
          </table:table-cell>
          <table:table-cell office:value-type="string" calcext:value-type="string">
            <text:p><text:s/>acabei de agendar <text:s/>hehe </text:p>
          </table:table-cell>
          <table:table-cell table:number-columns-repeated="2"/>
          <table:table-cell table:formula="of:=IF([.I662]=[.J662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cabei de agendar, hehe </text:p>
          </table:table-cell>
          <table:table-cell table:number-columns-repeated="2"/>
        </table:table-row>
        <table:table-row table:style-name="ro1">
          <table:table-cell table:formula="of:=IF([.B663]=[.C66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484), ('es', 0.23118), ('fr', 0.10887), ('en', 0.07772), ('ar', 0.0)]</text:p>
          </table:table-cell>
          <table:table-cell office:value-type="string" calcext:value-type="string">
            <text:p><text:s/>acabo de presenciar um homem de uns anos e hétero usando o meme meu óculos <text:s text:c="2"/>ninguém sai na vida real <text:s/>ta de muito parabéns a internet</text:p>
          </table:table-cell>
          <table:table-cell table:number-columns-repeated="2"/>
          <table:table-cell table:formula="of:=IF([.I663]=[.J66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cabo de presenciar um homem de uns 50 anos e hétero usando o meme "meu óculos...ninguém sai" na vida real. Ta de muito parabéns a internet</text:p>
          </table:table-cell>
          <table:table-cell table:number-columns-repeated="2"/>
        </table:table-row>
        <table:table-row table:style-name="ro1">
          <table:table-cell table:formula="of:=IF([.B664]=[.C66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783), ('es', 0.05627), ('en', 0.03644), ('fr', 0.01901), ('ar', 0.0)]</text:p>
          </table:table-cell>
          <table:table-cell office:value-type="string" calcext:value-type="string">
            <text:p><text:s/>adoro quando a newsletter da <text:s/>chega na sexta a noite</text:p>
          </table:table-cell>
          <table:table-cell table:number-columns-repeated="2"/>
          <table:table-cell table:formula="of:=IF([.I664]=[.J66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doro quando a newsletter da @alinevalek chega na sexta a noite</text:p>
          </table:table-cell>
          <table:table-cell table:number-columns-repeated="2"/>
        </table:table-row>
        <table:table-row table:style-name="ro1">
          <table:table-cell table:formula="of:=IF([.B665]=[.C665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6236), ('pt', 0.04158), ('fr', 0.02364), ('en', 0.01256), ('ar', 0.0)]</text:p>
          </table:table-cell>
          <table:table-cell office:value-type="string" calcext:value-type="string">
            <text:p><text:s/>agora é de sigilo policial <text:s text:c="2"/></text:p>
          </table:table-cell>
          <table:table-cell table:number-columns-repeated="2"/>
          <table:table-cell table:formula="of:=IF([.I665]=[.J66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gora é de Sigilo Policial. <text:s/></text:p>
          </table:table-cell>
          <table:table-cell table:number-columns-repeated="2"/>
        </table:table-row>
        <table:table-row table:style-name="ro1">
          <table:table-cell table:formula="of:=IF([.B666]=[.C66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0821), ('es', 0.05856), ('fr', 0.03738), ('en', 0.03524), ('ar', 0.0)]</text:p>
          </table:table-cell>
          <table:table-cell office:value-type="string" calcext:value-type="string">
            <text:p><text:s/>ai meu corassaum abro a carta da <text:s/>e começa logo com gif de gatinho piscando <text:s text:c="2"/></text:p>
          </table:table-cell>
          <table:table-cell table:number-columns-repeated="2"/>
          <table:table-cell table:formula="of:=IF([.I666]=[.J66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I MEU CORASSAUM abro a carta da @alinevalek e começa logo com gif de gatinho piscando &lt;3 &lt;3 &lt;3</text:p>
          </table:table-cell>
          <table:table-cell table:number-columns-repeated="2"/>
        </table:table-row>
        <table:table-row table:style-name="ro1">
          <table:table-cell table:formula="of:=IF([.B667]=[.C6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126), ('es', 0.11483), ('fr', 0.06749), ('en', 0.02081), ('ar', 0.0)]</text:p>
          </table:table-cell>
          <table:table-cell office:value-type="string" calcext:value-type="string">
            <text:p><text:s/>aliás <text:s/>ontem recebi o email de uma garota de anos que me fez chorar <text:s/>sorrir e rodopiar</text:p>
          </table:table-cell>
          <table:table-cell table:number-columns-repeated="2"/>
          <table:table-cell table:formula="of:=IF([.I667]=[.J6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liás, ontem recebi o e-mail de uma garota de 11 anos que me fez chorar, sorrir e rodopiar</text:p>
          </table:table-cell>
          <table:table-cell table:number-columns-repeated="2"/>
        </table:table-row>
        <table:table-row table:style-name="ro1">
          <table:table-cell table:formula="of:=IF([.B668]=[.C6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087), ('es', 0.07072), ('en', 0.05475), ('fr', 0.05216), ('ar', 0.0)]</text:p>
          </table:table-cell>
          <table:table-cell office:value-type="string" calcext:value-type="string">
            <text:p><text:s/>aliás <text:s/>se vc ainda não ouviu o <text:s/>sobre violência contra a mulher <text:s/>aproveita o momento <text:s text:c="2"/>…</text:p>
          </table:table-cell>
          <table:table-cell table:number-columns-repeated="2"/>
          <table:table-cell table:formula="of:=IF([.I668]=[.J6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liás, se vc ainda não ouviu o @Mamilospod sobre violência contra a mulher, aproveita o momento: http://www.b9.com.br/61038/podcasts/mamilos/mamilos-41-violencia-contra-a-mulher-na-internet/ …</text:p>
          </table:table-cell>
          <table:table-cell table:number-columns-repeated="2"/>
        </table:table-row>
        <table:table-row table:style-name="ro1">
          <table:table-cell table:formula="of:=IF([.B669]=[.C6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917), ('es', 0.05703), ('fr', 0.03934), ('en', 0.03223), ('ar', 0.0)]</text:p>
          </table:table-cell>
          <table:table-cell office:value-type="string" calcext:value-type="string">
            <text:p><text:s/>ansioso pra ler a newsletter de amanhã da <text:s/>sobre o </text:p>
          </table:table-cell>
          <table:table-cell table:number-columns-repeated="2"/>
          <table:table-cell table:formula="of:=IF([.I669]=[.J6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nsioso pra ler a newsletter de amanhã da @alinevalek sobre o @NaNoWriMo</text:p>
          </table:table-cell>
          <table:table-cell table:number-columns-repeated="2"/>
        </table:table-row>
        <table:table-row table:style-name="ro1">
          <table:table-cell table:formula="of:=IF([.B670]=[.C6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9989), ('es', 0.1346), ('fr', 0.10708), ('en', 0.06141), ('ar', 0.0)]</text:p>
          </table:table-cell>
          <table:table-cell office:value-type="string" calcext:value-type="string">
            <text:p><text:s/>antes eu via treta explodindo na timeline e eu ia lá dar meus pitacos hoje eu já pondero mais e vejo se realmente vale a pena</text:p>
          </table:table-cell>
          <table:table-cell table:number-columns-repeated="2"/>
          <table:table-cell table:formula="of:=IF([.I670]=[.J6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ntes eu via treta explodindo na timeline e eu ia lá dar meus pitacos; hoje eu já pondero mais e vejo se realmente vale a pena</text:p>
          </table:table-cell>
          <table:table-cell table:number-columns-repeated="2"/>
        </table:table-row>
        <table:table-row table:style-name="ro1">
          <table:table-cell table:formula="of:=IF([.B671]=[.C6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7751), ('es', 0.16198), ('fr', 0.0778), ('en', 0.02364), ('ar', 0.0)]</text:p>
          </table:table-cell>
          <table:table-cell office:value-type="string" calcext:value-type="string">
            <text:p><text:s/>ao analisar um grupo de <text:s text:c="2"/>tweets <text:s/>descobrimos que a idade média do <text:s/>é de <text:s text:c="2"/>anos <text:s/></text:p>
          </table:table-cell>
          <table:table-cell table:number-columns-repeated="2"/>
          <table:table-cell table:formula="of:=IF([.I671]=[.J6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o analisar um grupo de 3.111 tweets, descobrimos que a idade média do #PrimeiroAssedio é de 9,7 anos. </text:p>
          </table:table-cell>
          <table:table-cell table:number-columns-repeated="2"/>
        </table:table-row>
        <table:table-row table:style-name="ro1">
          <table:table-cell table:formula="of:=IF([.B672]=[.C672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24563), ('pt', 0.20789), ('fr', 0.12113), ('en', 0.08726), ('ar', 0.0)]</text:p>
          </table:table-cell>
          <table:table-cell office:value-type="string" calcext:value-type="string">
            <text:p><text:s/>aos novos seguidores aviso q neste perfil trabalhamos com os seguintes temas <text:s/>feminismo <text:s/>literatura <text:s/>meu trabalho <text:s/>bobeiras <text:s/>coisas leves</text:p>
          </table:table-cell>
          <table:table-cell table:number-columns-repeated="2"/>
          <table:table-cell table:formula="of:=IF([.I672]=[.J6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os novos seguidores aviso q neste perfil trabalhamos com os seguintes temas: feminismo, literatura, meu trabalho, bobeiras, coisas leves</text:p>
          </table:table-cell>
          <table:table-cell table:number-columns-repeated="2"/>
        </table:table-row>
        <table:table-row table:style-name="ro1">
          <table:table-cell table:formula="of:=IF([.B673]=[.C6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8582), ('fr', 0.07882), ('es', 0.07757), ('en', 0.0509), ('ar', 0.0)]</text:p>
          </table:table-cell>
          <table:table-cell office:value-type="string" calcext:value-type="string">
            <text:p><text:s/>apenas grandes construções da humanid <text:s text:c="3"/>pera </text:p>
          </table:table-cell>
          <table:table-cell table:number-columns-repeated="2"/>
          <table:table-cell table:formula="of:=IF([.I673]=[.J6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penas grandes construções da humanid... pera </text:p>
          </table:table-cell>
          <table:table-cell table:number-columns-repeated="2"/>
        </table:table-row>
        <table:table-row table:style-name="ro1">
          <table:table-cell table:formula="of:=IF([.B674]=[.C67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8582), ('en', 0.05309), ('es', 0.03422), ('fr', 0.0299), ('ar', 0.0)]</text:p>
          </table:table-cell>
          <table:table-cell office:value-type="string" calcext:value-type="string">
            <text:p><text:s/>aqui em sp a brincadeira é <text:s/>adivinhe a próxima coisa a entrar em sigilo </text:p>
          </table:table-cell>
          <table:table-cell table:number-columns-repeated="2"/>
          <table:table-cell table:formula="of:=IF([.I674]=[.J67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qui em SP a brincadeira é: adivinhe a próxima coisa a entrar em sigilo </text:p>
          </table:table-cell>
          <table:table-cell table:number-columns-repeated="2"/>
        </table:table-row>
        <table:table-row table:style-name="ro1">
          <table:table-cell table:formula="of:=IF([.B675]=[.C6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1972), ('fr', 0.01497), ('es', 0.01369), ('en', 0.00346), ('ar', 0.0)]</text:p>
          </table:table-cell>
          <table:table-cell office:value-type="string" calcext:value-type="string">
            <text:p><text:s/>arrume um mozão que <text:s/></text:p>
          </table:table-cell>
          <table:table-cell table:number-columns-repeated="2"/>
          <table:table-cell table:formula="of:=IF([.I675]=[.J6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rrume um mozão que https://instagram.com/p/83t987vFBv/ </text:p>
          </table:table-cell>
          <table:table-cell table:number-columns-repeated="2"/>
        </table:table-row>
        <table:table-row table:style-name="ro1">
          <table:table-cell table:formula="of:=IF([.B676]=[.C676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12091), ('pt', 0.10928), ('en', 0.05049), ('fr', 0.05007), ('ar', 0.0)]</text:p>
          </table:table-cell>
          <table:table-cell office:value-type="string" calcext:value-type="string">
            <text:p><text:s/>as adolescentes são minhas novas heroínas <text:s/>por <text:s text:c="4"/></text:p>
          </table:table-cell>
          <table:table-cell table:number-columns-repeated="2"/>
          <table:table-cell table:formula="of:=IF([.I676]=[.J67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s adolescentes são minhas novas heroínas. Por @alinevalek | http://bit.ly/1ResvD0 <text:s/></text:p>
          </table:table-cell>
          <table:table-cell table:number-columns-repeated="2"/>
        </table:table-row>
        <table:table-row table:style-name="ro1">
          <table:table-cell table:formula="of:=IF([.B677]=[.C6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9382), ('es', 0.073), ('fr', 0.04368), ('en', 0.03321), ('ar', 0.0)]</text:p>
          </table:table-cell>
          <table:table-cell office:value-type="string" calcext:value-type="string">
            <text:p><text:s/>as coisas que a <text:s/>escreve sempre me deixam meio 'aahhh e não é que é verdade' </text:p>
          </table:table-cell>
          <table:table-cell table:number-columns-repeated="2"/>
          <table:table-cell table:formula="of:=IF([.I677]=[.J6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s coisas que a @alinevalek escreve sempre me deixam meio 'aahhh e não é que é verdade?' </text:p>
          </table:table-cell>
          <table:table-cell table:number-columns-repeated="2"/>
        </table:table-row>
        <table:table-row table:style-name="ro1">
          <table:table-cell table:formula="of:=IF([.B678]=[.C6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0128), ('es', 0.0981), ('fr', 0.03543), ('en', 0.03446), ('ar', 0.0)]</text:p>
          </table:table-cell>
          <table:table-cell office:value-type="string" calcext:value-type="string">
            <text:p><text:s/>as contas <text:s/>migas <text:s/>elas não dão um mês de descanso 💸</text:p>
          </table:table-cell>
          <table:table-cell table:number-columns-repeated="2"/>
          <table:table-cell table:formula="of:=IF([.I678]=[.J6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s contas, migas, elas não dão um mês de descanso 💸</text:p>
          </table:table-cell>
          <table:table-cell table:number-columns-repeated="2"/>
        </table:table-row>
        <table:table-row table:style-name="ro1">
          <table:table-cell table:formula="of:=IF([.B679]=[.C6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9115), ('es', 0.08821), ('fr', 0.06277), ('en', 0.04279), ('ar', 0.0)]</text:p>
          </table:table-cell>
          <table:table-cell office:value-type="string" calcext:value-type="string">
            <text:p><text:s/>assédio <text:s/>cultura do estupro e adolescentes feministas <text:s text:c="2"/>…</text:p>
          </table:table-cell>
          <table:table-cell table:number-columns-repeated="2"/>
          <table:table-cell table:formula="of:=IF([.I679]=[.J6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ssédio, cultura do estupro e adolescentes feministas <text:s/>http://blogueirasfeministas.com/2015/10/assedio-cultura-do-estupro-e-adolescentes-feministas/ …</text:p>
          </table:table-cell>
          <table:table-cell table:number-columns-repeated="2"/>
        </table:table-row>
        <table:table-row table:style-name="ro1">
          <table:table-cell table:formula="of:=IF([.B680]=[.C6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4414), ('es', 0.16122), ('fr', 0.08423), ('en', 0.06861), ('ar', 0.0)]</text:p>
          </table:table-cell>
          <table:table-cell office:value-type="string" calcext:value-type="string">
            <text:p><text:s/>auto celebração e amor próprio não vem de comparação com terceiros <text:s/>você é independente de todo resto <text:s/>dá um trabalhão virar a chavinha </text:p>
          </table:table-cell>
          <table:table-cell table:number-columns-repeated="2"/>
          <table:table-cell table:formula="of:=IF([.I680]=[.J6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auto celebração e amor próprio não vem de comparação com terceiros. você "é" independente de todo resto, dá um trabalhão virar a chavinha.</text:p>
          </table:table-cell>
          <table:table-cell table:number-columns-repeated="2"/>
        </table:table-row>
        <table:table-row table:style-name="ro1">
          <table:table-cell table:formula="of:=IF([.B681]=[.C6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192), ('es', 0.11179), ('fr', 0.07127), ('en', 0.04929), ('ar', 0.0)]</text:p>
          </table:table-cell>
          <table:table-cell office:value-type="string" calcext:value-type="string">
            <text:p><text:s/>bora financiar a ciência ♥︎ sabia q cês podem contribuir com o trabalho da equipe de uma neurocientista brasileira <text:s/>…</text:p>
          </table:table-cell>
          <table:table-cell table:number-columns-repeated="2"/>
          <table:table-cell table:formula="of:=IF([.I681]=[.J6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Bora financiar a ciência! ♥︎ Sabia q cês podem contribuir com o trabalho da equipe de uma neurocientista brasileira? http://www.kickante.com.br/campanhas/contribua-com-pesquisa-cientifica-do-brasil …</text:p>
          </table:table-cell>
          <table:table-cell table:number-columns-repeated="2"/>
        </table:table-row>
        <table:table-row table:style-name="ro1">
          <table:table-cell table:formula="of:=IF([.B682]=[.C68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247), ('es', 0.09506), ('fr', 0.05623), ('en', 0.0302), ('ar', 0.0)]</text:p>
          </table:table-cell>
          <table:table-cell office:value-type="string" calcext:value-type="string">
            <text:p><text:s/>brasileiro tem um troço com carro que é só tu falar que não sabe dirigir que a galera te olha com pena </text:p>
          </table:table-cell>
          <table:table-cell table:number-columns-repeated="2"/>
          <table:table-cell table:formula="of:=IF([.I682]=[.J68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Brasileiro tem um troço com carro que é só tu falar que não sabe dirigir que a galera te olha com pena.</text:p>
          </table:table-cell>
          <table:table-cell table:number-columns-repeated="2"/>
        </table:table-row>
        <table:table-row table:style-name="ro1">
          <table:table-cell table:formula="of:=IF([.B683]=[.C68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2239), ('en', 0.01678), ('es', 0.00608), ('fr', 0.00475), ('ar', 0.0)]</text:p>
          </table:table-cell>
          <table:table-cell office:value-type="string" calcext:value-type="string">
            <text:p><text:s/>café e pamonha what a lovely day <text:s/></text:p>
          </table:table-cell>
          <table:table-cell table:number-columns-repeated="2"/>
          <table:table-cell table:formula="of:=IF([.I683]=[.J683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Café e pamonha what a lovely day https://instagram.com/p/86OXiSvFJp/ </text:p>
          </table:table-cell>
          <table:table-cell table:number-columns-repeated="2"/>
        </table:table-row>
        <table:table-row table:style-name="ro1">
          <table:table-cell table:formula="of:=IF([.B684]=[.C6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834), ('es', 0.11027), ('fr', 0.09113), ('en', 0.04588), ('ar', 0.0)]</text:p>
          </table:table-cell>
          <table:table-cell office:value-type="string" calcext:value-type="string">
            <text:p><text:s/>chateadíssima q ainda não possuo a funcionalidade de enquetes no tuirer</text:p>
          </table:table-cell>
          <table:table-cell table:number-columns-repeated="2"/>
          <table:table-cell table:formula="of:=IF([.I684]=[.J6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Chateadíssima q ainda não possuo a funcionalidade de enquetes no tuirer</text:p>
          </table:table-cell>
          <table:table-cell table:number-columns-repeated="2"/>
        </table:table-row>
        <table:table-row table:style-name="ro1">
          <table:table-cell table:formula="of:=IF([.B685]=[.C6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2399), ('es', 0.01977), ('fr', 0.0078), ('en', 0.00583), ('ar', 0.0)]</text:p>
          </table:table-cell>
          <table:table-cell office:value-type="string" calcext:value-type="string">
            <text:p><text:s/>cogumelo na manteiga 🍄🍄🍄 <text:s/></text:p>
          </table:table-cell>
          <table:table-cell table:number-columns-repeated="2"/>
          <table:table-cell table:formula="of:=IF([.I685]=[.J6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8397975956808326, 'pt'], [0.1602024043191674, 'es']]</text:p>
          </table:table-cell>
          <table:table-cell office:value-type="string" calcext:value-type="string">
            <text:p>Cogumelo na manteiga 🍄🍄🍄 https://instagram.com/p/84Kx75PFAt/ </text:p>
          </table:table-cell>
          <table:table-cell table:number-columns-repeated="2"/>
        </table:table-row>
        <table:table-row table:style-name="ro1">
          <table:table-cell table:formula="of:=IF([.B686]=[.C6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2292), ('es', 0.01749), ('fr', 0.00846), ('en', 0.00819), ('ar', 0.0)]</text:p>
          </table:table-cell>
          <table:table-cell office:value-type="string" calcext:value-type="string">
            <text:p><text:s/>como cês passaram do mega gengar</text:p>
          </table:table-cell>
          <table:table-cell table:number-columns-repeated="2"/>
          <table:table-cell table:formula="of:=IF([.I686]=[.J6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Como cês passaram do Mega Gengar??</text:p>
          </table:table-cell>
          <table:table-cell table:number-columns-repeated="2"/>
        </table:table-row>
        <table:table-row table:style-name="ro1">
          <table:table-cell table:formula="of:=IF([.B687]=[.C68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1439), ('es', 0.00837), ('en', 0.00252), ('fr', 0.00025), ('ar', 0.0)]</text:p>
          </table:table-cell>
          <table:table-cell office:value-type="string" calcext:value-type="string">
            <text:p><text:s/>credo</text:p>
          </table:table-cell>
          <table:table-cell table:number-columns-repeated="2"/>
          <table:table-cell table:formula="of:=IF([.I687]=[.J687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[0.6588363970173243, 'es'], [0.307245388087022, 'pt'], [0.03391821489565361, 'en']]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table:formula="of:=IF([.B688]=[.C6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994), ('es', 0.08061), ('fr', 0.04112), ('en', 0.0297), ('ar', 0.0)]</text:p>
          </table:table-cell>
          <table:table-cell office:value-type="string" calcext:value-type="string">
            <text:p><text:s/>criadora de campanha sobre assédio considera tema do enem uma vitória <text:s text:c="3"/>…</text:p>
          </table:table-cell>
          <table:table-cell table:number-columns-repeated="2"/>
          <table:table-cell table:formula="of:=IF([.I688]=[.J6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Criadora de campanha sobre assédio considera tema do Enem uma vitória: <text:s/>http://www1.folha.uol.com.br/saopaulo/2015/11/1700865-criadora-de-campanha-sobre-assedio-considera-tema-do-enem-uma-vitoria.shtml …</text:p>
          </table:table-cell>
          <table:table-cell table:number-columns-repeated="2"/>
        </table:table-row>
        <table:table-row table:style-name="ro1">
          <table:table-cell table:formula="of:=IF([.B689]=[.C6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358), ('fr', 0.0205), ('en', 0.01483), ('es', 0.00989), ('ar', 0.0)]</text:p>
          </table:table-cell>
          <table:table-cell office:value-type="string" calcext:value-type="string">
            <text:p><text:s/>dá follow e depois não aguenta</text:p>
          </table:table-cell>
          <table:table-cell table:number-columns-repeated="2"/>
          <table:table-cell table:formula="of:=IF([.I689]=[.J6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Dá follow e depois não aguenta</text:p>
          </table:table-cell>
          <table:table-cell table:number-columns-repeated="2"/>
        </table:table-row>
        <table:table-row table:style-name="ro1">
          <table:table-cell table:formula="of:=IF([.B690]=[.C69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2186), ('es', 0.01369), ('en', 0.0123), ('fr', 0.00825), ('ar', 0.0)]</text:p>
          </table:table-cell>
          <table:table-cell office:value-type="string" calcext:value-type="string">
            <text:p><text:s/>débora <text:s/>a deborista </text:p>
          </table:table-cell>
          <table:table-cell table:number-columns-repeated="2"/>
          <table:table-cell table:formula="of:=IF([.I690]=[.J690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[1.0, 'fr']]</text:p>
          </table:table-cell>
          <table:table-cell office:value-type="string" calcext:value-type="string">
            <text:p>Débora, a deborista @deborista</text:p>
          </table:table-cell>
          <table:table-cell table:number-columns-repeated="2"/>
        </table:table-row>
        <table:table-row table:style-name="ro1">
          <table:table-cell table:formula="of:=IF([.B691]=[.C6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2026), ('es', 0.00684), ('fr', 0.00626), ('en', 0.00609), ('ar', 0.0)]</text:p>
          </table:table-cell>
          <table:table-cell office:value-type="string" calcext:value-type="string">
            <text:p><text:s/>deixa tocar essa bosta</text:p>
          </table:table-cell>
          <table:table-cell table:number-columns-repeated="2"/>
          <table:table-cell table:formula="of:=IF([.I691]=[.J6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deixa tocar essa BOSTA</text:p>
          </table:table-cell>
          <table:table-cell table:number-columns-repeated="2"/>
        </table:table-row>
        <table:table-row table:style-name="ro1">
          <table:table-cell table:formula="of:=IF([.B692]=[.C6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603), ('es', 0.16502), ('fr', 0.12275), ('en', 0.06614), ('ar', 0.0)]</text:p>
          </table:table-cell>
          <table:table-cell office:value-type="string" calcext:value-type="string">
            <text:p><text:s/>dia desses eu chamei a <text:s/>de minha heroína da produtividade <text:s/>depois da newsletter dela sobre a experiência do nanowrimo <text:s/>então <text:s text:c="2"/></text:p>
          </table:table-cell>
          <table:table-cell table:number-columns-repeated="2"/>
          <table:table-cell table:formula="of:=IF([.I692]=[.J6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Dia desses eu chamei a @alinevalek de "minha heroína da produtividade". Depois da newsletter dela sobre a experiência do NaNoWriMo, então...</text:p>
          </table:table-cell>
          <table:table-cell table:number-columns-repeated="2"/>
        </table:table-row>
        <table:table-row table:style-name="ro1">
          <table:table-cell table:formula="of:=IF([.B693]=[.C693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2814), ('pt', 0.02772), ('fr', 0.01828), ('en', 0.0046), ('ar', 0.0)]</text:p>
          </table:table-cell>
          <table:table-cell office:value-type="string" calcext:value-type="string">
            <text:p><text:s/>diogo batalha ‏ de out</text:p>
          </table:table-cell>
          <table:table-cell table:number-columns-repeated="2"/>
          <table:table-cell table:formula="of:=IF([.I693]=[.J69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Diogo Batalha ‏@diogobatalha 15 de out</text:p>
          </table:table-cell>
          <table:table-cell table:number-columns-repeated="2"/>
        </table:table-row>
        <table:table-row table:style-name="ro1">
          <table:table-cell table:formula="of:=IF([.B694]=[.C6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0256), ('es', 0.14297), ('fr', 0.06611), ('en', 0.04206), ('ar', 0.0)]</text:p>
          </table:table-cell>
          <table:table-cell office:value-type="string" calcext:value-type="string">
            <text:p><text:s/>dito isso <text:s/>amor próprio não é achar que o resto do mundo <text:s/>ou um grupo de pessoas <text:s/>está abaixo de você <text:s/>isso é tóxico <text:s/>cuidado </text:p>
          </table:table-cell>
          <table:table-cell table:number-columns-repeated="2"/>
          <table:table-cell table:formula="of:=IF([.I694]=[.J6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dito isso, amor próprio não é achar que o resto do mundo, ou um grupo de pessoas, está abaixo de você. isso é tóxico, cuidado.</text:p>
          </table:table-cell>
          <table:table-cell table:number-columns-repeated="2"/>
        </table:table-row>
        <table:table-row table:style-name="ro1">
          <table:table-cell table:formula="of:=IF([.B695]=[.C69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117), ('fr', 0.03745), ('es', 0.03574), ('en', 0.01933), ('ar', 0.0)]</text:p>
          </table:table-cell>
          <table:table-cell office:value-type="string" calcext:value-type="string">
            <text:p><text:s/>e aqui ela escreve um desabafo <text:s/>pq é foda enfrentar isso sozinha <text:s/>…</text:p>
          </table:table-cell>
          <table:table-cell table:number-columns-repeated="2"/>
          <table:table-cell table:formula="of:=IF([.I695]=[.J69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9666661203050626, 'pt'], [0.0333338796949374, 'es']]</text:p>
          </table:table-cell>
          <table:table-cell office:value-type="string" calcext:value-type="string">
            <text:p>E aqui ela escreve um desabafo, pq é foda enfrentar isso sozinha http://escrevalolaescreva.blogspot.com.br/2015/11/um-desabafo-com-licenca.html …</text:p>
          </table:table-cell>
          <table:table-cell table:number-columns-repeated="2"/>
        </table:table-row>
        <table:table-row table:style-name="ro1">
          <table:table-cell table:formula="of:=IF([.B696]=[.C69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21), ('es', 0.09354), ('fr', 0.07222), ('en', 0.04143), ('ar', 0.0)]</text:p>
          </table:table-cell>
          <table:table-cell office:value-type="string" calcext:value-type="string">
            <text:p><text:s/>e o gif do começo da newsletter da <text:s/>que eu pensei que era o ventinho daqui que passou na folha tô imersa no email já haha</text:p>
          </table:table-cell>
          <table:table-cell table:number-columns-repeated="2"/>
          <table:table-cell table:formula="of:=IF([.I696]=[.J69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 o gif do começo da newsletter da @alinevalek que eu pensei que era o ventinho daqui que passou na folha??? tô imersa no e-mail já hahaha</text:p>
          </table:table-cell>
          <table:table-cell table:number-columns-repeated="2"/>
        </table:table-row>
        <table:table-row table:style-name="ro1">
          <table:table-cell table:formula="of:=IF([.B697]=[.C69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0203), ('es', 0.14753), ('fr', 0.09798), ('en', 0.05751), ('ar', 0.0)]</text:p>
          </table:table-cell>
          <table:table-cell office:value-type="string" calcext:value-type="string">
            <text:p><text:s/>e quando você esta quase pirando pq não avança na escrita de uns projetos de pesquisa eis que surge uma newsletter da </text:p>
          </table:table-cell>
          <table:table-cell table:number-columns-repeated="2"/>
          <table:table-cell table:formula="of:=IF([.I697]=[.J69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 quando você esta quase pirando pq não avança na escrita de uns projetos de pesquisa eis que surge uma newsletter da @alinevalek</text:p>
          </table:table-cell>
          <table:table-cell table:number-columns-repeated="2"/>
        </table:table-row>
        <table:table-row table:style-name="ro1">
          <table:table-cell table:formula="of:=IF([.B698]=[.C69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226), ('es', 0.10494), ('fr', 0.06116), ('en', 0.02104), ('ar', 0.0)]</text:p>
          </table:table-cell>
          <table:table-cell office:value-type="string" calcext:value-type="string">
            <text:p><text:s/>é tarde demais para nos calar <text:s text:c="3"/>toda nossa solidariedade à <text:s text:c="3"/></text:p>
          </table:table-cell>
          <table:table-cell table:number-columns-repeated="2"/>
          <table:table-cell table:formula="of:=IF([.I698]=[.J69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É tarde demais para nos calar: http://ht.ly/UeP3B ! Toda nossa solidariedade à @lolaescreva!!! #ForçaLola http://ow.ly/i/ediyk </text:p>
          </table:table-cell>
          <table:table-cell table:number-columns-repeated="2"/>
        </table:table-row>
        <table:table-row table:style-name="ro1">
          <table:table-cell table:formula="of:=IF([.B699]=[.C69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71), ('es', 0.16274), ('fr', 0.08027), ('en', 0.05681), ('ar', 0.0)]</text:p>
          </table:table-cell>
          <table:table-cell office:value-type="string" calcext:value-type="string">
            <text:p><text:s/>ela conta a história <text:s/>eu desenho <text:s/>vídeo ilustrado com <text:s/>lendo trechinho de as lendas de dandara <text:s/>…</text:p>
          </table:table-cell>
          <table:table-cell table:number-columns-repeated="2"/>
          <table:table-cell table:formula="of:=IF([.I699]=[.J69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la conta a história, eu desenho. Vídeo ilustrado com @jaridarraes lendo trechinho de As Lendas de Dandara :D https://www.youtube.com/watch?v=efTDg0nP_2o …</text:p>
          </table:table-cell>
          <table:table-cell table:number-columns-repeated="2"/>
        </table:table-row>
        <table:table-row table:style-name="ro1">
          <table:table-cell table:formula="of:=IF([.B700]=[.C700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1825), ('fr', 0.01149), ('pt', 0.01013), ('en', 0.00255), ('ar', 0.0)]</text:p>
          </table:table-cell>
          <table:table-cell office:value-type="string" calcext:value-type="string">
            <text:p><text:s/>ela reclama </text:p>
          </table:table-cell>
          <table:table-cell table:number-columns-repeated="2"/>
          <table:table-cell table:formula="of:=IF([.I700]=[.J700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[0.6861552585481882, 'es'], [0.3138447414518118, 'pt']]</text:p>
          </table:table-cell>
          <table:table-cell office:value-type="string" calcext:value-type="string">
            <text:p>Ela reclama.</text:p>
          </table:table-cell>
          <table:table-cell table:number-columns-repeated="2"/>
        </table:table-row>
        <table:table-row table:style-name="ro1">
          <table:table-cell table:formula="of:=IF([.B701]=[.C701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2205), ('fr', 0.01251), ('pt', 0.00373), ('en', 0.00289), ('ar', 0.0)]</text:p>
          </table:table-cell>
          <table:table-cell office:value-type="string" calcext:value-type="string">
            <text:p><text:s/>ela vai embora </text:p>
          </table:table-cell>
          <table:table-cell table:number-columns-repeated="2"/>
          <table:table-cell table:formula="of:=IF([.I701]=[.J70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la vai embora.</text:p>
          </table:table-cell>
          <table:table-cell table:number-columns-repeated="2"/>
        </table:table-row>
        <table:table-row table:style-name="ro1">
          <table:table-cell table:formula="of:=IF([.B702]=[.C702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3498), ('fr', 0.03367), ('en', 0.01774), ('pt', 0.01706), ('ar', 0.0)]</text:p>
          </table:table-cell>
          <table:table-cell office:value-type="string" calcext:value-type="string">
            <text:p><text:s/>ele diz <text:s/>ela está um pouco hormonal <text:s text:c="2"/>…</text:p>
          </table:table-cell>
          <table:table-cell table:number-columns-repeated="2"/>
          <table:table-cell table:formula="of:=IF([.I702]=[.J702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Ele diz: "ela está um pouco hormonal". http://g1.globo.com/mundo/noticia/2015/10/apresentadora-sofre-assedio-sexual-ao-vivo-na-tv-mexicana.html?utm_source=twitter&amp;utm_medium=social&amp;utm_campaign=g1 …</text:p>
          </table:table-cell>
          <table:table-cell table:number-columns-repeated="2"/>
        </table:table-row>
        <table:table-row table:style-name="ro1">
          <table:table-cell table:formula="of:=IF([.B703]=[.C703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167), ('es', 0.01293), ('pt', 0.00906), ('en', 0.00715), ('ar', 0.0)]</text:p>
          </table:table-cell>
          <table:table-cell office:value-type="string" calcext:value-type="string">
            <text:p><text:s/>ele repete </text:p>
          </table:table-cell>
          <table:table-cell table:number-columns-repeated="2"/>
          <table:table-cell table:formula="of:=IF([.I703]=[.J703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Ele repete.</text:p>
          </table:table-cell>
          <table:table-cell table:number-columns-repeated="2"/>
        </table:table-row>
        <table:table-row table:style-name="ro1">
          <table:table-cell table:formula="of:=IF([.B704]=[.C70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62), ('es', 0.09125), ('fr', 0.04507), ('en', 0.04357), ('ar', 0.0)]</text:p>
          </table:table-cell>
          <table:table-cell office:value-type="string" calcext:value-type="string">
            <text:p><text:s/>espero aprender a lidar com o tempo de duração q temos para viver </text:p>
          </table:table-cell>
          <table:table-cell table:number-columns-repeated="2"/>
          <table:table-cell table:formula="of:=IF([.I704]=[.J70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spero aprender a lidar com o tempo de duração q temos para viver.</text:p>
          </table:table-cell>
          <table:table-cell table:number-columns-repeated="2"/>
        </table:table-row>
        <table:table-row table:style-name="ro1">
          <table:table-cell table:formula="of:=IF([.B705]=[.C70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567), ('es', 0.0654), ('fr', 0.05609), ('en', 0.02924), ('ar', 0.0)]</text:p>
          </table:table-cell>
          <table:table-cell office:value-type="string" calcext:value-type="string">
            <text:p><text:s/>esse vídeo faz parte da campanha do filme o olmo e a gaivota <text:s/>e vc pode ler mais aqui <text:s/>…</text:p>
          </table:table-cell>
          <table:table-cell table:number-columns-repeated="2"/>
          <table:table-cell table:formula="of:=IF([.I705]=[.J70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sse vídeo faz parte da campanha do filme "O Olmo e a Gaivota", e vc pode ler mais aqui http://prosalivre.com/artistas-brasileiros-estrelam-video-que-defende-os-direitos-das-mulheres-sobre-seus-corpos/ …</text:p>
          </table:table-cell>
          <table:table-cell table:number-columns-repeated="2"/>
        </table:table-row>
        <table:table-row table:style-name="ro1">
          <table:table-cell table:formula="of:=IF([.B706]=[.C70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977), ('es', 0.16502), ('en', 0.0451), ('fr', 0.04233), ('ar', 0.0)]</text:p>
          </table:table-cell>
          <table:table-cell office:value-type="string" calcext:value-type="string">
            <text:p><text:s/>estamos fazendo isso crescer <text:s/>fazendo com q ouçam nossa voz <text:s/>claro q isso gera raiva e <text:s/>acima de tudo <text:s/>medo em algumas pessoas</text:p>
          </table:table-cell>
          <table:table-cell table:number-columns-repeated="2"/>
          <table:table-cell table:formula="of:=IF([.I706]=[.J70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stamos fazendo isso crescer, fazendo com q ouçam nossa voz. Claro q isso gera raiva e, acima de tudo, MEDO em algumas pessoas</text:p>
          </table:table-cell>
          <table:table-cell table:number-columns-repeated="2"/>
        </table:table-row>
        <table:table-row table:style-name="ro1">
          <table:table-cell table:formula="of:=IF([.B707]=[.C70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49), ('es', 0.04411), ('fr', 0.0369), ('en', 0.01126), ('ar', 0.0)]</text:p>
          </table:table-cell>
          <table:table-cell office:value-type="string" calcext:value-type="string">
            <text:p><text:s/>etimologia <text:s text:c="3"/>indivíduo <text:s/>aquilo que não se divide </text:p>
          </table:table-cell>
          <table:table-cell table:number-columns-repeated="2"/>
          <table:table-cell table:formula="of:=IF([.I707]=[.J70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timologia # 1: indivíduo, aquilo que não se divide.</text:p>
          </table:table-cell>
          <table:table-cell table:number-columns-repeated="2"/>
        </table:table-row>
        <table:table-row table:style-name="ro1">
          <table:table-cell table:formula="of:=IF([.B708]=[.C70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819), ('es', 0.12548), ('fr', 0.06961), ('en', 0.04432), ('ar', 0.0)]</text:p>
          </table:table-cell>
          <table:table-cell office:value-type="string" calcext:value-type="string">
            <text:p><text:s/>etimologia <text:s text:c="3"/>apartamento <text:s/>estado de quem está apartado <text:s/>em geral do espaço público </text:p>
          </table:table-cell>
          <table:table-cell table:number-columns-repeated="2"/>
          <table:table-cell table:formula="of:=IF([.I708]=[.J70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timologia # 2: apartamento, estado de quem está apartado - em geral do espaço público.</text:p>
          </table:table-cell>
          <table:table-cell table:number-columns-repeated="2"/>
        </table:table-row>
        <table:table-row table:style-name="ro1">
          <table:table-cell table:formula="of:=IF([.B709]=[.C70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8369), ('es', 0.05171), ('en', 0.04419), ('fr', 0.04144), ('ar', 0.0)]</text:p>
          </table:table-cell>
          <table:table-cell office:value-type="string" calcext:value-type="string">
            <text:p><text:s/>eu nunca colocava meu email pessoal em site nenhum até encontrar a newsletter da </text:p>
          </table:table-cell>
          <table:table-cell table:number-columns-repeated="2"/>
          <table:table-cell table:formula="of:=IF([.I709]=[.J70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u nunca colocava meu email pessoal em site nenhum até encontrar a newsletter da @alinevalek.</text:p>
          </table:table-cell>
          <table:table-cell table:number-columns-repeated="2"/>
        </table:table-row>
        <table:table-row table:style-name="ro1">
          <table:table-cell table:formula="of:=IF([.B710]=[.C7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0373), ('fr', 0.00142), ('en', 0.00018), ('ar', 0.0), ('es', 0.0)]</text:p>
          </table:table-cell>
          <table:table-cell office:value-type="string" calcext:value-type="string">
            <text:p><text:s/>eu vou <text:s/></text:p>
          </table:table-cell>
          <table:table-cell table:number-columns-repeated="2"/>
          <table:table-cell table:formula="of:=IF([.I710]=[.J71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9636042205374669, 'pt'], [0.03639577946253312, 'fr']]</text:p>
          </table:table-cell>
          <table:table-cell office:value-type="string" calcext:value-type="string">
            <text:p>Eu vou &lt;3 </text:p>
          </table:table-cell>
          <table:table-cell table:number-columns-repeated="2"/>
        </table:table-row>
        <table:table-row table:style-name="ro1">
          <table:table-cell table:formula="of:=IF([.B711]=[.C7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729), ('es', 0.05551), ('fr', 0.03585), ('en', 0.01917), ('ar', 0.0)]</text:p>
          </table:table-cell>
          <table:table-cell office:value-type="string" calcext:value-type="string">
            <text:p><text:s/>eu <text:s/>nos vestibulares e enem da vida </text:p>
          </table:table-cell>
          <table:table-cell table:number-columns-repeated="2"/>
          <table:table-cell table:formula="of:=IF([.I711]=[.J71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Eu, nos vestibulares e Enem da vida </text:p>
          </table:table-cell>
          <table:table-cell table:number-columns-repeated="2"/>
        </table:table-row>
        <table:table-row table:style-name="ro1">
          <table:table-cell table:formula="of:=IF([.B712]=[.C7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299), ('es', 0.1308), ('fr', 0.07586), ('en', 0.05582), ('ar', 0.0)]</text:p>
          </table:table-cell>
          <table:table-cell office:value-type="string" calcext:value-type="string">
            <text:p><text:s/>fácil é escrever receita de bolo <text:s/>todo o resto cai naquela área perigosa fora da zona de conforto <text:s text:c="2"/>…</text:p>
          </table:table-cell>
          <table:table-cell table:number-columns-repeated="2"/>
          <table:table-cell table:formula="of:=IF([.I712]=[.J71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Fácil é escrever receita de bolo, todo o resto cai naquela área perigosa fora da zona de conforto. http://www.alinevalek.com.br/blog/2015/10/a-escolha-pelo-dificil/ …</text:p>
          </table:table-cell>
          <table:table-cell table:number-columns-repeated="2"/>
        </table:table-row>
        <table:table-row table:style-name="ro1">
          <table:table-cell table:formula="of:=IF([.B713]=[.C713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7985), ('fr', 0.05339), ('pt', 0.04744), ('en', 0.00715), ('ar', 0.0)]</text:p>
          </table:table-cell>
          <table:table-cell office:value-type="string" calcext:value-type="string">
            <text:p><text:s/>falta de rola <text:s/>excesso de rola </text:p>
          </table:table-cell>
          <table:table-cell table:number-columns-repeated="2"/>
          <table:table-cell table:formula="of:=IF([.I713]=[.J71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687576697611093, 'pt'], [0.31242330238890714, 'es']]</text:p>
          </table:table-cell>
          <table:table-cell office:value-type="string" calcext:value-type="string">
            <text:p>falta de rola / excesso de rola </text:p>
          </table:table-cell>
          <table:table-cell table:number-columns-repeated="2"/>
        </table:table-row>
        <table:table-row table:style-name="ro1">
          <table:table-cell table:formula="of:=IF([.B714]=[.C7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0203), ('es', 0.19544), ('fr', 0.08213), ('en', 0.05493), ('ar', 0.0)]</text:p>
          </table:table-cell>
          <table:table-cell office:value-type="string" calcext:value-type="string">
            <text:p><text:s/>fazem comentários pedófilos sobre menina de anos em programa de tv <text:s/>solução esconder a menina <text:s/>oras <text:s/>…</text:p>
          </table:table-cell>
          <table:table-cell table:number-columns-repeated="2"/>
          <table:table-cell table:formula="of:=IF([.I714]=[.J71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Fazem comentários pedófilos sobre menina de 12 anos em programa de TV. Solução? Esconder a menina, oras http://virgula.uol.com.br/diversao/televisao/apos-polemica-por-declaracoes-machistas-participante-e-cortada-de-episodio-de-masterchef/ …</text:p>
          </table:table-cell>
          <table:table-cell table:number-columns-repeated="2"/>
        </table:table-row>
        <table:table-row table:style-name="ro1">
          <table:table-cell table:formula="of:=IF([.B715]=[.C7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092), ('es', 0.02053), ('en', 0.00874), ('fr', 0.00477), ('ar', 0.0)]</text:p>
          </table:table-cell>
          <table:table-cell office:value-type="string" calcext:value-type="string">
            <text:p><text:s/>feliz dia do professor </text:p>
          </table:table-cell>
          <table:table-cell table:number-columns-repeated="2"/>
          <table:table-cell table:formula="of:=IF([.I715]=[.J71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6838199825190726, 'pt'], [0.31618001748092733, 'es']]</text:p>
          </table:table-cell>
          <table:table-cell office:value-type="string" calcext:value-type="string">
            <text:p>Feliz dia do professor </text:p>
          </table:table-cell>
          <table:table-cell table:number-columns-repeated="2"/>
        </table:table-row>
        <table:table-row table:style-name="ro1">
          <table:table-cell table:formula="of:=IF([.B716]=[.C71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339), ('es', 0.12015), ('fr', 0.07778), ('en', 0.03246), ('ar', 0.0)]</text:p>
          </table:table-cell>
          <table:table-cell office:value-type="string" calcext:value-type="string">
            <text:p><text:s/>gente <text:s/>saiu nova edição da <text:s/>com artigo meu sobre o verdadeiro legado de simone de beauvoir <text:s/>…</text:p>
          </table:table-cell>
          <table:table-cell table:number-columns-repeated="2"/>
          <table:table-cell table:formula="of:=IF([.I716]=[.J71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Gente, saiu nova edição da @revistaforum com artigo meu sobre o verdadeiro legado de Simone de Beauvoir http://www.revistaforum.com.br/semanal/o-verdadeiro-legado-de-simone-de-beauvoir/ …</text:p>
          </table:table-cell>
          <table:table-cell table:number-columns-repeated="2"/>
        </table:table-row>
        <table:table-row table:style-name="ro1">
          <table:table-cell table:formula="of:=IF([.B717]=[.C7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8049), ('fr', 0.0464), ('es', 0.04563), ('en', 0.02317), ('ar', 0.0)]</text:p>
          </table:table-cell>
          <table:table-cell office:value-type="string" calcext:value-type="string">
            <text:p><text:s/>gentes <text:s/>me tirem uma dúvida <text:s/>o enem é obrigatório</text:p>
          </table:table-cell>
          <table:table-cell table:number-columns-repeated="2"/>
          <table:table-cell table:formula="of:=IF([.I717]=[.J71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Gentes, me tirem uma dúvida: o ENEM é obrigatório?</text:p>
          </table:table-cell>
          <table:table-cell table:number-columns-repeated="2"/>
        </table:table-row>
        <table:table-row table:style-name="ro1">
          <table:table-cell table:formula="of:=IF([.B718]=[.C7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407), ('es', 0.10342), ('fr', 0.0764), ('en', 0.0572), ('ar', 0.0)]</text:p>
          </table:table-cell>
          <table:table-cell office:value-type="string" calcext:value-type="string">
            <text:p><text:s/>haha o pior é que não dá pra encher mão com as personagens femininas q conheço q não tem algum desses abaixo </text:p>
          </table:table-cell>
          <table:table-cell table:number-columns-repeated="2"/>
          <table:table-cell table:formula="of:=IF([.I718]=[.J71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hahahaha o pior é que não dá pra encher 1 mão com as personagens femininas q conheço q não tem algum desses abaixo </text:p>
          </table:table-cell>
          <table:table-cell table:number-columns-repeated="2"/>
        </table:table-row>
        <table:table-row table:style-name="ro1">
          <table:table-cell table:formula="of:=IF([.B719]=[.C719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2769), ('pt', 0.02452), ('en', 0.01964), ('es', 0.01521), ('ar', 0.0)]</text:p>
          </table:table-cell>
          <table:table-cell office:value-type="string" calcext:value-type="string">
            <text:p><text:s/>hashtag transformação <text:s/>mil tweets sobre o <text:s text:c="2"/>…</text:p>
          </table:table-cell>
          <table:table-cell table:number-columns-repeated="2"/>
          <table:table-cell table:formula="of:=IF([.I719]=[.J719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Hashtag Transformação: 82 mil tweets sobre o #PrimeiroAssedio http://thinkolga.com/2015/10/26/hashtag-transformacao-82-mil-tweets-sobre-o-primeiroassedio/ …</text:p>
          </table:table-cell>
          <table:table-cell table:number-columns-repeated="2"/>
        </table:table-row>
        <table:table-row table:style-name="ro1">
          <table:table-cell table:formula="of:=IF([.B720]=[.C72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038), ('fr', 0.02822), ('es', 0.02662), ('en', 0.01079), ('ar', 0.0)]</text:p>
          </table:table-cell>
          <table:table-cell office:value-type="string" calcext:value-type="string">
            <text:p><text:s/>hj vejo que nunca vale a pena </text:p>
          </table:table-cell>
          <table:table-cell table:number-columns-repeated="2"/>
          <table:table-cell table:formula="of:=IF([.I720]=[.J720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[0.9088411780663472, 'es'], [0.09115882193365267, 'pt']]</text:p>
          </table:table-cell>
          <table:table-cell office:value-type="string" calcext:value-type="string">
            <text:p>hj vejo que nunca vale a pena </text:p>
          </table:table-cell>
          <table:table-cell table:number-columns-repeated="2"/>
        </table:table-row>
        <table:table-row table:style-name="ro1">
          <table:table-cell table:formula="of:=IF([.B721]=[.C7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07), ('es', 0.17338), ('en', 0.06916), ('fr', 0.0471), ('ar', 0.0)]</text:p>
          </table:table-cell>
          <table:table-cell office:value-type="string" calcext:value-type="string">
            <text:p><text:s/>já assina minha newsletter pra receber os textos q só mando por email aproveita <text:s/>é de graça vagas limitadas <text:s/></text:p>
          </table:table-cell>
          <table:table-cell table:number-columns-repeated="2"/>
          <table:table-cell table:formula="of:=IF([.I721]=[.J72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Já assina minha newsletter pra receber os textos q só mando por e-mail? Aproveita, é de graça (vagas limitadas!!) http://www.alinevalek.com.br/blog/assine/ </text:p>
          </table:table-cell>
          <table:table-cell table:number-columns-repeated="2"/>
        </table:table-row>
        <table:table-row table:style-name="ro1">
          <table:table-cell table:formula="of:=IF([.B722]=[.C7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885), ('es', 0.12471), ('fr', 0.05584), ('en', 0.03436), ('ar', 0.0)]</text:p>
          </table:table-cell>
          <table:table-cell office:value-type="string" calcext:value-type="string">
            <text:p><text:s/>já falei que acho lindo o site da <text:s/>então <text:s/>acho lindo o site da alinevalek <text:s/>além do conteúdo <text:s/>claro <text:s/></text:p>
          </table:table-cell>
          <table:table-cell table:number-columns-repeated="2"/>
          <table:table-cell table:formula="of:=IF([.I722]=[.J72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já falei que acho lindo o site da @alinevalek? então, acho lindo o site da alinevalek. além do conteúdo, claro http://www.alinevalek.com.br/blog/ </text:p>
          </table:table-cell>
          <table:table-cell table:number-columns-repeated="2"/>
        </table:table-row>
        <table:table-row table:style-name="ro1">
          <table:table-cell table:formula="of:=IF([.B723]=[.C7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672), ('es', 0.1308), ('fr', 0.08784), ('en', 0.04383), ('ar', 0.0)]</text:p>
          </table:table-cell>
          <table:table-cell office:value-type="string" calcext:value-type="string">
            <text:p><text:s/>lição de casa antes de dormir <text:s/>ler <text:s/>as ~bobagens imperdíveis~ da <text:s/>e o texto dessa semana do <text:s/>️</text:p>
          </table:table-cell>
          <table:table-cell table:number-columns-repeated="2"/>
          <table:table-cell table:formula="of:=IF([.I723]=[.J72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lição de casa antes de dormir: ler <text:s/>as ~bobagens imperdíveis~ da @alinevalek e o texto dessa semana do @Mqueescrevem ❤️</text:p>
          </table:table-cell>
          <table:table-cell table:number-columns-repeated="2"/>
        </table:table-row>
        <table:table-row table:style-name="ro1">
          <table:table-cell table:formula="of:=IF([.B724]=[.C72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465), ('es', 0.01825), ('en', 0.00749), ('fr', 0.00135), ('ar', 0.0)]</text:p>
          </table:table-cell>
          <table:table-cell office:value-type="string" calcext:value-type="string">
            <text:p><text:s/>lindo texto da <text:s text:c="2"/>…</text:p>
          </table:table-cell>
          <table:table-cell table:number-columns-repeated="2"/>
          <table:table-cell table:formula="of:=IF([.I724]=[.J724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ndo texto da @alinevalek http://www.cartacapital.com.br/sociedade/as-adolescentes-sao-minhas-novas-heroinas-5881.html …</text:p>
          </table:table-cell>
          <table:table-cell table:number-columns-repeated="2"/>
        </table:table-row>
        <table:table-row table:style-name="ro1">
          <table:table-cell table:formula="of:=IF([.B725]=[.C72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2505), ('en', 0.00432), ('fr', 0.00327), ('es', 0.00228), ('ar', 0.0)]</text:p>
          </table:table-cell>
          <table:table-cell office:value-type="string" calcext:value-type="string">
            <text:p><text:s/>macarrão com feijão <text:s/>eu digo sim</text:p>
          </table:table-cell>
          <table:table-cell table:number-columns-repeated="2"/>
          <table:table-cell table:formula="of:=IF([.I725]=[.J72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acarrão com feijão: eu digo SIM</text:p>
          </table:table-cell>
          <table:table-cell table:number-columns-repeated="2"/>
        </table:table-row>
        <table:table-row table:style-name="ro1">
          <table:table-cell table:formula="of:=IF([.B726]=[.C7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286), ('es', 0.10875), ('en', 0.05647), ('fr', 0.04947), ('ar', 0.0)]</text:p>
          </table:table-cell>
          <table:table-cell office:value-type="string" calcext:value-type="string">
            <text:p><text:s/>mas depois na frente dazamiga vai dizer q é contra o machismo <text:s/>q é aliado <text:s/>a porra toda <text:s/>começa com vc <text:s/>fera </text:p>
          </table:table-cell>
          <table:table-cell table:number-columns-repeated="2"/>
          <table:table-cell table:formula="of:=IF([.I726]=[.J72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as depois na frente dazamiga vai dizer q é contra o machismo, q é aliado, a porra toda. Começa com vc, fera.</text:p>
          </table:table-cell>
          <table:table-cell table:number-columns-repeated="2"/>
        </table:table-row>
        <table:table-row table:style-name="ro1">
          <table:table-cell table:formula="of:=IF([.B727]=[.C727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9125), ('pt', 0.07942), ('fr', 0.06777), ('en', 0.03787), ('ar', 0.0)]</text:p>
          </table:table-cell>
          <table:table-cell office:value-type="string" calcext:value-type="string">
            <text:p><text:s/>mas por que só para mulheres – lugar de mulher <text:s/>…</text:p>
          </table:table-cell>
          <table:table-cell table:number-columns-repeated="2"/>
          <table:table-cell table:formula="of:=IF([.I727]=[.J72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9628453948680177, 'pt'], [0.037154605131982335, 'es']]</text:p>
          </table:table-cell>
          <table:table-cell office:value-type="string" calcext:value-type="string">
            <text:p>Mas por que só para mulheres? – Lugar de Mulher http://lugardemulher.com.br/mas-por-que-so-para-mulheres/ … via @mulherdelugar</text:p>
          </table:table-cell>
          <table:table-cell table:number-columns-repeated="2"/>
        </table:table-row>
        <table:table-row table:style-name="ro1">
          <table:table-cell table:formula="of:=IF([.B728]=[.C728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0373), ('en', 0.00338), ('es', 0.00228), ('pt', 0.00213), ('ar', 0.0)]</text:p>
          </table:table-cell>
          <table:table-cell office:value-type="string" calcext:value-type="string">
            <text:p><text:s/>me dá mó orgulhinho alheio <text:s text:c="2"/></text:p>
          </table:table-cell>
          <table:table-cell table:number-columns-repeated="2"/>
          <table:table-cell table:formula="of:=IF([.I728]=[.J72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e dá mó orgulhinho alheio: @nyex &lt;3</text:p>
          </table:table-cell>
          <table:table-cell table:number-columns-repeated="2"/>
        </table:table-row>
        <table:table-row table:style-name="ro1">
          <table:table-cell table:formula="of:=IF([.B729]=[.C72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518), ('fr', 0.02167), ('en', 0.0147), ('es', 0.01141), ('ar', 0.0)]</text:p>
          </table:table-cell>
          <table:table-cell office:value-type="string" calcext:value-type="string">
            <text:p><text:s/>me olham como se eu ainda fosse criança </text:p>
          </table:table-cell>
          <table:table-cell table:number-columns-repeated="2"/>
          <table:table-cell table:formula="of:=IF([.I729]=[.J72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e olham como se eu ainda fosse criança </text:p>
          </table:table-cell>
          <table:table-cell table:number-columns-repeated="2"/>
        </table:table-row>
        <table:table-row table:style-name="ro1">
          <table:table-cell table:formula="of:=IF([.B730]=[.C730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18783), ('pt', 0.15512), ('en', 0.08183), ('fr', 0.07882), ('ar', 0.0)]</text:p>
          </table:table-cell>
          <table:table-cell office:value-type="string" calcext:value-type="string">
            <text:p><text:s/>meninas <text:s/>viram meu último textinho as adolescentes são minhas novas heroínas <text:s/>meninas <text:s/>vocês não têm que agradar ninguém <text:s/>… </text:p>
          </table:table-cell>
          <table:table-cell table:number-columns-repeated="2"/>
          <table:table-cell table:formula="of:=IF([.I730]=[.J73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eninas, viram meu último textinho? As adolescentes são minhas novas heroínas http://www.cartacapital.com.br/sociedade/as-adolescentes-sao-minhas-novas-heroinas-5881.html Meninas, vocês não têm que agradar ninguém http://www.alinevalek.com.br/blog/2014/02/meninas-voces-nao-tem-que-agradar-ninguem/ … </text:p>
          </table:table-cell>
          <table:table-cell table:number-columns-repeated="2"/>
        </table:table-row>
        <table:table-row table:style-name="ro1">
          <table:table-cell table:formula="of:=IF([.B731]=[.C73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2079), ('fr', 0.01858), ('es', 0.01369), ('en', 0.00936), ('ar', 0.0)]</text:p>
          </table:table-cell>
          <table:table-cell office:value-type="string" calcext:value-type="string">
            <text:p><text:s/>metrópole estadão </text:p>
          </table:table-cell>
          <table:table-cell table:number-columns-repeated="2"/>
          <table:table-cell table:formula="of:=IF([.I731]=[.J73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etrópole Estadão @EstadaoSaoPaulo</text:p>
          </table:table-cell>
          <table:table-cell table:number-columns-repeated="2"/>
        </table:table-row>
        <table:table-row table:style-name="ro1">
          <table:table-cell table:formula="of:=IF([.B732]=[.C7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3486), ('es', 0.11331), ('fr', 0.05068), ('en', 0.03831), ('ar', 0.0)]</text:p>
          </table:table-cell>
          <table:table-cell office:value-type="string" calcext:value-type="string">
            <text:p><text:s/>meu corpo <text:s/>minhas regras <text:s/>um vídeo em resposta às imposições e ofensas que nos fazem <text:s/>…</text:p>
          </table:table-cell>
          <table:table-cell table:number-columns-repeated="2"/>
          <table:table-cell table:formula="of:=IF([.I732]=[.J73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eu corpo, minhas regras: um vídeo em resposta às imposições e ofensas que nos fazem https://www.youtube.com/watch?v=CafzeA-9Qz8 …</text:p>
          </table:table-cell>
          <table:table-cell table:number-columns-repeated="2"/>
        </table:table-row>
        <table:table-row table:style-name="ro1">
          <table:table-cell table:formula="of:=IF([.B733]=[.C733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2966), ('pt', 0.02878), ('en', 0.0147), ('fr', 0.01093), ('ar', 0.0)]</text:p>
          </table:table-cell>
          <table:table-cell office:value-type="string" calcext:value-type="string">
            <text:p><text:s/>mina intergaláctica <text:s/>…</text:p>
          </table:table-cell>
          <table:table-cell table:number-columns-repeated="2"/>
          <table:table-cell table:formula="of:=IF([.I733]=[.J733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[1.0, 'es']]</text:p>
          </table:table-cell>
          <table:table-cell office:value-type="string" calcext:value-type="string">
            <text:p>Mina intergaláctica http://www.revistacapitolina.com.br/mina-intergalactica-capitulo-3/ …</text:p>
          </table:table-cell>
          <table:table-cell table:number-columns-repeated="2"/>
        </table:table-row>
        <table:table-row table:style-name="ro1">
          <table:table-cell table:formula="of:=IF([.B734]=[.C734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[('fr', 0.0599), ('pt', 0.05864), ('es', 0.05247), ('en', 0.03199), ('ar', 0.0)]</text:p>
          </table:table-cell>
          <table:table-cell office:value-type="string" calcext:value-type="string">
            <text:p><text:s/>mulheres contra cunha – lugar de mulher</text:p>
          </table:table-cell>
          <table:table-cell table:number-columns-repeated="2"/>
          <table:table-cell table:formula="of:=IF([.I734]=[.J73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Mulheres contra Cunha – Lugar de Mulher http://lugardemulher.com.br/dudu/ <text:s/>via @mulherdelugar</text:p>
          </table:table-cell>
          <table:table-cell table:number-columns-repeated="2"/>
        </table:table-row>
        <table:table-row table:style-name="ro1">
          <table:table-cell table:formula="of:=IF([.B735]=[.C7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3006), ('es', 0.0943), ('en', 0.04461), ('fr', 0.04263), ('ar', 0.0)]</text:p>
          </table:table-cell>
          <table:table-cell office:value-type="string" calcext:value-type="string">
            <text:p><text:s/>na fila do mercado lendo a newsletter da <text:s text:c="3"/>transformando um tempo inútil em algo útil</text:p>
          </table:table-cell>
          <table:table-cell table:number-columns-repeated="2"/>
          <table:table-cell table:formula="of:=IF([.I735]=[.J73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a fila do mercado lendo a newsletter da @alinevalek . Transformando um tempo inútil em algo útil!</text:p>
          </table:table-cell>
          <table:table-cell table:number-columns-repeated="2"/>
        </table:table-row>
        <table:table-row table:style-name="ro1">
          <table:table-cell table:formula="of:=IF([.B736]=[.C736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12091), ('pt', 0.11674), ('en', 0.04926), ('fr', 0.0444), ('ar', 0.0)]</text:p>
          </table:table-cell>
          <table:table-cell office:value-type="string" calcext:value-type="string">
            <text:p><text:s/>na nossa realidade <text:s/>as heroínas têm a internet como superpoder <text:s/>por <text:s text:c="4"/></text:p>
          </table:table-cell>
          <table:table-cell table:number-columns-repeated="2"/>
          <table:table-cell table:formula="of:=IF([.I736]=[.J73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a nossa realidade, as heroínas têm a internet como super-poder. Por @alinevalek | http://bit.ly/1PR7fWw <text:s/></text:p>
          </table:table-cell>
          <table:table-cell table:number-columns-repeated="2"/>
        </table:table-row>
        <table:table-row table:style-name="ro1">
          <table:table-cell table:formula="of:=IF([.B737]=[.C73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7878), ('es', 0.25856), ('fr', 0.17495), ('en', 0.13197), ('ar', 0.0)]</text:p>
          </table:table-cell>
          <table:table-cell office:value-type="string" calcext:value-type="string">
            <text:p><text:s/>na vdd eu fico triste qdo entro nas mentions e as interações é só um monte de rt <text:s/>fav <text:s/>gente citando tuítes <text:s/>mas conversa mesmo nada</text:p>
          </table:table-cell>
          <table:table-cell table:number-columns-repeated="2"/>
          <table:table-cell table:formula="of:=IF([.I737]=[.J73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a vdd eu fico triste qdo entro nas mentions e as interações é só um monte de RT, fav, gente citando tuítes, mas conversa mesmo nada</text:p>
          </table:table-cell>
          <table:table-cell table:number-columns-repeated="2"/>
        </table:table-row>
        <table:table-row table:style-name="ro1">
          <table:table-cell table:formula="of:=IF([.B738]=[.C73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1333), ('es', 0.01141), ('en', 0.00642), ('fr', 0.00365), ('ar', 0.0)]</text:p>
          </table:table-cell>
          <table:table-cell office:value-type="string" calcext:value-type="string">
            <text:p><text:s/>nao atenda</text:p>
          </table:table-cell>
          <table:table-cell table:number-columns-repeated="2"/>
          <table:table-cell table:formula="of:=IF([.I738]=[.J73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ao atenda</text:p>
          </table:table-cell>
          <table:table-cell table:number-columns-repeated="2"/>
        </table:table-row>
        <table:table-row table:style-name="ro1">
          <table:table-cell table:formula="of:=IF([.B739]=[.C73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838), ('en', 0.02536), ('fr', 0.0236), ('es', 0.01369), ('ar', 0.0)]</text:p>
          </table:table-cell>
          <table:table-cell office:value-type="string" calcext:value-type="string">
            <text:p><text:s/>não consigo me ver como essa pessoa corajosa q dizem q sou</text:p>
          </table:table-cell>
          <table:table-cell table:number-columns-repeated="2"/>
          <table:table-cell table:formula="of:=IF([.I739]=[.J73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ão consigo me ver como essa pessoa corajosa q dizem q sou</text:p>
          </table:table-cell>
          <table:table-cell table:number-columns-repeated="2"/>
        </table:table-row>
        <table:table-row table:style-name="ro1">
          <table:table-cell table:formula="of:=IF([.B740]=[.C7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8102), ('es', 0.07376), ('fr', 0.03491), ('en', 0.01025), ('ar', 0.0)]</text:p>
          </table:table-cell>
          <table:table-cell office:value-type="string" calcext:value-type="string">
            <text:p><text:s/>não lembro desse episódio de cavaleiros do zodíaco </text:p>
          </table:table-cell>
          <table:table-cell table:number-columns-repeated="2"/>
          <table:table-cell table:formula="of:=IF([.I740]=[.J74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ão lembro desse episódio de Cavaleiros do Zodíaco </text:p>
          </table:table-cell>
          <table:table-cell table:number-columns-repeated="2"/>
        </table:table-row>
        <table:table-row table:style-name="ro1">
          <table:table-cell table:formula="of:=IF([.B741]=[.C7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838), ('es', 0.03346), ('fr', 0.00958), ('en', 0.00952), ('ar', 0.0)]</text:p>
          </table:table-cell>
          <table:table-cell office:value-type="string" calcext:value-type="string">
            <text:p><text:s/>no <text:s/>eu indico hipersonia crônica da <text:s/></text:p>
          </table:table-cell>
          <table:table-cell table:number-columns-repeated="2"/>
          <table:table-cell table:formula="of:=IF([.I741]=[.J74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o #dianacionaldolivro eu indico "Hipersonia Crônica" da @alinevalek #leitorviveassim</text:p>
          </table:table-cell>
          <table:table-cell table:number-columns-repeated="2"/>
        </table:table-row>
        <table:table-row table:style-name="ro1">
          <table:table-cell table:formula="of:=IF([.B742]=[.C7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7324), ('es', 0.13612), ('fr', 0.05137), ('en', 0.04898), ('ar', 0.0)]</text:p>
          </table:table-cell>
          <table:table-cell office:value-type="string" calcext:value-type="string">
            <text:p><text:s/>nos últimos dias <text:s/>o feminismo tem avançado <text:s/>foi tema do enem <text:s/>conscientização sobre <text:s text:c="2"/>protesto em sp</text:p>
          </table:table-cell>
          <table:table-cell table:number-columns-repeated="2"/>
          <table:table-cell table:formula="of:=IF([.I742]=[.J74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os últimos dias, o feminismo tem avançado. Foi tema do ENEM, conscientização sobre #PrimeiroAssedio, #AgoraEQueSaoElas, protesto em SP</text:p>
          </table:table-cell>
          <table:table-cell table:number-columns-repeated="2"/>
        </table:table-row>
        <table:table-row table:style-name="ro1">
          <table:table-cell table:formula="of:=IF([.B743]=[.C7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917), ('en', 0.03688), ('es', 0.03574), ('fr', 0.01855), ('ar', 0.0)]</text:p>
          </table:table-cell>
          <table:table-cell office:value-type="string" calcext:value-type="string">
            <text:p><text:s/>nossa <text:s/>homeland voltou uma série q já podia ter acabado né</text:p>
          </table:table-cell>
          <table:table-cell table:number-columns-repeated="2"/>
          <table:table-cell table:formula="of:=IF([.I743]=[.J74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Nossa, Homeland voltou (uma série q já podia ter acabado né)</text:p>
          </table:table-cell>
          <table:table-cell table:number-columns-repeated="2"/>
        </table:table-row>
        <table:table-row table:style-name="ro1">
          <table:table-cell table:formula="of:=IF([.B744]=[.C7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277), ('es', 0.02205), ('en', 0.0103), ('fr', 0.00375), ('ar', 0.0)]</text:p>
          </table:table-cell>
          <table:table-cell office:value-type="string" calcext:value-type="string">
            <text:p><text:s/>o cara toca o peito da colega na tv </text:p>
          </table:table-cell>
          <table:table-cell table:number-columns-repeated="2"/>
          <table:table-cell table:formula="of:=IF([.I744]=[.J74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8507575944557794, 'pt'], [0.14924240554422075, 'es']]</text:p>
          </table:table-cell>
          <table:table-cell office:value-type="string" calcext:value-type="string">
            <text:p>O cara toca o peito da colega na TV.</text:p>
          </table:table-cell>
          <table:table-cell table:number-columns-repeated="2"/>
        </table:table-row>
        <table:table-row table:style-name="ro1">
          <table:table-cell table:formula="of:=IF([.B745]=[.C74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23), ('es', 0.17414), ('en', 0.03251), ('fr', 0.02783), ('ar', 0.0)]</text:p>
          </table:table-cell>
          <table:table-cell office:value-type="string" calcext:value-type="string">
            <text:p><text:s/>o clube da escrita na <text:s/>é um sucesso enorme os próximos encontros também serão mediados por mim vamos </text:p>
          </table:table-cell>
          <table:table-cell table:number-columns-repeated="2"/>
          <table:table-cell table:formula="of:=IF([.I745]=[.J74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 Clube da Escrita na @acasadelua é um sucesso enorme! Os próximos encontros também serão mediados por mim ;) Vamos? </text:p>
          </table:table-cell>
          <table:table-cell table:number-columns-repeated="2"/>
        </table:table-row>
        <table:table-row table:style-name="ro1">
          <table:table-cell table:formula="of:=IF([.B746]=[.C74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676), ('es', 0.05095), ('en', 0.03501), ('fr', 0.02529), ('ar', 0.0)]</text:p>
          </table:table-cell>
          <table:table-cell office:value-type="string" calcext:value-type="string">
            <text:p><text:s/>o jeito é pedir desculpas e devolver tudo à sopa primordial </text:p>
          </table:table-cell>
          <table:table-cell table:number-columns-repeated="2"/>
          <table:table-cell table:formula="of:=IF([.I746]=[.J74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 jeito é pedir desculpas e devolver tudo à sopa primordial.</text:p>
          </table:table-cell>
          <table:table-cell table:number-columns-repeated="2"/>
        </table:table-row>
        <table:table-row table:style-name="ro1">
          <table:table-cell table:formula="of:=IF([.B747]=[.C7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5053), ('es', 0.20152), ('fr', 0.14814), ('en', 0.07881), ('ar', 0.0)]</text:p>
          </table:table-cell>
          <table:table-cell office:value-type="string" calcext:value-type="string">
            <text:p><text:s/>o problema de alguns religiosos é quando eles já se crêem salvos só por crer <text:s/>as piores atrocidades se justificam se deus está do seu lado</text:p>
          </table:table-cell>
          <table:table-cell table:number-columns-repeated="2"/>
          <table:table-cell table:formula="of:=IF([.I747]=[.J74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 problema de alguns religiosos é quando eles já se crêem salvos só por crer. as piores atrocidades se justificam se deus está do seu lado</text:p>
          </table:table-cell>
          <table:table-cell table:number-columns-repeated="2"/>
        </table:table-row>
        <table:table-row table:style-name="ro1">
          <table:table-cell table:formula="of:=IF([.B748]=[.C7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9275), ('es', 0.07376), ('fr', 0.04845), ('en', 0.02211), ('ar', 0.0)]</text:p>
          </table:table-cell>
          <table:table-cell office:value-type="string" calcext:value-type="string">
            <text:p><text:s/>o ruim de acordar cedo é q só tem tuítes da madrugada pra ler</text:p>
          </table:table-cell>
          <table:table-cell table:number-columns-repeated="2"/>
          <table:table-cell table:formula="of:=IF([.I748]=[.J74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 ruim de acordar cedo é q só tem tuítes da madrugada pra ler</text:p>
          </table:table-cell>
          <table:table-cell table:number-columns-repeated="2"/>
        </table:table-row>
        <table:table-row table:style-name="ro1">
          <table:table-cell table:formula="of:=IF([.B749]=[.C7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2953), ('es', 0.11939), ('fr', 0.06929), ('en', 0.04003), ('ar', 0.0)]</text:p>
          </table:table-cell>
          <table:table-cell office:value-type="string" calcext:value-type="string">
            <text:p><text:s/>obrigada <text:s/>por me dar o fôlego que faltava para entrar de cabeça no nanowrimo <text:s/>minha meta é a badge do bobagens ♡</text:p>
          </table:table-cell>
          <table:table-cell table:number-columns-repeated="2"/>
          <table:table-cell table:formula="of:=IF([.I749]=[.J74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brigada @alinevalek por me dar o fôlego que faltava para entrar de cabeça no NaNoWriMo. (Minha meta é a badge do Bobagens! ♡)</text:p>
          </table:table-cell>
          <table:table-cell table:number-columns-repeated="2"/>
        </table:table-row>
        <table:table-row table:style-name="ro1">
          <table:table-cell table:formula="of:=IF([.B750]=[.C75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6663), ('en', 0.03886), ('es', 0.03194), ('fr', 0.02506), ('ar', 0.0)]</text:p>
          </table:table-cell>
          <table:table-cell office:value-type="string" calcext:value-type="string">
            <text:p><text:s/>ok eu assinei a newsletter da <text:s/>essa semana e levei um susto com isso <text:s/>sério </text:p>
          </table:table-cell>
          <table:table-cell table:number-columns-repeated="2"/>
          <table:table-cell table:formula="of:=IF([.I750]=[.J75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k eu assinei a newsletter da @alinevalek essa semana e levei um susto com isso, sério </text:p>
          </table:table-cell>
          <table:table-cell table:number-columns-repeated="2"/>
        </table:table-row>
        <table:table-row table:style-name="ro1">
          <table:table-cell table:formula="of:=IF([.B751]=[.C7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629), ('es', 0.05399), ('fr', 0.01951), ('en', 0.01795), ('ar', 0.0)]</text:p>
          </table:table-cell>
          <table:table-cell office:value-type="string" calcext:value-type="string">
            <text:p><text:s/>olar <text:s/>cês já me seguem no medium publico uns textos por lá <text:s/></text:p>
          </table:table-cell>
          <table:table-cell table:number-columns-repeated="2"/>
          <table:table-cell table:formula="of:=IF([.I751]=[.J75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lar, cês já me seguem no Medium? Publico uns textos por lá https://medium.com/@alinevalek </text:p>
          </table:table-cell>
          <table:table-cell table:number-columns-repeated="2"/>
        </table:table-row>
        <table:table-row table:style-name="ro1">
          <table:table-cell table:formula="of:=IF([.B752]=[.C75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465), ('en', 0.0329), ('fr', 0.02527), ('es', 0.02357), ('ar', 0.0)]</text:p>
          </table:table-cell>
          <table:table-cell office:value-type="string" calcext:value-type="string">
            <text:p><text:s/>olhe para você <text:s/>o outro é o outro <text:s/>deixe ele lá </text:p>
          </table:table-cell>
          <table:table-cell table:number-columns-repeated="2"/>
          <table:table-cell table:formula="of:=IF([.I752]=[.J75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lhe para você, o outro é o outro. deixe ele lá.</text:p>
          </table:table-cell>
          <table:table-cell table:number-columns-repeated="2"/>
        </table:table-row>
        <table:table-row table:style-name="ro1">
          <table:table-cell table:formula="of:=IF([.B753]=[.C753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1065), ('pt', 0.00959), ('fr', 0.00344), ('en', 0.00299), ('ar', 0.0)]</text:p>
          </table:table-cell>
          <table:table-cell office:value-type="string" calcext:value-type="string">
            <text:p><text:s/>omg omg omg enviei <text:s/>agora foi <text:s/>agora vai </text:p>
          </table:table-cell>
          <table:table-cell table:number-columns-repeated="2"/>
          <table:table-cell table:formula="of:=IF([.I753]=[.J75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OMG OMG OMG enviei. Agora foi. Agora vai.</text:p>
          </table:table-cell>
          <table:table-cell table:number-columns-repeated="2"/>
        </table:table-row>
        <table:table-row table:style-name="ro1">
          <table:table-cell table:formula="of:=IF([.B754]=[.C754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22814), ('pt', 0.1791), ('en', 0.02653), ('fr', 0.0221), ('ar', 0.0)]</text:p>
          </table:table-cell>
          <table:table-cell office:value-type="string" calcext:value-type="string">
            <text:p><text:s/>paciência <text:s/>paciência <text:s/>paciência <text:s/>paciência <text:s/>paciência <text:s/>paciência <text:s/>paciência <text:s/>paciência <text:s/>paciência <text:s/>paciência <text:s/>paciência <text:s/>paciência </text:p>
          </table:table-cell>
          <table:table-cell table:number-columns-repeated="2"/>
          <table:table-cell table:formula="of:=IF([.I754]=[.J75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paciência. paciência. paciência. paciência. paciência. paciência. paciência. paciência. paciência. paciência. paciência. paciência.</text:p>
          </table:table-cell>
          <table:table-cell table:number-columns-repeated="2"/>
        </table:table-row>
        <table:table-row table:style-name="ro1">
          <table:table-cell table:formula="of:=IF([.B755]=[.C7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179), ('es', 0.12471), ('en', 0.05142), ('fr', 0.0456), ('ar', 0.0)]</text:p>
          </table:table-cell>
          <table:table-cell office:value-type="string" calcext:value-type="string">
            <text:p><text:s/>podem picotar minha carteirinha feminista de novo <text:s/>mas essas fotos da carrie fisher são maravilhosas </text:p>
          </table:table-cell>
          <table:table-cell table:number-columns-repeated="2"/>
          <table:table-cell table:formula="of:=IF([.I755]=[.J75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Podem picotar minha carteirinha feminista (de novo), mas essas fotos da Carrie Fisher são maravilhosas </text:p>
          </table:table-cell>
          <table:table-cell table:number-columns-repeated="2"/>
        </table:table-row>
        <table:table-row table:style-name="ro1">
          <table:table-cell table:formula="of:=IF([.B756]=[.C75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9275), ('es', 0.07909), ('fr', 0.05287), ('en', 0.02403), ('ar', 0.0)]</text:p>
          </table:table-cell>
          <table:table-cell office:value-type="string" calcext:value-type="string">
            <text:p><text:s/>por que tem um celular flip no clipe de hello <text:s/>da cantora adele <text:s/>…</text:p>
          </table:table-cell>
          <table:table-cell table:number-columns-repeated="2"/>
          <table:table-cell table:formula="of:=IF([.I756]=[.J756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[[1.0, 'en']]</text:p>
          </table:table-cell>
          <table:table-cell office:value-type="string" calcext:value-type="string">
            <text:p>Por que tem um celular flip no clipe de Hello, da cantora Adele? http://www.manualdousuario.net/celular-flip-clipe-adele-hello/ … via @manualusuariobr</text:p>
          </table:table-cell>
          <table:table-cell table:number-columns-repeated="2"/>
        </table:table-row>
        <table:table-row table:style-name="ro1">
          <table:table-cell table:formula="of:=IF([.B757]=[.C7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1194), ('es', 0.07909), ('fr', 0.06038), ('en', 0.03849), ('ar', 0.0)]</text:p>
          </table:table-cell>
          <table:table-cell office:value-type="string" calcext:value-type="string">
            <text:p><text:s/>por que tentar esconder uma vítima de assédio não faz o problema sumir <text:s/></text:p>
          </table:table-cell>
          <table:table-cell table:number-columns-repeated="2"/>
          <table:table-cell table:formula="of:=IF([.I757]=[.J75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Por que tentar "esconder" uma vítima de assédio não faz o problema sumir http://fb.me/6Xk3b3w2h </text:p>
          </table:table-cell>
          <table:table-cell table:number-columns-repeated="2"/>
        </table:table-row>
        <table:table-row table:style-name="ro1">
          <table:table-cell table:formula="of:=IF([.B758]=[.C7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338), ('es', 0.09962), ('fr', 0.06531), ('en', 0.04591), ('ar', 0.0)]</text:p>
          </table:table-cell>
          <table:table-cell office:value-type="string" calcext:value-type="string">
            <text:p><text:s/>portanto <text:s/>tua estratégia de fragmentação pra ser um aqui <text:s/>outro ali <text:s/>é furada </text:p>
          </table:table-cell>
          <table:table-cell table:number-columns-repeated="2"/>
          <table:table-cell table:formula="of:=IF([.I758]=[.J75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portanto, tua estratégia de fragmentação pra ser um aqui, outro ali, é furada.</text:p>
          </table:table-cell>
          <table:table-cell table:number-columns-repeated="2"/>
        </table:table-row>
        <table:table-row table:style-name="ro1">
          <table:table-cell table:formula="of:=IF([.B759]=[.C7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81), ('es', 0.03498), ('en', 0.01615), ('fr', 0.01435), ('ar', 0.0)]</text:p>
          </table:table-cell>
          <table:table-cell office:value-type="string" calcext:value-type="string">
            <text:p><text:s/>portanto <text:s/>vê se sai na rua e berra </text:p>
          </table:table-cell>
          <table:table-cell table:number-columns-repeated="2"/>
          <table:table-cell table:formula="of:=IF([.I759]=[.J75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portanto, vê se sai na rua e berra.</text:p>
          </table:table-cell>
          <table:table-cell table:number-columns-repeated="2"/>
        </table:table-row>
        <table:table-row table:style-name="ro1">
          <table:table-cell table:formula="of:=IF([.B760]=[.C76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996), ('es', 0.0654), ('fr', 0.01832), ('en', 0.00903), ('ar', 0.0)]</text:p>
          </table:table-cell>
          <table:table-cell office:value-type="string" calcext:value-type="string">
            <text:p><text:s/>poucos sabem mas o s em sp é de sigilo</text:p>
          </table:table-cell>
          <table:table-cell table:number-columns-repeated="2"/>
          <table:table-cell table:formula="of:=IF([.I760]=[.J76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Poucos sabem mas o S em SP é de Sigilo</text:p>
          </table:table-cell>
          <table:table-cell table:number-columns-repeated="2"/>
        </table:table-row>
        <table:table-row table:style-name="ro1">
          <table:table-cell table:formula="of:=IF([.B761]=[.C7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6023), ('es', 0.04335), ('en', 0.02913), ('fr', 0.02722), ('ar', 0.0)]</text:p>
          </table:table-cell>
          <table:table-cell office:value-type="string" calcext:value-type="string">
            <text:p><text:s/>projeto pode dificultar aborto legal <text:s/>…</text:p>
          </table:table-cell>
          <table:table-cell table:number-columns-repeated="2"/>
          <table:table-cell table:formula="of:=IF([.I761]=[.J76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Projeto pode dificultar aborto legal http://apublica.org/2015/10/truco-projeto-pode-dificultar-aborto-legal/ … via @agenciapublica</text:p>
          </table:table-cell>
          <table:table-cell table:number-columns-repeated="2"/>
        </table:table-row>
        <table:table-row table:style-name="ro1">
          <table:table-cell table:formula="of:=IF([.B762]=[.C76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0906), ('es', 0.0076), ('en', 0.0032), ('fr', 0.00059), ('ar', 0.0)]</text:p>
          </table:table-cell>
          <table:table-cell office:value-type="string" calcext:value-type="string">
            <text:p><text:s/>q horror </text:p>
          </table:table-cell>
          <table:table-cell table:number-columns-repeated="2"/>
          <table:table-cell table:formula="of:=IF([.I762]=[.J76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9671452954748968, 'pt'], [0.03285470452510325, 'es']]</text:p>
          </table:table-cell>
          <table:table-cell office:value-type="string" calcext:value-type="string">
            <text:p>Q horror :(</text:p>
          </table:table-cell>
          <table:table-cell table:number-columns-repeated="2"/>
        </table:table-row>
        <table:table-row table:style-name="ro1">
          <table:table-cell table:formula="of:=IF([.B763]=[.C76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5533), ('es', 0.21749), ('fr', 0.08235), ('en', 0.05553), ('ar', 0.0)]</text:p>
          </table:table-cell>
          <table:table-cell office:value-type="string" calcext:value-type="string">
            <text:p><text:s/>qdo um animal fica acuado <text:s/>ele ataca <text:s/>e é isso o q tá acontecendo <text:s/>estão morrendo de medo <text:s/>desesperados <text:s/>então escolheram alvos para atacar</text:p>
          </table:table-cell>
          <table:table-cell table:number-columns-repeated="2"/>
          <table:table-cell table:formula="of:=IF([.I763]=[.J76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Qdo um animal fica acuado, ele ataca, e é isso o q tá acontecendo. Estão morrendo de medo, desesperados, então escolheram alvos para atacar</text:p>
          </table:table-cell>
          <table:table-cell table:number-columns-repeated="2"/>
        </table:table-row>
        <table:table-row table:style-name="ro1">
          <table:table-cell table:formula="of:=IF([.B764]=[.C764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6844), ('pt', 0.06663), ('fr', 0.04147), ('en', 0.0186), ('ar', 0.0)]</text:p>
          </table:table-cell>
          <table:table-cell office:value-type="string" calcext:value-type="string">
            <text:p><text:s/>qual foi a primeira coisa que te fez sorrir de vdd hoje</text:p>
          </table:table-cell>
          <table:table-cell table:number-columns-repeated="2"/>
          <table:table-cell table:formula="of:=IF([.I764]=[.J76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Qual foi a primeira coisa que te fez sorrir de vdd hoje?</text:p>
          </table:table-cell>
          <table:table-cell table:number-columns-repeated="2"/>
        </table:table-row>
        <table:table-row table:style-name="ro1">
          <table:table-cell table:formula="of:=IF([.B765]=[.C76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512), ('es', 0.14297), ('fr', 0.0859), ('en', 0.06521), ('ar', 0.0)]</text:p>
          </table:table-cell>
          <table:table-cell office:value-type="string" calcext:value-type="string">
            <text:p><text:s/>quando eu crescer definitivamente quero ter a força de vontade da menina </text:p>
          </table:table-cell>
          <table:table-cell table:number-columns-repeated="2"/>
          <table:table-cell table:formula="of:=IF([.I765]=[.J76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Quando eu crescer definitivamente quero ter a força de vontade da menina @alinevalek.</text:p>
          </table:table-cell>
          <table:table-cell table:number-columns-repeated="2"/>
        </table:table-row>
        <table:table-row table:style-name="ro1">
          <table:table-cell table:formula="of:=IF([.B766]=[.C766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4639), ('pt', 0.02505), ('fr', 0.02304), ('en', 0.00905), ('ar', 0.0)]</text:p>
          </table:table-cell>
          <table:table-cell office:value-type="string" calcext:value-type="string">
            <text:p><text:s/>que horas ela volta <text:s/>…</text:p>
          </table:table-cell>
          <table:table-cell table:number-columns-repeated="2"/>
          <table:table-cell table:formula="of:=IF([.I766]=[.J76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Que Horas Ela Volta? http://confeitariamag.com/alinevalek/que-horas-ela-volta/ …</text:p>
          </table:table-cell>
          <table:table-cell table:number-columns-repeated="2"/>
        </table:table-row>
        <table:table-row table:style-name="ro1">
          <table:table-cell table:formula="of:=IF([.B767]=[.C767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08745), ('pt', 0.08529), ('fr', 0.059), ('en', 0.03709), ('ar', 0.0)]</text:p>
          </table:table-cell>
          <table:table-cell office:value-type="string" calcext:value-type="string">
            <text:p><text:s/>que morte horrível pesquisar sobre evolução e cair em site criacionista</text:p>
          </table:table-cell>
          <table:table-cell table:number-columns-repeated="2"/>
          <table:table-cell table:formula="of:=IF([.I767]=[.J76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Que morte horrível pesquisar sobre evolução e cair em site criacionista</text:p>
          </table:table-cell>
          <table:table-cell table:number-columns-repeated="2"/>
        </table:table-row>
        <table:table-row table:style-name="ro1">
          <table:table-cell table:formula="of:=IF([.B768]=[.C7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9883), ('es', 0.13232), ('fr', 0.05986), ('en', 0.04989), ('ar', 0.0)]</text:p>
          </table:table-cell>
          <table:table-cell office:value-type="string" calcext:value-type="string">
            <text:p><text:s/>quem acha q o q está acontecendo com <text:s/>é caso isolado ou menor <text:s/>não poderia errar mais <text:s/>e hj ela é o alvo <text:s/>mas a mira é móvel </text:p>
          </table:table-cell>
          <table:table-cell table:number-columns-repeated="2"/>
          <table:table-cell table:formula="of:=IF([.I768]=[.J76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Quem acha q o q está acontecendo com @lolaescreva é caso isolado ou menor, não poderia errar mais. E hj ela é o alvo, mas a mira é móvel.</text:p>
          </table:table-cell>
          <table:table-cell table:number-columns-repeated="2"/>
        </table:table-row>
        <table:table-row table:style-name="ro1">
          <table:table-cell table:formula="of:=IF([.B769]=[.C7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7004), ('es', 0.16046), ('fr', 0.07928), ('en', 0.06926), ('ar', 0.0)]</text:p>
          </table:table-cell>
          <table:table-cell office:value-type="string" calcext:value-type="string">
            <text:p><text:s/>receba uma newsletter quentinha <text:s/>totalmente grátis <text:s/>cheia de amor toda semana no seu email ♡ vagas limitadas <text:s/></text:p>
          </table:table-cell>
          <table:table-cell table:number-columns-repeated="2"/>
          <table:table-cell table:formula="of:=IF([.I769]=[.J76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Receba uma newsletter quentinha &amp; totalmente grátis &amp; cheia de amor toda semana no seu e-mail ♡ (vagas limitadas!!) http://www.alinevalek.com.br/blog/assine/ </text:p>
          </table:table-cell>
          <table:table-cell table:number-columns-repeated="2"/>
        </table:table-row>
        <table:table-row table:style-name="ro1">
          <table:table-cell table:formula="of:=IF([.B770]=[.C7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996), ('es', 0.07605), ('en', 0.0366), ('fr', 0.02936), ('ar', 0.0)]</text:p>
          </table:table-cell>
          <table:table-cell office:value-type="string" calcext:value-type="string">
            <text:p><text:s/>redação do <text:s/>machistas literalmente <text:s/></text:p>
          </table:table-cell>
          <table:table-cell table:number-columns-repeated="2"/>
          <table:table-cell table:formula="of:=IF([.I770]=[.J77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Redação do #enem2015 Machistas literalmente #nãopassarão :D</text:p>
          </table:table-cell>
          <table:table-cell table:number-columns-repeated="2"/>
        </table:table-row>
        <table:table-row table:style-name="ro1">
          <table:table-cell table:formula="of:=IF([.B771]=[.C7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2313), ('es', 0.11255), ('en', 0.0574), ('fr', 0.04538), ('ar', 0.0)]</text:p>
          </table:table-cell>
          <table:table-cell office:value-type="string" calcext:value-type="string">
            <text:p><text:s/>respirar oxigênio acelera o envelhecimento das células <text:s/>a recomendação agora é respirar hélio</text:p>
          </table:table-cell>
          <table:table-cell table:number-columns-repeated="2"/>
          <table:table-cell table:formula="of:=IF([.I771]=[.J77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Respirar oxigênio acelera o envelhecimento das células, a recomendação agora é respirar hélio</text:p>
          </table:table-cell>
          <table:table-cell table:number-columns-repeated="2"/>
        </table:table-row>
        <table:table-row table:style-name="ro1">
          <table:table-cell table:formula="of:=IF([.B772]=[.C7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139), ('es', 0.1057), ('fr', 0.04094), ('en', 0.03732), ('ar', 0.0)]</text:p>
          </table:table-cell>
          <table:table-cell office:value-type="string" calcext:value-type="string">
            <text:p><text:s/>sábado de manhã é o meu momento eu <text:s/>vc <text:s/>filhos e cachorro <text:s/>o vc <text:s/>no caso <text:s/>é a newsletter da </text:p>
          </table:table-cell>
          <table:table-cell table:number-columns-repeated="2"/>
          <table:table-cell table:formula="of:=IF([.I772]=[.J77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ábado de manhã é o meu momento "eu, vc, 2 filhos e 1 cachorro". O vc, no caso, é a newsletter da @alinevalek</text:p>
          </table:table-cell>
          <table:table-cell table:number-columns-repeated="2"/>
        </table:table-row>
        <table:table-row table:style-name="ro1">
          <table:table-cell table:formula="of:=IF([.B773]=[.C7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3166), ('es', 0.09734), ('en', 0.06281), ('fr', 0.0306), ('ar', 0.0)]</text:p>
          </table:table-cell>
          <table:table-cell office:value-type="string" calcext:value-type="string">
            <text:p><text:s/>scrivener e coletor menstrual <text:s/>duas coisas q melhoraram minha vida e fico indicando prazamiga usarem tb</text:p>
          </table:table-cell>
          <table:table-cell table:number-columns-repeated="2"/>
          <table:table-cell table:formula="of:=IF([.I773]=[.J77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crivener e coletor menstrual: duas coisas q melhoraram minha vida e fico indicando prazamiga usarem tb</text:p>
          </table:table-cell>
          <table:table-cell table:number-columns-repeated="2"/>
        </table:table-row>
        <table:table-row table:style-name="ro1">
          <table:table-cell table:formula="of:=IF([.B774]=[.C774];1;0)"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[('es', 0.12548), ('pt', 0.12473), ('fr', 0.09339), ('en', 0.0366), ('ar', 0.0)]</text:p>
          </table:table-cell>
          <table:table-cell office:value-type="string" calcext:value-type="string">
            <text:p><text:s/>se o feminismo avança <text:s/>eles atacam <text:s/>criminosos criam site de ódio para difamar a <text:s/>ela explica aqui <text:s text:c="2"/>…</text:p>
          </table:table-cell>
          <table:table-cell table:number-columns-repeated="2"/>
          <table:table-cell table:formula="of:=IF([.I774]=[.J77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e o feminismo avança, eles atacam. Criminosos criam site de ódio para difamar a @lolaescreva. Ela explica aqui: http://escrevalolaescreva.blogspot.com.br/2015/11/site-falso-no-meu-nome-obviamente-nao-e.html …</text:p>
          </table:table-cell>
          <table:table-cell table:number-columns-repeated="2"/>
        </table:table-row>
        <table:table-row table:style-name="ro1">
          <table:table-cell table:formula="of:=IF([.B775]=[.C7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085), ('es', 0.14601), ('en', 0.04625), ('fr', 0.039), ('ar', 0.0)]</text:p>
          </table:table-cell>
          <table:table-cell office:value-type="string" calcext:value-type="string">
            <text:p><text:s/>se temos esse poder para deixálos com medo <text:s/>vamos usar esse poder pra reagir <text:s/>não vão nos calar <text:s/>força <text:s/></text:p>
          </table:table-cell>
          <table:table-cell table:number-columns-repeated="2"/>
          <table:table-cell table:formula="of:=IF([.I775]=[.J77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e temos esse poder para deixá-los com medo, vamos usar esse poder pra reagir. Não vão nos calar. Força, @lolaescreva</text:p>
          </table:table-cell>
          <table:table-cell table:number-columns-repeated="2"/>
        </table:table-row>
        <table:table-row table:style-name="ro1">
          <table:table-cell table:formula="of:=IF([.B776]=[.C77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6098), ('es', 0.127), ('fr', 0.07993), ('en', 0.07324), ('ar', 0.0)]</text:p>
          </table:table-cell>
          <table:table-cell office:value-type="string" calcext:value-type="string">
            <text:p><text:s/>se voce atende o telefone quando te ligam entao voce esta ajudando a perpetuar esta prática grotesca</text:p>
          </table:table-cell>
          <table:table-cell table:number-columns-repeated="2"/>
          <table:table-cell table:formula="of:=IF([.I776]=[.J77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e voce atende o telefone quando te ligam entao voce esta ajudando a perpetuar esta prática grotesca</text:p>
          </table:table-cell>
          <table:table-cell table:number-columns-repeated="2"/>
        </table:table-row>
        <table:table-row table:style-name="ro1">
          <table:table-cell table:formula="of:=IF([.B777]=[.C7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817), ('es', 0.10342), ('en', 0.06939), ('fr', 0.05754), ('ar', 0.0)]</text:p>
          </table:table-cell>
          <table:table-cell office:value-type="string" calcext:value-type="string">
            <text:p><text:s/>sei q email não tem isso visualizada e ñ respondida ainda <text:s/>mas ñ precisa ficar mandando o mesmo email se a pessoa ainda não respondeu</text:p>
          </table:table-cell>
          <table:table-cell table:number-columns-repeated="2"/>
          <table:table-cell table:formula="of:=IF([.I777]=[.J77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ei q e-mail não tem isso "visualizada e ñ respondida" (ainda), mas ñ precisa ficar mandando o mesmo e-mail se a pessoa ainda não respondeu</text:p>
          </table:table-cell>
          <table:table-cell table:number-columns-repeated="2"/>
        </table:table-row>
        <table:table-row table:style-name="ro1">
          <table:table-cell table:formula="of:=IF([.B778]=[.C7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7964), ('es', 0.11711), ('fr', 0.10266), ('en', 0.05535), ('ar', 0.0)]</text:p>
          </table:table-cell>
          <table:table-cell office:value-type="string" calcext:value-type="string">
            <text:p><text:s/>sempre me pergunto quem é que achou uma boa ideia chamar o controle de videogame de vara da alegria joystick</text:p>
          </table:table-cell>
          <table:table-cell table:number-columns-repeated="2"/>
          <table:table-cell table:formula="of:=IF([.I778]=[.J77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empre me pergunto quem é que achou uma boa ideia chamar o controle de videogame de "vara da alegria" ("joystick")</text:p>
          </table:table-cell>
          <table:table-cell table:number-columns-repeated="2"/>
        </table:table-row>
        <table:table-row table:style-name="ro1">
          <table:table-cell table:formula="of:=IF([.B779]=[.C7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7324), ('es', 0.14449), ('fr', 0.05967), ('en', 0.05561), ('ar', 0.0)]</text:p>
          </table:table-cell>
          <table:table-cell office:value-type="string" calcext:value-type="string">
            <text:p><text:s/>sou dessas que tenta <text:s/>com muito custo e todos os dias <text:s/>não ser parte do problema <text:s text:c="2"/>…</text:p>
          </table:table-cell>
          <table:table-cell table:number-columns-repeated="2"/>
          <table:table-cell table:formula="of:=IF([.I779]=[.J77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ou dessas que tenta, com muito custo e todos os dias, não ser parte do problema. http://www.alinevalek.com.br/blog/2015/04/sou-dessas/ …</text:p>
          </table:table-cell>
          <table:table-cell table:number-columns-repeated="2"/>
        </table:table-row>
        <table:table-row table:style-name="ro1">
          <table:table-cell table:formula="of:=IF([.B780]=[.C7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6898), ('es', 0.12091), ('fr', 0.0823), ('en', 0.0566), ('ar', 0.0)]</text:p>
          </table:table-cell>
          <table:table-cell office:value-type="string" calcext:value-type="string">
            <text:p><text:s/>sp <text:s/>estado impõe sigilo a dado da pm e barra comparação entre crimes e policiamento <text:s/></text:p>
          </table:table-cell>
          <table:table-cell table:number-columns-repeated="2"/>
          <table:table-cell table:formula="of:=IF([.I780]=[.J78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SP: Estado impõe sigilo a dado da PM e barra comparação entre crimes e policiamento http://oesta.do/1Ne7RC3 </text:p>
          </table:table-cell>
          <table:table-cell table:number-columns-repeated="2"/>
        </table:table-row>
        <table:table-row table:style-name="ro1">
          <table:table-cell table:formula="of:=IF([.B781]=[.C7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224), ('es', 0.0327), ('en', 0.02567), ('fr', 0.01233), ('ar', 0.0)]</text:p>
          </table:table-cell>
          <table:table-cell office:value-type="string" calcext:value-type="string">
            <text:p><text:s/>tá acabando <text:s/>aline <text:s/>tá acabando</text:p>
          </table:table-cell>
          <table:table-cell table:number-columns-repeated="2"/>
          <table:table-cell table:formula="of:=IF([.I781]=[.J78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5721514060114925, 'pt'], [0.4278485939885074, 'es']]</text:p>
          </table:table-cell>
          <table:table-cell office:value-type="string" calcext:value-type="string">
            <text:p>Tá acabando, Aline, tá acabando</text:p>
          </table:table-cell>
          <table:table-cell table:number-columns-repeated="2"/>
        </table:table-row>
        <table:table-row table:style-name="ro1">
          <table:table-cell table:formula="of:=IF([.B782]=[.C78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3134), ('es', 0.20989), ('fr', 0.14916), ('en', 0.09912), ('ar', 0.0)]</text:p>
          </table:table-cell>
          <table:table-cell office:value-type="string" calcext:value-type="string">
            <text:p><text:s/>tempo para realmente construir algo <text:s/>bem <text:s/>talvez seja o caso de rever nossas prioridades <text:s/>marotamente jogando verdades na cara</text:p>
          </table:table-cell>
          <table:table-cell table:number-columns-repeated="2"/>
          <table:table-cell table:formula="of:=IF([.I782]=[.J78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tempo para realmente CONSTRUIR algo, bem, talvez seja o caso de rever nossas prioridades" @alinevalek marotamente jogando verdades na cara</text:p>
          </table:table-cell>
          <table:table-cell table:number-columns-repeated="2"/>
        </table:table-row>
        <table:table-row table:style-name="ro1">
          <table:table-cell table:formula="of:=IF([.B783]=[.C78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23348), ('es', 0.15741), ('fr', 0.08533), ('en', 0.06479), ('ar', 0.0)]</text:p>
          </table:table-cell>
          <table:table-cell office:value-type="string" calcext:value-type="string">
            <text:p><text:s/>tenho pouco tempo de vida comparando com a idade da terra <text:s/>e uso esse tempo lendo newsletters da <text:s/>pra vida valer a pena</text:p>
          </table:table-cell>
          <table:table-cell table:number-columns-repeated="2"/>
          <table:table-cell table:formula="of:=IF([.I783]=[.J78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Tenho pouco tempo de vida comparando com a idade da terra, e uso esse tempo lendo newsletters da @alinevalek pra vida valer a pena</text:p>
          </table:table-cell>
          <table:table-cell table:number-columns-repeated="2"/>
        </table:table-row>
        <table:table-row table:style-name="ro1">
          <table:table-cell table:formula="of:=IF([.B784]=[.C7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392), ('es', 0.13764), ('fr', 0.06163), ('en', 0.04765), ('ar', 0.0)]</text:p>
          </table:table-cell>
          <table:table-cell office:value-type="string" calcext:value-type="string">
            <text:p><text:s/>terminei o livro de contos da <text:s/>pequenas tiranias <text:s/>é incrível correr lá e compre sua cópia <text:s/>…</text:p>
          </table:table-cell>
          <table:table-cell table:number-columns-repeated="2"/>
          <table:table-cell table:formula="of:=IF([.I784]=[.J78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Terminei o livro de contos da @alinevalek "Pequenas Tiranias". É incrível! Correr lá e compre sua cópia! http://www.amazon.com/gp/product/B014IGLRR6?psc=1&amp;redirect=true&amp;ref_=oh_aui_d_detailpage_o01_ …</text:p>
          </table:table-cell>
          <table:table-cell table:number-columns-repeated="2"/>
        </table:table-row>
        <table:table-row table:style-name="ro1">
          <table:table-cell table:formula="of:=IF([.B785]=[.C7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5117), ('es', 0.04335), ('fr', 0.02349), ('en', 0.02148), ('ar', 0.0)]</text:p>
          </table:table-cell>
          <table:table-cell office:value-type="string" calcext:value-type="string">
            <text:p><text:s/>textinho da <text:s/>quentinho igual o café recémpassado </text:p>
          </table:table-cell>
          <table:table-cell table:number-columns-repeated="2"/>
          <table:table-cell table:formula="of:=IF([.I785]=[.J785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textinho da @alinevalek quentinho igual o café recém-passado.</text:p>
          </table:table-cell>
          <table:table-cell table:number-columns-repeated="2"/>
        </table:table-row>
        <table:table-row table:style-name="ro1">
          <table:table-cell table:formula="of:=IF([.B786]=[.C7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3358), ('es', 0.01445), ('en', 0.01238), ('fr', 0.00582), ('ar', 0.0)]</text:p>
          </table:table-cell>
          <table:table-cell office:value-type="string" calcext:value-type="string">
            <text:p><text:s/>texto novo lá no blog a escolha pelo difícil <text:s/>… </text:p>
          </table:table-cell>
          <table:table-cell table:number-columns-repeated="2"/>
          <table:table-cell table:formula="of:=IF([.I786]=[.J786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Texto novo lá no blog! A escolha pelo difícil http://www.alinevalek.com.br/blog/2015/10/a-escolha-pelo-dificil/ … </text:p>
          </table:table-cell>
          <table:table-cell table:number-columns-repeated="2"/>
        </table:table-row>
        <table:table-row table:style-name="ro1">
          <table:table-cell table:formula="of:=IF([.B787]=[.C78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4286), ('es', 0.13992), ('fr', 0.04402), ('en', 0.02531), ('ar', 0.0)]</text:p>
          </table:table-cell>
          <table:table-cell office:value-type="string" calcext:value-type="string">
            <text:p><text:s/>tô só de olho nos amigos publiças curtindo piada machista de redatorzão </text:p>
          </table:table-cell>
          <table:table-cell table:number-columns-repeated="2"/>
          <table:table-cell table:formula="of:=IF([.I787]=[.J787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0.7131991557366383, 'pt'], [0.2868008442633616, 'es']]</text:p>
          </table:table-cell>
          <table:table-cell office:value-type="string" calcext:value-type="string">
            <text:p>Tô só de olho nos amigos publiças curtindo piada machista de redatorzão.</text:p>
          </table:table-cell>
          <table:table-cell table:number-columns-repeated="2"/>
        </table:table-row>
        <table:table-row table:style-name="ro1">
          <table:table-cell table:formula="of:=IF([.B788]=[.C7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29), ('es', 0.08897), ('fr', 0.04), ('en', 0.03881), ('ar', 0.0)]</text:p>
          </table:table-cell>
          <table:table-cell office:value-type="string" calcext:value-type="string">
            <text:p><text:s/>todo mundo precisa colocar a mão na consciência e ver q faz parte do problema <text:s text:c="2"/>…</text:p>
          </table:table-cell>
          <table:table-cell table:number-columns-repeated="2"/>
          <table:table-cell table:formula="of:=IF([.I788]=[.J788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Todo mundo precisa colocar a mão na consciência e ver q faz parte do problema: https://www.facebook.com/jreisfaria/posts/10203540686076853 … via @elviravigna</text:p>
          </table:table-cell>
          <table:table-cell table:number-columns-repeated="2"/>
        </table:table-row>
        <table:table-row table:style-name="ro1">
          <table:table-cell table:formula="of:=IF([.B789]=[.C7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967), ('es', 0.14144), ('en', 0.06253), ('fr', 0.05616), ('ar', 0.0)]</text:p>
          </table:table-cell>
          <table:table-cell office:value-type="string" calcext:value-type="string">
            <text:p><text:s/>uma leitora agradecendo por eu ter indicado o podcast do <text:s/>sobre violência contra a mulher <text:s/>q ajudou ela na redação do enem </text:p>
          </table:table-cell>
          <table:table-cell table:number-columns-repeated="2"/>
          <table:table-cell table:formula="of:=IF([.I789]=[.J789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Uma leitora agradecendo por eu ter indicado o podcast do @Mamilospod sobre violência contra a mulher, q ajudou ela na redação do enem &lt;3</text:p>
          </table:table-cell>
          <table:table-cell table:number-columns-repeated="2"/>
        </table:table-row>
        <table:table-row table:style-name="ro1">
          <table:table-cell table:formula="of:=IF([.B790]=[.C79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07036), ('es', 0.06236), ('en', 0.02754), ('fr', 0.01522), ('ar', 0.0)]</text:p>
          </table:table-cell>
          <table:table-cell office:value-type="string" calcext:value-type="string">
            <text:p><text:s/>valeu pelas dicas <text:s text:c="2"/>agora vai nanowrimo já virou meu rolê favorito </text:p>
          </table:table-cell>
          <table:table-cell table:number-columns-repeated="2"/>
          <table:table-cell table:formula="of:=IF([.I790]=[.J790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Valeu pelas dicas, @alinevalek! Agora vai! NaNoWriMo já virou meu rolê favorito.</text:p>
          </table:table-cell>
          <table:table-cell table:number-columns-repeated="2"/>
        </table:table-row>
        <table:table-row table:style-name="ro1">
          <table:table-cell table:formula="of:=IF([.B791]=[.C7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778), ('es', 0.13536), ('fr', 0.07273), ('en', 0.05639), ('ar', 0.0)]</text:p>
          </table:table-cell>
          <table:table-cell office:value-type="string" calcext:value-type="string">
            <text:p><text:s/>vamos ler mais mulheres as lendas de dandara é da <text:s/>e tem arte da <text:s text:c="2"/>…</text:p>
          </table:table-cell>
          <table:table-cell table:number-columns-repeated="2"/>
          <table:table-cell table:formula="of:=IF([.I791]=[.J791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Vamos ler mais mulheres? "As lendas de Dandara" é da @jaridarraes e tem arte da @alinevalek http://revistapolen.com/2015/10/13/as-lendas-de-dandara-jarid-arraes/ …</text:p>
          </table:table-cell>
          <table:table-cell table:number-columns-repeated="2"/>
        </table:table-row>
        <table:table-row table:style-name="ro1">
          <table:table-cell table:formula="of:=IF([.B792]=[.C7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8337), ('es', 0.14829), ('en', 0.05397), ('fr', 0.05336), ('ar', 0.0)]</text:p>
          </table:table-cell>
          <table:table-cell office:value-type="string" calcext:value-type="string">
            <text:p><text:s/>varrer as mulheres pra debaixo do tapete não vai acabar com o machismo <text:s/>nós <text:s/>nossos corpos e nossas vidas não são o problema </text:p>
          </table:table-cell>
          <table:table-cell table:number-columns-repeated="2"/>
          <table:table-cell table:formula="of:=IF([.I792]=[.J792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Varrer as mulheres pra debaixo do tapete NÃO vai acabar com o machismo. Nós, nossos corpos e nossas vidas não são o problema.</text:p>
          </table:table-cell>
          <table:table-cell table:number-columns-repeated="2"/>
        </table:table-row>
        <table:table-row table:style-name="ro1">
          <table:table-cell table:formula="of:=IF([.B793]=[.C79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5991), ('es', 0.14981), ('fr', 0.07759), ('en', 0.05626), ('ar', 0.0)]</text:p>
          </table:table-cell>
          <table:table-cell office:value-type="string" calcext:value-type="string">
            <text:p><text:s/>vocês todos deviam assinar a newsletter da <text:s/>porque olha <text:s/>melhor coisa que entra na minha vida pelo meu email em uns bons anos já</text:p>
          </table:table-cell>
          <table:table-cell table:number-columns-repeated="2"/>
          <table:table-cell table:formula="of:=IF([.I793]=[.J793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vocês todos deviam assinar a newsletter da @alinevalek porque olha, melhor coisa que entra na minha vida pelo meu e-mail em uns bons anos já</text:p>
          </table:table-cell>
          <table:table-cell table:number-columns-repeated="2"/>
        </table:table-row>
        <table:table-row table:style-name="ro1">
          <table:table-cell table:formula="of:=IF([.B794]=[.C7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('pt', 0.12846), ('es', 0.09886), ('fr', 0.08245), ('en', 0.03152), ('ar', 0.0)]</text:p>
          </table:table-cell>
          <table:table-cell office:value-type="string" calcext:value-type="string">
            <text:p><text:s/>vontade de problematizar esse coração que apareceu no lugar da estrelinha do fav</text:p>
          </table:table-cell>
          <table:table-cell table:number-columns-repeated="2"/>
          <table:table-cell table:formula="of:=IF([.I794]=[.J794];1;0)" office:value-type="float" office:value="1" calcext:value-type="float">
            <text:p>1</text:p>
          </table:table-cell>
          <table:table-cell table:number-columns-repeated="2" office:value-type="string" calcext:value-type="string">
            <text:p>pt</text:p>
          </table:table-cell>
          <table:table-cell office:value-type="string" calcext:value-type="string">
            <text:p>[[1.0, 'pt']]</text:p>
          </table:table-cell>
          <table:table-cell office:value-type="string" calcext:value-type="string">
            <text:p>Vontade de problematizar esse coração que apareceu no lugar da estrelinha do fav</text:p>
          </table:table-cell>
          <table:table-cell table:number-columns-repeated="2"/>
        </table:table-row>
        <table:table-row table:style-name="ro1" table:number-rows-repeated="104778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5T15:31:29.536572253</dc:date>
    <meta:document-statistic meta:table-count="1" meta:cell-count="7950" meta:object-count="0"/>
    <meta:generator>LibreOffice/4.2.8.2$Linux_X86_64 LibreOffice_project/420m0$Build-2</meta:generator>
  </office:meta>
</office:document-meta>
</file>